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2.1902in"/>
    </style:style>
    <style:style style:name="co5" style:family="table-column">
      <style:table-column-properties fo:break-before="auto" style:column-width="0.4425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1.2575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4398in"/>
    </style:style>
    <style:style style:name="co13" style:family="table-column">
      <style:table-column-properties fo:break-before="auto" style:column-width="0.5283in"/>
    </style:style>
    <style:style style:name="co14" style:family="table-column">
      <style:table-column-properties fo:break-before="auto" style:column-width="0.4535in"/>
    </style:style>
    <style:style style:name="co15" style:family="table-column">
      <style:table-column-properties fo:break-before="auto" style:column-width="0.4638in"/>
    </style:style>
    <style:style style:name="co16" style:family="table-column">
      <style:table-column-properties fo:break-before="auto" style:column-width="0.5819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C_allKor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abnr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Extraherad</text:p>
          </table:table-cell>
          <table:table-cell office:value-type="string" calcext:value-type="string">
            <text:p>Kommentar</text:p>
          </table:table-cell>
          <table:table-cell office:value-type="string" calcext:value-type="string">
            <text:p>Art</text:p>
          </table:table-cell>
          <table:table-cell table:style-name="Default" office:value-type="string" calcext:value-type="string">
            <text:p>Funnetdatum</text:p>
          </table:table-cell>
          <table:table-cell office:value-type="string" calcext:value-type="string">
            <text:p>Provetype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Kommunenummer</text:p>
          </table:table-cell>
          <table:table-cell office:value-type="string" calcext:value-type="string">
            <text:p>Kommune</text:p>
          </table:table-cell>
          <table:table-cell office:value-type="string" calcext:value-type="string">
            <text:p>Fylkenummer</text:p>
          </table:table-cell>
          <table:table-cell office:value-type="string" calcext:value-type="string">
            <text:p>Fylke</text:p>
          </table:table-cell>
          <table:table-cell office:value-type="string" calcext:value-type="string">
            <text:p>Individ</text:p>
          </table:table-cell>
          <table:table-cell office:value-type="string" calcext:value-type="string">
            <text:p>G10L</text:p>
          </table:table-cell>
          <table:table-cell office:value-type="string" calcext:value-type="string">
            <text:p>G10L.1</text:p>
          </table:table-cell>
          <table:table-cell office:value-type="string" calcext:value-type="string">
            <text:p>Mu05</text:p>
          </table:table-cell>
          <table:table-cell office:value-type="string" calcext:value-type="string">
            <text:p>Mu05.1</text:p>
          </table:table-cell>
          <table:table-cell office:value-type="string" calcext:value-type="string">
            <text:p>Mu09</text:p>
          </table:table-cell>
          <table:table-cell office:value-type="string" calcext:value-type="string">
            <text:p>Mu09.1</text:p>
          </table:table-cell>
          <table:table-cell office:value-type="string" calcext:value-type="string">
            <text:p>Mu10</text:p>
          </table:table-cell>
          <table:table-cell office:value-type="string" calcext:value-type="string">
            <text:p>Mu10.1</text:p>
          </table:table-cell>
          <table:table-cell office:value-type="string" calcext:value-type="string">
            <text:p>Mu23</text:p>
          </table:table-cell>
          <table:table-cell office:value-type="string" calcext:value-type="string">
            <text:p>Mu23.1</text:p>
          </table:table-cell>
          <table:table-cell office:value-type="string" calcext:value-type="string">
            <text:p>Mu50</text:p>
          </table:table-cell>
          <table:table-cell office:value-type="string" calcext:value-type="string">
            <text:p>Mu50.1</text:p>
          </table:table-cell>
          <table:table-cell office:value-type="string" calcext:value-type="string">
            <text:p>Mu51</text:p>
          </table:table-cell>
          <table:table-cell office:value-type="string" calcext:value-type="string">
            <text:p>Mu51.1</text:p>
          </table:table-cell>
          <table:table-cell office:value-type="string" calcext:value-type="string">
            <text:p>Mu59</text:p>
          </table:table-cell>
          <table:table-cell office:value-type="string" calcext:value-type="string">
            <text:p>Mu59.1</text:p>
          </table:table-cell>
          <table:table-cell office:value-type="string" calcext:value-type="string">
            <text:p>Platta</text:p>
          </table:table-cell>
          <table:table-cell office:value-type="string" calcext:value-type="string">
            <text:p>Kon</text:p>
          </table:table-cell>
        </table:table-row>
        <table:table-row table:style-name="ro1">
          <table:table-cell office:value-type="string" calcext:value-type="string">
            <text:p>AC0995</text:p>
          </table:table-cell>
          <table:table-cell office:value-type="string" calcext:value-type="string">
            <text:p>SEP01538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Spillning</text:p>
          </table:table-cell>
          <table:table-cell office:value-type="float" office:value="7096498" calcext:value-type="float">
            <text:p>7096498</text:p>
          </table:table-cell>
          <table:table-cell office:value-type="float" office:value="644426" calcext:value-type="float">
            <text:p>644426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92" calcext:value-type="float">
            <text:p>192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80</text:p>
          </table:table-cell>
          <table:table-cell office:value-type="string" calcext:value-type="string">
            <text:p>SEP01538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0</text:p>
          </table:table-cell>
          <table:table-cell office:value-type="string" calcext:value-type="string">
            <text:p>Spillning</text:p>
          </table:table-cell>
          <table:table-cell office:value-type="float" office:value="7143877" calcext:value-type="float">
            <text:p>7143877</text:p>
          </table:table-cell>
          <table:table-cell office:value-type="float" office:value="608728" calcext:value-type="float">
            <text:p>608728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61</text:p>
          </table:table-cell>
          <table:table-cell office:value-type="string" calcext:value-type="string">
            <text:p>SEP01616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187445" calcext:value-type="float">
            <text:p>7187445</text:p>
          </table:table-cell>
          <table:table-cell office:value-type="float" office:value="691296" calcext:value-type="float">
            <text:p>691296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194" calcext:value-type="float">
            <text:p>194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office:value-type="float" office:value="124" calcext:value-type="float">
            <text:p>124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3"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226" calcext:value-type="float">
            <text:p>226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03</text:p>
          </table:table-cell>
          <table:table-cell office:value-type="string" calcext:value-type="string">
            <text:p>SEP01623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Spillning</text:p>
          </table:table-cell>
          <table:table-cell office:value-type="float" office:value="7182721" calcext:value-type="float">
            <text:p>7182721</text:p>
          </table:table-cell>
          <table:table-cell office:value-type="float" office:value="690045" calcext:value-type="float">
            <text:p>690045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194" calcext:value-type="float">
            <text:p>194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office:value-type="float" office:value="124" calcext:value-type="float">
            <text:p>124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3"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12</text:p>
          </table:table-cell>
          <table:table-cell office:value-type="string" calcext:value-type="string">
            <text:p>SEP0163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181098" calcext:value-type="float">
            <text:p>7181098</text:p>
          </table:table-cell>
          <table:table-cell office:value-type="float" office:value="694072" calcext:value-type="float">
            <text:p>694072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194" calcext:value-type="float">
            <text:p>194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office:value-type="float" office:value="124" calcext:value-type="float">
            <text:p>124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3"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45</text:p>
          </table:table-cell>
          <table:table-cell office:value-type="string" calcext:value-type="string">
            <text:p>SEP01616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Spillning</text:p>
          </table:table-cell>
          <table:table-cell office:value-type="float" office:value="7067580" calcext:value-type="float">
            <text:p>7067580</text:p>
          </table:table-cell>
          <table:table-cell office:value-type="float" office:value="703435" calcext:value-type="float">
            <text:p>703435</text:p>
          </table:table-cell>
          <table:table-cell office:value-type="string" calcext:value-type="string">
            <text:p>2-2401</text:p>
          </table:table-cell>
          <table:table-cell office:value-type="string" calcext:value-type="string">
            <text:p>Nordmaling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74</text:p>
          </table:table-cell>
          <table:table-cell office:value-type="string" calcext:value-type="string">
            <text:p>SEP01618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208767" calcext:value-type="float">
            <text:p>7208767</text:p>
          </table:table-cell>
          <table:table-cell office:value-type="float" office:value="538196" calcext:value-type="float">
            <text:p>538196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9" calcext:value-type="float">
            <text:p>9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33</text:p>
          </table:table-cell>
          <table:table-cell office:value-type="string" calcext:value-type="string">
            <text:p>SEP0153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Spillning</text:p>
          </table:table-cell>
          <table:table-cell office:value-type="float" office:value="7111230" calcext:value-type="float">
            <text:p>7111230</text:p>
          </table:table-cell>
          <table:table-cell office:value-type="float" office:value="685037" calcext:value-type="float">
            <text:p>685037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353</text:p>
          </table:table-cell>
          <table:table-cell office:value-type="string" calcext:value-type="string">
            <text:p>SEP01643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3</text:p>
          </table:table-cell>
          <table:table-cell office:value-type="string" calcext:value-type="string">
            <text:p>Spillning</text:p>
          </table:table-cell>
          <table:table-cell office:value-type="float" office:value="7133399" calcext:value-type="float">
            <text:p>7133399</text:p>
          </table:table-cell>
          <table:table-cell office:value-type="float" office:value="642092" calcext:value-type="float">
            <text:p>642092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2" calcext:value-type="float">
            <text:p>12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968</text:p>
          </table:table-cell>
          <table:table-cell office:value-type="string" calcext:value-type="string">
            <text:p>SEP01538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7</text:p>
          </table:table-cell>
          <table:table-cell office:value-type="string" calcext:value-type="string">
            <text:p>Spillning</text:p>
          </table:table-cell>
          <table:table-cell office:value-type="float" office:value="7135455" calcext:value-type="float">
            <text:p>7135455</text:p>
          </table:table-cell>
          <table:table-cell office:value-type="float" office:value="622319" calcext:value-type="float">
            <text:p>622319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2" calcext:value-type="float">
            <text:p>12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29</text:p>
          </table:table-cell>
          <table:table-cell office:value-type="string" calcext:value-type="string">
            <text:p>SEP0160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0</text:p>
          </table:table-cell>
          <table:table-cell office:value-type="string" calcext:value-type="string">
            <text:p>Spillning</text:p>
          </table:table-cell>
          <table:table-cell office:value-type="float" office:value="7117128" calcext:value-type="float">
            <text:p>7117128</text:p>
          </table:table-cell>
          <table:table-cell office:value-type="float" office:value="643435" calcext:value-type="float">
            <text:p>643435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2" calcext:value-type="float">
            <text:p>12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128</text:p>
          </table:table-cell>
          <table:table-cell office:value-type="string" calcext:value-type="string">
            <text:p>SEP0163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0</text:p>
          </table:table-cell>
          <table:table-cell office:value-type="string" calcext:value-type="string">
            <text:p>Spillning</text:p>
          </table:table-cell>
          <table:table-cell office:value-type="float" office:value="7134380" calcext:value-type="float">
            <text:p>7134380</text:p>
          </table:table-cell>
          <table:table-cell office:value-type="float" office:value="692470" calcext:value-type="float">
            <text:p>692470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4" calcext:value-type="float">
            <text:p>14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39</text:p>
          </table:table-cell>
          <table:table-cell office:value-type="string" calcext:value-type="string">
            <text:p>SEP01530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Spillning</text:p>
          </table:table-cell>
          <table:table-cell office:value-type="float" office:value="7135706" calcext:value-type="float">
            <text:p>7135706</text:p>
          </table:table-cell>
          <table:table-cell office:value-type="float" office:value="692481" calcext:value-type="float">
            <text:p>692481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4" calcext:value-type="float">
            <text:p>14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00</text:p>
          </table:table-cell>
          <table:table-cell office:value-type="string" calcext:value-type="string">
            <text:p>SEP01556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7</text:p>
          </table:table-cell>
          <table:table-cell office:value-type="string" calcext:value-type="string">
            <text:p>Spillning</text:p>
          </table:table-cell>
          <table:table-cell office:value-type="float" office:value="7218236" calcext:value-type="float">
            <text:p>7218236</text:p>
          </table:table-cell>
          <table:table-cell office:value-type="float" office:value="592425" calcext:value-type="float">
            <text:p>592425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21</text:p>
          </table:table-cell>
          <table:table-cell office:value-type="string" calcext:value-type="string">
            <text:p>SEP0158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216039" calcext:value-type="float">
            <text:p>7216039</text:p>
          </table:table-cell>
          <table:table-cell office:value-type="float" office:value="587837" calcext:value-type="float">
            <text:p>587837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66</text:p>
          </table:table-cell>
          <table:table-cell office:value-type="string" calcext:value-type="string">
            <text:p>SEP01547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216573" calcext:value-type="float">
            <text:p>7216573</text:p>
          </table:table-cell>
          <table:table-cell office:value-type="float" office:value="593982" calcext:value-type="float">
            <text:p>593982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05</text:p>
          </table:table-cell>
          <table:table-cell office:value-type="string" calcext:value-type="string">
            <text:p>SEP0154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1</text:p>
          </table:table-cell>
          <table:table-cell office:value-type="string" calcext:value-type="string">
            <text:p>Spillning</text:p>
          </table:table-cell>
          <table:table-cell office:value-type="float" office:value="7176078" calcext:value-type="float">
            <text:p>7176078</text:p>
          </table:table-cell>
          <table:table-cell office:value-type="float" office:value="534013" calcext:value-type="float">
            <text:p>534013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8" calcext:value-type="float">
            <text:p>18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A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98</text:p>
          </table:table-cell>
          <table:table-cell office:value-type="string" calcext:value-type="string">
            <text:p>SEP0156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1</text:p>
          </table:table-cell>
          <table:table-cell office:value-type="string" calcext:value-type="string">
            <text:p>Spillning</text:p>
          </table:table-cell>
          <table:table-cell office:value-type="float" office:value="7219119" calcext:value-type="float">
            <text:p>7219119</text:p>
          </table:table-cell>
          <table:table-cell office:value-type="float" office:value="610643" calcext:value-type="float">
            <text:p>610643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39</text:p>
          </table:table-cell>
          <table:table-cell office:value-type="string" calcext:value-type="string">
            <text:p>SEP0153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5</text:p>
          </table:table-cell>
          <table:table-cell office:value-type="string" calcext:value-type="string">
            <text:p>Spillning</text:p>
          </table:table-cell>
          <table:table-cell office:value-type="float" office:value="7224157" calcext:value-type="float">
            <text:p>7224157</text:p>
          </table:table-cell>
          <table:table-cell office:value-type="float" office:value="624321" calcext:value-type="float">
            <text:p>624321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07</text:p>
          </table:table-cell>
          <table:table-cell office:value-type="string" calcext:value-type="string">
            <text:p>SEP01620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5</text:p>
          </table:table-cell>
          <table:table-cell office:value-type="string" calcext:value-type="string">
            <text:p>Spillning</text:p>
          </table:table-cell>
          <table:table-cell office:value-type="float" office:value="7236069" calcext:value-type="float">
            <text:p>7236069</text:p>
          </table:table-cell>
          <table:table-cell office:value-type="float" office:value="549945" calcext:value-type="float">
            <text:p>549945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44</text:p>
          </table:table-cell>
          <table:table-cell office:value-type="string" calcext:value-type="string">
            <text:p>SEP0162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238023" calcext:value-type="float">
            <text:p>7238023</text:p>
          </table:table-cell>
          <table:table-cell office:value-type="float" office:value="554209" calcext:value-type="float">
            <text:p>554209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0" calcext:value-type="float">
            <text:p>20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63</text:p>
          </table:table-cell>
          <table:table-cell office:value-type="string" calcext:value-type="string">
            <text:p>SEP0157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Spillning</text:p>
          </table:table-cell>
          <table:table-cell office:value-type="float" office:value="7157993" calcext:value-type="float">
            <text:p>7157993</text:p>
          </table:table-cell>
          <table:table-cell office:value-type="float" office:value="752789" calcext:value-type="float">
            <text:p>752789</text:p>
          </table:table-cell>
          <table:table-cell office:value-type="string" calcext:value-type="string">
            <text:p>2-2482</text:p>
          </table:table-cell>
          <table:table-cell office:value-type="string" calcext:value-type="string">
            <text:p>Skellefteå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77</text:p>
          </table:table-cell>
          <table:table-cell office:value-type="string" calcext:value-type="string">
            <text:p>SEP01588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Spillning</text:p>
          </table:table-cell>
          <table:table-cell office:value-type="float" office:value="7157856" calcext:value-type="float">
            <text:p>7157856</text:p>
          </table:table-cell>
          <table:table-cell office:value-type="float" office:value="753498" calcext:value-type="float">
            <text:p>753498</text:p>
          </table:table-cell>
          <table:table-cell office:value-type="string" calcext:value-type="string">
            <text:p>2-2482</text:p>
          </table:table-cell>
          <table:table-cell office:value-type="string" calcext:value-type="string">
            <text:p>Skellefteå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24</text:p>
          </table:table-cell>
          <table:table-cell office:value-type="string" calcext:value-type="string">
            <text:p>SEP01588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Spillning</text:p>
          </table:table-cell>
          <table:table-cell office:value-type="float" office:value="7158150" calcext:value-type="float">
            <text:p>7158150</text:p>
          </table:table-cell>
          <table:table-cell office:value-type="float" office:value="753089" calcext:value-type="float">
            <text:p>753089</text:p>
          </table:table-cell>
          <table:table-cell office:value-type="string" calcext:value-type="string">
            <text:p>2-2482</text:p>
          </table:table-cell>
          <table:table-cell office:value-type="string" calcext:value-type="string">
            <text:p>Skellefteå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46</text:p>
          </table:table-cell>
          <table:table-cell office:value-type="string" calcext:value-type="string">
            <text:p>SEP0156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Spillning</text:p>
          </table:table-cell>
          <table:table-cell office:value-type="float" office:value="7200165" calcext:value-type="float">
            <text:p>7200165</text:p>
          </table:table-cell>
          <table:table-cell office:value-type="float" office:value="620970" calcext:value-type="float">
            <text:p>620970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054</text:p>
          </table:table-cell>
          <table:table-cell office:value-type="string" calcext:value-type="string">
            <text:p>SEP01614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3</text:p>
          </table:table-cell>
          <table:table-cell office:value-type="string" calcext:value-type="string">
            <text:p>Spillning</text:p>
          </table:table-cell>
          <table:table-cell office:value-type="float" office:value="7251730" calcext:value-type="float">
            <text:p>7251730</text:p>
          </table:table-cell>
          <table:table-cell office:value-type="float" office:value="551824" calcext:value-type="float">
            <text:p>551824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9" calcext:value-type="float">
            <text:p>29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041</text:p>
          </table:table-cell>
          <table:table-cell office:value-type="string" calcext:value-type="string">
            <text:p>SEP0157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1</text:p>
          </table:table-cell>
          <table:table-cell office:value-type="string" calcext:value-type="string">
            <text:p>Spillning</text:p>
          </table:table-cell>
          <table:table-cell office:value-type="float" office:value="7124108" calcext:value-type="float">
            <text:p>7124108</text:p>
          </table:table-cell>
          <table:table-cell office:value-type="float" office:value="661329" calcext:value-type="float">
            <text:p>661329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98</text:p>
          </table:table-cell>
          <table:table-cell office:value-type="string" calcext:value-type="string">
            <text:p>SEP01597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0</text:p>
          </table:table-cell>
          <table:table-cell office:value-type="string" calcext:value-type="string">
            <text:p>Spillning</text:p>
          </table:table-cell>
          <table:table-cell office:value-type="float" office:value="7217827" calcext:value-type="float">
            <text:p>7217827</text:p>
          </table:table-cell>
          <table:table-cell office:value-type="float" office:value="552977" calcext:value-type="float">
            <text:p>552977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2" calcext:value-type="float">
            <text:p>32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38" calcext:value-type="float">
            <text:p>238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23</text:p>
          </table:table-cell>
          <table:table-cell office:value-type="string" calcext:value-type="string">
            <text:p>SEP0164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Spillning</text:p>
          </table:table-cell>
          <table:table-cell office:value-type="float" office:value="7170459" calcext:value-type="float">
            <text:p>7170459</text:p>
          </table:table-cell>
          <table:table-cell office:value-type="float" office:value="625973" calcext:value-type="float">
            <text:p>625973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5" calcext:value-type="float">
            <text:p>35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67</text:p>
          </table:table-cell>
          <table:table-cell office:value-type="string" calcext:value-type="string">
            <text:p>SEP0162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Spillning</text:p>
          </table:table-cell>
          <table:table-cell office:value-type="float" office:value="7186099" calcext:value-type="float">
            <text:p>7186099</text:p>
          </table:table-cell>
          <table:table-cell office:value-type="float" office:value="663124" calcext:value-type="float">
            <text:p>663124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6" calcext:value-type="float">
            <text:p>36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75</text:p>
          </table:table-cell>
          <table:table-cell office:value-type="string" calcext:value-type="string">
            <text:p>SEP01537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9</text:p>
          </table:table-cell>
          <table:table-cell office:value-type="string" calcext:value-type="string">
            <text:p>Spillning</text:p>
          </table:table-cell>
          <table:table-cell office:value-type="float" office:value="7185640" calcext:value-type="float">
            <text:p>7185640</text:p>
          </table:table-cell>
          <table:table-cell office:value-type="float" office:value="662824" calcext:value-type="float">
            <text:p>662824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6" calcext:value-type="float">
            <text:p>36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88</text:p>
          </table:table-cell>
          <table:table-cell office:value-type="string" calcext:value-type="string">
            <text:p>SEP0153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4</text:p>
          </table:table-cell>
          <table:table-cell office:value-type="string" calcext:value-type="string">
            <text:p>Spillning</text:p>
          </table:table-cell>
          <table:table-cell office:value-type="float" office:value="7188258" calcext:value-type="float">
            <text:p>7188258</text:p>
          </table:table-cell>
          <table:table-cell office:value-type="float" office:value="667567" calcext:value-type="float">
            <text:p>667567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6" calcext:value-type="float">
            <text:p>36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88</text:p>
          </table:table-cell>
          <table:table-cell office:value-type="string" calcext:value-type="string">
            <text:p>SEP0152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Spillning</text:p>
          </table:table-cell>
          <table:table-cell office:value-type="float" office:value="7141469" calcext:value-type="float">
            <text:p>7141469</text:p>
          </table:table-cell>
          <table:table-cell office:value-type="float" office:value="630401" calcext:value-type="float">
            <text:p>630401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9" calcext:value-type="float">
            <text:p>39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90</text:p>
          </table:table-cell>
          <table:table-cell office:value-type="string" calcext:value-type="string">
            <text:p>SEP01525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Spillning</text:p>
          </table:table-cell>
          <table:table-cell office:value-type="float" office:value="7101309" calcext:value-type="float">
            <text:p>7101309</text:p>
          </table:table-cell>
          <table:table-cell office:value-type="float" office:value="616459" calcext:value-type="float">
            <text:p>616459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9" calcext:value-type="float">
            <text:p>39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77</text:p>
          </table:table-cell>
          <table:table-cell office:value-type="string" calcext:value-type="string">
            <text:p>SEP0155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9</text:p>
          </table:table-cell>
          <table:table-cell office:value-type="string" calcext:value-type="string">
            <text:p>Spillning</text:p>
          </table:table-cell>
          <table:table-cell office:value-type="float" office:value="7102762" calcext:value-type="float">
            <text:p>7102762</text:p>
          </table:table-cell>
          <table:table-cell office:value-type="float" office:value="618640" calcext:value-type="float">
            <text:p>618640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9" calcext:value-type="float">
            <text:p>39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88</text:p>
          </table:table-cell>
          <table:table-cell office:value-type="string" calcext:value-type="string">
            <text:p>SEP0155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7</text:p>
          </table:table-cell>
          <table:table-cell office:value-type="string" calcext:value-type="string">
            <text:p>Spillning</text:p>
          </table:table-cell>
          <table:table-cell office:value-type="float" office:value="7102948" calcext:value-type="float">
            <text:p>7102948</text:p>
          </table:table-cell>
          <table:table-cell office:value-type="float" office:value="618068" calcext:value-type="float">
            <text:p>618068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9" calcext:value-type="float">
            <text:p>39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42</text:p>
          </table:table-cell>
          <table:table-cell office:value-type="string" calcext:value-type="string">
            <text:p>SEP0159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Spillning</text:p>
          </table:table-cell>
          <table:table-cell office:value-type="float" office:value="7170062" calcext:value-type="float">
            <text:p>7170062</text:p>
          </table:table-cell>
          <table:table-cell office:value-type="float" office:value="560979" calcext:value-type="float">
            <text:p>560979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2" calcext:value-type="float">
            <text:p>42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230" calcext:value-type="float">
            <text:p>230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51</text:p>
          </table:table-cell>
          <table:table-cell office:value-type="string" calcext:value-type="string">
            <text:p>SEP0162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Spillning</text:p>
          </table:table-cell>
          <table:table-cell office:value-type="float" office:value="7169755" calcext:value-type="float">
            <text:p>7169755</text:p>
          </table:table-cell>
          <table:table-cell office:value-type="float" office:value="561139" calcext:value-type="float">
            <text:p>561139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2" calcext:value-type="float">
            <text:p>42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230" calcext:value-type="float">
            <text:p>230</text:p>
          </table:table-cell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15</text:p>
          </table:table-cell>
          <table:table-cell office:value-type="string" calcext:value-type="string">
            <text:p>SEP01563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8</text:p>
          </table:table-cell>
          <table:table-cell office:value-type="string" calcext:value-type="string">
            <text:p>Spillning</text:p>
          </table:table-cell>
          <table:table-cell office:value-type="float" office:value="7169583" calcext:value-type="float">
            <text:p>7169583</text:p>
          </table:table-cell>
          <table:table-cell office:value-type="float" office:value="561571" calcext:value-type="float">
            <text:p>561571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2" calcext:value-type="float">
            <text:p>42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230" calcext:value-type="float">
            <text:p>230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52</text:p>
          </table:table-cell>
          <table:table-cell office:value-type="string" calcext:value-type="string">
            <text:p>SEP0161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116354" calcext:value-type="float">
            <text:p>7116354</text:p>
          </table:table-cell>
          <table:table-cell office:value-type="float" office:value="597949" calcext:value-type="float">
            <text:p>597949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3" calcext:value-type="float">
            <text:p>43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64</text:p>
          </table:table-cell>
          <table:table-cell office:value-type="string" calcext:value-type="string">
            <text:p>SEP01547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6</text:p>
          </table:table-cell>
          <table:table-cell office:value-type="string" calcext:value-type="string">
            <text:p>Spillning</text:p>
          </table:table-cell>
          <table:table-cell office:value-type="float" office:value="7200046" calcext:value-type="float">
            <text:p>7200046</text:p>
          </table:table-cell>
          <table:table-cell office:value-type="float" office:value="622012" calcext:value-type="float">
            <text:p>622012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7" calcext:value-type="float">
            <text:p>47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33</text:p>
          </table:table-cell>
          <table:table-cell office:value-type="string" calcext:value-type="string">
            <text:p>SEP01556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Spillning</text:p>
          </table:table-cell>
          <table:table-cell office:value-type="float" office:value="7200197" calcext:value-type="float">
            <text:p>7200197</text:p>
          </table:table-cell>
          <table:table-cell office:value-type="float" office:value="621046" calcext:value-type="float">
            <text:p>621046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7" calcext:value-type="float">
            <text:p>47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264</text:p>
          </table:table-cell>
          <table:table-cell office:value-type="string" calcext:value-type="string">
            <text:p>SEP01553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4</text:p>
          </table:table-cell>
          <table:table-cell office:value-type="string" calcext:value-type="string">
            <text:p>Spillning</text:p>
          </table:table-cell>
          <table:table-cell office:value-type="float" office:value="7113085" calcext:value-type="float">
            <text:p>7113085</text:p>
          </table:table-cell>
          <table:table-cell office:value-type="float" office:value="603199" calcext:value-type="float">
            <text:p>603199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8" calcext:value-type="float">
            <text:p>48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282</text:p>
          </table:table-cell>
          <table:table-cell office:value-type="string" calcext:value-type="string">
            <text:p>SEP01525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6</text:p>
          </table:table-cell>
          <table:table-cell office:value-type="string" calcext:value-type="string">
            <text:p>Spillning</text:p>
          </table:table-cell>
          <table:table-cell office:value-type="float" office:value="7119706" calcext:value-type="float">
            <text:p>7119706</text:p>
          </table:table-cell>
          <table:table-cell office:value-type="float" office:value="593189" calcext:value-type="float">
            <text:p>593189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8" calcext:value-type="float">
            <text:p>48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34</text:p>
          </table:table-cell>
          <table:table-cell office:value-type="string" calcext:value-type="string">
            <text:p>SEP0161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Spillning</text:p>
          </table:table-cell>
          <table:table-cell office:value-type="float" office:value="7118624" calcext:value-type="float">
            <text:p>7118624</text:p>
          </table:table-cell>
          <table:table-cell office:value-type="float" office:value="597975" calcext:value-type="float">
            <text:p>597975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8" calcext:value-type="float">
            <text:p>48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86</text:p>
          </table:table-cell>
          <table:table-cell office:value-type="string" calcext:value-type="string">
            <text:p>SEP0152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Spillning</text:p>
          </table:table-cell>
          <table:table-cell office:value-type="float" office:value="7114333" calcext:value-type="float">
            <text:p>7114333</text:p>
          </table:table-cell>
          <table:table-cell office:value-type="float" office:value="599583" calcext:value-type="float">
            <text:p>599583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8" calcext:value-type="float">
            <text:p>48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564</text:p>
          </table:table-cell>
          <table:table-cell office:value-type="string" calcext:value-type="string">
            <text:p>SEP01569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3</text:p>
          </table:table-cell>
          <table:table-cell office:value-type="string" calcext:value-type="string">
            <text:p>Spillning</text:p>
          </table:table-cell>
          <table:table-cell office:value-type="float" office:value="7156757" calcext:value-type="float">
            <text:p>7156757</text:p>
          </table:table-cell>
          <table:table-cell office:value-type="float" office:value="564380" calcext:value-type="float">
            <text:p>564380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9" calcext:value-type="float">
            <text:p>49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64</text:p>
          </table:table-cell>
          <table:table-cell office:value-type="string" calcext:value-type="string">
            <text:p>SEP0162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3</text:p>
          </table:table-cell>
          <table:table-cell office:value-type="string" calcext:value-type="string">
            <text:p>Spillning</text:p>
          </table:table-cell>
          <table:table-cell office:value-type="float" office:value="7154810" calcext:value-type="float">
            <text:p>7154810</text:p>
          </table:table-cell>
          <table:table-cell office:value-type="float" office:value="565089" calcext:value-type="float">
            <text:p>565089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9" calcext:value-type="float">
            <text:p>49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93</text:p>
          </table:table-cell>
          <table:table-cell office:value-type="string" calcext:value-type="string">
            <text:p>SEP0162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Spillning</text:p>
          </table:table-cell>
          <table:table-cell office:value-type="float" office:value="7154012" calcext:value-type="float">
            <text:p>7154012</text:p>
          </table:table-cell>
          <table:table-cell office:value-type="float" office:value="563281" calcext:value-type="float">
            <text:p>563281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9" calcext:value-type="float">
            <text:p>49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44</text:p>
          </table:table-cell>
          <table:table-cell office:value-type="string" calcext:value-type="string">
            <text:p>SEP01589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Spillning</text:p>
          </table:table-cell>
          <table:table-cell office:value-type="float" office:value="7155039" calcext:value-type="float">
            <text:p>7155039</text:p>
          </table:table-cell>
          <table:table-cell office:value-type="float" office:value="564969" calcext:value-type="float">
            <text:p>564969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9" calcext:value-type="float">
            <text:p>49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13</text:p>
          </table:table-cell>
          <table:table-cell office:value-type="string" calcext:value-type="string">
            <text:p>SEP01547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6</text:p>
          </table:table-cell>
          <table:table-cell office:value-type="string" calcext:value-type="string">
            <text:p>Spillning</text:p>
          </table:table-cell>
          <table:table-cell office:value-type="float" office:value="7201148" calcext:value-type="float">
            <text:p>7201148</text:p>
          </table:table-cell>
          <table:table-cell office:value-type="float" office:value="620209" calcext:value-type="float">
            <text:p>620209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0" calcext:value-type="float">
            <text:p>50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30</text:p>
          </table:table-cell>
          <table:table-cell office:value-type="string" calcext:value-type="string">
            <text:p>SEP01629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3</text:p>
          </table:table-cell>
          <table:table-cell office:value-type="string" calcext:value-type="string">
            <text:p>Spillning</text:p>
          </table:table-cell>
          <table:table-cell office:value-type="float" office:value="7153322" calcext:value-type="float">
            <text:p>7153322</text:p>
          </table:table-cell>
          <table:table-cell office:value-type="float" office:value="564242" calcext:value-type="float">
            <text:p>564242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35</text:p>
          </table:table-cell>
          <table:table-cell office:value-type="string" calcext:value-type="string">
            <text:p>SEP01619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Spillning</text:p>
          </table:table-cell>
          <table:table-cell office:value-type="float" office:value="7133783" calcext:value-type="float">
            <text:p>7133783</text:p>
          </table:table-cell>
          <table:table-cell office:value-type="float" office:value="625168" calcext:value-type="float">
            <text:p>625168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99</text:p>
          </table:table-cell>
          <table:table-cell office:value-type="string" calcext:value-type="string">
            <text:p>SEP01538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8</text:p>
          </table:table-cell>
          <table:table-cell office:value-type="string" calcext:value-type="string">
            <text:p>Spillning</text:p>
          </table:table-cell>
          <table:table-cell office:value-type="float" office:value="7136364" calcext:value-type="float">
            <text:p>7136364</text:p>
          </table:table-cell>
          <table:table-cell office:value-type="float" office:value="624340" calcext:value-type="float">
            <text:p>624340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92</text:p>
          </table:table-cell>
          <table:table-cell office:value-type="string" calcext:value-type="string">
            <text:p>SEP0158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5</text:p>
          </table:table-cell>
          <table:table-cell office:value-type="string" calcext:value-type="string">
            <text:p>Spillning</text:p>
          </table:table-cell>
          <table:table-cell office:value-type="float" office:value="7133450" calcext:value-type="float">
            <text:p>7133450</text:p>
          </table:table-cell>
          <table:table-cell office:value-type="float" office:value="624912" calcext:value-type="float">
            <text:p>624912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82</text:p>
          </table:table-cell>
          <table:table-cell office:value-type="string" calcext:value-type="string">
            <text:p>SEP0159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9</text:p>
          </table:table-cell>
          <table:table-cell office:value-type="string" calcext:value-type="string">
            <text:p>Spillning</text:p>
          </table:table-cell>
          <table:table-cell office:value-type="float" office:value="7106284" calcext:value-type="float">
            <text:p>7106284</text:p>
          </table:table-cell>
          <table:table-cell office:value-type="float" office:value="635277" calcext:value-type="float">
            <text:p>635277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5" calcext:value-type="float">
            <text:p>55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48</text:p>
          </table:table-cell>
          <table:table-cell office:value-type="string" calcext:value-type="string">
            <text:p>SEP0155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Spillning</text:p>
          </table:table-cell>
          <table:table-cell office:value-type="float" office:value="7106224" calcext:value-type="float">
            <text:p>7106224</text:p>
          </table:table-cell>
          <table:table-cell office:value-type="float" office:value="635369" calcext:value-type="float">
            <text:p>635369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5" calcext:value-type="float">
            <text:p>55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212</text:p>
          </table:table-cell>
          <table:table-cell office:value-type="string" calcext:value-type="string">
            <text:p>SEP01559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20</text:p>
          </table:table-cell>
          <table:table-cell office:value-type="string" calcext:value-type="string">
            <text:p>Spillning</text:p>
          </table:table-cell>
          <table:table-cell office:value-type="float" office:value="7108919" calcext:value-type="float">
            <text:p>7108919</text:p>
          </table:table-cell>
          <table:table-cell office:value-type="float" office:value="634532" calcext:value-type="float">
            <text:p>634532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223</text:p>
          </table:table-cell>
          <table:table-cell office:value-type="string" calcext:value-type="string">
            <text:p>SEP0155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20</text:p>
          </table:table-cell>
          <table:table-cell office:value-type="string" calcext:value-type="string">
            <text:p>Spillning</text:p>
          </table:table-cell>
          <table:table-cell office:value-type="float" office:value="7104109" calcext:value-type="float">
            <text:p>7104109</text:p>
          </table:table-cell>
          <table:table-cell office:value-type="float" office:value="638374" calcext:value-type="float">
            <text:p>638374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32</text:p>
          </table:table-cell>
          <table:table-cell office:value-type="string" calcext:value-type="string">
            <text:p>SEP01533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2</text:p>
          </table:table-cell>
          <table:table-cell office:value-type="string" calcext:value-type="string">
            <text:p>Spillning</text:p>
          </table:table-cell>
          <table:table-cell office:value-type="float" office:value="7234347" calcext:value-type="float">
            <text:p>7234347</text:p>
          </table:table-cell>
          <table:table-cell office:value-type="float" office:value="599649" calcext:value-type="float">
            <text:p>599649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6" calcext:value-type="float">
            <text:p>56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526</text:p>
          </table:table-cell>
          <table:table-cell office:value-type="string" calcext:value-type="string">
            <text:p>SEP0163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1</text:p>
          </table:table-cell>
          <table:table-cell office:value-type="string" calcext:value-type="string">
            <text:p>Spillning</text:p>
          </table:table-cell>
          <table:table-cell office:value-type="float" office:value="7244359" calcext:value-type="float">
            <text:p>7244359</text:p>
          </table:table-cell>
          <table:table-cell office:value-type="float" office:value="624978" calcext:value-type="float">
            <text:p>624978</text:p>
          </table:table-cell>
          <table:table-cell office:value-type="string" calcext:value-type="string">
            <text:p>2-2422</text:p>
          </table:table-cell>
          <table:table-cell office:value-type="string" calcext:value-type="string">
            <text:p>Sor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7" calcext:value-type="float">
            <text:p>57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52</text:p>
          </table:table-cell>
          <table:table-cell office:value-type="string" calcext:value-type="string">
            <text:p>SEP0156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Spillning</text:p>
          </table:table-cell>
          <table:table-cell office:value-type="float" office:value="7104934" calcext:value-type="float">
            <text:p>7104934</text:p>
          </table:table-cell>
          <table:table-cell office:value-type="float" office:value="755151" calcext:value-type="float">
            <text:p>755151</text:p>
          </table:table-cell>
          <table:table-cell office:value-type="string" calcext:value-type="string">
            <text:p>2-2480</text:p>
          </table:table-cell>
          <table:table-cell office:value-type="string" calcext:value-type="string">
            <text:p>Umeå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84</text:p>
          </table:table-cell>
          <table:table-cell office:value-type="string" calcext:value-type="string">
            <text:p>SEP01574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Spillning</text:p>
          </table:table-cell>
          <table:table-cell office:value-type="float" office:value="7086139" calcext:value-type="float">
            <text:p>7086139</text:p>
          </table:table-cell>
          <table:table-cell office:value-type="float" office:value="685236" calcext:value-type="float">
            <text:p>685236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573</text:p>
          </table:table-cell>
          <table:table-cell office:value-type="string" calcext:value-type="string">
            <text:p>SEP016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Spillning</text:p>
          </table:table-cell>
          <table:table-cell office:value-type="float" office:value="7083948" calcext:value-type="float">
            <text:p>7083948</text:p>
          </table:table-cell>
          <table:table-cell office:value-type="float" office:value="673695" calcext:value-type="float">
            <text:p>673695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25</text:p>
          </table:table-cell>
          <table:table-cell office:value-type="string" calcext:value-type="string">
            <text:p>SEP01557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Spillning</text:p>
          </table:table-cell>
          <table:table-cell office:value-type="float" office:value="7127251" calcext:value-type="float">
            <text:p>7127251</text:p>
          </table:table-cell>
          <table:table-cell office:value-type="float" office:value="682665" calcext:value-type="float">
            <text:p>682665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60" calcext:value-type="float">
            <text:p>60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385</text:p>
          </table:table-cell>
          <table:table-cell office:value-type="string" calcext:value-type="string">
            <text:p>SEP0158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6</text:p>
          </table:table-cell>
          <table:table-cell office:value-type="string" calcext:value-type="string">
            <text:p>Spillning</text:p>
          </table:table-cell>
          <table:table-cell office:value-type="float" office:value="7209654" calcext:value-type="float">
            <text:p>7209654</text:p>
          </table:table-cell>
          <table:table-cell office:value-type="float" office:value="549050" calcext:value-type="float">
            <text:p>549050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62" calcext:value-type="float">
            <text:p>62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73</text:p>
          </table:table-cell>
          <table:table-cell office:value-type="string" calcext:value-type="string">
            <text:p>SEP0158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6</text:p>
          </table:table-cell>
          <table:table-cell office:value-type="string" calcext:value-type="string">
            <text:p>Spillning</text:p>
          </table:table-cell>
          <table:table-cell office:value-type="float" office:value="7209653" calcext:value-type="float">
            <text:p>7209653</text:p>
          </table:table-cell>
          <table:table-cell office:value-type="float" office:value="549051" calcext:value-type="float">
            <text:p>549051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62" calcext:value-type="float">
            <text:p>62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232</text:p>
          </table:table-cell>
          <table:table-cell office:value-type="string" calcext:value-type="string">
            <text:p>SEP01525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3</text:p>
          </table:table-cell>
          <table:table-cell office:value-type="string" calcext:value-type="string">
            <text:p>Spillning</text:p>
          </table:table-cell>
          <table:table-cell office:value-type="float" office:value="7108917" calcext:value-type="float">
            <text:p>7108917</text:p>
          </table:table-cell>
          <table:table-cell office:value-type="float" office:value="646673" calcext:value-type="float">
            <text:p>646673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63" calcext:value-type="float">
            <text:p>63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44</text:p>
          </table:table-cell>
          <table:table-cell office:value-type="string" calcext:value-type="string">
            <text:p>SEP01525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8</text:p>
          </table:table-cell>
          <table:table-cell office:value-type="string" calcext:value-type="string">
            <text:p>Spillning</text:p>
          </table:table-cell>
          <table:table-cell office:value-type="float" office:value="7104322" calcext:value-type="float">
            <text:p>7104322</text:p>
          </table:table-cell>
          <table:table-cell office:value-type="float" office:value="646570" calcext:value-type="float">
            <text:p>646570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63" calcext:value-type="float">
            <text:p>63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79</text:p>
          </table:table-cell>
          <table:table-cell office:value-type="string" calcext:value-type="string">
            <text:p>SEP0152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Spillning</text:p>
          </table:table-cell>
          <table:table-cell office:value-type="float" office:value="7105896" calcext:value-type="float">
            <text:p>7105896</text:p>
          </table:table-cell>
          <table:table-cell office:value-type="float" office:value="644846" calcext:value-type="float">
            <text:p>644846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63" calcext:value-type="float">
            <text:p>63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79</text:p>
          </table:table-cell>
          <table:table-cell office:value-type="string" calcext:value-type="string">
            <text:p>SEP0153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0</text:p>
          </table:table-cell>
          <table:table-cell office:value-type="string" calcext:value-type="string">
            <text:p>Spillning</text:p>
          </table:table-cell>
          <table:table-cell office:value-type="float" office:value="7193177" calcext:value-type="float">
            <text:p>7193177</text:p>
          </table:table-cell>
          <table:table-cell office:value-type="float" office:value="622238" calcext:value-type="float">
            <text:p>622238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64" calcext:value-type="float">
            <text:p>64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538</text:p>
          </table:table-cell>
          <table:table-cell office:value-type="string" calcext:value-type="string">
            <text:p>SEP01617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Spillning</text:p>
          </table:table-cell>
          <table:table-cell office:value-type="float" office:value="7112515" calcext:value-type="float">
            <text:p>7112515</text:p>
          </table:table-cell>
          <table:table-cell office:value-type="float" office:value="640558" calcext:value-type="float">
            <text:p>640558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66" calcext:value-type="float">
            <text:p>66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230" calcext:value-type="float">
            <text:p>230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25</text:p>
          </table:table-cell>
          <table:table-cell office:value-type="string" calcext:value-type="string">
            <text:p>SEP0159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162152" calcext:value-type="float">
            <text:p>7162152</text:p>
          </table:table-cell>
          <table:table-cell office:value-type="float" office:value="569852" calcext:value-type="float">
            <text:p>569852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67" calcext:value-type="float">
            <text:p>67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50</text:p>
          </table:table-cell>
          <table:table-cell office:value-type="string" calcext:value-type="string">
            <text:p>SEP01534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Spillning</text:p>
          </table:table-cell>
          <table:table-cell office:value-type="float" office:value="7190785" calcext:value-type="float">
            <text:p>7190785</text:p>
          </table:table-cell>
          <table:table-cell office:value-type="float" office:value="500848" calcext:value-type="float">
            <text:p>500848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68" calcext:value-type="float">
            <text:p>68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67</text:p>
          </table:table-cell>
          <table:table-cell office:value-type="string" calcext:value-type="string">
            <text:p>SEP01607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Spillning</text:p>
          </table:table-cell>
          <table:table-cell office:value-type="float" office:value="7083944" calcext:value-type="float">
            <text:p>7083944</text:p>
          </table:table-cell>
          <table:table-cell office:value-type="float" office:value="674766" calcext:value-type="float">
            <text:p>674766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69" calcext:value-type="float">
            <text:p>69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4" calcext:value-type="float">
            <text:p>2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01</text:p>
          </table:table-cell>
          <table:table-cell office:value-type="string" calcext:value-type="string">
            <text:p>SEP0161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1</text:p>
          </table:table-cell>
          <table:table-cell office:value-type="string" calcext:value-type="string">
            <text:p>Spillning</text:p>
          </table:table-cell>
          <table:table-cell office:value-type="float" office:value="7187060" calcext:value-type="float">
            <text:p>7187060</text:p>
          </table:table-cell>
          <table:table-cell office:value-type="float" office:value="643186" calcext:value-type="float">
            <text:p>643186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72" calcext:value-type="float">
            <text:p>72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55</text:p>
          </table:table-cell>
          <table:table-cell office:value-type="string" calcext:value-type="string">
            <text:p>SEP01620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9</text:p>
          </table:table-cell>
          <table:table-cell office:value-type="string" calcext:value-type="string">
            <text:p>Spillning</text:p>
          </table:table-cell>
          <table:table-cell office:value-type="float" office:value="7173726" calcext:value-type="float">
            <text:p>7173726</text:p>
          </table:table-cell>
          <table:table-cell office:value-type="float" office:value="637171" calcext:value-type="float">
            <text:p>637171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72" calcext:value-type="float">
            <text:p>72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49</text:p>
          </table:table-cell>
          <table:table-cell office:value-type="string" calcext:value-type="string">
            <text:p>SEP0162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0</text:p>
          </table:table-cell>
          <table:table-cell office:value-type="string" calcext:value-type="string">
            <text:p>Spillning</text:p>
          </table:table-cell>
          <table:table-cell office:value-type="float" office:value="7174410" calcext:value-type="float">
            <text:p>7174410</text:p>
          </table:table-cell>
          <table:table-cell office:value-type="float" office:value="637382" calcext:value-type="float">
            <text:p>637382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72" calcext:value-type="float">
            <text:p>72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543</text:p>
          </table:table-cell>
          <table:table-cell office:value-type="string" calcext:value-type="string">
            <text:p>SEP01538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Spillning</text:p>
          </table:table-cell>
          <table:table-cell office:value-type="float" office:value="7143319" calcext:value-type="float">
            <text:p>7143319</text:p>
          </table:table-cell>
          <table:table-cell office:value-type="float" office:value="609181" calcext:value-type="float">
            <text:p>609181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74" calcext:value-type="float">
            <text:p>74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86</text:p>
          </table:table-cell>
          <table:table-cell office:value-type="string" calcext:value-type="string">
            <text:p>SEP01627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3</text:p>
          </table:table-cell>
          <table:table-cell office:value-type="string" calcext:value-type="string">
            <text:p>Spillning</text:p>
          </table:table-cell>
          <table:table-cell office:value-type="float" office:value="7151212" calcext:value-type="float">
            <text:p>7151212</text:p>
          </table:table-cell>
          <table:table-cell office:value-type="float" office:value="605433" calcext:value-type="float">
            <text:p>605433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74" calcext:value-type="float">
            <text:p>74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29</text:p>
          </table:table-cell>
          <table:table-cell office:value-type="string" calcext:value-type="string">
            <text:p>SEP0153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Spillning</text:p>
          </table:table-cell>
          <table:table-cell office:value-type="float" office:value="7095938" calcext:value-type="float">
            <text:p>7095938</text:p>
          </table:table-cell>
          <table:table-cell office:value-type="float" office:value="601393" calcext:value-type="float">
            <text:p>601393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75" calcext:value-type="float">
            <text:p>75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29</text:p>
          </table:table-cell>
          <table:table-cell office:value-type="string" calcext:value-type="string">
            <text:p>SEP0160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1</text:p>
          </table:table-cell>
          <table:table-cell office:value-type="string" calcext:value-type="string">
            <text:p>Spillning</text:p>
          </table:table-cell>
          <table:table-cell office:value-type="float" office:value="7172393" calcext:value-type="float">
            <text:p>7172393</text:p>
          </table:table-cell>
          <table:table-cell office:value-type="float" office:value="516784" calcext:value-type="float">
            <text:p>516784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77" calcext:value-type="float">
            <text:p>77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11</text:p>
          </table:table-cell>
          <table:table-cell office:value-type="string" calcext:value-type="string">
            <text:p>SEP0154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Spillning</text:p>
          </table:table-cell>
          <table:table-cell office:value-type="float" office:value="7179612" calcext:value-type="float">
            <text:p>7179612</text:p>
          </table:table-cell>
          <table:table-cell office:value-type="float" office:value="512739" calcext:value-type="float">
            <text:p>512739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77" calcext:value-type="float">
            <text:p>77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27</text:p>
          </table:table-cell>
          <table:table-cell office:value-type="string" calcext:value-type="string">
            <text:p>SEP0164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4</text:p>
          </table:table-cell>
          <table:table-cell office:value-type="string" calcext:value-type="string">
            <text:p>Spillning</text:p>
          </table:table-cell>
          <table:table-cell office:value-type="float" office:value="7148234" calcext:value-type="float">
            <text:p>7148234</text:p>
          </table:table-cell>
          <table:table-cell office:value-type="float" office:value="574968" calcext:value-type="float">
            <text:p>574968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28" calcext:value-type="float">
            <text:p>228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15</text:p>
          </table:table-cell>
          <table:table-cell office:value-type="string" calcext:value-type="string">
            <text:p>SEP01608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Spillning</text:p>
          </table:table-cell>
          <table:table-cell office:value-type="float" office:value="7158297" calcext:value-type="float">
            <text:p>7158297</text:p>
          </table:table-cell>
          <table:table-cell office:value-type="float" office:value="613588" calcext:value-type="float">
            <text:p>613588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28</text:p>
          </table:table-cell>
          <table:table-cell office:value-type="string" calcext:value-type="string">
            <text:p>SEP0155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7</text:p>
          </table:table-cell>
          <table:table-cell office:value-type="string" calcext:value-type="string">
            <text:p>Spillning</text:p>
          </table:table-cell>
          <table:table-cell office:value-type="float" office:value="7147020" calcext:value-type="float">
            <text:p>7147020</text:p>
          </table:table-cell>
          <table:table-cell office:value-type="float" office:value="679799" calcext:value-type="float">
            <text:p>679799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89</text:p>
          </table:table-cell>
          <table:table-cell office:value-type="string" calcext:value-type="string">
            <text:p>SEP0164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Spillning</text:p>
          </table:table-cell>
          <table:table-cell office:value-type="float" office:value="7145154" calcext:value-type="float">
            <text:p>7145154</text:p>
          </table:table-cell>
          <table:table-cell office:value-type="float" office:value="676757" calcext:value-type="float">
            <text:p>676757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60</text:p>
          </table:table-cell>
          <table:table-cell office:value-type="string" calcext:value-type="string">
            <text:p>SEP01545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Spillning</text:p>
          </table:table-cell>
          <table:table-cell office:value-type="float" office:value="7164145" calcext:value-type="float">
            <text:p>7164145</text:p>
          </table:table-cell>
          <table:table-cell office:value-type="float" office:value="704653" calcext:value-type="float">
            <text:p>704653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228</text:p>
          </table:table-cell>
          <table:table-cell office:value-type="string" calcext:value-type="string">
            <text:p>SEP01624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24</text:p>
          </table:table-cell>
          <table:table-cell office:value-type="string" calcext:value-type="string">
            <text:p>Spillning</text:p>
          </table:table-cell>
          <table:table-cell office:value-type="float" office:value="7154116" calcext:value-type="float">
            <text:p>7154116</text:p>
          </table:table-cell>
          <table:table-cell office:value-type="float" office:value="699252" calcext:value-type="float">
            <text:p>699252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017</text:p>
          </table:table-cell>
          <table:table-cell office:value-type="string" calcext:value-type="string">
            <text:p>SEP01607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Spillning</text:p>
          </table:table-cell>
          <table:table-cell office:value-type="float" office:value="7133717" calcext:value-type="float">
            <text:p>7133717</text:p>
          </table:table-cell>
          <table:table-cell office:value-type="float" office:value="609634" calcext:value-type="float">
            <text:p>609634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82" calcext:value-type="float">
            <text:p>82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260</text:p>
          </table:table-cell>
          <table:table-cell office:value-type="string" calcext:value-type="string">
            <text:p>SEP01577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1</text:p>
          </table:table-cell>
          <table:table-cell office:value-type="string" calcext:value-type="string">
            <text:p>Spillning</text:p>
          </table:table-cell>
          <table:table-cell office:value-type="float" office:value="7133579" calcext:value-type="float">
            <text:p>7133579</text:p>
          </table:table-cell>
          <table:table-cell office:value-type="float" office:value="609842" calcext:value-type="float">
            <text:p>609842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82" calcext:value-type="float">
            <text:p>82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01</text:p>
          </table:table-cell>
          <table:table-cell office:value-type="string" calcext:value-type="string">
            <text:p>SEP01636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Spillning</text:p>
          </table:table-cell>
          <table:table-cell office:value-type="float" office:value="7149033" calcext:value-type="float">
            <text:p>7149033</text:p>
          </table:table-cell>
          <table:table-cell office:value-type="float" office:value="606330" calcext:value-type="float">
            <text:p>606330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82" calcext:value-type="float">
            <text:p>82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09</text:p>
          </table:table-cell>
          <table:table-cell office:value-type="string" calcext:value-type="string">
            <text:p>SEP01556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1</text:p>
          </table:table-cell>
          <table:table-cell office:value-type="string" calcext:value-type="string">
            <text:p>Spillning</text:p>
          </table:table-cell>
          <table:table-cell office:value-type="float" office:value="7202516" calcext:value-type="float">
            <text:p>7202516</text:p>
          </table:table-cell>
          <table:table-cell office:value-type="float" office:value="636726" calcext:value-type="float">
            <text:p>636726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85" calcext:value-type="float">
            <text:p>85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08</text:p>
          </table:table-cell>
          <table:table-cell office:value-type="string" calcext:value-type="string">
            <text:p>SEP01556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1</text:p>
          </table:table-cell>
          <table:table-cell office:value-type="string" calcext:value-type="string">
            <text:p>Spillning</text:p>
          </table:table-cell>
          <table:table-cell office:value-type="float" office:value="7202245" calcext:value-type="float">
            <text:p>7202245</text:p>
          </table:table-cell>
          <table:table-cell office:value-type="float" office:value="636573" calcext:value-type="float">
            <text:p>636573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86" calcext:value-type="float">
            <text:p>86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25</text:p>
          </table:table-cell>
          <table:table-cell office:value-type="string" calcext:value-type="string">
            <text:p>SEP01556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Spillning</text:p>
          </table:table-cell>
          <table:table-cell office:value-type="float" office:value="7202712" calcext:value-type="float">
            <text:p>7202712</text:p>
          </table:table-cell>
          <table:table-cell office:value-type="float" office:value="635976" calcext:value-type="float">
            <text:p>635976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86" calcext:value-type="float">
            <text:p>86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28</text:p>
          </table:table-cell>
          <table:table-cell office:value-type="string" calcext:value-type="string">
            <text:p>SEP01556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Spillning</text:p>
          </table:table-cell>
          <table:table-cell office:value-type="float" office:value="7206756" calcext:value-type="float">
            <text:p>7206756</text:p>
          </table:table-cell>
          <table:table-cell office:value-type="float" office:value="632411" calcext:value-type="float">
            <text:p>632411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86" calcext:value-type="float">
            <text:p>86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50</text:p>
          </table:table-cell>
          <table:table-cell office:value-type="string" calcext:value-type="string">
            <text:p>SEP01589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5</text:p>
          </table:table-cell>
          <table:table-cell office:value-type="string" calcext:value-type="string">
            <text:p>Spillning</text:p>
          </table:table-cell>
          <table:table-cell office:value-type="float" office:value="7206895" calcext:value-type="float">
            <text:p>7206895</text:p>
          </table:table-cell>
          <table:table-cell office:value-type="float" office:value="632312" calcext:value-type="float">
            <text:p>632312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86" calcext:value-type="float">
            <text:p>86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80</text:p>
          </table:table-cell>
          <table:table-cell office:value-type="string" calcext:value-type="string">
            <text:p>SEP01533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5</text:p>
          </table:table-cell>
          <table:table-cell office:value-type="string" calcext:value-type="string">
            <text:p>Spillning</text:p>
          </table:table-cell>
          <table:table-cell office:value-type="float" office:value="7214539" calcext:value-type="float">
            <text:p>7214539</text:p>
          </table:table-cell>
          <table:table-cell office:value-type="float" office:value="622697" calcext:value-type="float">
            <text:p>622697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86" calcext:value-type="float">
            <text:p>86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003</text:p>
          </table:table-cell>
          <table:table-cell office:value-type="string" calcext:value-type="string">
            <text:p>SEP016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Spillning</text:p>
          </table:table-cell>
          <table:table-cell office:value-type="float" office:value="7163862" calcext:value-type="float">
            <text:p>7163862</text:p>
          </table:table-cell>
          <table:table-cell office:value-type="float" office:value="562972" calcext:value-type="float">
            <text:p>562972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87" calcext:value-type="float">
            <text:p>87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153</text:p>
          </table:table-cell>
          <table:table-cell office:value-type="string" calcext:value-type="string">
            <text:p>SEP01558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1</text:p>
          </table:table-cell>
          <table:table-cell office:value-type="string" calcext:value-type="string">
            <text:p>Spillning</text:p>
          </table:table-cell>
          <table:table-cell office:value-type="float" office:value="7144070" calcext:value-type="float">
            <text:p>7144070</text:p>
          </table:table-cell>
          <table:table-cell office:value-type="float" office:value="552962" calcext:value-type="float">
            <text:p>552962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88" calcext:value-type="float">
            <text:p>88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54</text:p>
          </table:table-cell>
          <table:table-cell office:value-type="string" calcext:value-type="string">
            <text:p>SEP01554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Spillning</text:p>
          </table:table-cell>
          <table:table-cell office:value-type="float" office:value="7150898" calcext:value-type="float">
            <text:p>7150898</text:p>
          </table:table-cell>
          <table:table-cell office:value-type="float" office:value="556882" calcext:value-type="float">
            <text:p>556882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88" calcext:value-type="float">
            <text:p>88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033</text:p>
          </table:table-cell>
          <table:table-cell office:value-type="string" calcext:value-type="string">
            <text:p>SEP01636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1</text:p>
          </table:table-cell>
          <table:table-cell office:value-type="string" calcext:value-type="string">
            <text:p>Spillning</text:p>
          </table:table-cell>
          <table:table-cell office:value-type="float" office:value="7159722" calcext:value-type="float">
            <text:p>7159722</text:p>
          </table:table-cell>
          <table:table-cell office:value-type="float" office:value="600061" calcext:value-type="float">
            <text:p>600061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90" calcext:value-type="float">
            <text:p>90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48</text:p>
          </table:table-cell>
          <table:table-cell office:value-type="string" calcext:value-type="string">
            <text:p>SEP0162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5</text:p>
          </table:table-cell>
          <table:table-cell office:value-type="string" calcext:value-type="string">
            <text:p>Spillning</text:p>
          </table:table-cell>
          <table:table-cell office:value-type="float" office:value="7267669" calcext:value-type="float">
            <text:p>7267669</text:p>
          </table:table-cell>
          <table:table-cell office:value-type="float" office:value="536134" calcext:value-type="float">
            <text:p>536134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76</text:p>
          </table:table-cell>
          <table:table-cell office:value-type="string" calcext:value-type="string">
            <text:p>SEP0163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4</text:p>
          </table:table-cell>
          <table:table-cell office:value-type="string" calcext:value-type="string">
            <text:p>Spillning</text:p>
          </table:table-cell>
          <table:table-cell office:value-type="float" office:value="7270372" calcext:value-type="float">
            <text:p>7270372</text:p>
          </table:table-cell>
          <table:table-cell office:value-type="float" office:value="531933" calcext:value-type="float">
            <text:p>531933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73</text:p>
          </table:table-cell>
          <table:table-cell office:value-type="string" calcext:value-type="string">
            <text:p>SEP01538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3</text:p>
          </table:table-cell>
          <table:table-cell office:value-type="string" calcext:value-type="string">
            <text:p>Spillning</text:p>
          </table:table-cell>
          <table:table-cell office:value-type="float" office:value="7103448" calcext:value-type="float">
            <text:p>7103448</text:p>
          </table:table-cell>
          <table:table-cell office:value-type="float" office:value="596323" calcext:value-type="float">
            <text:p>596323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C0855</text:p>
          </table:table-cell>
          <table:table-cell office:value-type="string" calcext:value-type="string">
            <text:p>SEP0162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5</text:p>
          </table:table-cell>
          <table:table-cell office:value-type="string" calcext:value-type="string">
            <text:p>Spillning</text:p>
          </table:table-cell>
          <table:table-cell office:value-type="float" office:value="7169464" calcext:value-type="float">
            <text:p>7169464</text:p>
          </table:table-cell>
          <table:table-cell office:value-type="float" office:value="653140" calcext:value-type="float">
            <text:p>653140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42</text:p>
          </table:table-cell>
          <table:table-cell office:value-type="string" calcext:value-type="string">
            <text:p>SEP01593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3</text:p>
          </table:table-cell>
          <table:table-cell office:value-type="string" calcext:value-type="string">
            <text:p>Spillning</text:p>
          </table:table-cell>
          <table:table-cell office:value-type="float" office:value="7163493" calcext:value-type="float">
            <text:p>7163493</text:p>
          </table:table-cell>
          <table:table-cell office:value-type="float" office:value="564045" calcext:value-type="float">
            <text:p>564045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30" calcext:value-type="float">
            <text:p>230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77</text:p>
          </table:table-cell>
          <table:table-cell office:value-type="string" calcext:value-type="string">
            <text:p>SEP0155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0</text:p>
          </table:table-cell>
          <table:table-cell office:value-type="string" calcext:value-type="string">
            <text:p>Spillning</text:p>
          </table:table-cell>
          <table:table-cell office:value-type="float" office:value="7139582" calcext:value-type="float">
            <text:p>7139582</text:p>
          </table:table-cell>
          <table:table-cell office:value-type="float" office:value="671715" calcext:value-type="float">
            <text:p>671715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87</text:p>
          </table:table-cell>
          <table:table-cell office:value-type="string" calcext:value-type="string">
            <text:p>SEP0163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5</text:p>
          </table:table-cell>
          <table:table-cell office:value-type="string" calcext:value-type="string">
            <text:p>Spillning</text:p>
          </table:table-cell>
          <table:table-cell office:value-type="float" office:value="7161721" calcext:value-type="float">
            <text:p>7161721</text:p>
          </table:table-cell>
          <table:table-cell office:value-type="float" office:value="664189" calcext:value-type="float">
            <text:p>664189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241</text:p>
          </table:table-cell>
          <table:table-cell office:value-type="string" calcext:value-type="string">
            <text:p>SEP01629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9</text:p>
          </table:table-cell>
          <table:table-cell office:value-type="string" calcext:value-type="string">
            <text:p>Spillning</text:p>
          </table:table-cell>
          <table:table-cell office:value-type="float" office:value="7158821" calcext:value-type="float">
            <text:p>7158821</text:p>
          </table:table-cell>
          <table:table-cell office:value-type="float" office:value="662645" calcext:value-type="float">
            <text:p>662645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61</text:p>
          </table:table-cell>
          <table:table-cell office:value-type="string" calcext:value-type="string">
            <text:p>SEP0157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5</text:p>
          </table:table-cell>
          <table:table-cell office:value-type="string" calcext:value-type="string">
            <text:p>Spillning</text:p>
          </table:table-cell>
          <table:table-cell office:value-type="float" office:value="7268748" calcext:value-type="float">
            <text:p>7268748</text:p>
          </table:table-cell>
          <table:table-cell office:value-type="float" office:value="590717" calcext:value-type="float">
            <text:p>590717</text:p>
          </table:table-cell>
          <table:table-cell office:value-type="string" calcext:value-type="string">
            <text:p>2-2422</text:p>
          </table:table-cell>
          <table:table-cell office:value-type="string" calcext:value-type="string">
            <text:p>Sor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04" calcext:value-type="float">
            <text:p>104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215</text:p>
          </table:table-cell>
          <table:table-cell office:value-type="string" calcext:value-type="string">
            <text:p>SEP01634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Spillning</text:p>
          </table:table-cell>
          <table:table-cell office:value-type="float" office:value="7286964" calcext:value-type="float">
            <text:p>7286964</text:p>
          </table:table-cell>
          <table:table-cell office:value-type="float" office:value="593029" calcext:value-type="float">
            <text:p>593029</text:p>
          </table:table-cell>
          <table:table-cell office:value-type="string" calcext:value-type="string">
            <text:p>2-2422</text:p>
          </table:table-cell>
          <table:table-cell office:value-type="string" calcext:value-type="string">
            <text:p>Sor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07" calcext:value-type="float">
            <text:p>107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71</text:p>
          </table:table-cell>
          <table:table-cell office:value-type="string" calcext:value-type="string">
            <text:p>SEP01569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9</text:p>
          </table:table-cell>
          <table:table-cell office:value-type="string" calcext:value-type="string">
            <text:p>Spillning</text:p>
          </table:table-cell>
          <table:table-cell office:value-type="float" office:value="7280520" calcext:value-type="float">
            <text:p>7280520</text:p>
          </table:table-cell>
          <table:table-cell office:value-type="float" office:value="594528" calcext:value-type="float">
            <text:p>594528</text:p>
          </table:table-cell>
          <table:table-cell office:value-type="string" calcext:value-type="string">
            <text:p>2-2422</text:p>
          </table:table-cell>
          <table:table-cell office:value-type="string" calcext:value-type="string">
            <text:p>Sor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07" calcext:value-type="float">
            <text:p>107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48</text:p>
          </table:table-cell>
          <table:table-cell office:value-type="string" calcext:value-type="string">
            <text:p>SEP01567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8</text:p>
          </table:table-cell>
          <table:table-cell office:value-type="string" calcext:value-type="string">
            <text:p>Spillning</text:p>
          </table:table-cell>
          <table:table-cell office:value-type="float" office:value="7302524" calcext:value-type="float">
            <text:p>7302524</text:p>
          </table:table-cell>
          <table:table-cell office:value-type="float" office:value="570433" calcext:value-type="float">
            <text:p>570433</text:p>
          </table:table-cell>
          <table:table-cell office:value-type="string" calcext:value-type="string">
            <text:p>2-2422</text:p>
          </table:table-cell>
          <table:table-cell office:value-type="string" calcext:value-type="string">
            <text:p>Sor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07" calcext:value-type="float">
            <text:p>107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54" calcext:value-type="float">
            <text:p>2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94</text:p>
          </table:table-cell>
          <table:table-cell office:value-type="string" calcext:value-type="string">
            <text:p>SEP0155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4</text:p>
          </table:table-cell>
          <table:table-cell office:value-type="string" calcext:value-type="string">
            <text:p>Spillning</text:p>
          </table:table-cell>
          <table:table-cell office:value-type="float" office:value="7300366" calcext:value-type="float">
            <text:p>7300366</text:p>
          </table:table-cell>
          <table:table-cell office:value-type="float" office:value="588441" calcext:value-type="float">
            <text:p>588441</text:p>
          </table:table-cell>
          <table:table-cell office:value-type="string" calcext:value-type="string">
            <text:p>2-2422</text:p>
          </table:table-cell>
          <table:table-cell office:value-type="string" calcext:value-type="string">
            <text:p>Sor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07" calcext:value-type="float">
            <text:p>107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54" calcext:value-type="float">
            <text:p>2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44</text:p>
          </table:table-cell>
          <table:table-cell office:value-type="string" calcext:value-type="string">
            <text:p>SEP0157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Spillning</text:p>
          </table:table-cell>
          <table:table-cell office:value-type="float" office:value="7102721" calcext:value-type="float">
            <text:p>7102721</text:p>
          </table:table-cell>
          <table:table-cell office:value-type="float" office:value="718111" calcext:value-type="float">
            <text:p>718111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11" calcext:value-type="float">
            <text:p>111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96</text:p>
          </table:table-cell>
          <table:table-cell office:value-type="string" calcext:value-type="string">
            <text:p>SEP0160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8</text:p>
          </table:table-cell>
          <table:table-cell office:value-type="string" calcext:value-type="string">
            <text:p>Spillning</text:p>
          </table:table-cell>
          <table:table-cell office:value-type="float" office:value="7103085" calcext:value-type="float">
            <text:p>7103085</text:p>
          </table:table-cell>
          <table:table-cell office:value-type="float" office:value="717511" calcext:value-type="float">
            <text:p>717511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11" calcext:value-type="float">
            <text:p>111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00</text:p>
          </table:table-cell>
          <table:table-cell office:value-type="string" calcext:value-type="string">
            <text:p>SEP0157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6</text:p>
          </table:table-cell>
          <table:table-cell office:value-type="string" calcext:value-type="string">
            <text:p>Spillning</text:p>
          </table:table-cell>
          <table:table-cell office:value-type="float" office:value="7103694" calcext:value-type="float">
            <text:p>7103694</text:p>
          </table:table-cell>
          <table:table-cell office:value-type="float" office:value="717103" calcext:value-type="float">
            <text:p>717103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11" calcext:value-type="float">
            <text:p>111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07</text:p>
          </table:table-cell>
          <table:table-cell office:value-type="string" calcext:value-type="string">
            <text:p>SEP01570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5</text:p>
          </table:table-cell>
          <table:table-cell office:value-type="string" calcext:value-type="string">
            <text:p>Spillning</text:p>
          </table:table-cell>
          <table:table-cell office:value-type="float" office:value="7104992" calcext:value-type="float">
            <text:p>7104992</text:p>
          </table:table-cell>
          <table:table-cell office:value-type="float" office:value="716230" calcext:value-type="float">
            <text:p>716230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11" calcext:value-type="float">
            <text:p>111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27</text:p>
          </table:table-cell>
          <table:table-cell office:value-type="string" calcext:value-type="string">
            <text:p>SEP01570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5</text:p>
          </table:table-cell>
          <table:table-cell office:value-type="string" calcext:value-type="string">
            <text:p>Spillning</text:p>
          </table:table-cell>
          <table:table-cell office:value-type="float" office:value="7099796" calcext:value-type="float">
            <text:p>7099796</text:p>
          </table:table-cell>
          <table:table-cell office:value-type="float" office:value="718241" calcext:value-type="float">
            <text:p>718241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11" calcext:value-type="float">
            <text:p>111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202</text:p>
          </table:table-cell>
          <table:table-cell office:value-type="string" calcext:value-type="string">
            <text:p>SEP01598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Spillning</text:p>
          </table:table-cell>
          <table:table-cell office:value-type="float" office:value="7107142" calcext:value-type="float">
            <text:p>7107142</text:p>
          </table:table-cell>
          <table:table-cell office:value-type="float" office:value="713581" calcext:value-type="float">
            <text:p>713581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11" calcext:value-type="float">
            <text:p>111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232</text:p>
          </table:table-cell>
          <table:table-cell office:value-type="string" calcext:value-type="string">
            <text:p>SEP0157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26</text:p>
          </table:table-cell>
          <table:table-cell office:value-type="string" calcext:value-type="string">
            <text:p>Spillning</text:p>
          </table:table-cell>
          <table:table-cell office:value-type="float" office:value="7099816" calcext:value-type="float">
            <text:p>7099816</text:p>
          </table:table-cell>
          <table:table-cell office:value-type="float" office:value="718213" calcext:value-type="float">
            <text:p>718213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11" calcext:value-type="float">
            <text:p>111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55</text:p>
          </table:table-cell>
          <table:table-cell office:value-type="string" calcext:value-type="string">
            <text:p>SEP0157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1</text:p>
          </table:table-cell>
          <table:table-cell office:value-type="string" calcext:value-type="string">
            <text:p>Spillning</text:p>
          </table:table-cell>
          <table:table-cell office:value-type="float" office:value="7080579" calcext:value-type="float">
            <text:p>7080579</text:p>
          </table:table-cell>
          <table:table-cell office:value-type="float" office:value="698375" calcext:value-type="float">
            <text:p>698375</text:p>
          </table:table-cell>
          <table:table-cell office:value-type="string" calcext:value-type="string">
            <text:p>2-2401</text:p>
          </table:table-cell>
          <table:table-cell office:value-type="string" calcext:value-type="string">
            <text:p>Nordmaling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13" calcext:value-type="float">
            <text:p>113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233</text:p>
          </table:table-cell>
          <table:table-cell office:value-type="string" calcext:value-type="string">
            <text:p>SEP01639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1</text:p>
          </table:table-cell>
          <table:table-cell office:value-type="string" calcext:value-type="string">
            <text:p>Spillning</text:p>
          </table:table-cell>
          <table:table-cell office:value-type="float" office:value="7080556" calcext:value-type="float">
            <text:p>7080556</text:p>
          </table:table-cell>
          <table:table-cell office:value-type="float" office:value="698419" calcext:value-type="float">
            <text:p>698419</text:p>
          </table:table-cell>
          <table:table-cell office:value-type="string" calcext:value-type="string">
            <text:p>2-2401</text:p>
          </table:table-cell>
          <table:table-cell office:value-type="string" calcext:value-type="string">
            <text:p>Nordmaling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13" calcext:value-type="float">
            <text:p>113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36</text:p>
          </table:table-cell>
          <table:table-cell office:value-type="string" calcext:value-type="string">
            <text:p>SEP01579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Spillning</text:p>
          </table:table-cell>
          <table:table-cell office:value-type="float" office:value="7084204" calcext:value-type="float">
            <text:p>7084204</text:p>
          </table:table-cell>
          <table:table-cell office:value-type="float" office:value="693256" calcext:value-type="float">
            <text:p>693256</text:p>
          </table:table-cell>
          <table:table-cell office:value-type="string" calcext:value-type="string">
            <text:p>2-2401</text:p>
          </table:table-cell>
          <table:table-cell office:value-type="string" calcext:value-type="string">
            <text:p>Nordmaling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13" calcext:value-type="float">
            <text:p>113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24</text:p>
          </table:table-cell>
          <table:table-cell office:value-type="string" calcext:value-type="string">
            <text:p>SEP01598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5</text:p>
          </table:table-cell>
          <table:table-cell office:value-type="string" calcext:value-type="string">
            <text:p>Spillning</text:p>
          </table:table-cell>
          <table:table-cell office:value-type="float" office:value="7129650" calcext:value-type="float">
            <text:p>7129650</text:p>
          </table:table-cell>
          <table:table-cell office:value-type="float" office:value="781857" calcext:value-type="float">
            <text:p>781857</text:p>
          </table:table-cell>
          <table:table-cell office:value-type="string" calcext:value-type="string">
            <text:p>2-2409</text:p>
          </table:table-cell>
          <table:table-cell office:value-type="string" calcext:value-type="string">
            <text:p>Robertsfors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14" calcext:value-type="float">
            <text:p>114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312</text:p>
          </table:table-cell>
          <table:table-cell office:value-type="string" calcext:value-type="string">
            <text:p>SEP01525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116187" calcext:value-type="float">
            <text:p>7116187</text:p>
          </table:table-cell>
          <table:table-cell office:value-type="float" office:value="580736" calcext:value-type="float">
            <text:p>580736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16" calcext:value-type="float">
            <text:p>116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03</text:p>
          </table:table-cell>
          <table:table-cell office:value-type="string" calcext:value-type="string">
            <text:p>SEP01557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Spillning</text:p>
          </table:table-cell>
          <table:table-cell office:value-type="float" office:value="7116718" calcext:value-type="float">
            <text:p>7116718</text:p>
          </table:table-cell>
          <table:table-cell office:value-type="float" office:value="580354" calcext:value-type="float">
            <text:p>580354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16" calcext:value-type="float">
            <text:p>116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72</text:p>
          </table:table-cell>
          <table:table-cell office:value-type="string" calcext:value-type="string">
            <text:p>SEP01588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Spillning</text:p>
          </table:table-cell>
          <table:table-cell office:value-type="float" office:value="7168366" calcext:value-type="float">
            <text:p>7168366</text:p>
          </table:table-cell>
          <table:table-cell office:value-type="float" office:value="754631" calcext:value-type="float">
            <text:p>754631</text:p>
          </table:table-cell>
          <table:table-cell office:value-type="string" calcext:value-type="string">
            <text:p>2-2482</text:p>
          </table:table-cell>
          <table:table-cell office:value-type="string" calcext:value-type="string">
            <text:p>Skellefteå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18" calcext:value-type="float">
            <text:p>118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42</text:p>
          </table:table-cell>
          <table:table-cell office:value-type="string" calcext:value-type="string">
            <text:p>SEP01626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Spillning</text:p>
          </table:table-cell>
          <table:table-cell office:value-type="float" office:value="7185170" calcext:value-type="float">
            <text:p>7185170</text:p>
          </table:table-cell>
          <table:table-cell office:value-type="float" office:value="733978" calcext:value-type="float">
            <text:p>733978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18" calcext:value-type="float">
            <text:p>118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68</text:p>
          </table:table-cell>
          <table:table-cell office:value-type="string" calcext:value-type="string">
            <text:p>SEP01588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Spillning</text:p>
          </table:table-cell>
          <table:table-cell office:value-type="float" office:value="7169626" calcext:value-type="float">
            <text:p>7169626</text:p>
          </table:table-cell>
          <table:table-cell office:value-type="float" office:value="759494" calcext:value-type="float">
            <text:p>759494</text:p>
          </table:table-cell>
          <table:table-cell office:value-type="string" calcext:value-type="string">
            <text:p>2-2482</text:p>
          </table:table-cell>
          <table:table-cell office:value-type="string" calcext:value-type="string">
            <text:p>Skellefteå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18" calcext:value-type="float">
            <text:p>118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950</text:p>
          </table:table-cell>
          <table:table-cell office:value-type="string" calcext:value-type="string">
            <text:p>SEP01529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7</text:p>
          </table:table-cell>
          <table:table-cell office:value-type="string" calcext:value-type="string">
            <text:p>Spillning</text:p>
          </table:table-cell>
          <table:table-cell office:value-type="float" office:value="7189289" calcext:value-type="float">
            <text:p>7189289</text:p>
          </table:table-cell>
          <table:table-cell office:value-type="float" office:value="730847" calcext:value-type="float">
            <text:p>730847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18" calcext:value-type="float">
            <text:p>118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72</text:p>
          </table:table-cell>
          <table:table-cell office:value-type="string" calcext:value-type="string">
            <text:p>SEP01579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Spillning</text:p>
          </table:table-cell>
          <table:table-cell office:value-type="float" office:value="7118135" calcext:value-type="float">
            <text:p>7118135</text:p>
          </table:table-cell>
          <table:table-cell office:value-type="float" office:value="689452" calcext:value-type="float">
            <text:p>689452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19" calcext:value-type="float">
            <text:p>119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31</text:p>
          </table:table-cell>
          <table:table-cell office:value-type="string" calcext:value-type="string">
            <text:p>SEP0153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5</text:p>
          </table:table-cell>
          <table:table-cell office:value-type="string" calcext:value-type="string">
            <text:p>Spillning</text:p>
          </table:table-cell>
          <table:table-cell office:value-type="float" office:value="7298706" calcext:value-type="float">
            <text:p>7298706</text:p>
          </table:table-cell>
          <table:table-cell office:value-type="float" office:value="590060" calcext:value-type="float">
            <text:p>590060</text:p>
          </table:table-cell>
          <table:table-cell office:value-type="string" calcext:value-type="string">
            <text:p>2-2422</text:p>
          </table:table-cell>
          <table:table-cell office:value-type="string" calcext:value-type="string">
            <text:p>Sor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24" calcext:value-type="float">
            <text:p>124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79</text:p>
          </table:table-cell>
          <table:table-cell office:value-type="string" calcext:value-type="string">
            <text:p>SEP01636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1</text:p>
          </table:table-cell>
          <table:table-cell office:value-type="string" calcext:value-type="string">
            <text:p>Spillning</text:p>
          </table:table-cell>
          <table:table-cell office:value-type="float" office:value="7191472" calcext:value-type="float">
            <text:p>7191472</text:p>
          </table:table-cell>
          <table:table-cell office:value-type="float" office:value="551939" calcext:value-type="float">
            <text:p>551939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25" calcext:value-type="float">
            <text:p>125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322</text:p>
          </table:table-cell>
          <table:table-cell office:value-type="string" calcext:value-type="string">
            <text:p>SEP01577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190246" calcext:value-type="float">
            <text:p>7190246</text:p>
          </table:table-cell>
          <table:table-cell office:value-type="float" office:value="556706" calcext:value-type="float">
            <text:p>556706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25" calcext:value-type="float">
            <text:p>125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61</text:p>
          </table:table-cell>
          <table:table-cell office:value-type="string" calcext:value-type="string">
            <text:p>SEP0155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188770" calcext:value-type="float">
            <text:p>7188770</text:p>
          </table:table-cell>
          <table:table-cell office:value-type="float" office:value="561106" calcext:value-type="float">
            <text:p>561106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25" calcext:value-type="float">
            <text:p>125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242</text:p>
          </table:table-cell>
          <table:table-cell office:value-type="string" calcext:value-type="string">
            <text:p>SEP01607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3</text:p>
          </table:table-cell>
          <table:table-cell office:value-type="string" calcext:value-type="string">
            <text:p>Spillning</text:p>
          </table:table-cell>
          <table:table-cell office:value-type="float" office:value="7086375" calcext:value-type="float">
            <text:p>7086375</text:p>
          </table:table-cell>
          <table:table-cell office:value-type="float" office:value="682713" calcext:value-type="float">
            <text:p>682713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29" calcext:value-type="float">
            <text:p>129</text:p>
          </table:table-cell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92</text:p>
          </table:table-cell>
          <table:table-cell office:value-type="string" calcext:value-type="string">
            <text:p>SEP0157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0</text:p>
          </table:table-cell>
          <table:table-cell office:value-type="string" calcext:value-type="string">
            <text:p>Spillning</text:p>
          </table:table-cell>
          <table:table-cell office:value-type="float" office:value="7082849" calcext:value-type="float">
            <text:p>7082849</text:p>
          </table:table-cell>
          <table:table-cell office:value-type="float" office:value="682460" calcext:value-type="float">
            <text:p>682460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29" calcext:value-type="float">
            <text:p>129</text:p>
          </table:table-cell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55</text:p>
          </table:table-cell>
          <table:table-cell office:value-type="string" calcext:value-type="string">
            <text:p>SEP0154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086156" calcext:value-type="float">
            <text:p>7086156</text:p>
          </table:table-cell>
          <table:table-cell office:value-type="float" office:value="681265" calcext:value-type="float">
            <text:p>681265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29" calcext:value-type="float">
            <text:p>129</text:p>
          </table:table-cell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59</text:p>
          </table:table-cell>
          <table:table-cell office:value-type="string" calcext:value-type="string">
            <text:p>SEP01573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3</text:p>
          </table:table-cell>
          <table:table-cell office:value-type="string" calcext:value-type="string">
            <text:p>Spillning</text:p>
          </table:table-cell>
          <table:table-cell office:value-type="float" office:value="7084728" calcext:value-type="float">
            <text:p>7084728</text:p>
          </table:table-cell>
          <table:table-cell office:value-type="float" office:value="684739" calcext:value-type="float">
            <text:p>684739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29" calcext:value-type="float">
            <text:p>129</text:p>
          </table:table-cell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60</text:p>
          </table:table-cell>
          <table:table-cell office:value-type="string" calcext:value-type="string">
            <text:p>SEP0157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Spillning</text:p>
          </table:table-cell>
          <table:table-cell office:value-type="float" office:value="7085829" calcext:value-type="float">
            <text:p>7085829</text:p>
          </table:table-cell>
          <table:table-cell office:value-type="float" office:value="682728" calcext:value-type="float">
            <text:p>682728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29" calcext:value-type="float">
            <text:p>129</text:p>
          </table:table-cell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13</text:p>
          </table:table-cell>
          <table:table-cell office:value-type="string" calcext:value-type="string">
            <text:p>SEP01576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Spillning</text:p>
          </table:table-cell>
          <table:table-cell office:value-type="float" office:value="7172277" calcext:value-type="float">
            <text:p>7172277</text:p>
          </table:table-cell>
          <table:table-cell office:value-type="float" office:value="586389" calcext:value-type="float">
            <text:p>586389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30" calcext:value-type="float">
            <text:p>130</text:p>
          </table:table-cell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18</text:p>
          </table:table-cell>
          <table:table-cell office:value-type="string" calcext:value-type="string">
            <text:p>SEP01535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3</text:p>
          </table:table-cell>
          <table:table-cell office:value-type="string" calcext:value-type="string">
            <text:p>Spillning</text:p>
          </table:table-cell>
          <table:table-cell office:value-type="float" office:value="7219653" calcext:value-type="float">
            <text:p>7219653</text:p>
          </table:table-cell>
          <table:table-cell office:value-type="float" office:value="644107" calcext:value-type="float">
            <text:p>644107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32" calcext:value-type="float">
            <text:p>132</text:p>
          </table:table-cell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59</text:p>
          </table:table-cell>
          <table:table-cell office:value-type="string" calcext:value-type="string">
            <text:p>SEP0161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Spillning</text:p>
          </table:table-cell>
          <table:table-cell office:value-type="float" office:value="7214994" calcext:value-type="float">
            <text:p>7214994</text:p>
          </table:table-cell>
          <table:table-cell office:value-type="float" office:value="651807" calcext:value-type="float">
            <text:p>651807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32" calcext:value-type="float">
            <text:p>132</text:p>
          </table:table-cell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74</text:p>
          </table:table-cell>
          <table:table-cell office:value-type="string" calcext:value-type="string">
            <text:p>SEP0164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Spillning</text:p>
          </table:table-cell>
          <table:table-cell office:value-type="float" office:value="7191674" calcext:value-type="float">
            <text:p>7191674</text:p>
          </table:table-cell>
          <table:table-cell office:value-type="float" office:value="626104" calcext:value-type="float">
            <text:p>626104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33" calcext:value-type="float">
            <text:p>133</text:p>
          </table:table-cell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84</text:p>
          </table:table-cell>
          <table:table-cell office:value-type="string" calcext:value-type="string">
            <text:p>SEP0158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Spillning</text:p>
          </table:table-cell>
          <table:table-cell office:value-type="float" office:value="7276440" calcext:value-type="float">
            <text:p>7276440</text:p>
          </table:table-cell>
          <table:table-cell office:value-type="float" office:value="575079" calcext:value-type="float">
            <text:p>575079</text:p>
          </table:table-cell>
          <table:table-cell office:value-type="string" calcext:value-type="string">
            <text:p>2-2422</text:p>
          </table:table-cell>
          <table:table-cell office:value-type="string" calcext:value-type="string">
            <text:p>Sor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34" calcext:value-type="float">
            <text:p>134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524</text:p>
          </table:table-cell>
          <table:table-cell office:value-type="string" calcext:value-type="string">
            <text:p>SEP01607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1</text:p>
          </table:table-cell>
          <table:table-cell office:value-type="string" calcext:value-type="string">
            <text:p>Spillning</text:p>
          </table:table-cell>
          <table:table-cell office:value-type="float" office:value="7091389" calcext:value-type="float">
            <text:p>7091389</text:p>
          </table:table-cell>
          <table:table-cell office:value-type="float" office:value="674912" calcext:value-type="float">
            <text:p>674912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35" calcext:value-type="float">
            <text:p>135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230" calcext:value-type="float">
            <text:p>230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70</text:p>
          </table:table-cell>
          <table:table-cell office:value-type="string" calcext:value-type="string">
            <text:p>SEP0153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6</text:p>
          </table:table-cell>
          <table:table-cell office:value-type="string" calcext:value-type="string">
            <text:p>Spillning</text:p>
          </table:table-cell>
          <table:table-cell office:value-type="float" office:value="7224794" calcext:value-type="float">
            <text:p>7224794</text:p>
          </table:table-cell>
          <table:table-cell office:value-type="float" office:value="642886" calcext:value-type="float">
            <text:p>642886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37" calcext:value-type="float">
            <text:p>137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02</text:p>
          </table:table-cell>
          <table:table-cell office:value-type="string" calcext:value-type="string">
            <text:p>SEP0162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0</text:p>
          </table:table-cell>
          <table:table-cell office:value-type="string" calcext:value-type="string">
            <text:p>Spillning</text:p>
          </table:table-cell>
          <table:table-cell office:value-type="float" office:value="7219599" calcext:value-type="float">
            <text:p>7219599</text:p>
          </table:table-cell>
          <table:table-cell office:value-type="float" office:value="643139" calcext:value-type="float">
            <text:p>643139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37" calcext:value-type="float">
            <text:p>137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299</text:p>
          </table:table-cell>
          <table:table-cell office:value-type="string" calcext:value-type="string">
            <text:p>SEP0154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3</text:p>
          </table:table-cell>
          <table:table-cell office:value-type="string" calcext:value-type="string">
            <text:p>Spillning</text:p>
          </table:table-cell>
          <table:table-cell office:value-type="float" office:value="7166850" calcext:value-type="float">
            <text:p>7166850</text:p>
          </table:table-cell>
          <table:table-cell office:value-type="float" office:value="645668" calcext:value-type="float">
            <text:p>645668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595</text:p>
          </table:table-cell>
          <table:table-cell office:value-type="string" calcext:value-type="string">
            <text:p>SEP0164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1</text:p>
          </table:table-cell>
          <table:table-cell office:value-type="string" calcext:value-type="string">
            <text:p>Spillning</text:p>
          </table:table-cell>
          <table:table-cell office:value-type="float" office:value="7171473" calcext:value-type="float">
            <text:p>7171473</text:p>
          </table:table-cell>
          <table:table-cell office:value-type="float" office:value="654638" calcext:value-type="float">
            <text:p>654638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41" calcext:value-type="float">
            <text:p>141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99</text:p>
          </table:table-cell>
          <table:table-cell office:value-type="string" calcext:value-type="string">
            <text:p>SEP01624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Spillning</text:p>
          </table:table-cell>
          <table:table-cell office:value-type="float" office:value="7174206" calcext:value-type="float">
            <text:p>7174206</text:p>
          </table:table-cell>
          <table:table-cell office:value-type="float" office:value="661808" calcext:value-type="float">
            <text:p>661808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41" calcext:value-type="float">
            <text:p>141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72</text:p>
          </table:table-cell>
          <table:table-cell office:value-type="string" calcext:value-type="string">
            <text:p>SEP0161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4</text:p>
          </table:table-cell>
          <table:table-cell office:value-type="string" calcext:value-type="string">
            <text:p>Spillning</text:p>
          </table:table-cell>
          <table:table-cell office:value-type="float" office:value="7157978" calcext:value-type="float">
            <text:p>7157978</text:p>
          </table:table-cell>
          <table:table-cell office:value-type="float" office:value="655035" calcext:value-type="float">
            <text:p>655035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41" calcext:value-type="float">
            <text:p>141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38</text:p>
          </table:table-cell>
          <table:table-cell office:value-type="string" calcext:value-type="string">
            <text:p>SEP01636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6</text:p>
          </table:table-cell>
          <table:table-cell office:value-type="string" calcext:value-type="string">
            <text:p>Spillning</text:p>
          </table:table-cell>
          <table:table-cell office:value-type="float" office:value="7157977" calcext:value-type="float">
            <text:p>7157977</text:p>
          </table:table-cell>
          <table:table-cell office:value-type="float" office:value="655036" calcext:value-type="float">
            <text:p>655036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41" calcext:value-type="float">
            <text:p>141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63</text:p>
          </table:table-cell>
          <table:table-cell office:value-type="string" calcext:value-type="string">
            <text:p>SEP0160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Spillning</text:p>
          </table:table-cell>
          <table:table-cell office:value-type="float" office:value="7090409" calcext:value-type="float">
            <text:p>7090409</text:p>
          </table:table-cell>
          <table:table-cell office:value-type="float" office:value="675672" calcext:value-type="float">
            <text:p>675672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8" calcext:value-type="float">
            <text:p>178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35</text:p>
          </table:table-cell>
          <table:table-cell office:value-type="string" calcext:value-type="string">
            <text:p>SEP0157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Spillning</text:p>
          </table:table-cell>
          <table:table-cell office:value-type="float" office:value="7098186" calcext:value-type="float">
            <text:p>7098186</text:p>
          </table:table-cell>
          <table:table-cell office:value-type="float" office:value="672213" calcext:value-type="float">
            <text:p>672213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9" calcext:value-type="float">
            <text:p>179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57</text:p>
          </table:table-cell>
          <table:table-cell office:value-type="string" calcext:value-type="string">
            <text:p>SEP01607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Spillning</text:p>
          </table:table-cell>
          <table:table-cell office:value-type="float" office:value="7090339" calcext:value-type="float">
            <text:p>7090339</text:p>
          </table:table-cell>
          <table:table-cell office:value-type="float" office:value="675722" calcext:value-type="float">
            <text:p>675722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8" calcext:value-type="float">
            <text:p>178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09</text:p>
          </table:table-cell>
          <table:table-cell office:value-type="string" calcext:value-type="string">
            <text:p>SEP01628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Spillning</text:p>
          </table:table-cell>
          <table:table-cell office:value-type="float" office:value="7105444" calcext:value-type="float">
            <text:p>7105444</text:p>
          </table:table-cell>
          <table:table-cell office:value-type="float" office:value="678293" calcext:value-type="float">
            <text:p>678293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8" calcext:value-type="float">
            <text:p>178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61</text:p>
          </table:table-cell>
          <table:table-cell office:value-type="string" calcext:value-type="string">
            <text:p>SEP01609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2</text:p>
          </table:table-cell>
          <table:table-cell office:value-type="string" calcext:value-type="string">
            <text:p>Spillning</text:p>
          </table:table-cell>
          <table:table-cell office:value-type="float" office:value="7088991" calcext:value-type="float">
            <text:p>7088991</text:p>
          </table:table-cell>
          <table:table-cell office:value-type="float" office:value="677515" calcext:value-type="float">
            <text:p>677515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8" calcext:value-type="float">
            <text:p>178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04</text:p>
          </table:table-cell>
          <table:table-cell office:value-type="string" calcext:value-type="string">
            <text:p>SEP0164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178667" calcext:value-type="float">
            <text:p>7178667</text:p>
          </table:table-cell>
          <table:table-cell office:value-type="float" office:value="636065" calcext:value-type="float">
            <text:p>636065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47" calcext:value-type="float">
            <text:p>147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92</text:p>
          </table:table-cell>
          <table:table-cell office:value-type="string" calcext:value-type="string">
            <text:p>SEP0159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Spillning</text:p>
          </table:table-cell>
          <table:table-cell office:value-type="float" office:value="7161000" calcext:value-type="float">
            <text:p>7161000</text:p>
          </table:table-cell>
          <table:table-cell office:value-type="float" office:value="577986" calcext:value-type="float">
            <text:p>577986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271</text:p>
          </table:table-cell>
          <table:table-cell office:value-type="string" calcext:value-type="string">
            <text:p>SEP01638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4</text:p>
          </table:table-cell>
          <table:table-cell office:value-type="string" calcext:value-type="string">
            <text:p>Spillning</text:p>
          </table:table-cell>
          <table:table-cell office:value-type="float" office:value="7137226" calcext:value-type="float">
            <text:p>7137226</text:p>
          </table:table-cell>
          <table:table-cell office:value-type="float" office:value="675874" calcext:value-type="float">
            <text:p>675874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4" calcext:value-type="float">
            <text:p>244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23</text:p>
          </table:table-cell>
          <table:table-cell office:value-type="string" calcext:value-type="string">
            <text:p>SEP01557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1</text:p>
          </table:table-cell>
          <table:table-cell office:value-type="string" calcext:value-type="string">
            <text:p>Spillning</text:p>
          </table:table-cell>
          <table:table-cell office:value-type="float" office:value="7136723" calcext:value-type="float">
            <text:p>7136723</text:p>
          </table:table-cell>
          <table:table-cell office:value-type="float" office:value="677285" calcext:value-type="float">
            <text:p>677285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4" calcext:value-type="float">
            <text:p>244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142</text:p>
          </table:table-cell>
          <table:table-cell office:value-type="string" calcext:value-type="string">
            <text:p>SEP0162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rt. Typ bark. Lätt lätt blåfärgat.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1</text:p>
          </table:table-cell>
          <table:table-cell office:value-type="string" calcext:value-type="string">
            <text:p>Spillning</text:p>
          </table:table-cell>
          <table:table-cell office:value-type="float" office:value="7206566" calcext:value-type="float">
            <text:p>7206566</text:p>
          </table:table-cell>
          <table:table-cell office:value-type="float" office:value="646107" calcext:value-type="float">
            <text:p>646107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52" calcext:value-type="float">
            <text:p>152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10</text:p>
          </table:table-cell>
          <table:table-cell office:value-type="string" calcext:value-type="string">
            <text:p>SEP0161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Spillning</text:p>
          </table:table-cell>
          <table:table-cell office:value-type="float" office:value="7216304" calcext:value-type="float">
            <text:p>7216304</text:p>
          </table:table-cell>
          <table:table-cell office:value-type="float" office:value="675598" calcext:value-type="float">
            <text:p>675598</text:p>
          </table:table-cell>
          <table:table-cell office:value-type="string" calcext:value-type="string">
            <text:p>2-2418</text:p>
          </table:table-cell>
          <table:table-cell office:value-type="string" calcext:value-type="string">
            <text:p>Malå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52" calcext:value-type="float">
            <text:p>152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52</text:p>
          </table:table-cell>
          <table:table-cell office:value-type="string" calcext:value-type="string">
            <text:p>SEP01609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6</text:p>
          </table:table-cell>
          <table:table-cell office:value-type="string" calcext:value-type="string">
            <text:p>Spillning</text:p>
          </table:table-cell>
          <table:table-cell office:value-type="float" office:value="7107397" calcext:value-type="float">
            <text:p>7107397</text:p>
          </table:table-cell>
          <table:table-cell office:value-type="float" office:value="651836" calcext:value-type="float">
            <text:p>651836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53" calcext:value-type="float">
            <text:p>153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26</text:p>
          </table:table-cell>
          <table:table-cell office:value-type="string" calcext:value-type="string">
            <text:p>SEP0158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5</text:p>
          </table:table-cell>
          <table:table-cell office:value-type="string" calcext:value-type="string">
            <text:p>Spillning</text:p>
          </table:table-cell>
          <table:table-cell office:value-type="float" office:value="7268933" calcext:value-type="float">
            <text:p>7268933</text:p>
          </table:table-cell>
          <table:table-cell office:value-type="float" office:value="590686" calcext:value-type="float">
            <text:p>590686</text:p>
          </table:table-cell>
          <table:table-cell office:value-type="string" calcext:value-type="string">
            <text:p>2-2422</text:p>
          </table:table-cell>
          <table:table-cell office:value-type="string" calcext:value-type="string">
            <text:p>Sor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54" calcext:value-type="float">
            <text:p>154</text:p>
          </table:table-cell>
          <table:table-cell office:value-type="float" office:value="182" calcext:value-type="float">
            <text:p>182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82</text:p>
          </table:table-cell>
          <table:table-cell office:value-type="string" calcext:value-type="string">
            <text:p>SEP01639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3</text:p>
          </table:table-cell>
          <table:table-cell office:value-type="string" calcext:value-type="string">
            <text:p>Spillning</text:p>
          </table:table-cell>
          <table:table-cell office:value-type="float" office:value="7137330" calcext:value-type="float">
            <text:p>7137330</text:p>
          </table:table-cell>
          <table:table-cell office:value-type="float" office:value="739656" calcext:value-type="float">
            <text:p>739656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55" calcext:value-type="float">
            <text:p>155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99</text:p>
          </table:table-cell>
          <table:table-cell office:value-type="string" calcext:value-type="string">
            <text:p>SEP0157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6</text:p>
          </table:table-cell>
          <table:table-cell office:value-type="string" calcext:value-type="string">
            <text:p>Spillning</text:p>
          </table:table-cell>
          <table:table-cell office:value-type="float" office:value="7137581" calcext:value-type="float">
            <text:p>7137581</text:p>
          </table:table-cell>
          <table:table-cell office:value-type="float" office:value="739433" calcext:value-type="float">
            <text:p>739433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55" calcext:value-type="float">
            <text:p>155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317</text:p>
          </table:table-cell>
          <table:table-cell office:value-type="string" calcext:value-type="string">
            <text:p>SEP0164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6</text:p>
          </table:table-cell>
          <table:table-cell office:value-type="string" calcext:value-type="string">
            <text:p>Spillning</text:p>
          </table:table-cell>
          <table:table-cell office:value-type="float" office:value="7190303" calcext:value-type="float">
            <text:p>7190303</text:p>
          </table:table-cell>
          <table:table-cell office:value-type="float" office:value="520730" calcext:value-type="float">
            <text:p>520730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56" calcext:value-type="float">
            <text:p>156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571</text:p>
          </table:table-cell>
          <table:table-cell office:value-type="string" calcext:value-type="string">
            <text:p>SEP0158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Spillning</text:p>
          </table:table-cell>
          <table:table-cell office:value-type="float" office:value="7205984" calcext:value-type="float">
            <text:p>7205984</text:p>
          </table:table-cell>
          <table:table-cell office:value-type="float" office:value="514788" calcext:value-type="float">
            <text:p>514788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56" calcext:value-type="float">
            <text:p>156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94</text:p>
          </table:table-cell>
          <table:table-cell office:value-type="string" calcext:value-type="string">
            <text:p>SEP0157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Spillning</text:p>
          </table:table-cell>
          <table:table-cell office:value-type="float" office:value="7125892" calcext:value-type="float">
            <text:p>7125892</text:p>
          </table:table-cell>
          <table:table-cell office:value-type="float" office:value="690474" calcext:value-type="float">
            <text:p>690474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59" calcext:value-type="float">
            <text:p>159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95</text:p>
          </table:table-cell>
          <table:table-cell office:value-type="string" calcext:value-type="string">
            <text:p>SEP0157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Spillning</text:p>
          </table:table-cell>
          <table:table-cell office:value-type="float" office:value="7118372" calcext:value-type="float">
            <text:p>7118372</text:p>
          </table:table-cell>
          <table:table-cell office:value-type="float" office:value="694303" calcext:value-type="float">
            <text:p>694303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59" calcext:value-type="float">
            <text:p>159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09</text:p>
          </table:table-cell>
          <table:table-cell office:value-type="string" calcext:value-type="string">
            <text:p>SEP01557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Spillning</text:p>
          </table:table-cell>
          <table:table-cell office:value-type="float" office:value="7125485" calcext:value-type="float">
            <text:p>7125485</text:p>
          </table:table-cell>
          <table:table-cell office:value-type="float" office:value="687888" calcext:value-type="float">
            <text:p>687888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59" calcext:value-type="float">
            <text:p>159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937</text:p>
          </table:table-cell>
          <table:table-cell office:value-type="string" calcext:value-type="string">
            <text:p>SEP0157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9</text:p>
          </table:table-cell>
          <table:table-cell office:value-type="string" calcext:value-type="string">
            <text:p>Spillning</text:p>
          </table:table-cell>
          <table:table-cell office:value-type="float" office:value="7126426" calcext:value-type="float">
            <text:p>7126426</text:p>
          </table:table-cell>
          <table:table-cell office:value-type="float" office:value="691008" calcext:value-type="float">
            <text:p>691008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59" calcext:value-type="float">
            <text:p>159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76</text:p>
          </table:table-cell>
          <table:table-cell office:value-type="string" calcext:value-type="string">
            <text:p>SEP01638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7</text:p>
          </table:table-cell>
          <table:table-cell office:value-type="string" calcext:value-type="string">
            <text:p>Spillning</text:p>
          </table:table-cell>
          <table:table-cell office:value-type="float" office:value="7134315" calcext:value-type="float">
            <text:p>7134315</text:p>
          </table:table-cell>
          <table:table-cell office:value-type="float" office:value="685635" calcext:value-type="float">
            <text:p>685635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59" calcext:value-type="float">
            <text:p>159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87</text:p>
          </table:table-cell>
          <table:table-cell office:value-type="string" calcext:value-type="string">
            <text:p>SEP0157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5</text:p>
          </table:table-cell>
          <table:table-cell office:value-type="string" calcext:value-type="string">
            <text:p>Spillning</text:p>
          </table:table-cell>
          <table:table-cell office:value-type="float" office:value="7125135" calcext:value-type="float">
            <text:p>7125135</text:p>
          </table:table-cell>
          <table:table-cell office:value-type="float" office:value="689389" calcext:value-type="float">
            <text:p>689389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59" calcext:value-type="float">
            <text:p>159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20</text:p>
          </table:table-cell>
          <table:table-cell office:value-type="string" calcext:value-type="string">
            <text:p>SEP0157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8</text:p>
          </table:table-cell>
          <table:table-cell office:value-type="string" calcext:value-type="string">
            <text:p>Spillning</text:p>
          </table:table-cell>
          <table:table-cell office:value-type="float" office:value="7112486" calcext:value-type="float">
            <text:p>7112486</text:p>
          </table:table-cell>
          <table:table-cell office:value-type="float" office:value="700196" calcext:value-type="float">
            <text:p>700196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59" calcext:value-type="float">
            <text:p>159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191</text:p>
          </table:table-cell>
          <table:table-cell office:value-type="string" calcext:value-type="string">
            <text:p>SEP01634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5</text:p>
          </table:table-cell>
          <table:table-cell office:value-type="string" calcext:value-type="string">
            <text:p>Spillning</text:p>
          </table:table-cell>
          <table:table-cell office:value-type="float" office:value="7283165" calcext:value-type="float">
            <text:p>7283165</text:p>
          </table:table-cell>
          <table:table-cell office:value-type="float" office:value="597337" calcext:value-type="float">
            <text:p>597337</text:p>
          </table:table-cell>
          <table:table-cell office:value-type="string" calcext:value-type="string">
            <text:p>2-2422</text:p>
          </table:table-cell>
          <table:table-cell office:value-type="string" calcext:value-type="string">
            <text:p>Sor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60" calcext:value-type="float">
            <text:p>160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39</text:p>
          </table:table-cell>
          <table:table-cell office:value-type="string" calcext:value-type="string">
            <text:p>SEP01567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8</text:p>
          </table:table-cell>
          <table:table-cell office:value-type="string" calcext:value-type="string">
            <text:p>Spillning</text:p>
          </table:table-cell>
          <table:table-cell office:value-type="float" office:value="7303148" calcext:value-type="float">
            <text:p>7303148</text:p>
          </table:table-cell>
          <table:table-cell office:value-type="float" office:value="570019" calcext:value-type="float">
            <text:p>570019</text:p>
          </table:table-cell>
          <table:table-cell office:value-type="string" calcext:value-type="string">
            <text:p>2-2422</text:p>
          </table:table-cell>
          <table:table-cell office:value-type="string" calcext:value-type="string">
            <text:p>Sor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60" calcext:value-type="float">
            <text:p>160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42</text:p>
          </table:table-cell>
          <table:table-cell office:value-type="string" calcext:value-type="string">
            <text:p>SEP0160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1</text:p>
          </table:table-cell>
          <table:table-cell office:value-type="string" calcext:value-type="string">
            <text:p>Spillning</text:p>
          </table:table-cell>
          <table:table-cell office:value-type="float" office:value="7143276" calcext:value-type="float">
            <text:p>7143276</text:p>
          </table:table-cell>
          <table:table-cell office:value-type="float" office:value="669707" calcext:value-type="float">
            <text:p>669707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238" calcext:value-type="float">
            <text:p>23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58</text:p>
          </table:table-cell>
          <table:table-cell office:value-type="string" calcext:value-type="string">
            <text:p>SEP0163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1</text:p>
          </table:table-cell>
          <table:table-cell office:value-type="string" calcext:value-type="string">
            <text:p>Spillning</text:p>
          </table:table-cell>
          <table:table-cell office:value-type="float" office:value="7286879" calcext:value-type="float">
            <text:p>7286879</text:p>
          </table:table-cell>
          <table:table-cell office:value-type="float" office:value="593436" calcext:value-type="float">
            <text:p>593436</text:p>
          </table:table-cell>
          <table:table-cell office:value-type="string" calcext:value-type="string">
            <text:p>2-2422</text:p>
          </table:table-cell>
          <table:table-cell office:value-type="string" calcext:value-type="string">
            <text:p>Sor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65" calcext:value-type="float">
            <text:p>165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38</text:p>
          </table:table-cell>
          <table:table-cell office:value-type="string" calcext:value-type="string">
            <text:p>SEP01634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Spillning</text:p>
          </table:table-cell>
          <table:table-cell office:value-type="float" office:value="7280398" calcext:value-type="float">
            <text:p>7280398</text:p>
          </table:table-cell>
          <table:table-cell office:value-type="float" office:value="582402" calcext:value-type="float">
            <text:p>582402</text:p>
          </table:table-cell>
          <table:table-cell office:value-type="string" calcext:value-type="string">
            <text:p>2-2422</text:p>
          </table:table-cell>
          <table:table-cell office:value-type="string" calcext:value-type="string">
            <text:p>Sor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65" calcext:value-type="float">
            <text:p>165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02</text:p>
          </table:table-cell>
          <table:table-cell office:value-type="string" calcext:value-type="string">
            <text:p>SEP01525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Spillning</text:p>
          </table:table-cell>
          <table:table-cell office:value-type="float" office:value="7093694" calcext:value-type="float">
            <text:p>7093694</text:p>
          </table:table-cell>
          <table:table-cell office:value-type="float" office:value="631570" calcext:value-type="float">
            <text:p>631570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200</text:p>
          </table:table-cell>
          <table:table-cell office:value-type="string" calcext:value-type="string">
            <text:p>SEP0155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8</text:p>
          </table:table-cell>
          <table:table-cell office:value-type="string" calcext:value-type="string">
            <text:p>Spillning</text:p>
          </table:table-cell>
          <table:table-cell office:value-type="float" office:value="7095097" calcext:value-type="float">
            <text:p>7095097</text:p>
          </table:table-cell>
          <table:table-cell office:value-type="float" office:value="628964" calcext:value-type="float">
            <text:p>628964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99</text:p>
          </table:table-cell>
          <table:table-cell office:value-type="string" calcext:value-type="string">
            <text:p>SEP016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7</text:p>
          </table:table-cell>
          <table:table-cell office:value-type="string" calcext:value-type="string">
            <text:p>Spillning</text:p>
          </table:table-cell>
          <table:table-cell office:value-type="float" office:value="7099314" calcext:value-type="float">
            <text:p>7099314</text:p>
          </table:table-cell>
          <table:table-cell office:value-type="float" office:value="650399" calcext:value-type="float">
            <text:p>650399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19</text:p>
          </table:table-cell>
          <table:table-cell office:value-type="string" calcext:value-type="string">
            <text:p>SEP01575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8</text:p>
          </table:table-cell>
          <table:table-cell office:value-type="string" calcext:value-type="string">
            <text:p>Spillning</text:p>
          </table:table-cell>
          <table:table-cell office:value-type="float" office:value="7105693" calcext:value-type="float">
            <text:p>7105693</text:p>
          </table:table-cell>
          <table:table-cell office:value-type="float" office:value="647909" calcext:value-type="float">
            <text:p>647909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23</text:p>
          </table:table-cell>
          <table:table-cell office:value-type="string" calcext:value-type="string">
            <text:p>SEP0155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Spillning</text:p>
          </table:table-cell>
          <table:table-cell office:value-type="float" office:value="7094412" calcext:value-type="float">
            <text:p>7094412</text:p>
          </table:table-cell>
          <table:table-cell office:value-type="float" office:value="648147" calcext:value-type="float">
            <text:p>648147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02</text:p>
          </table:table-cell>
          <table:table-cell office:value-type="string" calcext:value-type="string">
            <text:p>SEP0153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9</text:p>
          </table:table-cell>
          <table:table-cell office:value-type="string" calcext:value-type="string">
            <text:p>Spillning</text:p>
          </table:table-cell>
          <table:table-cell office:value-type="float" office:value="7095364" calcext:value-type="float">
            <text:p>7095364</text:p>
          </table:table-cell>
          <table:table-cell office:value-type="float" office:value="646274" calcext:value-type="float">
            <text:p>646274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18</text:p>
          </table:table-cell>
          <table:table-cell office:value-type="string" calcext:value-type="string">
            <text:p>SEP0155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Spillning</text:p>
          </table:table-cell>
          <table:table-cell office:value-type="float" office:value="7105868" calcext:value-type="float">
            <text:p>7105868</text:p>
          </table:table-cell>
          <table:table-cell office:value-type="float" office:value="618303" calcext:value-type="float">
            <text:p>618303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71" calcext:value-type="float">
            <text:p>171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46</text:p>
          </table:table-cell>
          <table:table-cell office:value-type="string" calcext:value-type="string">
            <text:p>SEP01617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Spillning</text:p>
          </table:table-cell>
          <table:table-cell office:value-type="float" office:value="7120253" calcext:value-type="float">
            <text:p>7120253</text:p>
          </table:table-cell>
          <table:table-cell office:value-type="float" office:value="623020" calcext:value-type="float">
            <text:p>623020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71" calcext:value-type="float">
            <text:p>171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33</text:p>
          </table:table-cell>
          <table:table-cell office:value-type="string" calcext:value-type="string">
            <text:p>SEP0157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Spillning</text:p>
          </table:table-cell>
          <table:table-cell office:value-type="float" office:value="7092656" calcext:value-type="float">
            <text:p>7092656</text:p>
          </table:table-cell>
          <table:table-cell office:value-type="float" office:value="702848" calcext:value-type="float">
            <text:p>702848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47</text:p>
          </table:table-cell>
          <table:table-cell office:value-type="string" calcext:value-type="string">
            <text:p>SEP0154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8</text:p>
          </table:table-cell>
          <table:table-cell office:value-type="string" calcext:value-type="string">
            <text:p>Spillning</text:p>
          </table:table-cell>
          <table:table-cell office:value-type="float" office:value="7109442" calcext:value-type="float">
            <text:p>7109442</text:p>
          </table:table-cell>
          <table:table-cell office:value-type="float" office:value="702609" calcext:value-type="float">
            <text:p>702609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75</text:p>
          </table:table-cell>
          <table:table-cell office:value-type="string" calcext:value-type="string">
            <text:p>SEP0160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6</text:p>
          </table:table-cell>
          <table:table-cell office:value-type="string" calcext:value-type="string">
            <text:p>Spillning</text:p>
          </table:table-cell>
          <table:table-cell office:value-type="float" office:value="7096784" calcext:value-type="float">
            <text:p>7096784</text:p>
          </table:table-cell>
          <table:table-cell office:value-type="float" office:value="696765" calcext:value-type="float">
            <text:p>696765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07</text:p>
          </table:table-cell>
          <table:table-cell office:value-type="string" calcext:value-type="string">
            <text:p>SEP01598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Spillning</text:p>
          </table:table-cell>
          <table:table-cell office:value-type="float" office:value="7177612" calcext:value-type="float">
            <text:p>7177612</text:p>
          </table:table-cell>
          <table:table-cell office:value-type="float" office:value="716525" calcext:value-type="float">
            <text:p>716525</text:p>
          </table:table-cell>
          <table:table-cell office:value-type="string" calcext:value-type="string">
            <text:p>2-2482</text:p>
          </table:table-cell>
          <table:table-cell office:value-type="string" calcext:value-type="string">
            <text:p>Skellefteå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74</text:p>
          </table:table-cell>
          <table:table-cell office:value-type="string" calcext:value-type="string">
            <text:p>SEP0161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3</text:p>
          </table:table-cell>
          <table:table-cell office:value-type="string" calcext:value-type="string">
            <text:p>Spillning</text:p>
          </table:table-cell>
          <table:table-cell office:value-type="float" office:value="7167995" calcext:value-type="float">
            <text:p>7167995</text:p>
          </table:table-cell>
          <table:table-cell office:value-type="float" office:value="713087" calcext:value-type="float">
            <text:p>713087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30" calcext:value-type="float">
            <text:p>230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82</text:p>
          </table:table-cell>
          <table:table-cell office:value-type="string" calcext:value-type="string">
            <text:p>SEP0157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4</text:p>
          </table:table-cell>
          <table:table-cell office:value-type="string" calcext:value-type="string">
            <text:p>Spillning</text:p>
          </table:table-cell>
          <table:table-cell office:value-type="float" office:value="7157038" calcext:value-type="float">
            <text:p>7157038</text:p>
          </table:table-cell>
          <table:table-cell office:value-type="float" office:value="715543" calcext:value-type="float">
            <text:p>715543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30" calcext:value-type="float">
            <text:p>230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83</text:p>
          </table:table-cell>
          <table:table-cell office:value-type="string" calcext:value-type="string">
            <text:p>SEP0161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Spillning</text:p>
          </table:table-cell>
          <table:table-cell office:value-type="float" office:value="7168626" calcext:value-type="float">
            <text:p>7168626</text:p>
          </table:table-cell>
          <table:table-cell office:value-type="float" office:value="712562" calcext:value-type="float">
            <text:p>712562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30" calcext:value-type="float">
            <text:p>230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83</text:p>
          </table:table-cell>
          <table:table-cell office:value-type="string" calcext:value-type="string">
            <text:p>SEP0156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2</text:p>
          </table:table-cell>
          <table:table-cell office:value-type="string" calcext:value-type="string">
            <text:p>Spillning</text:p>
          </table:table-cell>
          <table:table-cell office:value-type="float" office:value="7177686" calcext:value-type="float">
            <text:p>7177686</text:p>
          </table:table-cell>
          <table:table-cell office:value-type="float" office:value="662298" calcext:value-type="float">
            <text:p>662298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78</text:p>
          </table:table-cell>
          <table:table-cell office:value-type="string" calcext:value-type="string">
            <text:p>SEP0157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1</text:p>
          </table:table-cell>
          <table:table-cell office:value-type="string" calcext:value-type="string">
            <text:p>Spillning</text:p>
          </table:table-cell>
          <table:table-cell office:value-type="float" office:value="7086176" calcext:value-type="float">
            <text:p>7086176</text:p>
          </table:table-cell>
          <table:table-cell office:value-type="float" office:value="687755" calcext:value-type="float">
            <text:p>687755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84" calcext:value-type="float">
            <text:p>184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62</text:p>
          </table:table-cell>
          <table:table-cell office:value-type="string" calcext:value-type="string">
            <text:p>SEP0157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Spillning</text:p>
          </table:table-cell>
          <table:table-cell office:value-type="float" office:value="7087700" calcext:value-type="float">
            <text:p>7087700</text:p>
          </table:table-cell>
          <table:table-cell office:value-type="float" office:value="695701" calcext:value-type="float">
            <text:p>695701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84" calcext:value-type="float">
            <text:p>184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32</text:p>
          </table:table-cell>
          <table:table-cell office:value-type="string" calcext:value-type="string">
            <text:p>SEP01579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084914" calcext:value-type="float">
            <text:p>7084914</text:p>
          </table:table-cell>
          <table:table-cell office:value-type="float" office:value="693984" calcext:value-type="float">
            <text:p>693984</text:p>
          </table:table-cell>
          <table:table-cell office:value-type="string" calcext:value-type="string">
            <text:p>2-2401</text:p>
          </table:table-cell>
          <table:table-cell office:value-type="string" calcext:value-type="string">
            <text:p>Nordmaling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84" calcext:value-type="float">
            <text:p>184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46</text:p>
          </table:table-cell>
          <table:table-cell office:value-type="string" calcext:value-type="string">
            <text:p>SEP01623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Spillning</text:p>
          </table:table-cell>
          <table:table-cell office:value-type="float" office:value="7077637" calcext:value-type="float">
            <text:p>7077637</text:p>
          </table:table-cell>
          <table:table-cell office:value-type="float" office:value="703745" calcext:value-type="float">
            <text:p>703745</text:p>
          </table:table-cell>
          <table:table-cell office:value-type="string" calcext:value-type="string">
            <text:p>2-2401</text:p>
          </table:table-cell>
          <table:table-cell office:value-type="string" calcext:value-type="string">
            <text:p>Nordmaling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84" calcext:value-type="float">
            <text:p>184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91</text:p>
          </table:table-cell>
          <table:table-cell office:value-type="string" calcext:value-type="string">
            <text:p>SEP01564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8</text:p>
          </table:table-cell>
          <table:table-cell office:value-type="string" calcext:value-type="string">
            <text:p>Spillning</text:p>
          </table:table-cell>
          <table:table-cell office:value-type="float" office:value="7091533" calcext:value-type="float">
            <text:p>7091533</text:p>
          </table:table-cell>
          <table:table-cell office:value-type="float" office:value="689975" calcext:value-type="float">
            <text:p>689975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84" calcext:value-type="float">
            <text:p>184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14</text:p>
          </table:table-cell>
          <table:table-cell office:value-type="string" calcext:value-type="string">
            <text:p>SEP0157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095783" calcext:value-type="float">
            <text:p>7095783</text:p>
          </table:table-cell>
          <table:table-cell office:value-type="float" office:value="687390" calcext:value-type="float">
            <text:p>687390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85" calcext:value-type="float">
            <text:p>185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96</text:p>
          </table:table-cell>
          <table:table-cell office:value-type="string" calcext:value-type="string">
            <text:p>SEP0160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Spillning</text:p>
          </table:table-cell>
          <table:table-cell office:value-type="float" office:value="7089871" calcext:value-type="float">
            <text:p>7089871</text:p>
          </table:table-cell>
          <table:table-cell office:value-type="float" office:value="688153" calcext:value-type="float">
            <text:p>688153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85" calcext:value-type="float">
            <text:p>185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84</text:p>
          </table:table-cell>
          <table:table-cell office:value-type="string" calcext:value-type="string">
            <text:p>SEP01545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Spillning</text:p>
          </table:table-cell>
          <table:table-cell office:value-type="float" office:value="7097725" calcext:value-type="float">
            <text:p>7097725</text:p>
          </table:table-cell>
          <table:table-cell office:value-type="float" office:value="682827" calcext:value-type="float">
            <text:p>682827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85" calcext:value-type="float">
            <text:p>185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49</text:p>
          </table:table-cell>
          <table:table-cell office:value-type="string" calcext:value-type="string">
            <text:p>SEP01579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Spillning</text:p>
          </table:table-cell>
          <table:table-cell office:value-type="float" office:value="7082034" calcext:value-type="float">
            <text:p>7082034</text:p>
          </table:table-cell>
          <table:table-cell office:value-type="float" office:value="695979" calcext:value-type="float">
            <text:p>695979</text:p>
          </table:table-cell>
          <table:table-cell office:value-type="string" calcext:value-type="string">
            <text:p>2-2401</text:p>
          </table:table-cell>
          <table:table-cell office:value-type="string" calcext:value-type="string">
            <text:p>Nordmaling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15</text:p>
          </table:table-cell>
          <table:table-cell office:value-type="string" calcext:value-type="string">
            <text:p>SEP01579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085445" calcext:value-type="float">
            <text:p>7085445</text:p>
          </table:table-cell>
          <table:table-cell office:value-type="float" office:value="693891" calcext:value-type="float">
            <text:p>693891</text:p>
          </table:table-cell>
          <table:table-cell office:value-type="string" calcext:value-type="string">
            <text:p>2-2401</text:p>
          </table:table-cell>
          <table:table-cell office:value-type="string" calcext:value-type="string">
            <text:p>Nordmaling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42</text:p>
          </table:table-cell>
          <table:table-cell office:value-type="string" calcext:value-type="string">
            <text:p>SEP0157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Spillning</text:p>
          </table:table-cell>
          <table:table-cell office:value-type="float" office:value="7092775" calcext:value-type="float">
            <text:p>7092775</text:p>
          </table:table-cell>
          <table:table-cell office:value-type="float" office:value="687546" calcext:value-type="float">
            <text:p>687546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06</text:p>
          </table:table-cell>
          <table:table-cell office:value-type="string" calcext:value-type="string">
            <text:p>SEP0164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Spillning</text:p>
          </table:table-cell>
          <table:table-cell office:value-type="float" office:value="7169697" calcext:value-type="float">
            <text:p>7169697</text:p>
          </table:table-cell>
          <table:table-cell office:value-type="float" office:value="625191" calcext:value-type="float">
            <text:p>625191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90" calcext:value-type="float">
            <text:p>190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21</text:p>
          </table:table-cell>
          <table:table-cell office:value-type="string" calcext:value-type="string">
            <text:p>SEP0154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2</text:p>
          </table:table-cell>
          <table:table-cell office:value-type="string" calcext:value-type="string">
            <text:p>Spillning</text:p>
          </table:table-cell>
          <table:table-cell office:value-type="float" office:value="7161856" calcext:value-type="float">
            <text:p>7161856</text:p>
          </table:table-cell>
          <table:table-cell office:value-type="float" office:value="613053" calcext:value-type="float">
            <text:p>613053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90" calcext:value-type="float">
            <text:p>190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026</text:p>
          </table:table-cell>
          <table:table-cell office:value-type="string" calcext:value-type="string">
            <text:p>SEP0156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1</text:p>
          </table:table-cell>
          <table:table-cell office:value-type="string" calcext:value-type="string">
            <text:p>Spillning</text:p>
          </table:table-cell>
          <table:table-cell office:value-type="float" office:value="7157378" calcext:value-type="float">
            <text:p>7157378</text:p>
          </table:table-cell>
          <table:table-cell office:value-type="float" office:value="538418" calcext:value-type="float">
            <text:p>538418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20</text:p>
          </table:table-cell>
          <table:table-cell office:value-type="string" calcext:value-type="string">
            <text:p>SEP0163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236089" calcext:value-type="float">
            <text:p>7236089</text:p>
          </table:table-cell>
          <table:table-cell office:value-type="float" office:value="600057" calcext:value-type="float">
            <text:p>600057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050</text:p>
          </table:table-cell>
          <table:table-cell office:value-type="string" calcext:value-type="string">
            <text:p>SEP0156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Spillning</text:p>
          </table:table-cell>
          <table:table-cell office:value-type="float" office:value="7248479" calcext:value-type="float">
            <text:p>7248479</text:p>
          </table:table-cell>
          <table:table-cell office:value-type="float" office:value="547880" calcext:value-type="float">
            <text:p>547880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94" calcext:value-type="float">
            <text:p>194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81</text:p>
          </table:table-cell>
          <table:table-cell office:value-type="string" calcext:value-type="string">
            <text:p>SEP01588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0</text:p>
          </table:table-cell>
          <table:table-cell office:value-type="string" calcext:value-type="string">
            <text:p>Spillning</text:p>
          </table:table-cell>
          <table:table-cell office:value-type="float" office:value="7245502" calcext:value-type="float">
            <text:p>7245502</text:p>
          </table:table-cell>
          <table:table-cell office:value-type="float" office:value="559005" calcext:value-type="float">
            <text:p>559005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94" calcext:value-type="float">
            <text:p>194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52" calcext:value-type="float">
            <text:p>25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51</text:p>
          </table:table-cell>
          <table:table-cell office:value-type="string" calcext:value-type="string">
            <text:p>SEP0152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Spillning</text:p>
          </table:table-cell>
          <table:table-cell office:value-type="float" office:value="7121207" calcext:value-type="float">
            <text:p>7121207</text:p>
          </table:table-cell>
          <table:table-cell office:value-type="float" office:value="662758" calcext:value-type="float">
            <text:p>662758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96" calcext:value-type="float">
            <text:p>196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21</text:p>
          </table:table-cell>
          <table:table-cell office:value-type="string" calcext:value-type="string">
            <text:p>SEP0164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Spillning</text:p>
          </table:table-cell>
          <table:table-cell office:value-type="float" office:value="7103707" calcext:value-type="float">
            <text:p>7103707</text:p>
          </table:table-cell>
          <table:table-cell office:value-type="float" office:value="660437" calcext:value-type="float">
            <text:p>660437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96" calcext:value-type="float">
            <text:p>196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31</text:p>
          </table:table-cell>
          <table:table-cell office:value-type="string" calcext:value-type="string">
            <text:p>SEP0155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Spillning</text:p>
          </table:table-cell>
          <table:table-cell office:value-type="float" office:value="7128948" calcext:value-type="float">
            <text:p>7128948</text:p>
          </table:table-cell>
          <table:table-cell office:value-type="float" office:value="681756" calcext:value-type="float">
            <text:p>681756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92</text:p>
          </table:table-cell>
          <table:table-cell office:value-type="string" calcext:value-type="string">
            <text:p>SEP01640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7</text:p>
          </table:table-cell>
          <table:table-cell office:value-type="string" calcext:value-type="string">
            <text:p>Spillning</text:p>
          </table:table-cell>
          <table:table-cell office:value-type="float" office:value="7167822" calcext:value-type="float">
            <text:p>7167822</text:p>
          </table:table-cell>
          <table:table-cell office:value-type="float" office:value="663548" calcext:value-type="float">
            <text:p>663548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66</text:p>
          </table:table-cell>
          <table:table-cell office:value-type="string" calcext:value-type="string">
            <text:p>SEP0156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Spillning</text:p>
          </table:table-cell>
          <table:table-cell office:value-type="float" office:value="7160183" calcext:value-type="float">
            <text:p>7160183</text:p>
          </table:table-cell>
          <table:table-cell office:value-type="float" office:value="669493" calcext:value-type="float">
            <text:p>669493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93</text:p>
          </table:table-cell>
          <table:table-cell office:value-type="string" calcext:value-type="string">
            <text:p>SEP01638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5</text:p>
          </table:table-cell>
          <table:table-cell office:value-type="string" calcext:value-type="string">
            <text:p>Spillning</text:p>
          </table:table-cell>
          <table:table-cell office:value-type="float" office:value="7119028" calcext:value-type="float">
            <text:p>7119028</text:p>
          </table:table-cell>
          <table:table-cell office:value-type="float" office:value="717020" calcext:value-type="float">
            <text:p>717020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12</text:p>
          </table:table-cell>
          <table:table-cell office:value-type="string" calcext:value-type="string">
            <text:p>SEP01629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0</text:p>
          </table:table-cell>
          <table:table-cell office:value-type="string" calcext:value-type="string">
            <text:p>Spillning</text:p>
          </table:table-cell>
          <table:table-cell office:value-type="float" office:value="7103986" calcext:value-type="float">
            <text:p>7103986</text:p>
          </table:table-cell>
          <table:table-cell office:value-type="float" office:value="725539" calcext:value-type="float">
            <text:p>725539</text:p>
          </table:table-cell>
          <table:table-cell office:value-type="string" calcext:value-type="string">
            <text:p>2-2460</text:p>
          </table:table-cell>
          <table:table-cell office:value-type="string" calcext:value-type="string">
            <text:p>Vännäs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45</text:p>
          </table:table-cell>
          <table:table-cell office:value-type="string" calcext:value-type="string">
            <text:p>SEP0156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0</text:p>
          </table:table-cell>
          <table:table-cell office:value-type="string" calcext:value-type="string">
            <text:p>Spillning</text:p>
          </table:table-cell>
          <table:table-cell office:value-type="float" office:value="7111238" calcext:value-type="float">
            <text:p>7111238</text:p>
          </table:table-cell>
          <table:table-cell office:value-type="float" office:value="726556" calcext:value-type="float">
            <text:p>726556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123</text:p>
          </table:table-cell>
          <table:table-cell office:value-type="string" calcext:value-type="string">
            <text:p>SEP0164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8</text:p>
          </table:table-cell>
          <table:table-cell office:value-type="string" calcext:value-type="string">
            <text:p>Spillning</text:p>
          </table:table-cell>
          <table:table-cell office:value-type="float" office:value="7196799" calcext:value-type="float">
            <text:p>7196799</text:p>
          </table:table-cell>
          <table:table-cell office:value-type="float" office:value="520933" calcext:value-type="float">
            <text:p>520933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04" calcext:value-type="float">
            <text:p>204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57</text:p>
          </table:table-cell>
          <table:table-cell office:value-type="string" calcext:value-type="string">
            <text:p>SEP01629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Spillning</text:p>
          </table:table-cell>
          <table:table-cell office:value-type="float" office:value="7207107" calcext:value-type="float">
            <text:p>7207107</text:p>
          </table:table-cell>
          <table:table-cell office:value-type="float" office:value="603393" calcext:value-type="float">
            <text:p>603393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05" calcext:value-type="float">
            <text:p>205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206</text:p>
          </table:table-cell>
          <table:table-cell office:value-type="string" calcext:value-type="string">
            <text:p>SEP0153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Spillning</text:p>
          </table:table-cell>
          <table:table-cell office:value-type="float" office:value="7207352" calcext:value-type="float">
            <text:p>7207352</text:p>
          </table:table-cell>
          <table:table-cell office:value-type="float" office:value="598391" calcext:value-type="float">
            <text:p>598391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05" calcext:value-type="float">
            <text:p>205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82</text:p>
          </table:table-cell>
          <table:table-cell office:value-type="string" calcext:value-type="string">
            <text:p>SEP0154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Spillning</text:p>
          </table:table-cell>
          <table:table-cell office:value-type="float" office:value="7210008" calcext:value-type="float">
            <text:p>7210008</text:p>
          </table:table-cell>
          <table:table-cell office:value-type="float" office:value="593837" calcext:value-type="float">
            <text:p>593837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05" calcext:value-type="float">
            <text:p>205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27</text:p>
          </table:table-cell>
          <table:table-cell office:value-type="string" calcext:value-type="string">
            <text:p>SEP01643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Spillning</text:p>
          </table:table-cell>
          <table:table-cell office:value-type="float" office:value="7102928" calcext:value-type="float">
            <text:p>7102928</text:p>
          </table:table-cell>
          <table:table-cell office:value-type="float" office:value="587954" calcext:value-type="float">
            <text:p>587954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06" calcext:value-type="float">
            <text:p>206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70</text:p>
          </table:table-cell>
          <table:table-cell office:value-type="string" calcext:value-type="string">
            <text:p>SEP01525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30</text:p>
          </table:table-cell>
          <table:table-cell office:value-type="string" calcext:value-type="string">
            <text:p>Spillning</text:p>
          </table:table-cell>
          <table:table-cell office:value-type="float" office:value="7104560" calcext:value-type="float">
            <text:p>7104560</text:p>
          </table:table-cell>
          <table:table-cell office:value-type="float" office:value="658733" calcext:value-type="float">
            <text:p>658733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07" calcext:value-type="float">
            <text:p>207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213</text:p>
          </table:table-cell>
          <table:table-cell office:value-type="string" calcext:value-type="string">
            <text:p>SEP0156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Spillning</text:p>
          </table:table-cell>
          <table:table-cell office:value-type="float" office:value="7187453" calcext:value-type="float">
            <text:p>7187453</text:p>
          </table:table-cell>
          <table:table-cell office:value-type="float" office:value="548298" calcext:value-type="float">
            <text:p>548298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41</text:p>
          </table:table-cell>
          <table:table-cell office:value-type="string" calcext:value-type="string">
            <text:p>SEP0164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5</text:p>
          </table:table-cell>
          <table:table-cell office:value-type="string" calcext:value-type="string">
            <text:p>Spillning</text:p>
          </table:table-cell>
          <table:table-cell office:value-type="float" office:value="7196017" calcext:value-type="float">
            <text:p>7196017</text:p>
          </table:table-cell>
          <table:table-cell office:value-type="float" office:value="525003" calcext:value-type="float">
            <text:p>525003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15</text:p>
          </table:table-cell>
          <table:table-cell office:value-type="string" calcext:value-type="string">
            <text:p>SEP01566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211214" calcext:value-type="float">
            <text:p>7211214</text:p>
          </table:table-cell>
          <table:table-cell office:value-type="float" office:value="597520" calcext:value-type="float">
            <text:p>597520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85</text:p>
          </table:table-cell>
          <table:table-cell office:value-type="string" calcext:value-type="string">
            <text:p>SEP0156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Spillning</text:p>
          </table:table-cell>
          <table:table-cell office:value-type="float" office:value="7215001" calcext:value-type="float">
            <text:p>7215001</text:p>
          </table:table-cell>
          <table:table-cell office:value-type="float" office:value="587520" calcext:value-type="float">
            <text:p>587520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58</text:p>
          </table:table-cell>
          <table:table-cell office:value-type="string" calcext:value-type="string">
            <text:p>SEP0154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1</text:p>
          </table:table-cell>
          <table:table-cell office:value-type="string" calcext:value-type="string">
            <text:p>Spillning</text:p>
          </table:table-cell>
          <table:table-cell office:value-type="float" office:value="7145722" calcext:value-type="float">
            <text:p>7145722</text:p>
          </table:table-cell>
          <table:table-cell office:value-type="float" office:value="739105" calcext:value-type="float">
            <text:p>739105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17" calcext:value-type="float">
            <text:p>217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49</text:p>
          </table:table-cell>
          <table:table-cell office:value-type="string" calcext:value-type="string">
            <text:p>SEP0154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Spillning</text:p>
          </table:table-cell>
          <table:table-cell office:value-type="float" office:value="7128236" calcext:value-type="float">
            <text:p>7128236</text:p>
          </table:table-cell>
          <table:table-cell office:value-type="float" office:value="734396" calcext:value-type="float">
            <text:p>734396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17" calcext:value-type="float">
            <text:p>217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58</text:p>
          </table:table-cell>
          <table:table-cell office:value-type="string" calcext:value-type="string">
            <text:p>SEP01615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5</text:p>
          </table:table-cell>
          <table:table-cell office:value-type="string" calcext:value-type="string">
            <text:p>Spillning</text:p>
          </table:table-cell>
          <table:table-cell office:value-type="float" office:value="7130931" calcext:value-type="float">
            <text:p>7130931</text:p>
          </table:table-cell>
          <table:table-cell office:value-type="float" office:value="731804" calcext:value-type="float">
            <text:p>731804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17" calcext:value-type="float">
            <text:p>217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78</text:p>
          </table:table-cell>
          <table:table-cell office:value-type="string" calcext:value-type="string">
            <text:p>SEP016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8</text:p>
          </table:table-cell>
          <table:table-cell office:value-type="string" calcext:value-type="string">
            <text:p>Spillning</text:p>
          </table:table-cell>
          <table:table-cell office:value-type="float" office:value="7129270" calcext:value-type="float">
            <text:p>7129270</text:p>
          </table:table-cell>
          <table:table-cell office:value-type="float" office:value="732173" calcext:value-type="float">
            <text:p>732173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17" calcext:value-type="float">
            <text:p>217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201</text:p>
          </table:table-cell>
          <table:table-cell office:value-type="string" calcext:value-type="string">
            <text:p>SEP0157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9</text:p>
          </table:table-cell>
          <table:table-cell office:value-type="string" calcext:value-type="string">
            <text:p>Spillning</text:p>
          </table:table-cell>
          <table:table-cell office:value-type="float" office:value="7144405" calcext:value-type="float">
            <text:p>7144405</text:p>
          </table:table-cell>
          <table:table-cell office:value-type="float" office:value="735597" calcext:value-type="float">
            <text:p>735597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17" calcext:value-type="float">
            <text:p>217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163</text:p>
          </table:table-cell>
          <table:table-cell office:value-type="string" calcext:value-type="string">
            <text:p>SEP0153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Spillning</text:p>
          </table:table-cell>
          <table:table-cell office:value-type="float" office:value="7141380" calcext:value-type="float">
            <text:p>7141380</text:p>
          </table:table-cell>
          <table:table-cell office:value-type="float" office:value="544716" calcext:value-type="float">
            <text:p>544716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19" calcext:value-type="float">
            <text:p>219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C0680</text:p>
          </table:table-cell>
          <table:table-cell office:value-type="string" calcext:value-type="string">
            <text:p>SEP01525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Spillning</text:p>
          </table:table-cell>
          <table:table-cell office:value-type="float" office:value="7096812" calcext:value-type="float">
            <text:p>7096812</text:p>
          </table:table-cell>
          <table:table-cell office:value-type="float" office:value="597898" calcext:value-type="float">
            <text:p>597898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22" calcext:value-type="float">
            <text:p>222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53</text:p>
          </table:table-cell>
          <table:table-cell office:value-type="string" calcext:value-type="string">
            <text:p>SEP0154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Spillning</text:p>
          </table:table-cell>
          <table:table-cell office:value-type="float" office:value="7094968" calcext:value-type="float">
            <text:p>7094968</text:p>
          </table:table-cell>
          <table:table-cell office:value-type="float" office:value="596587" calcext:value-type="float">
            <text:p>596587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22" calcext:value-type="float">
            <text:p>222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16</text:p>
          </table:table-cell>
          <table:table-cell office:value-type="string" calcext:value-type="string">
            <text:p>SEP01556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Spillning</text:p>
          </table:table-cell>
          <table:table-cell office:value-type="float" office:value="7206275" calcext:value-type="float">
            <text:p>7206275</text:p>
          </table:table-cell>
          <table:table-cell office:value-type="float" office:value="594522" calcext:value-type="float">
            <text:p>594522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23" calcext:value-type="float">
            <text:p>223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171</text:p>
          </table:table-cell>
          <table:table-cell office:value-type="string" calcext:value-type="string">
            <text:p>SEP01615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1</text:p>
          </table:table-cell>
          <table:table-cell office:value-type="string" calcext:value-type="string">
            <text:p>Spillning</text:p>
          </table:table-cell>
          <table:table-cell office:value-type="float" office:value="7171259" calcext:value-type="float">
            <text:p>7171259</text:p>
          </table:table-cell>
          <table:table-cell office:value-type="float" office:value="715529" calcext:value-type="float">
            <text:p>715529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25" calcext:value-type="float">
            <text:p>225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241</text:p>
          </table:table-cell>
          <table:table-cell office:value-type="string" calcext:value-type="string">
            <text:p>SEP015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3</text:p>
          </table:table-cell>
          <table:table-cell office:value-type="string" calcext:value-type="string">
            <text:p>Spillning</text:p>
          </table:table-cell>
          <table:table-cell office:value-type="float" office:value="7108686" calcext:value-type="float">
            <text:p>7108686</text:p>
          </table:table-cell>
          <table:table-cell office:value-type="float" office:value="606666" calcext:value-type="float">
            <text:p>606666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28" calcext:value-type="float">
            <text:p>228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95</text:p>
          </table:table-cell>
          <table:table-cell office:value-type="string" calcext:value-type="string">
            <text:p>SEP0155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0</text:p>
          </table:table-cell>
          <table:table-cell office:value-type="string" calcext:value-type="string">
            <text:p>Spillning</text:p>
          </table:table-cell>
          <table:table-cell office:value-type="float" office:value="7108612" calcext:value-type="float">
            <text:p>7108612</text:p>
          </table:table-cell>
          <table:table-cell office:value-type="float" office:value="605130" calcext:value-type="float">
            <text:p>605130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28" calcext:value-type="float">
            <text:p>228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98</text:p>
          </table:table-cell>
          <table:table-cell office:value-type="string" calcext:value-type="string">
            <text:p>SEP0155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Spillning</text:p>
          </table:table-cell>
          <table:table-cell office:value-type="float" office:value="7108326" calcext:value-type="float">
            <text:p>7108326</text:p>
          </table:table-cell>
          <table:table-cell office:value-type="float" office:value="603804" calcext:value-type="float">
            <text:p>603804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28" calcext:value-type="float">
            <text:p>228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73</text:p>
          </table:table-cell>
          <table:table-cell office:value-type="string" calcext:value-type="string">
            <text:p>SEP0163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Spillning</text:p>
          </table:table-cell>
          <table:table-cell office:value-type="float" office:value="7058043" calcext:value-type="float">
            <text:p>7058043</text:p>
          </table:table-cell>
          <table:table-cell office:value-type="float" office:value="709080" calcext:value-type="float">
            <text:p>709080</text:p>
          </table:table-cell>
          <table:table-cell office:value-type="string" calcext:value-type="string">
            <text:p>2-2401</text:p>
          </table:table-cell>
          <table:table-cell office:value-type="string" calcext:value-type="string">
            <text:p>Nordmaling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29" calcext:value-type="float">
            <text:p>229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65</text:p>
          </table:table-cell>
          <table:table-cell office:value-type="string" calcext:value-type="string">
            <text:p>SEP01636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151031" calcext:value-type="float">
            <text:p>7151031</text:p>
          </table:table-cell>
          <table:table-cell office:value-type="float" office:value="614082" calcext:value-type="float">
            <text:p>614082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33" calcext:value-type="float">
            <text:p>233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49</text:p>
          </table:table-cell>
          <table:table-cell office:value-type="string" calcext:value-type="string">
            <text:p>SEP01617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4</text:p>
          </table:table-cell>
          <table:table-cell office:value-type="string" calcext:value-type="string">
            <text:p>Spillning</text:p>
          </table:table-cell>
          <table:table-cell office:value-type="float" office:value="7135635" calcext:value-type="float">
            <text:p>7135635</text:p>
          </table:table-cell>
          <table:table-cell office:value-type="float" office:value="621955" calcext:value-type="float">
            <text:p>621955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33" calcext:value-type="float">
            <text:p>233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61</text:p>
          </table:table-cell>
          <table:table-cell office:value-type="string" calcext:value-type="string">
            <text:p>SEP0153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Spillning</text:p>
          </table:table-cell>
          <table:table-cell office:value-type="float" office:value="7133566" calcext:value-type="float">
            <text:p>7133566</text:p>
          </table:table-cell>
          <table:table-cell office:value-type="float" office:value="563816" calcext:value-type="float">
            <text:p>563816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34" calcext:value-type="float">
            <text:p>234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36</text:p>
          </table:table-cell>
          <table:table-cell office:value-type="string" calcext:value-type="string">
            <text:p>SEP01558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9</text:p>
          </table:table-cell>
          <table:table-cell office:value-type="string" calcext:value-type="string">
            <text:p>Spillning</text:p>
          </table:table-cell>
          <table:table-cell office:value-type="float" office:value="7134516" calcext:value-type="float">
            <text:p>7134516</text:p>
          </table:table-cell>
          <table:table-cell office:value-type="float" office:value="562896" calcext:value-type="float">
            <text:p>562896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34" calcext:value-type="float">
            <text:p>234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11</text:p>
          </table:table-cell>
          <table:table-cell office:value-type="string" calcext:value-type="string">
            <text:p>SEP0163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Spillning</text:p>
          </table:table-cell>
          <table:table-cell office:value-type="float" office:value="7125572" calcext:value-type="float">
            <text:p>7125572</text:p>
          </table:table-cell>
          <table:table-cell office:value-type="float" office:value="618735" calcext:value-type="float">
            <text:p>618735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37" calcext:value-type="float">
            <text:p>237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350</text:p>
          </table:table-cell>
          <table:table-cell office:value-type="string" calcext:value-type="string">
            <text:p>SEP01598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6</text:p>
          </table:table-cell>
          <table:table-cell office:value-type="string" calcext:value-type="string">
            <text:p>Spillning</text:p>
          </table:table-cell>
          <table:table-cell office:value-type="float" office:value="7124257" calcext:value-type="float">
            <text:p>7124257</text:p>
          </table:table-cell>
          <table:table-cell office:value-type="float" office:value="620391" calcext:value-type="float">
            <text:p>620391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37" calcext:value-type="float">
            <text:p>237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375</text:p>
          </table:table-cell>
          <table:table-cell office:value-type="string" calcext:value-type="string">
            <text:p>SEP01628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6</text:p>
          </table:table-cell>
          <table:table-cell office:value-type="string" calcext:value-type="string">
            <text:p>Spillning</text:p>
          </table:table-cell>
          <table:table-cell office:value-type="float" office:value="7125322" calcext:value-type="float">
            <text:p>7125322</text:p>
          </table:table-cell>
          <table:table-cell office:value-type="float" office:value="619871" calcext:value-type="float">
            <text:p>619871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37" calcext:value-type="float">
            <text:p>237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70</text:p>
          </table:table-cell>
          <table:table-cell office:value-type="string" calcext:value-type="string">
            <text:p>SEP0162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6</text:p>
          </table:table-cell>
          <table:table-cell office:value-type="string" calcext:value-type="string">
            <text:p>Spillning</text:p>
          </table:table-cell>
          <table:table-cell office:value-type="float" office:value="7122484" calcext:value-type="float">
            <text:p>7122484</text:p>
          </table:table-cell>
          <table:table-cell office:value-type="float" office:value="620737" calcext:value-type="float">
            <text:p>620737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37" calcext:value-type="float">
            <text:p>237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60</text:p>
          </table:table-cell>
          <table:table-cell office:value-type="string" calcext:value-type="string">
            <text:p>SEP0155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126461" calcext:value-type="float">
            <text:p>7126461</text:p>
          </table:table-cell>
          <table:table-cell office:value-type="float" office:value="618042" calcext:value-type="float">
            <text:p>618042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37" calcext:value-type="float">
            <text:p>237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28</text:p>
          </table:table-cell>
          <table:table-cell office:value-type="string" calcext:value-type="string">
            <text:p>SEP01559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Spillning</text:p>
          </table:table-cell>
          <table:table-cell office:value-type="float" office:value="7127795" calcext:value-type="float">
            <text:p>7127795</text:p>
          </table:table-cell>
          <table:table-cell office:value-type="float" office:value="617332" calcext:value-type="float">
            <text:p>617332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37" calcext:value-type="float">
            <text:p>237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113</text:p>
          </table:table-cell>
          <table:table-cell office:value-type="string" calcext:value-type="string">
            <text:p>SEP01538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8</text:p>
          </table:table-cell>
          <table:table-cell office:value-type="string" calcext:value-type="string">
            <text:p>Spillning</text:p>
          </table:table-cell>
          <table:table-cell office:value-type="float" office:value="7118170" calcext:value-type="float">
            <text:p>7118170</text:p>
          </table:table-cell>
          <table:table-cell office:value-type="float" office:value="602676" calcext:value-type="float">
            <text:p>602676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38" calcext:value-type="float">
            <text:p>238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06</text:p>
          </table:table-cell>
          <table:table-cell office:value-type="string" calcext:value-type="string">
            <text:p>SEP0160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Spillning</text:p>
          </table:table-cell>
          <table:table-cell office:value-type="float" office:value="7105304" calcext:value-type="float">
            <text:p>7105304</text:p>
          </table:table-cell>
          <table:table-cell office:value-type="float" office:value="648298" calcext:value-type="float">
            <text:p>648298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55</text:p>
          </table:table-cell>
          <table:table-cell office:value-type="string" calcext:value-type="string">
            <text:p>SEP01579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Spillning</text:p>
          </table:table-cell>
          <table:table-cell office:value-type="float" office:value="7096831" calcext:value-type="float">
            <text:p>7096831</text:p>
          </table:table-cell>
          <table:table-cell office:value-type="float" office:value="650180" calcext:value-type="float">
            <text:p>650180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233</text:p>
          </table:table-cell>
          <table:table-cell office:value-type="string" calcext:value-type="string">
            <text:p>SEP01575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5</text:p>
          </table:table-cell>
          <table:table-cell office:value-type="string" calcext:value-type="string">
            <text:p>Spillning</text:p>
          </table:table-cell>
          <table:table-cell office:value-type="float" office:value="7103037" calcext:value-type="float">
            <text:p>7103037</text:p>
          </table:table-cell>
          <table:table-cell office:value-type="float" office:value="649339" calcext:value-type="float">
            <text:p>649339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26</text:p>
          </table:table-cell>
          <table:table-cell office:value-type="string" calcext:value-type="string">
            <text:p>SEP01547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0</text:p>
          </table:table-cell>
          <table:table-cell office:value-type="string" calcext:value-type="string">
            <text:p>Spillning</text:p>
          </table:table-cell>
          <table:table-cell office:value-type="float" office:value="7207004" calcext:value-type="float">
            <text:p>7207004</text:p>
          </table:table-cell>
          <table:table-cell office:value-type="float" office:value="609228" calcext:value-type="float">
            <text:p>609228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40" calcext:value-type="float">
            <text:p>240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22</text:p>
          </table:table-cell>
          <table:table-cell office:value-type="string" calcext:value-type="string">
            <text:p>SEP0162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8</text:p>
          </table:table-cell>
          <table:table-cell office:value-type="string" calcext:value-type="string">
            <text:p>Spillning</text:p>
          </table:table-cell>
          <table:table-cell office:value-type="float" office:value="7177581" calcext:value-type="float">
            <text:p>7177581</text:p>
          </table:table-cell>
          <table:table-cell office:value-type="float" office:value="600237" calcext:value-type="float">
            <text:p>600237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40" calcext:value-type="float">
            <text:p>240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26</text:p>
          </table:table-cell>
          <table:table-cell office:value-type="string" calcext:value-type="string">
            <text:p>SEP01576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Spillning</text:p>
          </table:table-cell>
          <table:table-cell office:value-type="float" office:value="7131893" calcext:value-type="float">
            <text:p>7131893</text:p>
          </table:table-cell>
          <table:table-cell office:value-type="float" office:value="561893" calcext:value-type="float">
            <text:p>561893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43" calcext:value-type="float">
            <text:p>243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65</text:p>
          </table:table-cell>
          <table:table-cell office:value-type="string" calcext:value-type="string">
            <text:p>SEP0153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5</text:p>
          </table:table-cell>
          <table:table-cell office:value-type="string" calcext:value-type="string">
            <text:p>Spillning</text:p>
          </table:table-cell>
          <table:table-cell office:value-type="float" office:value="7136701" calcext:value-type="float">
            <text:p>7136701</text:p>
          </table:table-cell>
          <table:table-cell office:value-type="float" office:value="562391" calcext:value-type="float">
            <text:p>562391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43" calcext:value-type="float">
            <text:p>243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22</text:p>
          </table:table-cell>
          <table:table-cell office:value-type="string" calcext:value-type="string">
            <text:p>SEP0154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7</text:p>
          </table:table-cell>
          <table:table-cell office:value-type="string" calcext:value-type="string">
            <text:p>Spillning</text:p>
          </table:table-cell>
          <table:table-cell office:value-type="float" office:value="7135609" calcext:value-type="float">
            <text:p>7135609</text:p>
          </table:table-cell>
          <table:table-cell office:value-type="float" office:value="566224" calcext:value-type="float">
            <text:p>566224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43" calcext:value-type="float">
            <text:p>243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29</text:p>
          </table:table-cell>
          <table:table-cell office:value-type="string" calcext:value-type="string">
            <text:p>SEP0160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Spillning</text:p>
          </table:table-cell>
          <table:table-cell office:value-type="float" office:value="7189721" calcext:value-type="float">
            <text:p>7189721</text:p>
          </table:table-cell>
          <table:table-cell office:value-type="float" office:value="645672" calcext:value-type="float">
            <text:p>645672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45" calcext:value-type="float">
            <text:p>245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65</text:p>
          </table:table-cell>
          <table:table-cell office:value-type="string" calcext:value-type="string">
            <text:p>SEP0162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2</text:p>
          </table:table-cell>
          <table:table-cell office:value-type="string" calcext:value-type="string">
            <text:p>Spillning</text:p>
          </table:table-cell>
          <table:table-cell office:value-type="float" office:value="7195382" calcext:value-type="float">
            <text:p>7195382</text:p>
          </table:table-cell>
          <table:table-cell office:value-type="float" office:value="634361" calcext:value-type="float">
            <text:p>634361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45" calcext:value-type="float">
            <text:p>245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959</text:p>
          </table:table-cell>
          <table:table-cell office:value-type="string" calcext:value-type="string">
            <text:p>SEP0155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7</text:p>
          </table:table-cell>
          <table:table-cell office:value-type="string" calcext:value-type="string">
            <text:p>Spillning</text:p>
          </table:table-cell>
          <table:table-cell office:value-type="float" office:value="7193795" calcext:value-type="float">
            <text:p>7193795</text:p>
          </table:table-cell>
          <table:table-cell office:value-type="float" office:value="565734" calcext:value-type="float">
            <text:p>565734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197</text:p>
          </table:table-cell>
          <table:table-cell office:value-type="string" calcext:value-type="string">
            <text:p>SEP01556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1</text:p>
          </table:table-cell>
          <table:table-cell office:value-type="string" calcext:value-type="string">
            <text:p>Spillning</text:p>
          </table:table-cell>
          <table:table-cell office:value-type="float" office:value="7220340" calcext:value-type="float">
            <text:p>7220340</text:p>
          </table:table-cell>
          <table:table-cell office:value-type="float" office:value="591960" calcext:value-type="float">
            <text:p>591960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48" calcext:value-type="float">
            <text:p>248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82</text:p>
          </table:table-cell>
          <table:table-cell office:value-type="string" calcext:value-type="string">
            <text:p>SEP01566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0</text:p>
          </table:table-cell>
          <table:table-cell office:value-type="string" calcext:value-type="string">
            <text:p>Spillning</text:p>
          </table:table-cell>
          <table:table-cell office:value-type="float" office:value="7227444" calcext:value-type="float">
            <text:p>7227444</text:p>
          </table:table-cell>
          <table:table-cell office:value-type="float" office:value="591856" calcext:value-type="float">
            <text:p>591856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48" calcext:value-type="float">
            <text:p>248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29</text:p>
          </table:table-cell>
          <table:table-cell office:value-type="string" calcext:value-type="string">
            <text:p>SEP0153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Spillning</text:p>
          </table:table-cell>
          <table:table-cell office:value-type="float" office:value="7129742" calcext:value-type="float">
            <text:p>7129742</text:p>
          </table:table-cell>
          <table:table-cell office:value-type="float" office:value="553449" calcext:value-type="float">
            <text:p>553449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49" calcext:value-type="float">
            <text:p>249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394</text:p>
          </table:table-cell>
          <table:table-cell office:value-type="string" calcext:value-type="string">
            <text:p>SEP0163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Spillning</text:p>
          </table:table-cell>
          <table:table-cell office:value-type="float" office:value="7289571" calcext:value-type="float">
            <text:p>7289571</text:p>
          </table:table-cell>
          <table:table-cell office:value-type="float" office:value="591634" calcext:value-type="float">
            <text:p>591634</text:p>
          </table:table-cell>
          <table:table-cell office:value-type="string" calcext:value-type="string">
            <text:p>2-2422</text:p>
          </table:table-cell>
          <table:table-cell office:value-type="string" calcext:value-type="string">
            <text:p>Sor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51" calcext:value-type="float">
            <text:p>251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68</text:p>
          </table:table-cell>
          <table:table-cell office:value-type="string" calcext:value-type="string">
            <text:p>SEP01528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Spillning</text:p>
          </table:table-cell>
          <table:table-cell office:value-type="float" office:value="7292118" calcext:value-type="float">
            <text:p>7292118</text:p>
          </table:table-cell>
          <table:table-cell office:value-type="float" office:value="592514" calcext:value-type="float">
            <text:p>592514</text:p>
          </table:table-cell>
          <table:table-cell office:value-type="string" calcext:value-type="string">
            <text:p>2-2422</text:p>
          </table:table-cell>
          <table:table-cell office:value-type="string" calcext:value-type="string">
            <text:p>Sor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51" calcext:value-type="float">
            <text:p>251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515</text:p>
          </table:table-cell>
          <table:table-cell office:value-type="string" calcext:value-type="string">
            <text:p>SEP01634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4</text:p>
          </table:table-cell>
          <table:table-cell office:value-type="string" calcext:value-type="string">
            <text:p>Spillning</text:p>
          </table:table-cell>
          <table:table-cell office:value-type="float" office:value="7283944" calcext:value-type="float">
            <text:p>7283944</text:p>
          </table:table-cell>
          <table:table-cell office:value-type="float" office:value="592232" calcext:value-type="float">
            <text:p>592232</text:p>
          </table:table-cell>
          <table:table-cell office:value-type="string" calcext:value-type="string">
            <text:p>2-2422</text:p>
          </table:table-cell>
          <table:table-cell office:value-type="string" calcext:value-type="string">
            <text:p>Sor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51" calcext:value-type="float">
            <text:p>251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91</text:p>
          </table:table-cell>
          <table:table-cell office:value-type="string" calcext:value-type="string">
            <text:p>SEP01539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281921" calcext:value-type="float">
            <text:p>7281921</text:p>
          </table:table-cell>
          <table:table-cell office:value-type="float" office:value="597406" calcext:value-type="float">
            <text:p>597406</text:p>
          </table:table-cell>
          <table:table-cell office:value-type="string" calcext:value-type="string">
            <text:p>2-2422</text:p>
          </table:table-cell>
          <table:table-cell office:value-type="string" calcext:value-type="string">
            <text:p>Sor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51" calcext:value-type="float">
            <text:p>251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4" calcext:value-type="float">
            <text:p>2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67</text:p>
          </table:table-cell>
          <table:table-cell office:value-type="string" calcext:value-type="string">
            <text:p>SEP01534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5</text:p>
          </table:table-cell>
          <table:table-cell office:value-type="string" calcext:value-type="string">
            <text:p>Spillning</text:p>
          </table:table-cell>
          <table:table-cell office:value-type="float" office:value="7281590" calcext:value-type="float">
            <text:p>7281590</text:p>
          </table:table-cell>
          <table:table-cell office:value-type="float" office:value="591240" calcext:value-type="float">
            <text:p>591240</text:p>
          </table:table-cell>
          <table:table-cell office:value-type="string" calcext:value-type="string">
            <text:p>2-2422</text:p>
          </table:table-cell>
          <table:table-cell office:value-type="string" calcext:value-type="string">
            <text:p>Sor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51" calcext:value-type="float">
            <text:p>251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4" calcext:value-type="float">
            <text:p>2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578</text:p>
          </table:table-cell>
          <table:table-cell office:value-type="string" calcext:value-type="string">
            <text:p>SEP01538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120802" calcext:value-type="float">
            <text:p>7120802</text:p>
          </table:table-cell>
          <table:table-cell office:value-type="float" office:value="576532" calcext:value-type="float">
            <text:p>576532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98</text:p>
          </table:table-cell>
          <table:table-cell office:value-type="string" calcext:value-type="string">
            <text:p>SEP01538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135396" calcext:value-type="float">
            <text:p>7135396</text:p>
          </table:table-cell>
          <table:table-cell office:value-type="float" office:value="625296" calcext:value-type="float">
            <text:p>625296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55" calcext:value-type="float">
            <text:p>255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25</text:p>
          </table:table-cell>
          <table:table-cell office:value-type="string" calcext:value-type="string">
            <text:p>SEP0152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Spillning</text:p>
          </table:table-cell>
          <table:table-cell office:value-type="float" office:value="7141893" calcext:value-type="float">
            <text:p>7141893</text:p>
          </table:table-cell>
          <table:table-cell office:value-type="float" office:value="624741" calcext:value-type="float">
            <text:p>624741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55" calcext:value-type="float">
            <text:p>255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25</text:p>
          </table:table-cell>
          <table:table-cell office:value-type="string" calcext:value-type="string">
            <text:p>SEP01617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Spillning</text:p>
          </table:table-cell>
          <table:table-cell office:value-type="float" office:value="7136491" calcext:value-type="float">
            <text:p>7136491</text:p>
          </table:table-cell>
          <table:table-cell office:value-type="float" office:value="626065" calcext:value-type="float">
            <text:p>626065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55" calcext:value-type="float">
            <text:p>255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28</text:p>
          </table:table-cell>
          <table:table-cell office:value-type="string" calcext:value-type="string">
            <text:p>SEP01638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1</text:p>
          </table:table-cell>
          <table:table-cell office:value-type="string" calcext:value-type="string">
            <text:p>Spillning</text:p>
          </table:table-cell>
          <table:table-cell office:value-type="float" office:value="7186822" calcext:value-type="float">
            <text:p>7186822</text:p>
          </table:table-cell>
          <table:table-cell office:value-type="float" office:value="637072" calcext:value-type="float">
            <text:p>637072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56" calcext:value-type="float">
            <text:p>256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14</text:p>
          </table:table-cell>
          <table:table-cell office:value-type="string" calcext:value-type="string">
            <text:p>SEP0155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1</text:p>
          </table:table-cell>
          <table:table-cell office:value-type="string" calcext:value-type="string">
            <text:p>Spillning</text:p>
          </table:table-cell>
          <table:table-cell office:value-type="float" office:value="7139594" calcext:value-type="float">
            <text:p>7139594</text:p>
          </table:table-cell>
          <table:table-cell office:value-type="float" office:value="629452" calcext:value-type="float">
            <text:p>629452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59" calcext:value-type="float">
            <text:p>259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36</text:p>
          </table:table-cell>
          <table:table-cell office:value-type="string" calcext:value-type="string">
            <text:p>SEP0155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1</text:p>
          </table:table-cell>
          <table:table-cell office:value-type="string" calcext:value-type="string">
            <text:p>Spillning</text:p>
          </table:table-cell>
          <table:table-cell office:value-type="float" office:value="7141527" calcext:value-type="float">
            <text:p>7141527</text:p>
          </table:table-cell>
          <table:table-cell office:value-type="float" office:value="629254" calcext:value-type="float">
            <text:p>629254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59" calcext:value-type="float">
            <text:p>259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18</text:p>
          </table:table-cell>
          <table:table-cell office:value-type="string" calcext:value-type="string">
            <text:p>SEP01617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Spillning</text:p>
          </table:table-cell>
          <table:table-cell office:value-type="float" office:value="7137359" calcext:value-type="float">
            <text:p>7137359</text:p>
          </table:table-cell>
          <table:table-cell office:value-type="float" office:value="626066" calcext:value-type="float">
            <text:p>626066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59" calcext:value-type="float">
            <text:p>259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77</text:p>
          </table:table-cell>
          <table:table-cell office:value-type="string" calcext:value-type="string">
            <text:p>SEP0158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Spillning</text:p>
          </table:table-cell>
          <table:table-cell office:value-type="float" office:value="7128319" calcext:value-type="float">
            <text:p>7128319</text:p>
          </table:table-cell>
          <table:table-cell office:value-type="float" office:value="569242" calcext:value-type="float">
            <text:p>569242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60" calcext:value-type="float">
            <text:p>260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85</text:p>
          </table:table-cell>
          <table:table-cell office:value-type="string" calcext:value-type="string">
            <text:p>SEP01640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Spillning</text:p>
          </table:table-cell>
          <table:table-cell office:value-type="float" office:value="7166453" calcext:value-type="float">
            <text:p>7166453</text:p>
          </table:table-cell>
          <table:table-cell office:value-type="float" office:value="632675" calcext:value-type="float">
            <text:p>632675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62" calcext:value-type="float">
            <text:p>262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40</text:p>
          </table:table-cell>
          <table:table-cell office:value-type="string" calcext:value-type="string">
            <text:p>SEP01586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9</text:p>
          </table:table-cell>
          <table:table-cell office:value-type="string" calcext:value-type="string">
            <text:p>Spillning</text:p>
          </table:table-cell>
          <table:table-cell office:value-type="float" office:value="7163340" calcext:value-type="float">
            <text:p>7163340</text:p>
          </table:table-cell>
          <table:table-cell office:value-type="float" office:value="577255" calcext:value-type="float">
            <text:p>577255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66" calcext:value-type="float">
            <text:p>266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74</text:p>
          </table:table-cell>
          <table:table-cell office:value-type="string" calcext:value-type="string">
            <text:p>SEP0160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1</text:p>
          </table:table-cell>
          <table:table-cell office:value-type="string" calcext:value-type="string">
            <text:p>Spillning</text:p>
          </table:table-cell>
          <table:table-cell office:value-type="float" office:value="7190914" calcext:value-type="float">
            <text:p>7190914</text:p>
          </table:table-cell>
          <table:table-cell office:value-type="float" office:value="575870" calcext:value-type="float">
            <text:p>575870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66" calcext:value-type="float">
            <text:p>266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80</text:p>
          </table:table-cell>
          <table:table-cell office:value-type="string" calcext:value-type="string">
            <text:p>SEP0161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155355" calcext:value-type="float">
            <text:p>7155355</text:p>
          </table:table-cell>
          <table:table-cell office:value-type="float" office:value="577035" calcext:value-type="float">
            <text:p>577035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66" calcext:value-type="float">
            <text:p>266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80</text:p>
          </table:table-cell>
          <table:table-cell office:value-type="string" calcext:value-type="string">
            <text:p>SEP01593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Spillning</text:p>
          </table:table-cell>
          <table:table-cell office:value-type="float" office:value="7161000" calcext:value-type="float">
            <text:p>7161000</text:p>
          </table:table-cell>
          <table:table-cell office:value-type="float" office:value="577986" calcext:value-type="float">
            <text:p>577986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66" calcext:value-type="float">
            <text:p>266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13</text:p>
          </table:table-cell>
          <table:table-cell office:value-type="string" calcext:value-type="string">
            <text:p>SEP0159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Spillning</text:p>
          </table:table-cell>
          <table:table-cell office:value-type="float" office:value="7161000" calcext:value-type="float">
            <text:p>7161000</text:p>
          </table:table-cell>
          <table:table-cell office:value-type="float" office:value="577986" calcext:value-type="float">
            <text:p>577986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66" calcext:value-type="float">
            <text:p>266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39</text:p>
          </table:table-cell>
          <table:table-cell office:value-type="string" calcext:value-type="string">
            <text:p>SEP01555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8</text:p>
          </table:table-cell>
          <table:table-cell office:value-type="string" calcext:value-type="string">
            <text:p>Spillning</text:p>
          </table:table-cell>
          <table:table-cell office:value-type="float" office:value="7148626" calcext:value-type="float">
            <text:p>7148626</text:p>
          </table:table-cell>
          <table:table-cell office:value-type="float" office:value="565581" calcext:value-type="float">
            <text:p>565581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68" calcext:value-type="float">
            <text:p>268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49</text:p>
          </table:table-cell>
          <table:table-cell office:value-type="string" calcext:value-type="string">
            <text:p>SEP01640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Spillning</text:p>
          </table:table-cell>
          <table:table-cell office:value-type="float" office:value="7170540" calcext:value-type="float">
            <text:p>7170540</text:p>
          </table:table-cell>
          <table:table-cell office:value-type="float" office:value="626986" calcext:value-type="float">
            <text:p>626986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68" calcext:value-type="float">
            <text:p>268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89</text:p>
          </table:table-cell>
          <table:table-cell office:value-type="string" calcext:value-type="string">
            <text:p>SEP0164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Spillning</text:p>
          </table:table-cell>
          <table:table-cell office:value-type="float" office:value="7170747" calcext:value-type="float">
            <text:p>7170747</text:p>
          </table:table-cell>
          <table:table-cell office:value-type="float" office:value="627185" calcext:value-type="float">
            <text:p>627185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68" calcext:value-type="float">
            <text:p>268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15</text:p>
          </table:table-cell>
          <table:table-cell office:value-type="string" calcext:value-type="string">
            <text:p>SEP0153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Spillning</text:p>
          </table:table-cell>
          <table:table-cell office:value-type="float" office:value="7160544" calcext:value-type="float">
            <text:p>7160544</text:p>
          </table:table-cell>
          <table:table-cell office:value-type="float" office:value="610596" calcext:value-type="float">
            <text:p>610596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68" calcext:value-type="float">
            <text:p>268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30</text:p>
          </table:table-cell>
          <table:table-cell office:value-type="string" calcext:value-type="string">
            <text:p>SEP0154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30</text:p>
          </table:table-cell>
          <table:table-cell office:value-type="string" calcext:value-type="string">
            <text:p>Spillning</text:p>
          </table:table-cell>
          <table:table-cell office:value-type="float" office:value="7157364" calcext:value-type="float">
            <text:p>7157364</text:p>
          </table:table-cell>
          <table:table-cell office:value-type="float" office:value="610904" calcext:value-type="float">
            <text:p>610904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68" calcext:value-type="float">
            <text:p>268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35</text:p>
          </table:table-cell>
          <table:table-cell office:value-type="string" calcext:value-type="string">
            <text:p>SEP0154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1</text:p>
          </table:table-cell>
          <table:table-cell office:value-type="string" calcext:value-type="string">
            <text:p>Spillning</text:p>
          </table:table-cell>
          <table:table-cell office:value-type="float" office:value="7162565" calcext:value-type="float">
            <text:p>7162565</text:p>
          </table:table-cell>
          <table:table-cell office:value-type="float" office:value="611713" calcext:value-type="float">
            <text:p>611713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68" calcext:value-type="float">
            <text:p>268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31</text:p>
          </table:table-cell>
          <table:table-cell office:value-type="string" calcext:value-type="string">
            <text:p>SEP01536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Spillning</text:p>
          </table:table-cell>
          <table:table-cell office:value-type="float" office:value="7150838" calcext:value-type="float">
            <text:p>7150838</text:p>
          </table:table-cell>
          <table:table-cell office:value-type="float" office:value="685726" calcext:value-type="float">
            <text:p>685726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73" calcext:value-type="float">
            <text:p>273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227</text:p>
          </table:table-cell>
          <table:table-cell office:value-type="string" calcext:value-type="string">
            <text:p>SEP01557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23</text:p>
          </table:table-cell>
          <table:table-cell office:value-type="string" calcext:value-type="string">
            <text:p>Spillning</text:p>
          </table:table-cell>
          <table:table-cell office:value-type="float" office:value="7150503" calcext:value-type="float">
            <text:p>7150503</text:p>
          </table:table-cell>
          <table:table-cell office:value-type="float" office:value="689427" calcext:value-type="float">
            <text:p>689427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73" calcext:value-type="float">
            <text:p>273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942</text:p>
          </table:table-cell>
          <table:table-cell office:value-type="string" calcext:value-type="string">
            <text:p>SEP0156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30</text:p>
          </table:table-cell>
          <table:table-cell office:value-type="string" calcext:value-type="string">
            <text:p>Spillning</text:p>
          </table:table-cell>
          <table:table-cell office:value-type="float" office:value="7173925" calcext:value-type="float">
            <text:p>7173925</text:p>
          </table:table-cell>
          <table:table-cell office:value-type="float" office:value="580758" calcext:value-type="float">
            <text:p>580758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74" calcext:value-type="float">
            <text:p>274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07</text:p>
          </table:table-cell>
          <table:table-cell office:value-type="string" calcext:value-type="string">
            <text:p>SEP0164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6</text:p>
          </table:table-cell>
          <table:table-cell office:value-type="string" calcext:value-type="string">
            <text:p>Spillning</text:p>
          </table:table-cell>
          <table:table-cell office:value-type="float" office:value="7162762" calcext:value-type="float">
            <text:p>7162762</text:p>
          </table:table-cell>
          <table:table-cell office:value-type="float" office:value="597899" calcext:value-type="float">
            <text:p>597899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75" calcext:value-type="float">
            <text:p>275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066</text:p>
          </table:table-cell>
          <table:table-cell office:value-type="string" calcext:value-type="string">
            <text:p>SEP01525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Spillning</text:p>
          </table:table-cell>
          <table:table-cell office:value-type="float" office:value="7132204" calcext:value-type="float">
            <text:p>7132204</text:p>
          </table:table-cell>
          <table:table-cell office:value-type="float" office:value="614809" calcext:value-type="float">
            <text:p>614809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77" calcext:value-type="float">
            <text:p>277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49</text:p>
          </table:table-cell>
          <table:table-cell office:value-type="string" calcext:value-type="string">
            <text:p>SEP01559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131649" calcext:value-type="float">
            <text:p>7131649</text:p>
          </table:table-cell>
          <table:table-cell office:value-type="float" office:value="612527" calcext:value-type="float">
            <text:p>612527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77" calcext:value-type="float">
            <text:p>277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355</text:p>
          </table:table-cell>
          <table:table-cell office:value-type="string" calcext:value-type="string">
            <text:p>SEP0157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6</text:p>
          </table:table-cell>
          <table:table-cell office:value-type="string" calcext:value-type="string">
            <text:p>Spillning</text:p>
          </table:table-cell>
          <table:table-cell office:value-type="float" office:value="7117958" calcext:value-type="float">
            <text:p>7117958</text:p>
          </table:table-cell>
          <table:table-cell office:value-type="float" office:value="644473" calcext:value-type="float">
            <text:p>644473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78" calcext:value-type="float">
            <text:p>278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69</text:p>
          </table:table-cell>
          <table:table-cell office:value-type="string" calcext:value-type="string">
            <text:p>SEP0158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Spillning</text:p>
          </table:table-cell>
          <table:table-cell office:value-type="float" office:value="7120739" calcext:value-type="float">
            <text:p>7120739</text:p>
          </table:table-cell>
          <table:table-cell office:value-type="float" office:value="650339" calcext:value-type="float">
            <text:p>650339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78" calcext:value-type="float">
            <text:p>278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02</text:p>
          </table:table-cell>
          <table:table-cell office:value-type="string" calcext:value-type="string">
            <text:p>SEP01589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Spillning</text:p>
          </table:table-cell>
          <table:table-cell office:value-type="float" office:value="7120559" calcext:value-type="float">
            <text:p>7120559</text:p>
          </table:table-cell>
          <table:table-cell office:value-type="float" office:value="651993" calcext:value-type="float">
            <text:p>651993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78" calcext:value-type="float">
            <text:p>278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54</text:p>
          </table:table-cell>
          <table:table-cell office:value-type="string" calcext:value-type="string">
            <text:p>SEP0160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2</text:p>
          </table:table-cell>
          <table:table-cell office:value-type="string" calcext:value-type="string">
            <text:p>Spillning</text:p>
          </table:table-cell>
          <table:table-cell office:value-type="float" office:value="7145928" calcext:value-type="float">
            <text:p>7145928</text:p>
          </table:table-cell>
          <table:table-cell office:value-type="float" office:value="626030" calcext:value-type="float">
            <text:p>626030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81" calcext:value-type="float">
            <text:p>281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209</text:p>
          </table:table-cell>
          <table:table-cell office:value-type="string" calcext:value-type="string">
            <text:p>SEP0154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5</text:p>
          </table:table-cell>
          <table:table-cell office:value-type="string" calcext:value-type="string">
            <text:p>Spillning</text:p>
          </table:table-cell>
          <table:table-cell office:value-type="float" office:value="7142245" calcext:value-type="float">
            <text:p>7142245</text:p>
          </table:table-cell>
          <table:table-cell office:value-type="float" office:value="629231" calcext:value-type="float">
            <text:p>629231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81" calcext:value-type="float">
            <text:p>281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219</text:p>
          </table:table-cell>
          <table:table-cell office:value-type="string" calcext:value-type="string">
            <text:p>SEP01558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5</text:p>
          </table:table-cell>
          <table:table-cell office:value-type="string" calcext:value-type="string">
            <text:p>Spillning</text:p>
          </table:table-cell>
          <table:table-cell office:value-type="float" office:value="7144621" calcext:value-type="float">
            <text:p>7144621</text:p>
          </table:table-cell>
          <table:table-cell office:value-type="float" office:value="625096" calcext:value-type="float">
            <text:p>625096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81" calcext:value-type="float">
            <text:p>281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48</text:p>
          </table:table-cell>
          <table:table-cell office:value-type="string" calcext:value-type="string">
            <text:p>SEP01547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0</text:p>
          </table:table-cell>
          <table:table-cell office:value-type="string" calcext:value-type="string">
            <text:p>Spillning</text:p>
          </table:table-cell>
          <table:table-cell office:value-type="float" office:value="7135797" calcext:value-type="float">
            <text:p>7135797</text:p>
          </table:table-cell>
          <table:table-cell office:value-type="float" office:value="699000" calcext:value-type="float">
            <text:p>699000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83" calcext:value-type="float">
            <text:p>283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06</text:p>
          </table:table-cell>
          <table:table-cell office:value-type="string" calcext:value-type="string">
            <text:p>SEP0163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Spillning</text:p>
          </table:table-cell>
          <table:table-cell office:value-type="float" office:value="7195372" calcext:value-type="float">
            <text:p>7195372</text:p>
          </table:table-cell>
          <table:table-cell office:value-type="float" office:value="658413" calcext:value-type="float">
            <text:p>658413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86" calcext:value-type="float">
            <text:p>286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84</text:p>
          </table:table-cell>
          <table:table-cell office:value-type="string" calcext:value-type="string">
            <text:p>SEP0153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2</text:p>
          </table:table-cell>
          <table:table-cell office:value-type="string" calcext:value-type="string">
            <text:p>Spillning</text:p>
          </table:table-cell>
          <table:table-cell office:value-type="float" office:value="7175296" calcext:value-type="float">
            <text:p>7175296</text:p>
          </table:table-cell>
          <table:table-cell office:value-type="float" office:value="657116" calcext:value-type="float">
            <text:p>657116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86" calcext:value-type="float">
            <text:p>286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951</text:p>
          </table:table-cell>
          <table:table-cell office:value-type="string" calcext:value-type="string">
            <text:p>SEP0154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30</text:p>
          </table:table-cell>
          <table:table-cell office:value-type="string" calcext:value-type="string">
            <text:p>Spillning</text:p>
          </table:table-cell>
          <table:table-cell office:value-type="float" office:value="7126734" calcext:value-type="float">
            <text:p>7126734</text:p>
          </table:table-cell>
          <table:table-cell office:value-type="float" office:value="643657" calcext:value-type="float">
            <text:p>643657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87" calcext:value-type="float">
            <text:p>287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86</text:p>
          </table:table-cell>
          <table:table-cell office:value-type="string" calcext:value-type="string">
            <text:p>SEP0164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5</text:p>
          </table:table-cell>
          <table:table-cell office:value-type="string" calcext:value-type="string">
            <text:p>Spillning</text:p>
          </table:table-cell>
          <table:table-cell office:value-type="float" office:value="7181984" calcext:value-type="float">
            <text:p>7181984</text:p>
          </table:table-cell>
          <table:table-cell office:value-type="float" office:value="596407" calcext:value-type="float">
            <text:p>596407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89" calcext:value-type="float">
            <text:p>289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25</text:p>
          </table:table-cell>
          <table:table-cell office:value-type="string" calcext:value-type="string">
            <text:p>SEP0153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8</text:p>
          </table:table-cell>
          <table:table-cell office:value-type="string" calcext:value-type="string">
            <text:p>Spillning</text:p>
          </table:table-cell>
          <table:table-cell office:value-type="float" office:value="7206670" calcext:value-type="float">
            <text:p>7206670</text:p>
          </table:table-cell>
          <table:table-cell office:value-type="float" office:value="607310" calcext:value-type="float">
            <text:p>607310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90" calcext:value-type="float">
            <text:p>290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06</text:p>
          </table:table-cell>
          <table:table-cell office:value-type="string" calcext:value-type="string">
            <text:p>SEP0159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Spillning</text:p>
          </table:table-cell>
          <table:table-cell office:value-type="float" office:value="7189518" calcext:value-type="float">
            <text:p>7189518</text:p>
          </table:table-cell>
          <table:table-cell office:value-type="float" office:value="598909" calcext:value-type="float">
            <text:p>598909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90" calcext:value-type="float">
            <text:p>290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79</text:p>
          </table:table-cell>
          <table:table-cell office:value-type="string" calcext:value-type="string">
            <text:p>SEP0163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5</text:p>
          </table:table-cell>
          <table:table-cell office:value-type="string" calcext:value-type="string">
            <text:p>Spillning</text:p>
          </table:table-cell>
          <table:table-cell office:value-type="float" office:value="7191554" calcext:value-type="float">
            <text:p>7191554</text:p>
          </table:table-cell>
          <table:table-cell office:value-type="float" office:value="587685" calcext:value-type="float">
            <text:p>587685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90" calcext:value-type="float">
            <text:p>290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00</text:p>
          </table:table-cell>
          <table:table-cell office:value-type="string" calcext:value-type="string">
            <text:p>SEP01598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Spillning</text:p>
          </table:table-cell>
          <table:table-cell office:value-type="float" office:value="7131956" calcext:value-type="float">
            <text:p>7131956</text:p>
          </table:table-cell>
          <table:table-cell office:value-type="float" office:value="684105" calcext:value-type="float">
            <text:p>684105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28</text:p>
          </table:table-cell>
          <table:table-cell office:value-type="string" calcext:value-type="string">
            <text:p>SEP01600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Spillning</text:p>
          </table:table-cell>
          <table:table-cell office:value-type="float" office:value="7132722" calcext:value-type="float">
            <text:p>7132722</text:p>
          </table:table-cell>
          <table:table-cell office:value-type="float" office:value="682222" calcext:value-type="float">
            <text:p>682222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70</text:p>
          </table:table-cell>
          <table:table-cell office:value-type="string" calcext:value-type="string">
            <text:p>SEP01638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Spillning</text:p>
          </table:table-cell>
          <table:table-cell office:value-type="float" office:value="7137362" calcext:value-type="float">
            <text:p>7137362</text:p>
          </table:table-cell>
          <table:table-cell office:value-type="float" office:value="675370" calcext:value-type="float">
            <text:p>675370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928</text:p>
          </table:table-cell>
          <table:table-cell office:value-type="string" calcext:value-type="string">
            <text:p>SEP01600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5</text:p>
          </table:table-cell>
          <table:table-cell office:value-type="string" calcext:value-type="string">
            <text:p>Spillning</text:p>
          </table:table-cell>
          <table:table-cell office:value-type="float" office:value="7101008" calcext:value-type="float">
            <text:p>7101008</text:p>
          </table:table-cell>
          <table:table-cell office:value-type="float" office:value="685515" calcext:value-type="float">
            <text:p>685515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93" calcext:value-type="float">
            <text:p>293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47</text:p>
          </table:table-cell>
          <table:table-cell office:value-type="string" calcext:value-type="string">
            <text:p>SEP0160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3</text:p>
          </table:table-cell>
          <table:table-cell office:value-type="string" calcext:value-type="string">
            <text:p>Spillning</text:p>
          </table:table-cell>
          <table:table-cell office:value-type="float" office:value="7068046" calcext:value-type="float">
            <text:p>7068046</text:p>
          </table:table-cell>
          <table:table-cell office:value-type="float" office:value="703852" calcext:value-type="float">
            <text:p>703852</text:p>
          </table:table-cell>
          <table:table-cell office:value-type="string" calcext:value-type="string">
            <text:p>2-2401</text:p>
          </table:table-cell>
          <table:table-cell office:value-type="string" calcext:value-type="string">
            <text:p>Nordmaling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93" calcext:value-type="float">
            <text:p>293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558</text:p>
          </table:table-cell>
          <table:table-cell office:value-type="string" calcext:value-type="string">
            <text:p>SEP0164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Spillning</text:p>
          </table:table-cell>
          <table:table-cell office:value-type="float" office:value="7103749" calcext:value-type="float">
            <text:p>7103749</text:p>
          </table:table-cell>
          <table:table-cell office:value-type="float" office:value="662040" calcext:value-type="float">
            <text:p>662040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94" calcext:value-type="float">
            <text:p>294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30" calcext:value-type="float">
            <text:p>230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90</text:p>
          </table:table-cell>
          <table:table-cell office:value-type="string" calcext:value-type="string">
            <text:p>SEP01609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Spillning</text:p>
          </table:table-cell>
          <table:table-cell office:value-type="float" office:value="7103801" calcext:value-type="float">
            <text:p>7103801</text:p>
          </table:table-cell>
          <table:table-cell office:value-type="float" office:value="662287" calcext:value-type="float">
            <text:p>662287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94" calcext:value-type="float">
            <text:p>294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10</text:p>
          </table:table-cell>
          <table:table-cell office:value-type="string" calcext:value-type="string">
            <text:p>SEP0164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Spillning</text:p>
          </table:table-cell>
          <table:table-cell office:value-type="float" office:value="7103578" calcext:value-type="float">
            <text:p>7103578</text:p>
          </table:table-cell>
          <table:table-cell office:value-type="float" office:value="661560" calcext:value-type="float">
            <text:p>661560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94" calcext:value-type="float">
            <text:p>294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74</text:p>
          </table:table-cell>
          <table:table-cell office:value-type="string" calcext:value-type="string">
            <text:p>SEP01617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7</text:p>
          </table:table-cell>
          <table:table-cell office:value-type="string" calcext:value-type="string">
            <text:p>Spillning</text:p>
          </table:table-cell>
          <table:table-cell office:value-type="float" office:value="7100668" calcext:value-type="float">
            <text:p>7100668</text:p>
          </table:table-cell>
          <table:table-cell office:value-type="float" office:value="661827" calcext:value-type="float">
            <text:p>661827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94" calcext:value-type="float">
            <text:p>294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24</text:p>
          </table:table-cell>
          <table:table-cell office:value-type="string" calcext:value-type="string">
            <text:p>SEP01575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Spillning</text:p>
          </table:table-cell>
          <table:table-cell office:value-type="float" office:value="7103094" calcext:value-type="float">
            <text:p>7103094</text:p>
          </table:table-cell>
          <table:table-cell office:value-type="float" office:value="662779" calcext:value-type="float">
            <text:p>662779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294" calcext:value-type="float">
            <text:p>294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81</text:p>
          </table:table-cell>
          <table:table-cell office:value-type="string" calcext:value-type="string">
            <text:p>SEP01529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5</text:p>
          </table:table-cell>
          <table:table-cell office:value-type="string" calcext:value-type="string">
            <text:p>Spillning</text:p>
          </table:table-cell>
          <table:table-cell office:value-type="float" office:value="7195745" calcext:value-type="float">
            <text:p>7195745</text:p>
          </table:table-cell>
          <table:table-cell office:value-type="float" office:value="702055" calcext:value-type="float">
            <text:p>702055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0" calcext:value-type="float">
            <text:p>300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16</text:p>
          </table:table-cell>
          <table:table-cell office:value-type="string" calcext:value-type="string">
            <text:p>SEP01529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5</text:p>
          </table:table-cell>
          <table:table-cell office:value-type="string" calcext:value-type="string">
            <text:p>Spillning</text:p>
          </table:table-cell>
          <table:table-cell office:value-type="float" office:value="7197507" calcext:value-type="float">
            <text:p>7197507</text:p>
          </table:table-cell>
          <table:table-cell office:value-type="float" office:value="699631" calcext:value-type="float">
            <text:p>699631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0" calcext:value-type="float">
            <text:p>300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44</text:p>
          </table:table-cell>
          <table:table-cell office:value-type="string" calcext:value-type="string">
            <text:p>SEP0159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7</text:p>
          </table:table-cell>
          <table:table-cell office:value-type="string" calcext:value-type="string">
            <text:p>Spillning</text:p>
          </table:table-cell>
          <table:table-cell office:value-type="float" office:value="7207173" calcext:value-type="float">
            <text:p>7207173</text:p>
          </table:table-cell>
          <table:table-cell office:value-type="float" office:value="696387" calcext:value-type="float">
            <text:p>696387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0" calcext:value-type="float">
            <text:p>300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79</text:p>
          </table:table-cell>
          <table:table-cell office:value-type="string" calcext:value-type="string">
            <text:p>SEP0159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202433" calcext:value-type="float">
            <text:p>7202433</text:p>
          </table:table-cell>
          <table:table-cell office:value-type="float" office:value="703816" calcext:value-type="float">
            <text:p>703816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2" calcext:value-type="float">
            <text:p>302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22" calcext:value-type="float">
            <text:p>222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72</text:p>
          </table:table-cell>
          <table:table-cell office:value-type="string" calcext:value-type="string">
            <text:p>SEP01529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193520" calcext:value-type="float">
            <text:p>7193520</text:p>
          </table:table-cell>
          <table:table-cell office:value-type="float" office:value="709983" calcext:value-type="float">
            <text:p>709983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2" calcext:value-type="float">
            <text:p>302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26" calcext:value-type="float">
            <text:p>226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81</text:p>
          </table:table-cell>
          <table:table-cell office:value-type="string" calcext:value-type="string">
            <text:p>SEP01595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219163" calcext:value-type="float">
            <text:p>7219163</text:p>
          </table:table-cell>
          <table:table-cell office:value-type="float" office:value="696573" calcext:value-type="float">
            <text:p>696573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2" calcext:value-type="float">
            <text:p>302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28" calcext:value-type="float">
            <text:p>228</text:p>
          </table:table-cell>
          <table:table-cell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97</text:p>
          </table:table-cell>
          <table:table-cell office:value-type="string" calcext:value-type="string">
            <text:p>SEP0159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Spillning</text:p>
          </table:table-cell>
          <table:table-cell office:value-type="float" office:value="7207485" calcext:value-type="float">
            <text:p>7207485</text:p>
          </table:table-cell>
          <table:table-cell office:value-type="float" office:value="698649" calcext:value-type="float">
            <text:p>698649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2" calcext:value-type="float">
            <text:p>302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28" calcext:value-type="float">
            <text:p>228</text:p>
          </table:table-cell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22</text:p>
          </table:table-cell>
          <table:table-cell office:value-type="string" calcext:value-type="string">
            <text:p>SEP01595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Spillning</text:p>
          </table:table-cell>
          <table:table-cell office:value-type="float" office:value="7202470" calcext:value-type="float">
            <text:p>7202470</text:p>
          </table:table-cell>
          <table:table-cell office:value-type="float" office:value="701774" calcext:value-type="float">
            <text:p>701774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2" calcext:value-type="float">
            <text:p>302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28" calcext:value-type="float">
            <text:p>228</text:p>
          </table:table-cell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31</text:p>
          </table:table-cell>
          <table:table-cell office:value-type="string" calcext:value-type="string">
            <text:p>SEP01595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Spillning</text:p>
          </table:table-cell>
          <table:table-cell office:value-type="float" office:value="7202405" calcext:value-type="float">
            <text:p>7202405</text:p>
          </table:table-cell>
          <table:table-cell office:value-type="float" office:value="700613" calcext:value-type="float">
            <text:p>700613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2" calcext:value-type="float">
            <text:p>302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28" calcext:value-type="float">
            <text:p>228</text:p>
          </table:table-cell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87</text:p>
          </table:table-cell>
          <table:table-cell office:value-type="string" calcext:value-type="string">
            <text:p>SEP0162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9</text:p>
          </table:table-cell>
          <table:table-cell office:value-type="string" calcext:value-type="string">
            <text:p>Spillning</text:p>
          </table:table-cell>
          <table:table-cell office:value-type="float" office:value="7199305" calcext:value-type="float">
            <text:p>7199305</text:p>
          </table:table-cell>
          <table:table-cell office:value-type="float" office:value="706545" calcext:value-type="float">
            <text:p>706545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2" calcext:value-type="float">
            <text:p>302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28" calcext:value-type="float">
            <text:p>228</text:p>
          </table:table-cell>
          <table:table-cell office:value-type="float" office:value="252" calcext:value-type="float">
            <text:p>2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03</text:p>
          </table:table-cell>
          <table:table-cell office:value-type="string" calcext:value-type="string">
            <text:p>SEP01529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9</text:p>
          </table:table-cell>
          <table:table-cell office:value-type="string" calcext:value-type="string">
            <text:p>Spillning</text:p>
          </table:table-cell>
          <table:table-cell office:value-type="float" office:value="7201366" calcext:value-type="float">
            <text:p>7201366</text:p>
          </table:table-cell>
          <table:table-cell office:value-type="float" office:value="702120" calcext:value-type="float">
            <text:p>702120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2" calcext:value-type="float">
            <text:p>302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28" calcext:value-type="float">
            <text:p>228</text:p>
          </table:table-cell>
          <table:table-cell office:value-type="float" office:value="252" calcext:value-type="float">
            <text:p>2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39</text:p>
          </table:table-cell>
          <table:table-cell office:value-type="string" calcext:value-type="string">
            <text:p>SEP0162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6</text:p>
          </table:table-cell>
          <table:table-cell office:value-type="string" calcext:value-type="string">
            <text:p>Spillning</text:p>
          </table:table-cell>
          <table:table-cell office:value-type="float" office:value="7212313" calcext:value-type="float">
            <text:p>7212313</text:p>
          </table:table-cell>
          <table:table-cell office:value-type="float" office:value="694399" calcext:value-type="float">
            <text:p>694399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2" calcext:value-type="float">
            <text:p>302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28" calcext:value-type="float">
            <text:p>228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08</text:p>
          </table:table-cell>
          <table:table-cell office:value-type="string" calcext:value-type="string">
            <text:p>SEP0156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Spillning</text:p>
          </table:table-cell>
          <table:table-cell office:value-type="float" office:value="7164821" calcext:value-type="float">
            <text:p>7164821</text:p>
          </table:table-cell>
          <table:table-cell office:value-type="float" office:value="635226" calcext:value-type="float">
            <text:p>635226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3" calcext:value-type="float">
            <text:p>303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230" calcext:value-type="float">
            <text:p>230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038</text:p>
          </table:table-cell>
          <table:table-cell office:value-type="string" calcext:value-type="string">
            <text:p>SEP0164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1</text:p>
          </table:table-cell>
          <table:table-cell office:value-type="string" calcext:value-type="string">
            <text:p>Spillning</text:p>
          </table:table-cell>
          <table:table-cell office:value-type="float" office:value="7168539" calcext:value-type="float">
            <text:p>7168539</text:p>
          </table:table-cell>
          <table:table-cell office:value-type="float" office:value="635244" calcext:value-type="float">
            <text:p>635244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3" calcext:value-type="float">
            <text:p>303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230" calcext:value-type="float">
            <text:p>230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274</text:p>
          </table:table-cell>
          <table:table-cell office:value-type="string" calcext:value-type="string">
            <text:p>SEP0164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5</text:p>
          </table:table-cell>
          <table:table-cell office:value-type="string" calcext:value-type="string">
            <text:p>Spillning</text:p>
          </table:table-cell>
          <table:table-cell office:value-type="float" office:value="7179571" calcext:value-type="float">
            <text:p>7179571</text:p>
          </table:table-cell>
          <table:table-cell office:value-type="float" office:value="641105" calcext:value-type="float">
            <text:p>641105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3" calcext:value-type="float">
            <text:p>303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399</text:p>
          </table:table-cell>
          <table:table-cell office:value-type="string" calcext:value-type="string">
            <text:p>SEP01616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3</text:p>
          </table:table-cell>
          <table:table-cell office:value-type="string" calcext:value-type="string">
            <text:p>Spillning</text:p>
          </table:table-cell>
          <table:table-cell office:value-type="float" office:value="7157270" calcext:value-type="float">
            <text:p>7157270</text:p>
          </table:table-cell>
          <table:table-cell office:value-type="float" office:value="589150" calcext:value-type="float">
            <text:p>589150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4" calcext:value-type="float">
            <text:p>304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52" calcext:value-type="float">
            <text:p>25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518</text:p>
          </table:table-cell>
          <table:table-cell office:value-type="string" calcext:value-type="string">
            <text:p>SEP0164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0</text:p>
          </table:table-cell>
          <table:table-cell office:value-type="string" calcext:value-type="string">
            <text:p>Spillning</text:p>
          </table:table-cell>
          <table:table-cell office:value-type="float" office:value="7167057" calcext:value-type="float">
            <text:p>7167057</text:p>
          </table:table-cell>
          <table:table-cell office:value-type="float" office:value="583254" calcext:value-type="float">
            <text:p>583254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4" calcext:value-type="float">
            <text:p>304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52" calcext:value-type="float">
            <text:p>252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30</text:p>
          </table:table-cell>
          <table:table-cell office:value-type="string" calcext:value-type="string">
            <text:p>SEP01595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8</text:p>
          </table:table-cell>
          <table:table-cell office:value-type="string" calcext:value-type="string">
            <text:p>Spillning</text:p>
          </table:table-cell>
          <table:table-cell office:value-type="float" office:value="7158455" calcext:value-type="float">
            <text:p>7158455</text:p>
          </table:table-cell>
          <table:table-cell office:value-type="float" office:value="588037" calcext:value-type="float">
            <text:p>588037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4" calcext:value-type="float">
            <text:p>304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52" calcext:value-type="float">
            <text:p>25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62</text:p>
          </table:table-cell>
          <table:table-cell office:value-type="string" calcext:value-type="string">
            <text:p>SEP01550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Spillning</text:p>
          </table:table-cell>
          <table:table-cell office:value-type="float" office:value="7152255" calcext:value-type="float">
            <text:p>7152255</text:p>
          </table:table-cell>
          <table:table-cell office:value-type="float" office:value="588674" calcext:value-type="float">
            <text:p>588674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4" calcext:value-type="float">
            <text:p>304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52" calcext:value-type="float">
            <text:p>25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83</text:p>
          </table:table-cell>
          <table:table-cell office:value-type="string" calcext:value-type="string">
            <text:p>SEP01616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6</text:p>
          </table:table-cell>
          <table:table-cell office:value-type="string" calcext:value-type="string">
            <text:p>Spillning</text:p>
          </table:table-cell>
          <table:table-cell office:value-type="float" office:value="7166410" calcext:value-type="float">
            <text:p>7166410</text:p>
          </table:table-cell>
          <table:table-cell office:value-type="float" office:value="561621" calcext:value-type="float">
            <text:p>561621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4" calcext:value-type="float">
            <text:p>304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52" calcext:value-type="float">
            <text:p>252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62</text:p>
          </table:table-cell>
          <table:table-cell office:value-type="string" calcext:value-type="string">
            <text:p>SEP0161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Spillning</text:p>
          </table:table-cell>
          <table:table-cell office:value-type="float" office:value="7203573" calcext:value-type="float">
            <text:p>7203573</text:p>
          </table:table-cell>
          <table:table-cell office:value-type="float" office:value="674373" calcext:value-type="float">
            <text:p>674373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5" calcext:value-type="float">
            <text:p>305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78</text:p>
          </table:table-cell>
          <table:table-cell office:value-type="string" calcext:value-type="string">
            <text:p>SEP0161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4</text:p>
          </table:table-cell>
          <table:table-cell office:value-type="string" calcext:value-type="string">
            <text:p>Spillning</text:p>
          </table:table-cell>
          <table:table-cell office:value-type="float" office:value="7204535" calcext:value-type="float">
            <text:p>7204535</text:p>
          </table:table-cell>
          <table:table-cell office:value-type="float" office:value="667538" calcext:value-type="float">
            <text:p>667538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5" calcext:value-type="float">
            <text:p>305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08</text:p>
          </table:table-cell>
          <table:table-cell office:value-type="string" calcext:value-type="string">
            <text:p>SEP0156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4</text:p>
          </table:table-cell>
          <table:table-cell office:value-type="string" calcext:value-type="string">
            <text:p>Spillning</text:p>
          </table:table-cell>
          <table:table-cell office:value-type="float" office:value="7180836" calcext:value-type="float">
            <text:p>7180836</text:p>
          </table:table-cell>
          <table:table-cell office:value-type="float" office:value="654230" calcext:value-type="float">
            <text:p>654230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8" calcext:value-type="float">
            <text:p>30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218</text:p>
          </table:table-cell>
          <table:table-cell office:value-type="string" calcext:value-type="string">
            <text:p>SEP0153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20</text:p>
          </table:table-cell>
          <table:table-cell office:value-type="string" calcext:value-type="string">
            <text:p>Spillning</text:p>
          </table:table-cell>
          <table:table-cell office:value-type="float" office:value="7181474" calcext:value-type="float">
            <text:p>7181474</text:p>
          </table:table-cell>
          <table:table-cell office:value-type="float" office:value="659339" calcext:value-type="float">
            <text:p>659339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8" calcext:value-type="float">
            <text:p>30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11</text:p>
          </table:table-cell>
          <table:table-cell office:value-type="string" calcext:value-type="string">
            <text:p>SEP01549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Spillning</text:p>
          </table:table-cell>
          <table:table-cell office:value-type="float" office:value="7257958" calcext:value-type="float">
            <text:p>7257958</text:p>
          </table:table-cell>
          <table:table-cell office:value-type="float" office:value="529141" calcext:value-type="float">
            <text:p>529141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9" calcext:value-type="float">
            <text:p>309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29</text:p>
          </table:table-cell>
          <table:table-cell office:value-type="string" calcext:value-type="string">
            <text:p>SEP01549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259763" calcext:value-type="float">
            <text:p>7259763</text:p>
          </table:table-cell>
          <table:table-cell office:value-type="float" office:value="530087" calcext:value-type="float">
            <text:p>530087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9" calcext:value-type="float">
            <text:p>309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38</text:p>
          </table:table-cell>
          <table:table-cell office:value-type="string" calcext:value-type="string">
            <text:p>SEP0154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259658" calcext:value-type="float">
            <text:p>7259658</text:p>
          </table:table-cell>
          <table:table-cell office:value-type="float" office:value="529426" calcext:value-type="float">
            <text:p>529426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09" calcext:value-type="float">
            <text:p>309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004</text:p>
          </table:table-cell>
          <table:table-cell office:value-type="string" calcext:value-type="string">
            <text:p>SEP01638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1</text:p>
          </table:table-cell>
          <table:table-cell office:value-type="string" calcext:value-type="string">
            <text:p>Spillning</text:p>
          </table:table-cell>
          <table:table-cell office:value-type="float" office:value="7146740" calcext:value-type="float">
            <text:p>7146740</text:p>
          </table:table-cell>
          <table:table-cell office:value-type="float" office:value="688955" calcext:value-type="float">
            <text:p>688955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13" calcext:value-type="float">
            <text:p>313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30" calcext:value-type="float">
            <text:p>230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05</text:p>
          </table:table-cell>
          <table:table-cell office:value-type="string" calcext:value-type="string">
            <text:p>SEP0163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Spillning</text:p>
          </table:table-cell>
          <table:table-cell office:value-type="float" office:value="7169704" calcext:value-type="float">
            <text:p>7169704</text:p>
          </table:table-cell>
          <table:table-cell office:value-type="float" office:value="665380" calcext:value-type="float">
            <text:p>665380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13" calcext:value-type="float">
            <text:p>313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64</text:p>
          </table:table-cell>
          <table:table-cell office:value-type="string" calcext:value-type="string">
            <text:p>SEP0155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0</text:p>
          </table:table-cell>
          <table:table-cell office:value-type="string" calcext:value-type="string">
            <text:p>Spillning</text:p>
          </table:table-cell>
          <table:table-cell office:value-type="float" office:value="7185485" calcext:value-type="float">
            <text:p>7185485</text:p>
          </table:table-cell>
          <table:table-cell office:value-type="float" office:value="681668" calcext:value-type="float">
            <text:p>681668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13" calcext:value-type="float">
            <text:p>313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259</text:p>
          </table:table-cell>
          <table:table-cell office:value-type="string" calcext:value-type="string">
            <text:p>SEP01536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3</text:p>
          </table:table-cell>
          <table:table-cell office:value-type="string" calcext:value-type="string">
            <text:p>Spillning</text:p>
          </table:table-cell>
          <table:table-cell office:value-type="float" office:value="7165429" calcext:value-type="float">
            <text:p>7165429</text:p>
          </table:table-cell>
          <table:table-cell office:value-type="float" office:value="696031" calcext:value-type="float">
            <text:p>696031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13" calcext:value-type="float">
            <text:p>313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02</text:p>
          </table:table-cell>
          <table:table-cell office:value-type="string" calcext:value-type="string">
            <text:p>SEP01585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3</text:p>
          </table:table-cell>
          <table:table-cell office:value-type="string" calcext:value-type="string">
            <text:p>Spillning</text:p>
          </table:table-cell>
          <table:table-cell office:value-type="float" office:value="7156443" calcext:value-type="float">
            <text:p>7156443</text:p>
          </table:table-cell>
          <table:table-cell office:value-type="float" office:value="681022" calcext:value-type="float">
            <text:p>681022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13" calcext:value-type="float">
            <text:p>313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71</text:p>
          </table:table-cell>
          <table:table-cell office:value-type="string" calcext:value-type="string">
            <text:p>SEP0163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5</text:p>
          </table:table-cell>
          <table:table-cell office:value-type="string" calcext:value-type="string">
            <text:p>Spillning</text:p>
          </table:table-cell>
          <table:table-cell office:value-type="float" office:value="7175433" calcext:value-type="float">
            <text:p>7175433</text:p>
          </table:table-cell>
          <table:table-cell office:value-type="float" office:value="692823" calcext:value-type="float">
            <text:p>692823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13" calcext:value-type="float">
            <text:p>313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80</text:p>
          </table:table-cell>
          <table:table-cell office:value-type="string" calcext:value-type="string">
            <text:p>SEP01624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7</text:p>
          </table:table-cell>
          <table:table-cell office:value-type="string" calcext:value-type="string">
            <text:p>Spillning</text:p>
          </table:table-cell>
          <table:table-cell office:value-type="float" office:value="7160620" calcext:value-type="float">
            <text:p>7160620</text:p>
          </table:table-cell>
          <table:table-cell office:value-type="float" office:value="686790" calcext:value-type="float">
            <text:p>686790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13" calcext:value-type="float">
            <text:p>313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05</text:p>
          </table:table-cell>
          <table:table-cell office:value-type="string" calcext:value-type="string">
            <text:p>SEP01587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Spillning</text:p>
          </table:table-cell>
          <table:table-cell office:value-type="float" office:value="7219803" calcext:value-type="float">
            <text:p>7219803</text:p>
          </table:table-cell>
          <table:table-cell office:value-type="float" office:value="650067" calcext:value-type="float">
            <text:p>650067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15" calcext:value-type="float">
            <text:p>315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220</text:p>
          </table:table-cell>
          <table:table-cell office:value-type="string" calcext:value-type="string">
            <text:p>SEP0153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20</text:p>
          </table:table-cell>
          <table:table-cell office:value-type="string" calcext:value-type="string">
            <text:p>Spillning</text:p>
          </table:table-cell>
          <table:table-cell office:value-type="float" office:value="7181481" calcext:value-type="float">
            <text:p>7181481</text:p>
          </table:table-cell>
          <table:table-cell office:value-type="float" office:value="659334" calcext:value-type="float">
            <text:p>659334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16" calcext:value-type="float">
            <text:p>316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73</text:p>
          </table:table-cell>
          <table:table-cell office:value-type="string" calcext:value-type="string">
            <text:p>SEP01574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Spillning</text:p>
          </table:table-cell>
          <table:table-cell office:value-type="float" office:value="7095660" calcext:value-type="float">
            <text:p>7095660</text:p>
          </table:table-cell>
          <table:table-cell office:value-type="float" office:value="677431" calcext:value-type="float">
            <text:p>677431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18" calcext:value-type="float">
            <text:p>31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36</text:p>
          </table:table-cell>
          <table:table-cell office:value-type="string" calcext:value-type="string">
            <text:p>SEP0153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3</text:p>
          </table:table-cell>
          <table:table-cell office:value-type="string" calcext:value-type="string">
            <text:p>Spillning</text:p>
          </table:table-cell>
          <table:table-cell office:value-type="float" office:value="7141008" calcext:value-type="float">
            <text:p>7141008</text:p>
          </table:table-cell>
          <table:table-cell office:value-type="float" office:value="606757" calcext:value-type="float">
            <text:p>606757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19" calcext:value-type="float">
            <text:p>319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84</text:p>
          </table:table-cell>
          <table:table-cell office:value-type="string" calcext:value-type="string">
            <text:p>SEP01607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4</text:p>
          </table:table-cell>
          <table:table-cell office:value-type="string" calcext:value-type="string">
            <text:p>Spillning</text:p>
          </table:table-cell>
          <table:table-cell office:value-type="float" office:value="7082314" calcext:value-type="float">
            <text:p>7082314</text:p>
          </table:table-cell>
          <table:table-cell office:value-type="float" office:value="682939" calcext:value-type="float">
            <text:p>682939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20" calcext:value-type="float">
            <text:p>320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A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34</text:p>
          </table:table-cell>
          <table:table-cell office:value-type="string" calcext:value-type="string">
            <text:p>SEP01606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1</text:p>
          </table:table-cell>
          <table:table-cell office:value-type="string" calcext:value-type="string">
            <text:p>Spillning</text:p>
          </table:table-cell>
          <table:table-cell office:value-type="float" office:value="7091883" calcext:value-type="float">
            <text:p>7091883</text:p>
          </table:table-cell>
          <table:table-cell office:value-type="float" office:value="675801" calcext:value-type="float">
            <text:p>675801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20" calcext:value-type="float">
            <text:p>320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74</text:p>
          </table:table-cell>
          <table:table-cell office:value-type="string" calcext:value-type="string">
            <text:p>SEP0160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090124" calcext:value-type="float">
            <text:p>7090124</text:p>
          </table:table-cell>
          <table:table-cell office:value-type="float" office:value="676659" calcext:value-type="float">
            <text:p>676659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20" calcext:value-type="float">
            <text:p>320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51</text:p>
          </table:table-cell>
          <table:table-cell office:value-type="string" calcext:value-type="string">
            <text:p>SEP01606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Spillning</text:p>
          </table:table-cell>
          <table:table-cell office:value-type="float" office:value="7089095" calcext:value-type="float">
            <text:p>7089095</text:p>
          </table:table-cell>
          <table:table-cell office:value-type="float" office:value="675791" calcext:value-type="float">
            <text:p>675791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20" calcext:value-type="float">
            <text:p>320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17</text:p>
          </table:table-cell>
          <table:table-cell office:value-type="string" calcext:value-type="string">
            <text:p>SEP01608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Spillning</text:p>
          </table:table-cell>
          <table:table-cell office:value-type="float" office:value="7089148" calcext:value-type="float">
            <text:p>7089148</text:p>
          </table:table-cell>
          <table:table-cell office:value-type="float" office:value="675530" calcext:value-type="float">
            <text:p>675530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20" calcext:value-type="float">
            <text:p>320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239</text:p>
          </table:table-cell>
          <table:table-cell office:value-type="string" calcext:value-type="string">
            <text:p>SEP01636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3</text:p>
          </table:table-cell>
          <table:table-cell office:value-type="string" calcext:value-type="string">
            <text:p>Spillning</text:p>
          </table:table-cell>
          <table:table-cell office:value-type="float" office:value="7154176" calcext:value-type="float">
            <text:p>7154176</text:p>
          </table:table-cell>
          <table:table-cell office:value-type="float" office:value="603907" calcext:value-type="float">
            <text:p>603907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21" calcext:value-type="float">
            <text:p>321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00</text:p>
          </table:table-cell>
          <table:table-cell office:value-type="string" calcext:value-type="string">
            <text:p>SEP01617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Spillning</text:p>
          </table:table-cell>
          <table:table-cell office:value-type="float" office:value="7156694" calcext:value-type="float">
            <text:p>7156694</text:p>
          </table:table-cell>
          <table:table-cell office:value-type="float" office:value="612384" calcext:value-type="float">
            <text:p>612384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21" calcext:value-type="float">
            <text:p>321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12</text:p>
          </table:table-cell>
          <table:table-cell office:value-type="string" calcext:value-type="string">
            <text:p>SEP0153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0</text:p>
          </table:table-cell>
          <table:table-cell office:value-type="string" calcext:value-type="string">
            <text:p>Spillning</text:p>
          </table:table-cell>
          <table:table-cell office:value-type="float" office:value="7145649" calcext:value-type="float">
            <text:p>7145649</text:p>
          </table:table-cell>
          <table:table-cell office:value-type="float" office:value="552371" calcext:value-type="float">
            <text:p>552371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23" calcext:value-type="float">
            <text:p>323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C0587</text:p>
          </table:table-cell>
          <table:table-cell office:value-type="string" calcext:value-type="string">
            <text:p>SEP01609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3</text:p>
          </table:table-cell>
          <table:table-cell office:value-type="string" calcext:value-type="string">
            <text:p>Spillning</text:p>
          </table:table-cell>
          <table:table-cell office:value-type="float" office:value="7127172" calcext:value-type="float">
            <text:p>7127172</text:p>
          </table:table-cell>
          <table:table-cell office:value-type="float" office:value="645703" calcext:value-type="float">
            <text:p>645703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24" calcext:value-type="float">
            <text:p>324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599</text:p>
          </table:table-cell>
          <table:table-cell office:value-type="string" calcext:value-type="string">
            <text:p>SEP01628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Spillning</text:p>
          </table:table-cell>
          <table:table-cell office:value-type="float" office:value="7127783" calcext:value-type="float">
            <text:p>7127783</text:p>
          </table:table-cell>
          <table:table-cell office:value-type="float" office:value="643515" calcext:value-type="float">
            <text:p>643515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24" calcext:value-type="float">
            <text:p>324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10</text:p>
          </table:table-cell>
          <table:table-cell office:value-type="string" calcext:value-type="string">
            <text:p>SEP01575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132456" calcext:value-type="float">
            <text:p>7132456</text:p>
          </table:table-cell>
          <table:table-cell office:value-type="float" office:value="645286" calcext:value-type="float">
            <text:p>645286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24" calcext:value-type="float">
            <text:p>324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05</text:p>
          </table:table-cell>
          <table:table-cell office:value-type="string" calcext:value-type="string">
            <text:p>SEP01603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9</text:p>
          </table:table-cell>
          <table:table-cell office:value-type="string" calcext:value-type="string">
            <text:p>Spillning</text:p>
          </table:table-cell>
          <table:table-cell office:value-type="float" office:value="7129824" calcext:value-type="float">
            <text:p>7129824</text:p>
          </table:table-cell>
          <table:table-cell office:value-type="float" office:value="649469" calcext:value-type="float">
            <text:p>649469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24" calcext:value-type="float">
            <text:p>324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361</text:p>
          </table:table-cell>
          <table:table-cell office:value-type="string" calcext:value-type="string">
            <text:p>SEP01558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äckte bara till ett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3</text:p>
          </table:table-cell>
          <table:table-cell office:value-type="string" calcext:value-type="string">
            <text:p>Spillning</text:p>
          </table:table-cell>
          <table:table-cell office:value-type="float" office:value="7246998" calcext:value-type="float">
            <text:p>7246998</text:p>
          </table:table-cell>
          <table:table-cell office:value-type="float" office:value="675769" calcext:value-type="float">
            <text:p>675769</text:p>
          </table:table-cell>
          <table:table-cell office:value-type="string" calcext:value-type="string">
            <text:p>2-2418</text:p>
          </table:table-cell>
          <table:table-cell office:value-type="string" calcext:value-type="string">
            <text:p>Malå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26" calcext:value-type="float">
            <text:p>326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47</text:p>
          </table:table-cell>
          <table:table-cell office:value-type="string" calcext:value-type="string">
            <text:p>SEP01608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150515" calcext:value-type="float">
            <text:p>7150515</text:p>
          </table:table-cell>
          <table:table-cell office:value-type="float" office:value="614071" calcext:value-type="float">
            <text:p>614071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27" calcext:value-type="float">
            <text:p>327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71</text:p>
          </table:table-cell>
          <table:table-cell office:value-type="string" calcext:value-type="string">
            <text:p>SEP01554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185955" calcext:value-type="float">
            <text:p>7185955</text:p>
          </table:table-cell>
          <table:table-cell office:value-type="float" office:value="681894" calcext:value-type="float">
            <text:p>681894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28" calcext:value-type="float">
            <text:p>32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78</text:p>
          </table:table-cell>
          <table:table-cell office:value-type="string" calcext:value-type="string">
            <text:p>SEP0154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Spillning</text:p>
          </table:table-cell>
          <table:table-cell office:value-type="float" office:value="7096927" calcext:value-type="float">
            <text:p>7096927</text:p>
          </table:table-cell>
          <table:table-cell office:value-type="float" office:value="595660" calcext:value-type="float">
            <text:p>595660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29" calcext:value-type="float">
            <text:p>329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63</text:p>
          </table:table-cell>
          <table:table-cell office:value-type="string" calcext:value-type="string">
            <text:p>SEP0152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Spillning</text:p>
          </table:table-cell>
          <table:table-cell office:value-type="float" office:value="7096705" calcext:value-type="float">
            <text:p>7096705</text:p>
          </table:table-cell>
          <table:table-cell office:value-type="float" office:value="595779" calcext:value-type="float">
            <text:p>595779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29" calcext:value-type="float">
            <text:p>329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64</text:p>
          </table:table-cell>
          <table:table-cell office:value-type="string" calcext:value-type="string">
            <text:p>SEP0154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Spillning</text:p>
          </table:table-cell>
          <table:table-cell office:value-type="float" office:value="7095557" calcext:value-type="float">
            <text:p>7095557</text:p>
          </table:table-cell>
          <table:table-cell office:value-type="float" office:value="597102" calcext:value-type="float">
            <text:p>597102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29" calcext:value-type="float">
            <text:p>329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69</text:p>
          </table:table-cell>
          <table:table-cell office:value-type="string" calcext:value-type="string">
            <text:p>SEP01525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6</text:p>
          </table:table-cell>
          <table:table-cell office:value-type="string" calcext:value-type="string">
            <text:p>Spillning</text:p>
          </table:table-cell>
          <table:table-cell office:value-type="float" office:value="7097499" calcext:value-type="float">
            <text:p>7097499</text:p>
          </table:table-cell>
          <table:table-cell office:value-type="float" office:value="595573" calcext:value-type="float">
            <text:p>595573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29" calcext:value-type="float">
            <text:p>329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37</text:p>
          </table:table-cell>
          <table:table-cell office:value-type="string" calcext:value-type="string">
            <text:p>SEP0156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Spillning</text:p>
          </table:table-cell>
          <table:table-cell office:value-type="float" office:value="7128475" calcext:value-type="float">
            <text:p>7128475</text:p>
          </table:table-cell>
          <table:table-cell office:value-type="float" office:value="563123" calcext:value-type="float">
            <text:p>563123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32" calcext:value-type="float">
            <text:p>332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31</text:p>
          </table:table-cell>
          <table:table-cell office:value-type="string" calcext:value-type="string">
            <text:p>SEP0160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Spillning</text:p>
          </table:table-cell>
          <table:table-cell office:value-type="float" office:value="7150268" calcext:value-type="float">
            <text:p>7150268</text:p>
          </table:table-cell>
          <table:table-cell office:value-type="float" office:value="685807" calcext:value-type="float">
            <text:p>685807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33" calcext:value-type="float">
            <text:p>333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32" calcext:value-type="float">
            <text:p>232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71</text:p>
          </table:table-cell>
          <table:table-cell office:value-type="string" calcext:value-type="string">
            <text:p>SEP01585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8</text:p>
          </table:table-cell>
          <table:table-cell office:value-type="string" calcext:value-type="string">
            <text:p>Spillning</text:p>
          </table:table-cell>
          <table:table-cell office:value-type="float" office:value="7160037" calcext:value-type="float">
            <text:p>7160037</text:p>
          </table:table-cell>
          <table:table-cell office:value-type="float" office:value="680516" calcext:value-type="float">
            <text:p>680516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33" calcext:value-type="float">
            <text:p>333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32" calcext:value-type="float">
            <text:p>232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07</text:p>
          </table:table-cell>
          <table:table-cell office:value-type="string" calcext:value-type="string">
            <text:p>SEP01557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9</text:p>
          </table:table-cell>
          <table:table-cell office:value-type="string" calcext:value-type="string">
            <text:p>Spillning</text:p>
          </table:table-cell>
          <table:table-cell office:value-type="float" office:value="7143676" calcext:value-type="float">
            <text:p>7143676</text:p>
          </table:table-cell>
          <table:table-cell office:value-type="float" office:value="684108" calcext:value-type="float">
            <text:p>684108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33" calcext:value-type="float">
            <text:p>333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32" calcext:value-type="float">
            <text:p>232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51</text:p>
          </table:table-cell>
          <table:table-cell office:value-type="string" calcext:value-type="string">
            <text:p>SEP0156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5</text:p>
          </table:table-cell>
          <table:table-cell office:value-type="string" calcext:value-type="string">
            <text:p>Spillning</text:p>
          </table:table-cell>
          <table:table-cell office:value-type="float" office:value="7154346" calcext:value-type="float">
            <text:p>7154346</text:p>
          </table:table-cell>
          <table:table-cell office:value-type="float" office:value="679214" calcext:value-type="float">
            <text:p>679214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33" calcext:value-type="float">
            <text:p>333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32" calcext:value-type="float">
            <text:p>232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96</text:p>
          </table:table-cell>
          <table:table-cell office:value-type="string" calcext:value-type="string">
            <text:p>SEP0161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6</text:p>
          </table:table-cell>
          <table:table-cell office:value-type="string" calcext:value-type="string">
            <text:p>Spillning</text:p>
          </table:table-cell>
          <table:table-cell office:value-type="float" office:value="7127576" calcext:value-type="float">
            <text:p>7127576</text:p>
          </table:table-cell>
          <table:table-cell office:value-type="float" office:value="626828" calcext:value-type="float">
            <text:p>626828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37" calcext:value-type="float">
            <text:p>337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63</text:p>
          </table:table-cell>
          <table:table-cell office:value-type="string" calcext:value-type="string">
            <text:p>SEP01617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127299" calcext:value-type="float">
            <text:p>7127299</text:p>
          </table:table-cell>
          <table:table-cell office:value-type="float" office:value="625100" calcext:value-type="float">
            <text:p>625100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37" calcext:value-type="float">
            <text:p>337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18</text:p>
          </table:table-cell>
          <table:table-cell office:value-type="string" calcext:value-type="string">
            <text:p>SEP0155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Spillning</text:p>
          </table:table-cell>
          <table:table-cell office:value-type="float" office:value="7122857" calcext:value-type="float">
            <text:p>7122857</text:p>
          </table:table-cell>
          <table:table-cell office:value-type="float" office:value="628154" calcext:value-type="float">
            <text:p>628154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37" calcext:value-type="float">
            <text:p>337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09</text:p>
          </table:table-cell>
          <table:table-cell office:value-type="string" calcext:value-type="string">
            <text:p>SEP01598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Spillning</text:p>
          </table:table-cell>
          <table:table-cell office:value-type="float" office:value="7186782" calcext:value-type="float">
            <text:p>7186782</text:p>
          </table:table-cell>
          <table:table-cell office:value-type="float" office:value="706180" calcext:value-type="float">
            <text:p>706180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38" calcext:value-type="float">
            <text:p>33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38" calcext:value-type="float">
            <text:p>238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577</text:p>
          </table:table-cell>
          <table:table-cell office:value-type="string" calcext:value-type="string">
            <text:p>SEP01639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164074" calcext:value-type="float">
            <text:p>7164074</text:p>
          </table:table-cell>
          <table:table-cell office:value-type="float" office:value="717156" calcext:value-type="float">
            <text:p>717156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38" calcext:value-type="float">
            <text:p>33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19</text:p>
          </table:table-cell>
          <table:table-cell office:value-type="string" calcext:value-type="string">
            <text:p>SEP0160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3</text:p>
          </table:table-cell>
          <table:table-cell office:value-type="string" calcext:value-type="string">
            <text:p>Spillning</text:p>
          </table:table-cell>
          <table:table-cell office:value-type="float" office:value="7175278" calcext:value-type="float">
            <text:p>7175278</text:p>
          </table:table-cell>
          <table:table-cell office:value-type="float" office:value="711432" calcext:value-type="float">
            <text:p>711432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38" calcext:value-type="float">
            <text:p>33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88</text:p>
          </table:table-cell>
          <table:table-cell office:value-type="string" calcext:value-type="string">
            <text:p>SEP0159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5</text:p>
          </table:table-cell>
          <table:table-cell office:value-type="string" calcext:value-type="string">
            <text:p>Spillning</text:p>
          </table:table-cell>
          <table:table-cell office:value-type="float" office:value="7175183" calcext:value-type="float">
            <text:p>7175183</text:p>
          </table:table-cell>
          <table:table-cell office:value-type="float" office:value="724861" calcext:value-type="float">
            <text:p>724861</text:p>
          </table:table-cell>
          <table:table-cell office:value-type="string" calcext:value-type="string">
            <text:p>2-2482</text:p>
          </table:table-cell>
          <table:table-cell office:value-type="string" calcext:value-type="string">
            <text:p>Skellefteå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38" calcext:value-type="float">
            <text:p>33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335</text:p>
          </table:table-cell>
          <table:table-cell office:value-type="string" calcext:value-type="string">
            <text:p>SEP01555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129602" calcext:value-type="float">
            <text:p>7129602</text:p>
          </table:table-cell>
          <table:table-cell office:value-type="float" office:value="596037" calcext:value-type="float">
            <text:p>596037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43" calcext:value-type="float">
            <text:p>343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66</text:p>
          </table:table-cell>
          <table:table-cell office:value-type="string" calcext:value-type="string">
            <text:p>SEP0157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Spillning</text:p>
          </table:table-cell>
          <table:table-cell office:value-type="float" office:value="7149877" calcext:value-type="float">
            <text:p>7149877</text:p>
          </table:table-cell>
          <table:table-cell office:value-type="float" office:value="576065" calcext:value-type="float">
            <text:p>576065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49" calcext:value-type="float">
            <text:p>349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59</text:p>
          </table:table-cell>
          <table:table-cell office:value-type="string" calcext:value-type="string">
            <text:p>SEP0158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Spillning</text:p>
          </table:table-cell>
          <table:table-cell office:value-type="float" office:value="7143319" calcext:value-type="float">
            <text:p>7143319</text:p>
          </table:table-cell>
          <table:table-cell office:value-type="float" office:value="578090" calcext:value-type="float">
            <text:p>578090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49" calcext:value-type="float">
            <text:p>349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26</text:p>
          </table:table-cell>
          <table:table-cell office:value-type="string" calcext:value-type="string">
            <text:p>SEP01559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129409" calcext:value-type="float">
            <text:p>7129409</text:p>
          </table:table-cell>
          <table:table-cell office:value-type="float" office:value="616802" calcext:value-type="float">
            <text:p>616802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54" calcext:value-type="float">
            <text:p>354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358</text:p>
          </table:table-cell>
          <table:table-cell office:value-type="string" calcext:value-type="string">
            <text:p>SEP01559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129835" calcext:value-type="float">
            <text:p>7129835</text:p>
          </table:table-cell>
          <table:table-cell office:value-type="float" office:value="616504" calcext:value-type="float">
            <text:p>616504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54" calcext:value-type="float">
            <text:p>354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72</text:p>
          </table:table-cell>
          <table:table-cell office:value-type="string" calcext:value-type="string">
            <text:p>SEP01559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129998" calcext:value-type="float">
            <text:p>7129998</text:p>
          </table:table-cell>
          <table:table-cell office:value-type="float" office:value="616198" calcext:value-type="float">
            <text:p>616198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54" calcext:value-type="float">
            <text:p>354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56</text:p>
          </table:table-cell>
          <table:table-cell office:value-type="string" calcext:value-type="string">
            <text:p>SEP0158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6</text:p>
          </table:table-cell>
          <table:table-cell office:value-type="string" calcext:value-type="string">
            <text:p>Spillning</text:p>
          </table:table-cell>
          <table:table-cell office:value-type="float" office:value="7149042" calcext:value-type="float">
            <text:p>7149042</text:p>
          </table:table-cell>
          <table:table-cell office:value-type="float" office:value="538265" calcext:value-type="float">
            <text:p>538265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61</text:p>
          </table:table-cell>
          <table:table-cell office:value-type="string" calcext:value-type="string">
            <text:p>SEP0158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6</text:p>
          </table:table-cell>
          <table:table-cell office:value-type="string" calcext:value-type="string">
            <text:p>Spillning</text:p>
          </table:table-cell>
          <table:table-cell office:value-type="float" office:value="7147904" calcext:value-type="float">
            <text:p>7147904</text:p>
          </table:table-cell>
          <table:table-cell office:value-type="float" office:value="537912" calcext:value-type="float">
            <text:p>537912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19</text:p>
          </table:table-cell>
          <table:table-cell office:value-type="string" calcext:value-type="string">
            <text:p>SEP0162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1</text:p>
          </table:table-cell>
          <table:table-cell office:value-type="string" calcext:value-type="string">
            <text:p>Spillning</text:p>
          </table:table-cell>
          <table:table-cell office:value-type="float" office:value="7214433" calcext:value-type="float">
            <text:p>7214433</text:p>
          </table:table-cell>
          <table:table-cell office:value-type="float" office:value="666512" calcext:value-type="float">
            <text:p>666512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58" calcext:value-type="float">
            <text:p>35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228" calcext:value-type="float">
            <text:p>22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04</text:p>
          </table:table-cell>
          <table:table-cell office:value-type="string" calcext:value-type="string">
            <text:p>SEP0161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8</text:p>
          </table:table-cell>
          <table:table-cell office:value-type="string" calcext:value-type="string">
            <text:p>Spillning</text:p>
          </table:table-cell>
          <table:table-cell office:value-type="float" office:value="7211746" calcext:value-type="float">
            <text:p>7211746</text:p>
          </table:table-cell>
          <table:table-cell office:value-type="float" office:value="661468" calcext:value-type="float">
            <text:p>661468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58" calcext:value-type="float">
            <text:p>35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962</text:p>
          </table:table-cell>
          <table:table-cell office:value-type="string" calcext:value-type="string">
            <text:p>SEP0161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8</text:p>
          </table:table-cell>
          <table:table-cell office:value-type="string" calcext:value-type="string">
            <text:p>Spillning</text:p>
          </table:table-cell>
          <table:table-cell office:value-type="float" office:value="7204762" calcext:value-type="float">
            <text:p>7204762</text:p>
          </table:table-cell>
          <table:table-cell office:value-type="float" office:value="667501" calcext:value-type="float">
            <text:p>667501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58" calcext:value-type="float">
            <text:p>35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228" calcext:value-type="float">
            <text:p>228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62</text:p>
          </table:table-cell>
          <table:table-cell office:value-type="string" calcext:value-type="string">
            <text:p>SEP0161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Spillning</text:p>
          </table:table-cell>
          <table:table-cell office:value-type="float" office:value="7205075" calcext:value-type="float">
            <text:p>7205075</text:p>
          </table:table-cell>
          <table:table-cell office:value-type="float" office:value="672807" calcext:value-type="float">
            <text:p>672807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58" calcext:value-type="float">
            <text:p>35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73</text:p>
          </table:table-cell>
          <table:table-cell office:value-type="string" calcext:value-type="string">
            <text:p>SEP0161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8</text:p>
          </table:table-cell>
          <table:table-cell office:value-type="string" calcext:value-type="string">
            <text:p>Spillning</text:p>
          </table:table-cell>
          <table:table-cell office:value-type="float" office:value="7202516" calcext:value-type="float">
            <text:p>7202516</text:p>
          </table:table-cell>
          <table:table-cell office:value-type="float" office:value="673573" calcext:value-type="float">
            <text:p>673573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58" calcext:value-type="float">
            <text:p>35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95</text:p>
          </table:table-cell>
          <table:table-cell office:value-type="string" calcext:value-type="string">
            <text:p>SEP0161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8</text:p>
          </table:table-cell>
          <table:table-cell office:value-type="string" calcext:value-type="string">
            <text:p>Spillning</text:p>
          </table:table-cell>
          <table:table-cell office:value-type="float" office:value="7206502" calcext:value-type="float">
            <text:p>7206502</text:p>
          </table:table-cell>
          <table:table-cell office:value-type="float" office:value="674342" calcext:value-type="float">
            <text:p>674342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58" calcext:value-type="float">
            <text:p>35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43</text:p>
          </table:table-cell>
          <table:table-cell office:value-type="string" calcext:value-type="string">
            <text:p>SEP0161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Spillning</text:p>
          </table:table-cell>
          <table:table-cell office:value-type="float" office:value="7203421" calcext:value-type="float">
            <text:p>7203421</text:p>
          </table:table-cell>
          <table:table-cell office:value-type="float" office:value="674810" calcext:value-type="float">
            <text:p>674810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58" calcext:value-type="float">
            <text:p>35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211</text:p>
          </table:table-cell>
          <table:table-cell office:value-type="string" calcext:value-type="string">
            <text:p>SEP0161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9</text:p>
          </table:table-cell>
          <table:table-cell office:value-type="string" calcext:value-type="string">
            <text:p>Spillning</text:p>
          </table:table-cell>
          <table:table-cell office:value-type="float" office:value="7200335" calcext:value-type="float">
            <text:p>7200335</text:p>
          </table:table-cell>
          <table:table-cell office:value-type="float" office:value="674827" calcext:value-type="float">
            <text:p>674827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58" calcext:value-type="float">
            <text:p>35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75</text:p>
          </table:table-cell>
          <table:table-cell office:value-type="string" calcext:value-type="string">
            <text:p>SEP0160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077269" calcext:value-type="float">
            <text:p>7077269</text:p>
          </table:table-cell>
          <table:table-cell office:value-type="float" office:value="708430" calcext:value-type="float">
            <text:p>708430</text:p>
          </table:table-cell>
          <table:table-cell office:value-type="string" calcext:value-type="string">
            <text:p>2-2401</text:p>
          </table:table-cell>
          <table:table-cell office:value-type="string" calcext:value-type="string">
            <text:p>Nordmaling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60" calcext:value-type="float">
            <text:p>360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4" calcext:value-type="float">
            <text:p>2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66</text:p>
          </table:table-cell>
          <table:table-cell office:value-type="string" calcext:value-type="string">
            <text:p>SEP01616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9</text:p>
          </table:table-cell>
          <table:table-cell office:value-type="string" calcext:value-type="string">
            <text:p>Spillning</text:p>
          </table:table-cell>
          <table:table-cell office:value-type="float" office:value="7077488" calcext:value-type="float">
            <text:p>7077488</text:p>
          </table:table-cell>
          <table:table-cell office:value-type="float" office:value="697336" calcext:value-type="float">
            <text:p>697336</text:p>
          </table:table-cell>
          <table:table-cell office:value-type="string" calcext:value-type="string">
            <text:p>2-2401</text:p>
          </table:table-cell>
          <table:table-cell office:value-type="string" calcext:value-type="string">
            <text:p>Nordmaling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60" calcext:value-type="float">
            <text:p>360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4" calcext:value-type="float">
            <text:p>2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095</text:p>
          </table:table-cell>
          <table:table-cell office:value-type="string" calcext:value-type="string">
            <text:p>SEP01577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Spillning</text:p>
          </table:table-cell>
          <table:table-cell office:value-type="float" office:value="7228498" calcext:value-type="float">
            <text:p>7228498</text:p>
          </table:table-cell>
          <table:table-cell office:value-type="float" office:value="789857" calcext:value-type="float">
            <text:p>789857</text:p>
          </table:table-cell>
          <table:table-cell office:value-type="string" calcext:value-type="string">
            <text:p>2-2482</text:p>
          </table:table-cell>
          <table:table-cell office:value-type="string" calcext:value-type="string">
            <text:p>Skellefteå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61" calcext:value-type="float">
            <text:p>361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48</text:p>
          </table:table-cell>
          <table:table-cell office:value-type="string" calcext:value-type="string">
            <text:p>SEP01583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4</text:p>
          </table:table-cell>
          <table:table-cell office:value-type="string" calcext:value-type="string">
            <text:p>Spillning</text:p>
          </table:table-cell>
          <table:table-cell office:value-type="float" office:value="7130080" calcext:value-type="float">
            <text:p>7130080</text:p>
          </table:table-cell>
          <table:table-cell office:value-type="float" office:value="620894" calcext:value-type="float">
            <text:p>620894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62" calcext:value-type="float">
            <text:p>362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91</text:p>
          </table:table-cell>
          <table:table-cell office:value-type="string" calcext:value-type="string">
            <text:p>SEP01617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7</text:p>
          </table:table-cell>
          <table:table-cell office:value-type="string" calcext:value-type="string">
            <text:p>Spillning</text:p>
          </table:table-cell>
          <table:table-cell office:value-type="float" office:value="7109298" calcext:value-type="float">
            <text:p>7109298</text:p>
          </table:table-cell>
          <table:table-cell office:value-type="float" office:value="644058" calcext:value-type="float">
            <text:p>644058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64" calcext:value-type="float">
            <text:p>364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19</text:p>
          </table:table-cell>
          <table:table-cell office:value-type="string" calcext:value-type="string">
            <text:p>SEP0152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8</text:p>
          </table:table-cell>
          <table:table-cell office:value-type="string" calcext:value-type="string">
            <text:p>Spillning</text:p>
          </table:table-cell>
          <table:table-cell office:value-type="float" office:value="7119037" calcext:value-type="float">
            <text:p>7119037</text:p>
          </table:table-cell>
          <table:table-cell office:value-type="float" office:value="624621" calcext:value-type="float">
            <text:p>624621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64" calcext:value-type="float">
            <text:p>364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54</text:p>
          </table:table-cell>
          <table:table-cell office:value-type="string" calcext:value-type="string">
            <text:p>SEP0154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Spillning</text:p>
          </table:table-cell>
          <table:table-cell office:value-type="float" office:value="7111254" calcext:value-type="float">
            <text:p>7111254</text:p>
          </table:table-cell>
          <table:table-cell office:value-type="float" office:value="640992" calcext:value-type="float">
            <text:p>640992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64" calcext:value-type="float">
            <text:p>364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13</text:p>
          </table:table-cell>
          <table:table-cell office:value-type="string" calcext:value-type="string">
            <text:p>SEP01617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Spillning</text:p>
          </table:table-cell>
          <table:table-cell office:value-type="float" office:value="7111387" calcext:value-type="float">
            <text:p>7111387</text:p>
          </table:table-cell>
          <table:table-cell office:value-type="float" office:value="640929" calcext:value-type="float">
            <text:p>640929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64" calcext:value-type="float">
            <text:p>364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27</text:p>
          </table:table-cell>
          <table:table-cell office:value-type="string" calcext:value-type="string">
            <text:p>SEP0154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Spillning</text:p>
          </table:table-cell>
          <table:table-cell office:value-type="float" office:value="7110629" calcext:value-type="float">
            <text:p>7110629</text:p>
          </table:table-cell>
          <table:table-cell office:value-type="float" office:value="638475" calcext:value-type="float">
            <text:p>638475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64" calcext:value-type="float">
            <text:p>364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42</text:p>
          </table:table-cell>
          <table:table-cell office:value-type="string" calcext:value-type="string">
            <text:p>SEP0164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9</text:p>
          </table:table-cell>
          <table:table-cell office:value-type="string" calcext:value-type="string">
            <text:p>Spillning</text:p>
          </table:table-cell>
          <table:table-cell office:value-type="float" office:value="7111689" calcext:value-type="float">
            <text:p>7111689</text:p>
          </table:table-cell>
          <table:table-cell office:value-type="float" office:value="639984" calcext:value-type="float">
            <text:p>639984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64" calcext:value-type="float">
            <text:p>364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12</text:p>
          </table:table-cell>
          <table:table-cell office:value-type="string" calcext:value-type="string">
            <text:p>SEP01576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8</text:p>
          </table:table-cell>
          <table:table-cell office:value-type="string" calcext:value-type="string">
            <text:p>Spillning</text:p>
          </table:table-cell>
          <table:table-cell office:value-type="float" office:value="7135097" calcext:value-type="float">
            <text:p>7135097</text:p>
          </table:table-cell>
          <table:table-cell office:value-type="float" office:value="582973" calcext:value-type="float">
            <text:p>582973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17</text:p>
          </table:table-cell>
          <table:table-cell office:value-type="string" calcext:value-type="string">
            <text:p>SEP01576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8</text:p>
          </table:table-cell>
          <table:table-cell office:value-type="string" calcext:value-type="string">
            <text:p>Spillning</text:p>
          </table:table-cell>
          <table:table-cell office:value-type="float" office:value="7133629" calcext:value-type="float">
            <text:p>7133629</text:p>
          </table:table-cell>
          <table:table-cell office:value-type="float" office:value="583222" calcext:value-type="float">
            <text:p>583222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30</text:p>
          </table:table-cell>
          <table:table-cell office:value-type="string" calcext:value-type="string">
            <text:p>SEP01555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Spillning</text:p>
          </table:table-cell>
          <table:table-cell office:value-type="float" office:value="7134738" calcext:value-type="float">
            <text:p>7134738</text:p>
          </table:table-cell>
          <table:table-cell office:value-type="float" office:value="588962" calcext:value-type="float">
            <text:p>588962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76</text:p>
          </table:table-cell>
          <table:table-cell office:value-type="string" calcext:value-type="string">
            <text:p>SEP0156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Spillning</text:p>
          </table:table-cell>
          <table:table-cell office:value-type="float" office:value="7125523" calcext:value-type="float">
            <text:p>7125523</text:p>
          </table:table-cell>
          <table:table-cell office:value-type="float" office:value="586702" calcext:value-type="float">
            <text:p>586702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97</text:p>
          </table:table-cell>
          <table:table-cell office:value-type="string" calcext:value-type="string">
            <text:p>SEP0162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Spillning</text:p>
          </table:table-cell>
          <table:table-cell office:value-type="float" office:value="7125420" calcext:value-type="float">
            <text:p>7125420</text:p>
          </table:table-cell>
          <table:table-cell office:value-type="float" office:value="585326" calcext:value-type="float">
            <text:p>585326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48</text:p>
          </table:table-cell>
          <table:table-cell office:value-type="string" calcext:value-type="string">
            <text:p>SEP01566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Spillning</text:p>
          </table:table-cell>
          <table:table-cell office:value-type="float" office:value="7135162" calcext:value-type="float">
            <text:p>7135162</text:p>
          </table:table-cell>
          <table:table-cell office:value-type="float" office:value="583045" calcext:value-type="float">
            <text:p>583045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91</text:p>
          </table:table-cell>
          <table:table-cell office:value-type="string" calcext:value-type="string">
            <text:p>SEP0156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Spillning</text:p>
          </table:table-cell>
          <table:table-cell office:value-type="float" office:value="7126666" calcext:value-type="float">
            <text:p>7126666</text:p>
          </table:table-cell>
          <table:table-cell office:value-type="float" office:value="587281" calcext:value-type="float">
            <text:p>587281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68" calcext:value-type="float">
            <text:p>36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967</text:p>
          </table:table-cell>
          <table:table-cell office:value-type="string" calcext:value-type="string">
            <text:p>SEP0155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9</text:p>
          </table:table-cell>
          <table:table-cell office:value-type="string" calcext:value-type="string">
            <text:p>Spillning</text:p>
          </table:table-cell>
          <table:table-cell office:value-type="float" office:value="7127999" calcext:value-type="float">
            <text:p>7127999</text:p>
          </table:table-cell>
          <table:table-cell office:value-type="float" office:value="584989" calcext:value-type="float">
            <text:p>584989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68" calcext:value-type="float">
            <text:p>36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17</text:p>
          </table:table-cell>
          <table:table-cell office:value-type="string" calcext:value-type="string">
            <text:p>SEP01566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2</text:p>
          </table:table-cell>
          <table:table-cell office:value-type="string" calcext:value-type="string">
            <text:p>Spillning</text:p>
          </table:table-cell>
          <table:table-cell office:value-type="float" office:value="7131273" calcext:value-type="float">
            <text:p>7131273</text:p>
          </table:table-cell>
          <table:table-cell office:value-type="float" office:value="584918" calcext:value-type="float">
            <text:p>584918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68" calcext:value-type="float">
            <text:p>36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203</text:p>
          </table:table-cell>
          <table:table-cell office:value-type="string" calcext:value-type="string">
            <text:p>SEP0155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9</text:p>
          </table:table-cell>
          <table:table-cell office:value-type="string" calcext:value-type="string">
            <text:p>Spillning</text:p>
          </table:table-cell>
          <table:table-cell office:value-type="float" office:value="7130680" calcext:value-type="float">
            <text:p>7130680</text:p>
          </table:table-cell>
          <table:table-cell office:value-type="float" office:value="584824" calcext:value-type="float">
            <text:p>584824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68" calcext:value-type="float">
            <text:p>36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025</text:p>
          </table:table-cell>
          <table:table-cell office:value-type="string" calcext:value-type="string">
            <text:p>SEP0156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Spillning</text:p>
          </table:table-cell>
          <table:table-cell office:value-type="float" office:value="7171490" calcext:value-type="float">
            <text:p>7171490</text:p>
          </table:table-cell>
          <table:table-cell office:value-type="float" office:value="665528" calcext:value-type="float">
            <text:p>665528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70" calcext:value-type="float">
            <text:p>370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36</text:p>
          </table:table-cell>
          <table:table-cell office:value-type="string" calcext:value-type="string">
            <text:p>SEP0155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Spillning</text:p>
          </table:table-cell>
          <table:table-cell office:value-type="float" office:value="7114115" calcext:value-type="float">
            <text:p>7114115</text:p>
          </table:table-cell>
          <table:table-cell office:value-type="float" office:value="583175" calcext:value-type="float">
            <text:p>583175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72" calcext:value-type="float">
            <text:p>372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528</text:p>
          </table:table-cell>
          <table:table-cell office:value-type="string" calcext:value-type="string">
            <text:p>SEP0155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1</text:p>
          </table:table-cell>
          <table:table-cell office:value-type="string" calcext:value-type="string">
            <text:p>Spillning</text:p>
          </table:table-cell>
          <table:table-cell office:value-type="float" office:value="7115165" calcext:value-type="float">
            <text:p>7115165</text:p>
          </table:table-cell>
          <table:table-cell office:value-type="float" office:value="586261" calcext:value-type="float">
            <text:p>586261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72" calcext:value-type="float">
            <text:p>372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91</text:p>
          </table:table-cell>
          <table:table-cell office:value-type="string" calcext:value-type="string">
            <text:p>SEP01623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4</text:p>
          </table:table-cell>
          <table:table-cell office:value-type="string" calcext:value-type="string">
            <text:p>Spillning</text:p>
          </table:table-cell>
          <table:table-cell office:value-type="float" office:value="7122924" calcext:value-type="float">
            <text:p>7122924</text:p>
          </table:table-cell>
          <table:table-cell office:value-type="float" office:value="580538" calcext:value-type="float">
            <text:p>580538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72" calcext:value-type="float">
            <text:p>372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169</text:p>
          </table:table-cell>
          <table:table-cell office:value-type="string" calcext:value-type="string">
            <text:p>SEP01556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1</text:p>
          </table:table-cell>
          <table:table-cell office:value-type="string" calcext:value-type="string">
            <text:p>Spillning</text:p>
          </table:table-cell>
          <table:table-cell office:value-type="float" office:value="7219991" calcext:value-type="float">
            <text:p>7219991</text:p>
          </table:table-cell>
          <table:table-cell office:value-type="float" office:value="591886" calcext:value-type="float">
            <text:p>591886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73" calcext:value-type="float">
            <text:p>373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73</text:p>
          </table:table-cell>
          <table:table-cell office:value-type="string" calcext:value-type="string">
            <text:p>SEP01556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1</text:p>
          </table:table-cell>
          <table:table-cell office:value-type="string" calcext:value-type="string">
            <text:p>Spillning</text:p>
          </table:table-cell>
          <table:table-cell office:value-type="float" office:value="7220113" calcext:value-type="float">
            <text:p>7220113</text:p>
          </table:table-cell>
          <table:table-cell office:value-type="float" office:value="591925" calcext:value-type="float">
            <text:p>591925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73" calcext:value-type="float">
            <text:p>373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70</text:p>
          </table:table-cell>
          <table:table-cell office:value-type="string" calcext:value-type="string">
            <text:p>SEP01556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Spillning</text:p>
          </table:table-cell>
          <table:table-cell office:value-type="float" office:value="7227290" calcext:value-type="float">
            <text:p>7227290</text:p>
          </table:table-cell>
          <table:table-cell office:value-type="float" office:value="591954" calcext:value-type="float">
            <text:p>591954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73" calcext:value-type="float">
            <text:p>373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60</text:p>
          </table:table-cell>
          <table:table-cell office:value-type="string" calcext:value-type="string">
            <text:p>SEP0164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Spillning</text:p>
          </table:table-cell>
          <table:table-cell office:value-type="float" office:value="7187843" calcext:value-type="float">
            <text:p>7187843</text:p>
          </table:table-cell>
          <table:table-cell office:value-type="float" office:value="598950" calcext:value-type="float">
            <text:p>598950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74" calcext:value-type="float">
            <text:p>374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200</text:p>
          </table:table-cell>
          <table:table-cell office:value-type="string" calcext:value-type="string">
            <text:p>SEP0160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1</text:p>
          </table:table-cell>
          <table:table-cell office:value-type="string" calcext:value-type="string">
            <text:p>Spillning</text:p>
          </table:table-cell>
          <table:table-cell office:value-type="float" office:value="7160056" calcext:value-type="float">
            <text:p>7160056</text:p>
          </table:table-cell>
          <table:table-cell office:value-type="float" office:value="577328" calcext:value-type="float">
            <text:p>577328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77" calcext:value-type="float">
            <text:p>377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63</text:p>
          </table:table-cell>
          <table:table-cell office:value-type="string" calcext:value-type="string">
            <text:p>SEP01619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6</text:p>
          </table:table-cell>
          <table:table-cell office:value-type="string" calcext:value-type="string">
            <text:p>Spillning</text:p>
          </table:table-cell>
          <table:table-cell office:value-type="float" office:value="7159681" calcext:value-type="float">
            <text:p>7159681</text:p>
          </table:table-cell>
          <table:table-cell office:value-type="float" office:value="578752" calcext:value-type="float">
            <text:p>578752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77" calcext:value-type="float">
            <text:p>377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10</text:p>
          </table:table-cell>
          <table:table-cell office:value-type="string" calcext:value-type="string">
            <text:p>SEP01629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155340" calcext:value-type="float">
            <text:p>7155340</text:p>
          </table:table-cell>
          <table:table-cell office:value-type="float" office:value="577326" calcext:value-type="float">
            <text:p>577326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77" calcext:value-type="float">
            <text:p>377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52</text:p>
          </table:table-cell>
          <table:table-cell office:value-type="string" calcext:value-type="string">
            <text:p>SEP0156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3</text:p>
          </table:table-cell>
          <table:table-cell office:value-type="string" calcext:value-type="string">
            <text:p>Spillning</text:p>
          </table:table-cell>
          <table:table-cell office:value-type="float" office:value="7086401" calcext:value-type="float">
            <text:p>7086401</text:p>
          </table:table-cell>
          <table:table-cell office:value-type="float" office:value="736468" calcext:value-type="float">
            <text:p>736468</text:p>
          </table:table-cell>
          <table:table-cell office:value-type="string" calcext:value-type="string">
            <text:p>2-2460</text:p>
          </table:table-cell>
          <table:table-cell office:value-type="string" calcext:value-type="string">
            <text:p>Vännäs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78" calcext:value-type="float">
            <text:p>3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397</text:p>
          </table:table-cell>
          <table:table-cell office:value-type="string" calcext:value-type="string">
            <text:p>SEP0164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Spillning</text:p>
          </table:table-cell>
          <table:table-cell office:value-type="float" office:value="7115803" calcext:value-type="float">
            <text:p>7115803</text:p>
          </table:table-cell>
          <table:table-cell office:value-type="float" office:value="636326" calcext:value-type="float">
            <text:p>636326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79" calcext:value-type="float">
            <text:p>379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519</text:p>
          </table:table-cell>
          <table:table-cell office:value-type="string" calcext:value-type="string">
            <text:p>SEP01617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5</text:p>
          </table:table-cell>
          <table:table-cell office:value-type="string" calcext:value-type="string">
            <text:p>Spillning</text:p>
          </table:table-cell>
          <table:table-cell office:value-type="float" office:value="7123817" calcext:value-type="float">
            <text:p>7123817</text:p>
          </table:table-cell>
          <table:table-cell office:value-type="float" office:value="625408" calcext:value-type="float">
            <text:p>625408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79" calcext:value-type="float">
            <text:p>379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03</text:p>
          </table:table-cell>
          <table:table-cell office:value-type="string" calcext:value-type="string">
            <text:p>SEP0160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8</text:p>
          </table:table-cell>
          <table:table-cell office:value-type="string" calcext:value-type="string">
            <text:p>Spillning</text:p>
          </table:table-cell>
          <table:table-cell office:value-type="float" office:value="7091458" calcext:value-type="float">
            <text:p>7091458</text:p>
          </table:table-cell>
          <table:table-cell office:value-type="float" office:value="708721" calcext:value-type="float">
            <text:p>708721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79" calcext:value-type="float">
            <text:p>379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22</text:p>
          </table:table-cell>
          <table:table-cell office:value-type="string" calcext:value-type="string">
            <text:p>SEP0157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Spillning</text:p>
          </table:table-cell>
          <table:table-cell office:value-type="float" office:value="7096301" calcext:value-type="float">
            <text:p>7096301</text:p>
          </table:table-cell>
          <table:table-cell office:value-type="float" office:value="708252" calcext:value-type="float">
            <text:p>708252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79" calcext:value-type="float">
            <text:p>379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50</text:p>
          </table:table-cell>
          <table:table-cell office:value-type="string" calcext:value-type="string">
            <text:p>SEP01639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0</text:p>
          </table:table-cell>
          <table:table-cell office:value-type="string" calcext:value-type="string">
            <text:p>Spillning</text:p>
          </table:table-cell>
          <table:table-cell office:value-type="float" office:value="7079370" calcext:value-type="float">
            <text:p>7079370</text:p>
          </table:table-cell>
          <table:table-cell office:value-type="float" office:value="697918" calcext:value-type="float">
            <text:p>697918</text:p>
          </table:table-cell>
          <table:table-cell office:value-type="string" calcext:value-type="string">
            <text:p>2-2401</text:p>
          </table:table-cell>
          <table:table-cell office:value-type="string" calcext:value-type="string">
            <text:p>Nordmaling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79" calcext:value-type="float">
            <text:p>379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24</text:p>
          </table:table-cell>
          <table:table-cell office:value-type="string" calcext:value-type="string">
            <text:p>SEP0153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Spillning</text:p>
          </table:table-cell>
          <table:table-cell office:value-type="float" office:value="7094502" calcext:value-type="float">
            <text:p>7094502</text:p>
          </table:table-cell>
          <table:table-cell office:value-type="float" office:value="637241" calcext:value-type="float">
            <text:p>637241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80" calcext:value-type="float">
            <text:p>380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240</text:p>
          </table:table-cell>
          <table:table-cell office:value-type="string" calcext:value-type="string">
            <text:p>SEP01538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20</text:p>
          </table:table-cell>
          <table:table-cell office:value-type="string" calcext:value-type="string">
            <text:p>Spillning</text:p>
          </table:table-cell>
          <table:table-cell office:value-type="float" office:value="7096631" calcext:value-type="float">
            <text:p>7096631</text:p>
          </table:table-cell>
          <table:table-cell office:value-type="float" office:value="636807" calcext:value-type="float">
            <text:p>636807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80" calcext:value-type="float">
            <text:p>380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75</text:p>
          </table:table-cell>
          <table:table-cell office:value-type="string" calcext:value-type="string">
            <text:p>SEP0157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095770" calcext:value-type="float">
            <text:p>7095770</text:p>
          </table:table-cell>
          <table:table-cell office:value-type="float" office:value="711700" calcext:value-type="float">
            <text:p>711700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81" calcext:value-type="float">
            <text:p>381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68</text:p>
          </table:table-cell>
          <table:table-cell office:value-type="string" calcext:value-type="string">
            <text:p>SEP0157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Spillning</text:p>
          </table:table-cell>
          <table:table-cell office:value-type="float" office:value="7089716" calcext:value-type="float">
            <text:p>7089716</text:p>
          </table:table-cell>
          <table:table-cell office:value-type="float" office:value="708368" calcext:value-type="float">
            <text:p>708368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81" calcext:value-type="float">
            <text:p>381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52</text:p>
          </table:table-cell>
          <table:table-cell office:value-type="string" calcext:value-type="string">
            <text:p>SEP01623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2</text:p>
          </table:table-cell>
          <table:table-cell office:value-type="string" calcext:value-type="string">
            <text:p>Spillning</text:p>
          </table:table-cell>
          <table:table-cell office:value-type="float" office:value="7120688" calcext:value-type="float">
            <text:p>7120688</text:p>
          </table:table-cell>
          <table:table-cell office:value-type="float" office:value="579443" calcext:value-type="float">
            <text:p>579443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83" calcext:value-type="float">
            <text:p>383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57</text:p>
          </table:table-cell>
          <table:table-cell office:value-type="string" calcext:value-type="string">
            <text:p>SEP01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3</text:p>
          </table:table-cell>
          <table:table-cell office:value-type="string" calcext:value-type="string">
            <text:p>Spillning</text:p>
          </table:table-cell>
          <table:table-cell office:value-type="float" office:value="7224263" calcext:value-type="float">
            <text:p>7224263</text:p>
          </table:table-cell>
          <table:table-cell office:value-type="float" office:value="642229" calcext:value-type="float">
            <text:p>642229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84" calcext:value-type="float">
            <text:p>384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99</text:p>
          </table:table-cell>
          <table:table-cell office:value-type="string" calcext:value-type="string">
            <text:p>SEP0155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0</text:p>
          </table:table-cell>
          <table:table-cell office:value-type="string" calcext:value-type="string">
            <text:p>Spillning</text:p>
          </table:table-cell>
          <table:table-cell office:value-type="float" office:value="7148390" calcext:value-type="float">
            <text:p>7148390</text:p>
          </table:table-cell>
          <table:table-cell office:value-type="float" office:value="593439" calcext:value-type="float">
            <text:p>593439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87" calcext:value-type="float">
            <text:p>387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27</text:p>
          </table:table-cell>
          <table:table-cell office:value-type="string" calcext:value-type="string">
            <text:p>SEP0161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8</text:p>
          </table:table-cell>
          <table:table-cell office:value-type="string" calcext:value-type="string">
            <text:p>Spillning</text:p>
          </table:table-cell>
          <table:table-cell office:value-type="float" office:value="7169975" calcext:value-type="float">
            <text:p>7169975</text:p>
          </table:table-cell>
          <table:table-cell office:value-type="float" office:value="608835" calcext:value-type="float">
            <text:p>608835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88" calcext:value-type="float">
            <text:p>38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31</text:p>
          </table:table-cell>
          <table:table-cell office:value-type="string" calcext:value-type="string">
            <text:p>SEP0160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1</text:p>
          </table:table-cell>
          <table:table-cell office:value-type="string" calcext:value-type="string">
            <text:p>Spillning</text:p>
          </table:table-cell>
          <table:table-cell office:value-type="float" office:value="7200878" calcext:value-type="float">
            <text:p>7200878</text:p>
          </table:table-cell>
          <table:table-cell office:value-type="float" office:value="627130" calcext:value-type="float">
            <text:p>627130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89" calcext:value-type="float">
            <text:p>389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20</text:p>
          </table:table-cell>
          <table:table-cell office:value-type="string" calcext:value-type="string">
            <text:p>SEP01600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1</text:p>
          </table:table-cell>
          <table:table-cell office:value-type="string" calcext:value-type="string">
            <text:p>Spillning</text:p>
          </table:table-cell>
          <table:table-cell office:value-type="float" office:value="7098948" calcext:value-type="float">
            <text:p>7098948</text:p>
          </table:table-cell>
          <table:table-cell office:value-type="float" office:value="638823" calcext:value-type="float">
            <text:p>638823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91" calcext:value-type="float">
            <text:p>391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57</text:p>
          </table:table-cell>
          <table:table-cell office:value-type="string" calcext:value-type="string">
            <text:p>SEP01579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Spillning</text:p>
          </table:table-cell>
          <table:table-cell office:value-type="float" office:value="7099315" calcext:value-type="float">
            <text:p>7099315</text:p>
          </table:table-cell>
          <table:table-cell office:value-type="float" office:value="644377" calcext:value-type="float">
            <text:p>644377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91" calcext:value-type="float">
            <text:p>391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17</text:p>
          </table:table-cell>
          <table:table-cell office:value-type="string" calcext:value-type="string">
            <text:p>SEP01546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9</text:p>
          </table:table-cell>
          <table:table-cell office:value-type="string" calcext:value-type="string">
            <text:p>Spillning</text:p>
          </table:table-cell>
          <table:table-cell office:value-type="float" office:value="7138025" calcext:value-type="float">
            <text:p>7138025</text:p>
          </table:table-cell>
          <table:table-cell office:value-type="float" office:value="725506" calcext:value-type="float">
            <text:p>725506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93" calcext:value-type="float">
            <text:p>393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204</text:p>
          </table:table-cell>
          <table:table-cell office:value-type="string" calcext:value-type="string">
            <text:p>SEP0157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30</text:p>
          </table:table-cell>
          <table:table-cell office:value-type="string" calcext:value-type="string">
            <text:p>Spillning</text:p>
          </table:table-cell>
          <table:table-cell office:value-type="float" office:value="7145281" calcext:value-type="float">
            <text:p>7145281</text:p>
          </table:table-cell>
          <table:table-cell office:value-type="float" office:value="729915" calcext:value-type="float">
            <text:p>729915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93" calcext:value-type="float">
            <text:p>393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77</text:p>
          </table:table-cell>
          <table:table-cell office:value-type="string" calcext:value-type="string">
            <text:p>SEP01533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1</text:p>
          </table:table-cell>
          <table:table-cell office:value-type="string" calcext:value-type="string">
            <text:p>Spillning</text:p>
          </table:table-cell>
          <table:table-cell office:value-type="float" office:value="7194209" calcext:value-type="float">
            <text:p>7194209</text:p>
          </table:table-cell>
          <table:table-cell office:value-type="float" office:value="622413" calcext:value-type="float">
            <text:p>622413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94" calcext:value-type="float">
            <text:p>394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57</text:p>
          </table:table-cell>
          <table:table-cell office:value-type="string" calcext:value-type="string">
            <text:p>SEP0155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1</text:p>
          </table:table-cell>
          <table:table-cell office:value-type="string" calcext:value-type="string">
            <text:p>Spillning</text:p>
          </table:table-cell>
          <table:table-cell office:value-type="float" office:value="7198400" calcext:value-type="float">
            <text:p>7198400</text:p>
          </table:table-cell>
          <table:table-cell office:value-type="float" office:value="624989" calcext:value-type="float">
            <text:p>624989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94" calcext:value-type="float">
            <text:p>394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03</text:p>
          </table:table-cell>
          <table:table-cell office:value-type="string" calcext:value-type="string">
            <text:p>SEP01556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3</text:p>
          </table:table-cell>
          <table:table-cell office:value-type="string" calcext:value-type="string">
            <text:p>Spillning</text:p>
          </table:table-cell>
          <table:table-cell office:value-type="float" office:value="7110782" calcext:value-type="float">
            <text:p>7110782</text:p>
          </table:table-cell>
          <table:table-cell office:value-type="float" office:value="585769" calcext:value-type="float">
            <text:p>585769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96" calcext:value-type="float">
            <text:p>396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550</text:p>
          </table:table-cell>
          <table:table-cell office:value-type="string" calcext:value-type="string">
            <text:p>SEP0153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0</text:p>
          </table:table-cell>
          <table:table-cell office:value-type="string" calcext:value-type="string">
            <text:p>Spillning</text:p>
          </table:table-cell>
          <table:table-cell office:value-type="float" office:value="7135809" calcext:value-type="float">
            <text:p>7135809</text:p>
          </table:table-cell>
          <table:table-cell office:value-type="float" office:value="689000" calcext:value-type="float">
            <text:p>689000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98" calcext:value-type="float">
            <text:p>39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82</text:p>
          </table:table-cell>
          <table:table-cell office:value-type="string" calcext:value-type="string">
            <text:p>SEP01566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Spillning</text:p>
          </table:table-cell>
          <table:table-cell office:value-type="float" office:value="7135782" calcext:value-type="float">
            <text:p>7135782</text:p>
          </table:table-cell>
          <table:table-cell office:value-type="float" office:value="674875" calcext:value-type="float">
            <text:p>674875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98" calcext:value-type="float">
            <text:p>39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6" calcext:value-type="float">
            <text:p>246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985</text:p>
          </table:table-cell>
          <table:table-cell office:value-type="string" calcext:value-type="string">
            <text:p>SEP01619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30</text:p>
          </table:table-cell>
          <table:table-cell office:value-type="string" calcext:value-type="string">
            <text:p>Spillning</text:p>
          </table:table-cell>
          <table:table-cell office:value-type="float" office:value="7062785" calcext:value-type="float">
            <text:p>7062785</text:p>
          </table:table-cell>
          <table:table-cell office:value-type="float" office:value="707775" calcext:value-type="float">
            <text:p>707775</text:p>
          </table:table-cell>
          <table:table-cell office:value-type="string" calcext:value-type="string">
            <text:p>2-2401</text:p>
          </table:table-cell>
          <table:table-cell office:value-type="string" calcext:value-type="string">
            <text:p>Nordmaling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05</text:p>
          </table:table-cell>
          <table:table-cell office:value-type="string" calcext:value-type="string">
            <text:p>SEP0162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Spillning</text:p>
          </table:table-cell>
          <table:table-cell office:value-type="float" office:value="7190568" calcext:value-type="float">
            <text:p>7190568</text:p>
          </table:table-cell>
          <table:table-cell office:value-type="float" office:value="604093" calcext:value-type="float">
            <text:p>604093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01" calcext:value-type="float">
            <text:p>401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88</text:p>
          </table:table-cell>
          <table:table-cell office:value-type="string" calcext:value-type="string">
            <text:p>SEP0162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Spillning</text:p>
          </table:table-cell>
          <table:table-cell office:value-type="float" office:value="7193188" calcext:value-type="float">
            <text:p>7193188</text:p>
          </table:table-cell>
          <table:table-cell office:value-type="float" office:value="600195" calcext:value-type="float">
            <text:p>600195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01" calcext:value-type="float">
            <text:p>401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67</text:p>
          </table:table-cell>
          <table:table-cell office:value-type="string" calcext:value-type="string">
            <text:p>SEP01536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5</text:p>
          </table:table-cell>
          <table:table-cell office:value-type="string" calcext:value-type="string">
            <text:p>Spillning</text:p>
          </table:table-cell>
          <table:table-cell office:value-type="float" office:value="7183000" calcext:value-type="float">
            <text:p>7183000</text:p>
          </table:table-cell>
          <table:table-cell office:value-type="float" office:value="643688" calcext:value-type="float">
            <text:p>643688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79</text:p>
          </table:table-cell>
          <table:table-cell office:value-type="string" calcext:value-type="string">
            <text:p>SEP0164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Spillning</text:p>
          </table:table-cell>
          <table:table-cell office:value-type="float" office:value="7182989" calcext:value-type="float">
            <text:p>7182989</text:p>
          </table:table-cell>
          <table:table-cell office:value-type="float" office:value="642319" calcext:value-type="float">
            <text:p>642319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07</text:p>
          </table:table-cell>
          <table:table-cell office:value-type="string" calcext:value-type="string">
            <text:p>SEP0164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183456" calcext:value-type="float">
            <text:p>7183456</text:p>
          </table:table-cell>
          <table:table-cell office:value-type="float" office:value="639545" calcext:value-type="float">
            <text:p>639545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31</text:p>
          </table:table-cell>
          <table:table-cell office:value-type="string" calcext:value-type="string">
            <text:p>SEP0164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182851" calcext:value-type="float">
            <text:p>7182851</text:p>
          </table:table-cell>
          <table:table-cell office:value-type="float" office:value="642027" calcext:value-type="float">
            <text:p>642027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52</text:p>
          </table:table-cell>
          <table:table-cell office:value-type="string" calcext:value-type="string">
            <text:p>SEP0164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Spillning</text:p>
          </table:table-cell>
          <table:table-cell office:value-type="float" office:value="7181492" calcext:value-type="float">
            <text:p>7181492</text:p>
          </table:table-cell>
          <table:table-cell office:value-type="float" office:value="640325" calcext:value-type="float">
            <text:p>640325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35</text:p>
          </table:table-cell>
          <table:table-cell office:value-type="string" calcext:value-type="string">
            <text:p>SEP01600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Spillning</text:p>
          </table:table-cell>
          <table:table-cell office:value-type="float" office:value="7178563" calcext:value-type="float">
            <text:p>7178563</text:p>
          </table:table-cell>
          <table:table-cell office:value-type="float" office:value="645396" calcext:value-type="float">
            <text:p>645396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18</text:p>
          </table:table-cell>
          <table:table-cell office:value-type="string" calcext:value-type="string">
            <text:p>SEP0164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0</text:p>
          </table:table-cell>
          <table:table-cell office:value-type="string" calcext:value-type="string">
            <text:p>Spillning</text:p>
          </table:table-cell>
          <table:table-cell office:value-type="float" office:value="7174460" calcext:value-type="float">
            <text:p>7174460</text:p>
          </table:table-cell>
          <table:table-cell office:value-type="float" office:value="636467" calcext:value-type="float">
            <text:p>636467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37</text:p>
          </table:table-cell>
          <table:table-cell office:value-type="string" calcext:value-type="string">
            <text:p>SEP01640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0</text:p>
          </table:table-cell>
          <table:table-cell office:value-type="string" calcext:value-type="string">
            <text:p>Spillning</text:p>
          </table:table-cell>
          <table:table-cell office:value-type="float" office:value="7174468" calcext:value-type="float">
            <text:p>7174468</text:p>
          </table:table-cell>
          <table:table-cell office:value-type="float" office:value="636508" calcext:value-type="float">
            <text:p>636508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262</text:p>
          </table:table-cell>
          <table:table-cell office:value-type="string" calcext:value-type="string">
            <text:p>SEP0155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3</text:p>
          </table:table-cell>
          <table:table-cell office:value-type="string" calcext:value-type="string">
            <text:p>Spillning</text:p>
          </table:table-cell>
          <table:table-cell office:value-type="float" office:value="7120882" calcext:value-type="float">
            <text:p>7120882</text:p>
          </table:table-cell>
          <table:table-cell office:value-type="float" office:value="611678" calcext:value-type="float">
            <text:p>611678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06" calcext:value-type="float">
            <text:p>406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386</text:p>
          </table:table-cell>
          <table:table-cell office:value-type="string" calcext:value-type="string">
            <text:p>SEP01598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6</text:p>
          </table:table-cell>
          <table:table-cell office:value-type="string" calcext:value-type="string">
            <text:p>Spillning</text:p>
          </table:table-cell>
          <table:table-cell office:value-type="float" office:value="7124318" calcext:value-type="float">
            <text:p>7124318</text:p>
          </table:table-cell>
          <table:table-cell office:value-type="float" office:value="619485" calcext:value-type="float">
            <text:p>619485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06" calcext:value-type="float">
            <text:p>406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10</text:p>
          </table:table-cell>
          <table:table-cell office:value-type="string" calcext:value-type="string">
            <text:p>SEP0155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0</text:p>
          </table:table-cell>
          <table:table-cell office:value-type="string" calcext:value-type="string">
            <text:p>Spillning</text:p>
          </table:table-cell>
          <table:table-cell office:value-type="float" office:value="7110192" calcext:value-type="float">
            <text:p>7110192</text:p>
          </table:table-cell>
          <table:table-cell office:value-type="float" office:value="609182" calcext:value-type="float">
            <text:p>609182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06" calcext:value-type="float">
            <text:p>406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53</text:p>
          </table:table-cell>
          <table:table-cell office:value-type="string" calcext:value-type="string">
            <text:p>SEP01573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Spillning</text:p>
          </table:table-cell>
          <table:table-cell office:value-type="float" office:value="7113701" calcext:value-type="float">
            <text:p>7113701</text:p>
          </table:table-cell>
          <table:table-cell office:value-type="float" office:value="688462" calcext:value-type="float">
            <text:p>688462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07" calcext:value-type="float">
            <text:p>407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183</text:p>
          </table:table-cell>
          <table:table-cell office:value-type="string" calcext:value-type="string">
            <text:p>SEP0159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1</text:p>
          </table:table-cell>
          <table:table-cell office:value-type="string" calcext:value-type="string">
            <text:p>Spillning</text:p>
          </table:table-cell>
          <table:table-cell office:value-type="float" office:value="7187150" calcext:value-type="float">
            <text:p>7187150</text:p>
          </table:table-cell>
          <table:table-cell office:value-type="float" office:value="729386" calcext:value-type="float">
            <text:p>729386</text:p>
          </table:table-cell>
          <table:table-cell office:value-type="string" calcext:value-type="string">
            <text:p>2-2482</text:p>
          </table:table-cell>
          <table:table-cell office:value-type="string" calcext:value-type="string">
            <text:p>Skellefteå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28" calcext:value-type="float">
            <text:p>228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20</text:p>
          </table:table-cell>
          <table:table-cell office:value-type="string" calcext:value-type="string">
            <text:p>SEP01614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Spillning</text:p>
          </table:table-cell>
          <table:table-cell office:value-type="float" office:value="7194889" calcext:value-type="float">
            <text:p>7194889</text:p>
          </table:table-cell>
          <table:table-cell office:value-type="float" office:value="710914" calcext:value-type="float">
            <text:p>710914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28" calcext:value-type="float">
            <text:p>228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20</text:p>
          </table:table-cell>
          <table:table-cell office:value-type="string" calcext:value-type="string">
            <text:p>SEP01529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Spillning</text:p>
          </table:table-cell>
          <table:table-cell office:value-type="float" office:value="7194522" calcext:value-type="float">
            <text:p>7194522</text:p>
          </table:table-cell>
          <table:table-cell office:value-type="float" office:value="705801" calcext:value-type="float">
            <text:p>705801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28" calcext:value-type="float">
            <text:p>228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68</text:p>
          </table:table-cell>
          <table:table-cell office:value-type="string" calcext:value-type="string">
            <text:p>SEP0153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1</text:p>
          </table:table-cell>
          <table:table-cell office:value-type="string" calcext:value-type="string">
            <text:p>Spillning</text:p>
          </table:table-cell>
          <table:table-cell office:value-type="float" office:value="7123909" calcext:value-type="float">
            <text:p>7123909</text:p>
          </table:table-cell>
          <table:table-cell office:value-type="float" office:value="572080" calcext:value-type="float">
            <text:p>572080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14" calcext:value-type="float">
            <text:p>414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22</text:p>
          </table:table-cell>
          <table:table-cell office:value-type="string" calcext:value-type="string">
            <text:p>SEP0163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9</text:p>
          </table:table-cell>
          <table:table-cell office:value-type="string" calcext:value-type="string">
            <text:p>Spillning</text:p>
          </table:table-cell>
          <table:table-cell office:value-type="float" office:value="7087988" calcext:value-type="float">
            <text:p>7087988</text:p>
          </table:table-cell>
          <table:table-cell office:value-type="float" office:value="712511" calcext:value-type="float">
            <text:p>712511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66</text:p>
          </table:table-cell>
          <table:table-cell office:value-type="string" calcext:value-type="string">
            <text:p>SEP0154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Spillning</text:p>
          </table:table-cell>
          <table:table-cell office:value-type="float" office:value="7218685" calcext:value-type="float">
            <text:p>7218685</text:p>
          </table:table-cell>
          <table:table-cell office:value-type="float" office:value="755455" calcext:value-type="float">
            <text:p>755455</text:p>
          </table:table-cell>
          <table:table-cell office:value-type="string" calcext:value-type="string">
            <text:p>2-2482</text:p>
          </table:table-cell>
          <table:table-cell office:value-type="string" calcext:value-type="string">
            <text:p>Skellefteå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51</text:p>
          </table:table-cell>
          <table:table-cell office:value-type="string" calcext:value-type="string">
            <text:p>SEP0163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Spillning</text:p>
          </table:table-cell>
          <table:table-cell office:value-type="float" office:value="7188097" calcext:value-type="float">
            <text:p>7188097</text:p>
          </table:table-cell>
          <table:table-cell office:value-type="float" office:value="683819" calcext:value-type="float">
            <text:p>683819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46" calcext:value-type="float">
            <text:p>2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75</text:p>
          </table:table-cell>
          <table:table-cell office:value-type="string" calcext:value-type="string">
            <text:p>SEP01595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Spillning</text:p>
          </table:table-cell>
          <table:table-cell office:value-type="float" office:value="7194543" calcext:value-type="float">
            <text:p>7194543</text:p>
          </table:table-cell>
          <table:table-cell office:value-type="float" office:value="710898" calcext:value-type="float">
            <text:p>710898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74</text:p>
          </table:table-cell>
          <table:table-cell office:value-type="string" calcext:value-type="string">
            <text:p>SEP01624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Spillning</text:p>
          </table:table-cell>
          <table:table-cell office:value-type="float" office:value="7188160" calcext:value-type="float">
            <text:p>7188160</text:p>
          </table:table-cell>
          <table:table-cell office:value-type="float" office:value="683858" calcext:value-type="float">
            <text:p>683858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11</text:p>
          </table:table-cell>
          <table:table-cell office:value-type="string" calcext:value-type="string">
            <text:p>SEP0163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0</text:p>
          </table:table-cell>
          <table:table-cell office:value-type="string" calcext:value-type="string">
            <text:p>Spillning</text:p>
          </table:table-cell>
          <table:table-cell office:value-type="float" office:value="7192658" calcext:value-type="float">
            <text:p>7192658</text:p>
          </table:table-cell>
          <table:table-cell office:value-type="float" office:value="658122" calcext:value-type="float">
            <text:p>658122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46" calcext:value-type="float">
            <text:p>2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208</text:p>
          </table:table-cell>
          <table:table-cell office:value-type="string" calcext:value-type="string">
            <text:p>SEP01528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7</text:p>
          </table:table-cell>
          <table:table-cell office:value-type="string" calcext:value-type="string">
            <text:p>Spillning</text:p>
          </table:table-cell>
          <table:table-cell office:value-type="float" office:value="7248365" calcext:value-type="float">
            <text:p>7248365</text:p>
          </table:table-cell>
          <table:table-cell office:value-type="float" office:value="613627" calcext:value-type="float">
            <text:p>613627</text:p>
          </table:table-cell>
          <table:table-cell office:value-type="string" calcext:value-type="string">
            <text:p>2-2422</text:p>
          </table:table-cell>
          <table:table-cell office:value-type="string" calcext:value-type="string">
            <text:p>Sor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27</text:p>
          </table:table-cell>
          <table:table-cell office:value-type="string" calcext:value-type="string">
            <text:p>SEP0162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106858" calcext:value-type="float">
            <text:p>7106858</text:p>
          </table:table-cell>
          <table:table-cell office:value-type="float" office:value="665198" calcext:value-type="float">
            <text:p>665198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44</text:p>
          </table:table-cell>
          <table:table-cell office:value-type="string" calcext:value-type="string">
            <text:p>SEP01566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6</text:p>
          </table:table-cell>
          <table:table-cell office:value-type="string" calcext:value-type="string">
            <text:p>Spillning</text:p>
          </table:table-cell>
          <table:table-cell office:value-type="float" office:value="7213335" calcext:value-type="float">
            <text:p>7213335</text:p>
          </table:table-cell>
          <table:table-cell office:value-type="float" office:value="600417" calcext:value-type="float">
            <text:p>600417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31</text:p>
          </table:table-cell>
          <table:table-cell office:value-type="string" calcext:value-type="string">
            <text:p>SEP01560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Spillning</text:p>
          </table:table-cell>
          <table:table-cell office:value-type="float" office:value="7209209" calcext:value-type="float">
            <text:p>7209209</text:p>
          </table:table-cell>
          <table:table-cell office:value-type="float" office:value="617303" calcext:value-type="float">
            <text:p>617303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61</text:p>
          </table:table-cell>
          <table:table-cell office:value-type="string" calcext:value-type="string">
            <text:p>SEP0154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201108" calcext:value-type="float">
            <text:p>7201108</text:p>
          </table:table-cell>
          <table:table-cell office:value-type="float" office:value="532365" calcext:value-type="float">
            <text:p>532365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28" calcext:value-type="float">
            <text:p>428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56</text:p>
          </table:table-cell>
          <table:table-cell office:value-type="string" calcext:value-type="string">
            <text:p>SEP01559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129537" calcext:value-type="float">
            <text:p>7129537</text:p>
          </table:table-cell>
          <table:table-cell office:value-type="float" office:value="566426" calcext:value-type="float">
            <text:p>566426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14</text:p>
          </table:table-cell>
          <table:table-cell office:value-type="string" calcext:value-type="string">
            <text:p>SEP01557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Spillning</text:p>
          </table:table-cell>
          <table:table-cell office:value-type="float" office:value="7126130" calcext:value-type="float">
            <text:p>7126130</text:p>
          </table:table-cell>
          <table:table-cell office:value-type="float" office:value="566817" calcext:value-type="float">
            <text:p>566817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97</text:p>
          </table:table-cell>
          <table:table-cell office:value-type="string" calcext:value-type="string">
            <text:p>SEP0159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Spillning</text:p>
          </table:table-cell>
          <table:table-cell office:value-type="float" office:value="7192274" calcext:value-type="float">
            <text:p>7192274</text:p>
          </table:table-cell>
          <table:table-cell office:value-type="float" office:value="711224" calcext:value-type="float">
            <text:p>711224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76</text:p>
          </table:table-cell>
          <table:table-cell office:value-type="string" calcext:value-type="string">
            <text:p>SEP01595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Spillning</text:p>
          </table:table-cell>
          <table:table-cell office:value-type="float" office:value="7206470" calcext:value-type="float">
            <text:p>7206470</text:p>
          </table:table-cell>
          <table:table-cell office:value-type="float" office:value="699202" calcext:value-type="float">
            <text:p>699202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26</text:p>
          </table:table-cell>
          <table:table-cell office:value-type="string" calcext:value-type="string">
            <text:p>SEP01529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Spillning</text:p>
          </table:table-cell>
          <table:table-cell office:value-type="float" office:value="7201152" calcext:value-type="float">
            <text:p>7201152</text:p>
          </table:table-cell>
          <table:table-cell office:value-type="float" office:value="717902" calcext:value-type="float">
            <text:p>717902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91</text:p>
          </table:table-cell>
          <table:table-cell office:value-type="string" calcext:value-type="string">
            <text:p>SEP01624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9</text:p>
          </table:table-cell>
          <table:table-cell office:value-type="string" calcext:value-type="string">
            <text:p>Spillning</text:p>
          </table:table-cell>
          <table:table-cell office:value-type="float" office:value="7197238" calcext:value-type="float">
            <text:p>7197238</text:p>
          </table:table-cell>
          <table:table-cell office:value-type="float" office:value="705037" calcext:value-type="float">
            <text:p>705037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06</text:p>
          </table:table-cell>
          <table:table-cell office:value-type="string" calcext:value-type="string">
            <text:p>SEP01529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2</text:p>
          </table:table-cell>
          <table:table-cell office:value-type="string" calcext:value-type="string">
            <text:p>Spillning</text:p>
          </table:table-cell>
          <table:table-cell office:value-type="float" office:value="7207068" calcext:value-type="float">
            <text:p>7207068</text:p>
          </table:table-cell>
          <table:table-cell office:value-type="float" office:value="694974" calcext:value-type="float">
            <text:p>694974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07</text:p>
          </table:table-cell>
          <table:table-cell office:value-type="string" calcext:value-type="string">
            <text:p>SEP01575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Spillning</text:p>
          </table:table-cell>
          <table:table-cell office:value-type="float" office:value="7113277" calcext:value-type="float">
            <text:p>7113277</text:p>
          </table:table-cell>
          <table:table-cell office:value-type="float" office:value="669051" calcext:value-type="float">
            <text:p>669051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93</text:p>
          </table:table-cell>
          <table:table-cell office:value-type="string" calcext:value-type="string">
            <text:p>SEP0160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4</text:p>
          </table:table-cell>
          <table:table-cell office:value-type="string" calcext:value-type="string">
            <text:p>Spillning</text:p>
          </table:table-cell>
          <table:table-cell office:value-type="float" office:value="7121149" calcext:value-type="float">
            <text:p>7121149</text:p>
          </table:table-cell>
          <table:table-cell office:value-type="float" office:value="668160" calcext:value-type="float">
            <text:p>668160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96</text:p>
          </table:table-cell>
          <table:table-cell office:value-type="string" calcext:value-type="string">
            <text:p>SEP01603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6</text:p>
          </table:table-cell>
          <table:table-cell office:value-type="string" calcext:value-type="string">
            <text:p>Spillning</text:p>
          </table:table-cell>
          <table:table-cell office:value-type="float" office:value="7120085" calcext:value-type="float">
            <text:p>7120085</text:p>
          </table:table-cell>
          <table:table-cell office:value-type="float" office:value="667306" calcext:value-type="float">
            <text:p>667306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65</text:p>
          </table:table-cell>
          <table:table-cell office:value-type="string" calcext:value-type="string">
            <text:p>SEP0157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Spillning</text:p>
          </table:table-cell>
          <table:table-cell office:value-type="float" office:value="7177817" calcext:value-type="float">
            <text:p>7177817</text:p>
          </table:table-cell>
          <table:table-cell office:value-type="float" office:value="550968" calcext:value-type="float">
            <text:p>550968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048</text:p>
          </table:table-cell>
          <table:table-cell office:value-type="string" calcext:value-type="string">
            <text:p>SEP0153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5</text:p>
          </table:table-cell>
          <table:table-cell office:value-type="string" calcext:value-type="string">
            <text:p>Spillning</text:p>
          </table:table-cell>
          <table:table-cell office:value-type="float" office:value="7123137" calcext:value-type="float">
            <text:p>7123137</text:p>
          </table:table-cell>
          <table:table-cell office:value-type="float" office:value="570641" calcext:value-type="float">
            <text:p>570641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21</text:p>
          </table:table-cell>
          <table:table-cell office:value-type="string" calcext:value-type="string">
            <text:p>SEP0157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9</text:p>
          </table:table-cell>
          <table:table-cell office:value-type="string" calcext:value-type="string">
            <text:p>Spillning</text:p>
          </table:table-cell>
          <table:table-cell office:value-type="float" office:value="7071279" calcext:value-type="float">
            <text:p>7071279</text:p>
          </table:table-cell>
          <table:table-cell office:value-type="float" office:value="707876" calcext:value-type="float">
            <text:p>707876</text:p>
          </table:table-cell>
          <table:table-cell office:value-type="string" calcext:value-type="string">
            <text:p>2-2401</text:p>
          </table:table-cell>
          <table:table-cell office:value-type="string" calcext:value-type="string">
            <text:p>Nordmaling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35</text:p>
          </table:table-cell>
          <table:table-cell office:value-type="string" calcext:value-type="string">
            <text:p>SEP0164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9</text:p>
          </table:table-cell>
          <table:table-cell office:value-type="string" calcext:value-type="string">
            <text:p>Spillning</text:p>
          </table:table-cell>
          <table:table-cell office:value-type="float" office:value="7072625" calcext:value-type="float">
            <text:p>7072625</text:p>
          </table:table-cell>
          <table:table-cell office:value-type="float" office:value="706956" calcext:value-type="float">
            <text:p>706956</text:p>
          </table:table-cell>
          <table:table-cell office:value-type="string" calcext:value-type="string">
            <text:p>2-2401</text:p>
          </table:table-cell>
          <table:table-cell office:value-type="string" calcext:value-type="string">
            <text:p>Nordmaling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08</text:p>
          </table:table-cell>
          <table:table-cell office:value-type="string" calcext:value-type="string">
            <text:p>SEP0161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Spillning</text:p>
          </table:table-cell>
          <table:table-cell office:value-type="float" office:value="7074578" calcext:value-type="float">
            <text:p>7074578</text:p>
          </table:table-cell>
          <table:table-cell office:value-type="float" office:value="702661" calcext:value-type="float">
            <text:p>702661</text:p>
          </table:table-cell>
          <table:table-cell office:value-type="string" calcext:value-type="string">
            <text:p>2-2401</text:p>
          </table:table-cell>
          <table:table-cell office:value-type="string" calcext:value-type="string">
            <text:p>Nordmaling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19</text:p>
          </table:table-cell>
          <table:table-cell office:value-type="string" calcext:value-type="string">
            <text:p>SEP01608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Spillning</text:p>
          </table:table-cell>
          <table:table-cell office:value-type="float" office:value="7069864" calcext:value-type="float">
            <text:p>7069864</text:p>
          </table:table-cell>
          <table:table-cell office:value-type="float" office:value="704229" calcext:value-type="float">
            <text:p>704229</text:p>
          </table:table-cell>
          <table:table-cell office:value-type="string" calcext:value-type="string">
            <text:p>2-2401</text:p>
          </table:table-cell>
          <table:table-cell office:value-type="string" calcext:value-type="string">
            <text:p>Nordmaling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89</text:p>
          </table:table-cell>
          <table:table-cell office:value-type="string" calcext:value-type="string">
            <text:p>SEP0164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2</text:p>
          </table:table-cell>
          <table:table-cell office:value-type="string" calcext:value-type="string">
            <text:p>Spillning</text:p>
          </table:table-cell>
          <table:table-cell office:value-type="float" office:value="7070572" calcext:value-type="float">
            <text:p>7070572</text:p>
          </table:table-cell>
          <table:table-cell office:value-type="float" office:value="704642" calcext:value-type="float">
            <text:p>704642</text:p>
          </table:table-cell>
          <table:table-cell office:value-type="string" calcext:value-type="string">
            <text:p>2-2401</text:p>
          </table:table-cell>
          <table:table-cell office:value-type="string" calcext:value-type="string">
            <text:p>Nordmaling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229</text:p>
          </table:table-cell>
          <table:table-cell office:value-type="string" calcext:value-type="string">
            <text:p>SEP0164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Spillning</text:p>
          </table:table-cell>
          <table:table-cell office:value-type="float" office:value="7072563" calcext:value-type="float">
            <text:p>7072563</text:p>
          </table:table-cell>
          <table:table-cell office:value-type="float" office:value="707015" calcext:value-type="float">
            <text:p>707015</text:p>
          </table:table-cell>
          <table:table-cell office:value-type="string" calcext:value-type="string">
            <text:p>2-2401</text:p>
          </table:table-cell>
          <table:table-cell office:value-type="string" calcext:value-type="string">
            <text:p>Nordmaling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286</text:p>
          </table:table-cell>
          <table:table-cell office:value-type="string" calcext:value-type="string">
            <text:p>SEP01595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4</text:p>
          </table:table-cell>
          <table:table-cell office:value-type="string" calcext:value-type="string">
            <text:p>Spillning</text:p>
          </table:table-cell>
          <table:table-cell office:value-type="float" office:value="7155165" calcext:value-type="float">
            <text:p>7155165</text:p>
          </table:table-cell>
          <table:table-cell office:value-type="float" office:value="592904" calcext:value-type="float">
            <text:p>592904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04</text:p>
          </table:table-cell>
          <table:table-cell office:value-type="string" calcext:value-type="string">
            <text:p>SEP01595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4</text:p>
          </table:table-cell>
          <table:table-cell office:value-type="string" calcext:value-type="string">
            <text:p>Spillning</text:p>
          </table:table-cell>
          <table:table-cell office:value-type="float" office:value="7155275" calcext:value-type="float">
            <text:p>7155275</text:p>
          </table:table-cell>
          <table:table-cell office:value-type="float" office:value="590422" calcext:value-type="float">
            <text:p>590422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53</text:p>
          </table:table-cell>
          <table:table-cell office:value-type="string" calcext:value-type="string">
            <text:p>SEP01525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8</text:p>
          </table:table-cell>
          <table:table-cell office:value-type="string" calcext:value-type="string">
            <text:p>Spillning</text:p>
          </table:table-cell>
          <table:table-cell office:value-type="float" office:value="7159725" calcext:value-type="float">
            <text:p>7159725</text:p>
          </table:table-cell>
          <table:table-cell office:value-type="float" office:value="592223" calcext:value-type="float">
            <text:p>592223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98</text:p>
          </table:table-cell>
          <table:table-cell office:value-type="string" calcext:value-type="string">
            <text:p>SEP01555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30</text:p>
          </table:table-cell>
          <table:table-cell office:value-type="string" calcext:value-type="string">
            <text:p>Spillning</text:p>
          </table:table-cell>
          <table:table-cell office:value-type="float" office:value="7155814" calcext:value-type="float">
            <text:p>7155814</text:p>
          </table:table-cell>
          <table:table-cell office:value-type="float" office:value="596052" calcext:value-type="float">
            <text:p>596052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95</text:p>
          </table:table-cell>
          <table:table-cell office:value-type="string" calcext:value-type="string">
            <text:p>SEP0152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Spillning</text:p>
          </table:table-cell>
          <table:table-cell office:value-type="float" office:value="7201152" calcext:value-type="float">
            <text:p>7201152</text:p>
          </table:table-cell>
          <table:table-cell office:value-type="float" office:value="717902" calcext:value-type="float">
            <text:p>717902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976</text:p>
          </table:table-cell>
          <table:table-cell office:value-type="string" calcext:value-type="string">
            <text:p>SEP01529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5</text:p>
          </table:table-cell>
          <table:table-cell office:value-type="string" calcext:value-type="string">
            <text:p>Spillning</text:p>
          </table:table-cell>
          <table:table-cell office:value-type="float" office:value="7205350" calcext:value-type="float">
            <text:p>7205350</text:p>
          </table:table-cell>
          <table:table-cell office:value-type="float" office:value="700200" calcext:value-type="float">
            <text:p>700200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997</text:p>
          </table:table-cell>
          <table:table-cell office:value-type="string" calcext:value-type="string">
            <text:p>SEP01529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7</text:p>
          </table:table-cell>
          <table:table-cell office:value-type="string" calcext:value-type="string">
            <text:p>Spillning</text:p>
          </table:table-cell>
          <table:table-cell office:value-type="float" office:value="7206158" calcext:value-type="float">
            <text:p>7206158</text:p>
          </table:table-cell>
          <table:table-cell office:value-type="float" office:value="696089" calcext:value-type="float">
            <text:p>696089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310</text:p>
          </table:table-cell>
          <table:table-cell office:value-type="string" calcext:value-type="string">
            <text:p>SEP01617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132522" calcext:value-type="float">
            <text:p>7132522</text:p>
          </table:table-cell>
          <table:table-cell office:value-type="float" office:value="620778" calcext:value-type="float">
            <text:p>620778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30</text:p>
          </table:table-cell>
          <table:table-cell office:value-type="string" calcext:value-type="string">
            <text:p>SEP01617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9</text:p>
          </table:table-cell>
          <table:table-cell office:value-type="string" calcext:value-type="string">
            <text:p>Spillning</text:p>
          </table:table-cell>
          <table:table-cell office:value-type="float" office:value="7137994" calcext:value-type="float">
            <text:p>7137994</text:p>
          </table:table-cell>
          <table:table-cell office:value-type="float" office:value="625240" calcext:value-type="float">
            <text:p>625240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186</text:p>
          </table:table-cell>
          <table:table-cell office:value-type="string" calcext:value-type="string">
            <text:p>SEP01636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Spillning</text:p>
          </table:table-cell>
          <table:table-cell office:value-type="float" office:value="7153045" calcext:value-type="float">
            <text:p>7153045</text:p>
          </table:table-cell>
          <table:table-cell office:value-type="float" office:value="660394" calcext:value-type="float">
            <text:p>660394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34</text:p>
          </table:table-cell>
          <table:table-cell office:value-type="string" calcext:value-type="string">
            <text:p>SEP016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4</text:p>
          </table:table-cell>
          <table:table-cell office:value-type="string" calcext:value-type="string">
            <text:p>Spillning</text:p>
          </table:table-cell>
          <table:table-cell office:value-type="float" office:value="7102123" calcext:value-type="float">
            <text:p>7102123</text:p>
          </table:table-cell>
          <table:table-cell office:value-type="float" office:value="710682" calcext:value-type="float">
            <text:p>710682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97</text:p>
          </table:table-cell>
          <table:table-cell office:value-type="string" calcext:value-type="string">
            <text:p>SEP0160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Spillning</text:p>
          </table:table-cell>
          <table:table-cell office:value-type="float" office:value="7104157" calcext:value-type="float">
            <text:p>7104157</text:p>
          </table:table-cell>
          <table:table-cell office:value-type="float" office:value="710217" calcext:value-type="float">
            <text:p>710217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13</text:p>
          </table:table-cell>
          <table:table-cell office:value-type="string" calcext:value-type="string">
            <text:p>SEP01584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2</text:p>
          </table:table-cell>
          <table:table-cell office:value-type="string" calcext:value-type="string">
            <text:p>Spillning</text:p>
          </table:table-cell>
          <table:table-cell office:value-type="float" office:value="7103717" calcext:value-type="float">
            <text:p>7103717</text:p>
          </table:table-cell>
          <table:table-cell office:value-type="float" office:value="712038" calcext:value-type="float">
            <text:p>712038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13</text:p>
          </table:table-cell>
          <table:table-cell office:value-type="string" calcext:value-type="string">
            <text:p>SEP0157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Spillning</text:p>
          </table:table-cell>
          <table:table-cell office:value-type="float" office:value="7087884" calcext:value-type="float">
            <text:p>7087884</text:p>
          </table:table-cell>
          <table:table-cell office:value-type="float" office:value="695732" calcext:value-type="float">
            <text:p>695732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22</text:p>
          </table:table-cell>
          <table:table-cell office:value-type="string" calcext:value-type="string">
            <text:p>SEP0152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3</text:p>
          </table:table-cell>
          <table:table-cell office:value-type="string" calcext:value-type="string">
            <text:p>Spillning</text:p>
          </table:table-cell>
          <table:table-cell office:value-type="float" office:value="7108682" calcext:value-type="float">
            <text:p>7108682</text:p>
          </table:table-cell>
          <table:table-cell office:value-type="float" office:value="607686" calcext:value-type="float">
            <text:p>607686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225</text:p>
          </table:table-cell>
          <table:table-cell office:value-type="string" calcext:value-type="string">
            <text:p>SEP0155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5</text:p>
          </table:table-cell>
          <table:table-cell office:value-type="string" calcext:value-type="string">
            <text:p>Spillning</text:p>
          </table:table-cell>
          <table:table-cell office:value-type="float" office:value="7098815" calcext:value-type="float">
            <text:p>7098815</text:p>
          </table:table-cell>
          <table:table-cell office:value-type="float" office:value="606473" calcext:value-type="float">
            <text:p>606473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59</text:p>
          </table:table-cell>
          <table:table-cell office:value-type="string" calcext:value-type="string">
            <text:p>SEP0160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Spillning</text:p>
          </table:table-cell>
          <table:table-cell office:value-type="float" office:value="7093023" calcext:value-type="float">
            <text:p>7093023</text:p>
          </table:table-cell>
          <table:table-cell office:value-type="float" office:value="691758" calcext:value-type="float">
            <text:p>691758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392</text:p>
          </table:table-cell>
          <table:table-cell office:value-type="string" calcext:value-type="string">
            <text:p>SEP01585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Spillning</text:p>
          </table:table-cell>
          <table:table-cell office:value-type="float" office:value="7156242" calcext:value-type="float">
            <text:p>7156242</text:p>
          </table:table-cell>
          <table:table-cell office:value-type="float" office:value="681155" calcext:value-type="float">
            <text:p>681155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15</text:p>
          </table:table-cell>
          <table:table-cell office:value-type="string" calcext:value-type="string">
            <text:p>SEP0155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Spillning</text:p>
          </table:table-cell>
          <table:table-cell office:value-type="float" office:value="7164175" calcext:value-type="float">
            <text:p>7164175</text:p>
          </table:table-cell>
          <table:table-cell office:value-type="float" office:value="672741" calcext:value-type="float">
            <text:p>672741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308</text:p>
          </table:table-cell>
          <table:table-cell office:value-type="string" calcext:value-type="string">
            <text:p>SEP01538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114526" calcext:value-type="float">
            <text:p>7114526</text:p>
          </table:table-cell>
          <table:table-cell office:value-type="float" office:value="583890" calcext:value-type="float">
            <text:p>583890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56</text:p>
          </table:table-cell>
          <table:table-cell office:value-type="string" calcext:value-type="string">
            <text:p>SEP0156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113906" calcext:value-type="float">
            <text:p>7113906</text:p>
          </table:table-cell>
          <table:table-cell office:value-type="float" office:value="583721" calcext:value-type="float">
            <text:p>583721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14</text:p>
          </table:table-cell>
          <table:table-cell office:value-type="string" calcext:value-type="string">
            <text:p>SEP01558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Spillning</text:p>
          </table:table-cell>
          <table:table-cell office:value-type="float" office:value="7114702" calcext:value-type="float">
            <text:p>7114702</text:p>
          </table:table-cell>
          <table:table-cell office:value-type="float" office:value="582694" calcext:value-type="float">
            <text:p>582694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87</text:p>
          </table:table-cell>
          <table:table-cell office:value-type="string" calcext:value-type="string">
            <text:p>SEP01597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Spillning</text:p>
          </table:table-cell>
          <table:table-cell office:value-type="float" office:value="7240390" calcext:value-type="float">
            <text:p>7240390</text:p>
          </table:table-cell>
          <table:table-cell office:value-type="float" office:value="650511" calcext:value-type="float">
            <text:p>650511</text:p>
          </table:table-cell>
          <table:table-cell office:value-type="string" calcext:value-type="string">
            <text:p>2-2418</text:p>
          </table:table-cell>
          <table:table-cell office:value-type="string" calcext:value-type="string">
            <text:p>Malå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69</text:p>
          </table:table-cell>
          <table:table-cell office:value-type="string" calcext:value-type="string">
            <text:p>SEP0153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Spillning</text:p>
          </table:table-cell>
          <table:table-cell office:value-type="float" office:value="7241745" calcext:value-type="float">
            <text:p>7241745</text:p>
          </table:table-cell>
          <table:table-cell office:value-type="float" office:value="643414" calcext:value-type="float">
            <text:p>643414</text:p>
          </table:table-cell>
          <table:table-cell office:value-type="string" calcext:value-type="string">
            <text:p>2-2422</text:p>
          </table:table-cell>
          <table:table-cell office:value-type="string" calcext:value-type="string">
            <text:p>Sor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35</text:p>
          </table:table-cell>
          <table:table-cell office:value-type="string" calcext:value-type="string">
            <text:p>SEP01615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1</text:p>
          </table:table-cell>
          <table:table-cell office:value-type="string" calcext:value-type="string">
            <text:p>Spillning</text:p>
          </table:table-cell>
          <table:table-cell office:value-type="float" office:value="7139865" calcext:value-type="float">
            <text:p>7139865</text:p>
          </table:table-cell>
          <table:table-cell office:value-type="float" office:value="729320" calcext:value-type="float">
            <text:p>729320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00</text:p>
          </table:table-cell>
          <table:table-cell office:value-type="string" calcext:value-type="string">
            <text:p>SEP01607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152515" calcext:value-type="float">
            <text:p>7152515</text:p>
          </table:table-cell>
          <table:table-cell office:value-type="float" office:value="732938" calcext:value-type="float">
            <text:p>732938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70</text:p>
          </table:table-cell>
          <table:table-cell office:value-type="string" calcext:value-type="string">
            <text:p>SEP0153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Spillning</text:p>
          </table:table-cell>
          <table:table-cell office:value-type="float" office:value="7147312" calcext:value-type="float">
            <text:p>7147312</text:p>
          </table:table-cell>
          <table:table-cell office:value-type="float" office:value="738246" calcext:value-type="float">
            <text:p>738246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81</text:p>
          </table:table-cell>
          <table:table-cell office:value-type="string" calcext:value-type="string">
            <text:p>SEP0154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Spillning</text:p>
          </table:table-cell>
          <table:table-cell office:value-type="float" office:value="7144399" calcext:value-type="float">
            <text:p>7144399</text:p>
          </table:table-cell>
          <table:table-cell office:value-type="float" office:value="740463" calcext:value-type="float">
            <text:p>740463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16</text:p>
          </table:table-cell>
          <table:table-cell office:value-type="string" calcext:value-type="string">
            <text:p>SEP0153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Spillning</text:p>
          </table:table-cell>
          <table:table-cell office:value-type="float" office:value="7147307" calcext:value-type="float">
            <text:p>7147307</text:p>
          </table:table-cell>
          <table:table-cell office:value-type="float" office:value="737724" calcext:value-type="float">
            <text:p>737724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60</text:p>
          </table:table-cell>
          <table:table-cell office:value-type="string" calcext:value-type="string">
            <text:p>SEP01589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6</text:p>
          </table:table-cell>
          <table:table-cell office:value-type="string" calcext:value-type="string">
            <text:p>Spillning</text:p>
          </table:table-cell>
          <table:table-cell office:value-type="float" office:value="7155245" calcext:value-type="float">
            <text:p>7155245</text:p>
          </table:table-cell>
          <table:table-cell office:value-type="float" office:value="751053" calcext:value-type="float">
            <text:p>751053</text:p>
          </table:table-cell>
          <table:table-cell office:value-type="string" calcext:value-type="string">
            <text:p>2-2482</text:p>
          </table:table-cell>
          <table:table-cell office:value-type="string" calcext:value-type="string">
            <text:p>Skellefteå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55</text:p>
          </table:table-cell>
          <table:table-cell office:value-type="string" calcext:value-type="string">
            <text:p>SEP016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3</text:p>
          </table:table-cell>
          <table:table-cell office:value-type="string" calcext:value-type="string">
            <text:p>Spillning</text:p>
          </table:table-cell>
          <table:table-cell office:value-type="float" office:value="7163250" calcext:value-type="float">
            <text:p>7163250</text:p>
          </table:table-cell>
          <table:table-cell office:value-type="float" office:value="746007" calcext:value-type="float">
            <text:p>746007</text:p>
          </table:table-cell>
          <table:table-cell office:value-type="string" calcext:value-type="string">
            <text:p>2-2482</text:p>
          </table:table-cell>
          <table:table-cell office:value-type="string" calcext:value-type="string">
            <text:p>Skellefteå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57</text:p>
          </table:table-cell>
          <table:table-cell office:value-type="string" calcext:value-type="string">
            <text:p>SEP0158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Spillning</text:p>
          </table:table-cell>
          <table:table-cell office:value-type="float" office:value="7166870" calcext:value-type="float">
            <text:p>7166870</text:p>
          </table:table-cell>
          <table:table-cell office:value-type="float" office:value="745191" calcext:value-type="float">
            <text:p>745191</text:p>
          </table:table-cell>
          <table:table-cell office:value-type="string" calcext:value-type="string">
            <text:p>2-2482</text:p>
          </table:table-cell>
          <table:table-cell office:value-type="string" calcext:value-type="string">
            <text:p>Skellefteå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16</text:p>
          </table:table-cell>
          <table:table-cell office:value-type="string" calcext:value-type="string">
            <text:p>SEP01608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Spillning</text:p>
          </table:table-cell>
          <table:table-cell office:value-type="float" office:value="7163687" calcext:value-type="float">
            <text:p>7163687</text:p>
          </table:table-cell>
          <table:table-cell office:value-type="float" office:value="692402" calcext:value-type="float">
            <text:p>692402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510</text:p>
          </table:table-cell>
          <table:table-cell office:value-type="string" calcext:value-type="string">
            <text:p>SEP0162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Spillning</text:p>
          </table:table-cell>
          <table:table-cell office:value-type="float" office:value="7164999" calcext:value-type="float">
            <text:p>7164999</text:p>
          </table:table-cell>
          <table:table-cell office:value-type="float" office:value="693035" calcext:value-type="float">
            <text:p>693035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527</text:p>
          </table:table-cell>
          <table:table-cell office:value-type="string" calcext:value-type="string">
            <text:p>SEP0162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1</text:p>
          </table:table-cell>
          <table:table-cell office:value-type="string" calcext:value-type="string">
            <text:p>Spillning</text:p>
          </table:table-cell>
          <table:table-cell office:value-type="float" office:value="7163552" calcext:value-type="float">
            <text:p>7163552</text:p>
          </table:table-cell>
          <table:table-cell office:value-type="float" office:value="692575" calcext:value-type="float">
            <text:p>692575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50</text:p>
          </table:table-cell>
          <table:table-cell office:value-type="string" calcext:value-type="string">
            <text:p>SEP01629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Spillning</text:p>
          </table:table-cell>
          <table:table-cell office:value-type="float" office:value="7147399" calcext:value-type="float">
            <text:p>7147399</text:p>
          </table:table-cell>
          <table:table-cell office:value-type="float" office:value="684886" calcext:value-type="float">
            <text:p>684886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71</text:p>
          </table:table-cell>
          <table:table-cell office:value-type="string" calcext:value-type="string">
            <text:p>SEP0163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3</text:p>
          </table:table-cell>
          <table:table-cell office:value-type="string" calcext:value-type="string">
            <text:p>Spillning</text:p>
          </table:table-cell>
          <table:table-cell office:value-type="float" office:value="7172777" calcext:value-type="float">
            <text:p>7172777</text:p>
          </table:table-cell>
          <table:table-cell office:value-type="float" office:value="689888" calcext:value-type="float">
            <text:p>689888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81</text:p>
          </table:table-cell>
          <table:table-cell office:value-type="string" calcext:value-type="string">
            <text:p>SEP016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Spillning</text:p>
          </table:table-cell>
          <table:table-cell office:value-type="float" office:value="7159077" calcext:value-type="float">
            <text:p>7159077</text:p>
          </table:table-cell>
          <table:table-cell office:value-type="float" office:value="695668" calcext:value-type="float">
            <text:p>695668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45</text:p>
          </table:table-cell>
          <table:table-cell office:value-type="string" calcext:value-type="string">
            <text:p>SEP0163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Spillning</text:p>
          </table:table-cell>
          <table:table-cell office:value-type="float" office:value="7148321" calcext:value-type="float">
            <text:p>7148321</text:p>
          </table:table-cell>
          <table:table-cell office:value-type="float" office:value="687379" calcext:value-type="float">
            <text:p>687379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372</text:p>
          </table:table-cell>
          <table:table-cell office:value-type="string" calcext:value-type="string">
            <text:p>SEP0153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6</text:p>
          </table:table-cell>
          <table:table-cell office:value-type="string" calcext:value-type="string">
            <text:p>Spillning</text:p>
          </table:table-cell>
          <table:table-cell office:value-type="float" office:value="7087226" calcext:value-type="float">
            <text:p>7087226</text:p>
          </table:table-cell>
          <table:table-cell office:value-type="float" office:value="701822" calcext:value-type="float">
            <text:p>701822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38</text:p>
          </table:table-cell>
          <table:table-cell office:value-type="string" calcext:value-type="string">
            <text:p>SEP0157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Spillning</text:p>
          </table:table-cell>
          <table:table-cell office:value-type="float" office:value="7082825" calcext:value-type="float">
            <text:p>7082825</text:p>
          </table:table-cell>
          <table:table-cell office:value-type="float" office:value="703371" calcext:value-type="float">
            <text:p>703371</text:p>
          </table:table-cell>
          <table:table-cell office:value-type="string" calcext:value-type="string">
            <text:p>2-2401</text:p>
          </table:table-cell>
          <table:table-cell office:value-type="string" calcext:value-type="string">
            <text:p>Nordmaling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952</text:p>
          </table:table-cell>
          <table:table-cell office:value-type="string" calcext:value-type="string">
            <text:p>SEP016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9</text:p>
          </table:table-cell>
          <table:table-cell office:value-type="string" calcext:value-type="string">
            <text:p>Spillning</text:p>
          </table:table-cell>
          <table:table-cell office:value-type="float" office:value="7183662" calcext:value-type="float">
            <text:p>7183662</text:p>
          </table:table-cell>
          <table:table-cell office:value-type="float" office:value="634694" calcext:value-type="float">
            <text:p>634694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30" calcext:value-type="float">
            <text:p>230</text:p>
          </table:table-cell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965</text:p>
          </table:table-cell>
          <table:table-cell office:value-type="string" calcext:value-type="string">
            <text:p>SEP01528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8</text:p>
          </table:table-cell>
          <table:table-cell office:value-type="string" calcext:value-type="string">
            <text:p>Spillning</text:p>
          </table:table-cell>
          <table:table-cell office:value-type="float" office:value="7265286" calcext:value-type="float">
            <text:p>7265286</text:p>
          </table:table-cell>
          <table:table-cell office:value-type="float" office:value="624651" calcext:value-type="float">
            <text:p>624651</text:p>
          </table:table-cell>
          <table:table-cell office:value-type="string" calcext:value-type="string">
            <text:p>2-2422</text:p>
          </table:table-cell>
          <table:table-cell office:value-type="string" calcext:value-type="string">
            <text:p>Sor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35</text:p>
          </table:table-cell>
          <table:table-cell office:value-type="string" calcext:value-type="string">
            <text:p>SEP0160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1</text:p>
          </table:table-cell>
          <table:table-cell office:value-type="string" calcext:value-type="string">
            <text:p>Spillning</text:p>
          </table:table-cell>
          <table:table-cell office:value-type="float" office:value="7158407" calcext:value-type="float">
            <text:p>7158407</text:p>
          </table:table-cell>
          <table:table-cell office:value-type="float" office:value="587653" calcext:value-type="float">
            <text:p>587653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37</text:p>
          </table:table-cell>
          <table:table-cell office:value-type="string" calcext:value-type="string">
            <text:p>SEP01638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Spillning</text:p>
          </table:table-cell>
          <table:table-cell office:value-type="float" office:value="7134049" calcext:value-type="float">
            <text:p>7134049</text:p>
          </table:table-cell>
          <table:table-cell office:value-type="float" office:value="681920" calcext:value-type="float">
            <text:p>681920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364</text:p>
          </table:table-cell>
          <table:table-cell office:value-type="string" calcext:value-type="string">
            <text:p>SEP0159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6</text:p>
          </table:table-cell>
          <table:table-cell office:value-type="string" calcext:value-type="string">
            <text:p>Spillning</text:p>
          </table:table-cell>
          <table:table-cell office:value-type="float" office:value="7088866" calcext:value-type="float">
            <text:p>7088866</text:p>
          </table:table-cell>
          <table:table-cell office:value-type="float" office:value="631211" calcext:value-type="float">
            <text:p>631211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73</text:p>
          </table:table-cell>
          <table:table-cell office:value-type="string" calcext:value-type="string">
            <text:p>SEP0159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6</text:p>
          </table:table-cell>
          <table:table-cell office:value-type="string" calcext:value-type="string">
            <text:p>Spillning</text:p>
          </table:table-cell>
          <table:table-cell office:value-type="float" office:value="7089423" calcext:value-type="float">
            <text:p>7089423</text:p>
          </table:table-cell>
          <table:table-cell office:value-type="float" office:value="628923" calcext:value-type="float">
            <text:p>628923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85</text:p>
          </table:table-cell>
          <table:table-cell office:value-type="string" calcext:value-type="string">
            <text:p>SEP0159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088200" calcext:value-type="float">
            <text:p>7088200</text:p>
          </table:table-cell>
          <table:table-cell office:value-type="float" office:value="630496" calcext:value-type="float">
            <text:p>630496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00</text:p>
          </table:table-cell>
          <table:table-cell office:value-type="string" calcext:value-type="string">
            <text:p>SEP01594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090380" calcext:value-type="float">
            <text:p>7090380</text:p>
          </table:table-cell>
          <table:table-cell office:value-type="float" office:value="627944" calcext:value-type="float">
            <text:p>627944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14</text:p>
          </table:table-cell>
          <table:table-cell office:value-type="string" calcext:value-type="string">
            <text:p>SEP0153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1</text:p>
          </table:table-cell>
          <table:table-cell office:value-type="string" calcext:value-type="string">
            <text:p>Spillning</text:p>
          </table:table-cell>
          <table:table-cell office:value-type="float" office:value="7092479" calcext:value-type="float">
            <text:p>7092479</text:p>
          </table:table-cell>
          <table:table-cell office:value-type="float" office:value="632456" calcext:value-type="float">
            <text:p>632456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93</text:p>
          </table:table-cell>
          <table:table-cell office:value-type="string" calcext:value-type="string">
            <text:p>SEP0153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Spillning</text:p>
          </table:table-cell>
          <table:table-cell office:value-type="float" office:value="7129732" calcext:value-type="float">
            <text:p>7129732</text:p>
          </table:table-cell>
          <table:table-cell office:value-type="float" office:value="572765" calcext:value-type="float">
            <text:p>572765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238" calcext:value-type="float">
            <text:p>23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202</text:p>
          </table:table-cell>
          <table:table-cell office:value-type="string" calcext:value-type="string">
            <text:p>SEP0153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Spillning</text:p>
          </table:table-cell>
          <table:table-cell office:value-type="float" office:value="7147531" calcext:value-type="float">
            <text:p>7147531</text:p>
          </table:table-cell>
          <table:table-cell office:value-type="float" office:value="559316" calcext:value-type="float">
            <text:p>559316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216</text:p>
          </table:table-cell>
          <table:table-cell office:value-type="string" calcext:value-type="string">
            <text:p>SEP0153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Spillning</text:p>
          </table:table-cell>
          <table:table-cell office:value-type="float" office:value="7130444" calcext:value-type="float">
            <text:p>7130444</text:p>
          </table:table-cell>
          <table:table-cell office:value-type="float" office:value="570580" calcext:value-type="float">
            <text:p>570580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88</text:p>
          </table:table-cell>
          <table:table-cell office:value-type="string" calcext:value-type="string">
            <text:p>SEP0156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1</text:p>
          </table:table-cell>
          <table:table-cell office:value-type="string" calcext:value-type="string">
            <text:p>Spillning</text:p>
          </table:table-cell>
          <table:table-cell office:value-type="float" office:value="7125947" calcext:value-type="float">
            <text:p>7125947</text:p>
          </table:table-cell>
          <table:table-cell office:value-type="float" office:value="562403" calcext:value-type="float">
            <text:p>562403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15</text:p>
          </table:table-cell>
          <table:table-cell office:value-type="string" calcext:value-type="string">
            <text:p>SEP0153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Spillning</text:p>
          </table:table-cell>
          <table:table-cell office:value-type="float" office:value="7093281" calcext:value-type="float">
            <text:p>7093281</text:p>
          </table:table-cell>
          <table:table-cell office:value-type="float" office:value="636703" calcext:value-type="float">
            <text:p>636703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78</text:p>
          </table:table-cell>
          <table:table-cell office:value-type="string" calcext:value-type="string">
            <text:p>SEP01617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095737" calcext:value-type="float">
            <text:p>7095737</text:p>
          </table:table-cell>
          <table:table-cell office:value-type="float" office:value="635385" calcext:value-type="float">
            <text:p>635385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09</text:p>
          </table:table-cell>
          <table:table-cell office:value-type="string" calcext:value-type="string">
            <text:p>SEP0152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099218" calcext:value-type="float">
            <text:p>7099218</text:p>
          </table:table-cell>
          <table:table-cell office:value-type="float" office:value="633224" calcext:value-type="float">
            <text:p>633224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62</text:p>
          </table:table-cell>
          <table:table-cell office:value-type="string" calcext:value-type="string">
            <text:p>SEP01530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0</text:p>
          </table:table-cell>
          <table:table-cell office:value-type="string" calcext:value-type="string">
            <text:p>Spillning</text:p>
          </table:table-cell>
          <table:table-cell office:value-type="float" office:value="7097553" calcext:value-type="float">
            <text:p>7097553</text:p>
          </table:table-cell>
          <table:table-cell office:value-type="float" office:value="632256" calcext:value-type="float">
            <text:p>632256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48</text:p>
          </table:table-cell>
          <table:table-cell office:value-type="string" calcext:value-type="string">
            <text:p>SEP01616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1</text:p>
          </table:table-cell>
          <table:table-cell office:value-type="string" calcext:value-type="string">
            <text:p>Spillning</text:p>
          </table:table-cell>
          <table:table-cell office:value-type="float" office:value="7141165" calcext:value-type="float">
            <text:p>7141165</text:p>
          </table:table-cell>
          <table:table-cell office:value-type="float" office:value="576238" calcext:value-type="float">
            <text:p>576238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63</text:p>
          </table:table-cell>
          <table:table-cell office:value-type="string" calcext:value-type="string">
            <text:p>SEP0160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5</text:p>
          </table:table-cell>
          <table:table-cell office:value-type="string" calcext:value-type="string">
            <text:p>Spillning</text:p>
          </table:table-cell>
          <table:table-cell office:value-type="float" office:value="7144643" calcext:value-type="float">
            <text:p>7144643</text:p>
          </table:table-cell>
          <table:table-cell office:value-type="float" office:value="581415" calcext:value-type="float">
            <text:p>581415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06</text:p>
          </table:table-cell>
          <table:table-cell office:value-type="string" calcext:value-type="string">
            <text:p>SEP0153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Spillning</text:p>
          </table:table-cell>
          <table:table-cell office:value-type="float" office:value="7131485" calcext:value-type="float">
            <text:p>7131485</text:p>
          </table:table-cell>
          <table:table-cell office:value-type="float" office:value="573465" calcext:value-type="float">
            <text:p>573465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76</text:p>
          </table:table-cell>
          <table:table-cell office:value-type="string" calcext:value-type="string">
            <text:p>SEP0153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133422" calcext:value-type="float">
            <text:p>7133422</text:p>
          </table:table-cell>
          <table:table-cell office:value-type="float" office:value="577965" calcext:value-type="float">
            <text:p>577965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220</text:p>
          </table:table-cell>
          <table:table-cell office:value-type="string" calcext:value-type="string">
            <text:p>SEP01569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Spillning</text:p>
          </table:table-cell>
          <table:table-cell office:value-type="float" office:value="7101633" calcext:value-type="float">
            <text:p>7101633</text:p>
          </table:table-cell>
          <table:table-cell office:value-type="float" office:value="681613" calcext:value-type="float">
            <text:p>681613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248" calcext:value-type="float">
            <text:p>248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21</text:p>
          </table:table-cell>
          <table:table-cell office:value-type="string" calcext:value-type="string">
            <text:p>SEP0160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3</text:p>
          </table:table-cell>
          <table:table-cell office:value-type="string" calcext:value-type="string">
            <text:p>Spillning</text:p>
          </table:table-cell>
          <table:table-cell office:value-type="float" office:value="7101631" calcext:value-type="float">
            <text:p>7101631</text:p>
          </table:table-cell>
          <table:table-cell office:value-type="float" office:value="681625" calcext:value-type="float">
            <text:p>681625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248" calcext:value-type="float">
            <text:p>248</text:p>
          </table:table-cell>
          <table:table-cell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30</text:p>
          </table:table-cell>
          <table:table-cell office:value-type="string" calcext:value-type="string">
            <text:p>SEP0155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1</text:p>
          </table:table-cell>
          <table:table-cell office:value-type="string" calcext:value-type="string">
            <text:p>Spillning</text:p>
          </table:table-cell>
          <table:table-cell office:value-type="float" office:value="7190809" calcext:value-type="float">
            <text:p>7190809</text:p>
          </table:table-cell>
          <table:table-cell office:value-type="float" office:value="562115" calcext:value-type="float">
            <text:p>562115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28" calcext:value-type="float">
            <text:p>228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69</text:p>
          </table:table-cell>
          <table:table-cell office:value-type="string" calcext:value-type="string">
            <text:p>SEP01525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Spillning</text:p>
          </table:table-cell>
          <table:table-cell office:value-type="float" office:value="7129207" calcext:value-type="float">
            <text:p>7129207</text:p>
          </table:table-cell>
          <table:table-cell office:value-type="float" office:value="564257" calcext:value-type="float">
            <text:p>564257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58</text:p>
          </table:table-cell>
          <table:table-cell office:value-type="string" calcext:value-type="string">
            <text:p>SEP01547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4</text:p>
          </table:table-cell>
          <table:table-cell office:value-type="string" calcext:value-type="string">
            <text:p>Spillning</text:p>
          </table:table-cell>
          <table:table-cell office:value-type="float" office:value="7209904" calcext:value-type="float">
            <text:p>7209904</text:p>
          </table:table-cell>
          <table:table-cell office:value-type="float" office:value="608490" calcext:value-type="float">
            <text:p>608490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151</text:p>
          </table:table-cell>
          <table:table-cell office:value-type="string" calcext:value-type="string">
            <text:p>SEP0163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8</text:p>
          </table:table-cell>
          <table:table-cell office:value-type="string" calcext:value-type="string">
            <text:p>Spillning</text:p>
          </table:table-cell>
          <table:table-cell office:value-type="float" office:value="7205846" calcext:value-type="float">
            <text:p>7205846</text:p>
          </table:table-cell>
          <table:table-cell office:value-type="float" office:value="608678" calcext:value-type="float">
            <text:p>608678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170</text:p>
          </table:table-cell>
          <table:table-cell office:value-type="string" calcext:value-type="string">
            <text:p>SEP01629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Spillning</text:p>
          </table:table-cell>
          <table:table-cell office:value-type="float" office:value="7207656" calcext:value-type="float">
            <text:p>7207656</text:p>
          </table:table-cell>
          <table:table-cell office:value-type="float" office:value="602865" calcext:value-type="float">
            <text:p>602865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190</text:p>
          </table:table-cell>
          <table:table-cell office:value-type="string" calcext:value-type="string">
            <text:p>SEP0156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1</text:p>
          </table:table-cell>
          <table:table-cell office:value-type="string" calcext:value-type="string">
            <text:p>Spillning</text:p>
          </table:table-cell>
          <table:table-cell office:value-type="float" office:value="7212273" calcext:value-type="float">
            <text:p>7212273</text:p>
          </table:table-cell>
          <table:table-cell office:value-type="float" office:value="604191" calcext:value-type="float">
            <text:p>604191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192</text:p>
          </table:table-cell>
          <table:table-cell office:value-type="string" calcext:value-type="string">
            <text:p>SEP01556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Spillning</text:p>
          </table:table-cell>
          <table:table-cell office:value-type="float" office:value="7205110" calcext:value-type="float">
            <text:p>7205110</text:p>
          </table:table-cell>
          <table:table-cell office:value-type="float" office:value="594798" calcext:value-type="float">
            <text:p>594798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46</text:p>
          </table:table-cell>
          <table:table-cell office:value-type="string" calcext:value-type="string">
            <text:p>SEP01598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133180" calcext:value-type="float">
            <text:p>7133180</text:p>
          </table:table-cell>
          <table:table-cell office:value-type="float" office:value="721209" calcext:value-type="float">
            <text:p>721209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74</text:p>
          </table:table-cell>
          <table:table-cell office:value-type="string" calcext:value-type="string">
            <text:p>SEP0164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Spillning</text:p>
          </table:table-cell>
          <table:table-cell office:value-type="float" office:value="7157777" calcext:value-type="float">
            <text:p>7157777</text:p>
          </table:table-cell>
          <table:table-cell office:value-type="float" office:value="655213" calcext:value-type="float">
            <text:p>655213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67</text:p>
          </table:table-cell>
          <table:table-cell office:value-type="string" calcext:value-type="string">
            <text:p>SEP01557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137642" calcext:value-type="float">
            <text:p>7137642</text:p>
          </table:table-cell>
          <table:table-cell office:value-type="float" office:value="665183" calcext:value-type="float">
            <text:p>665183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11</text:p>
          </table:table-cell>
          <table:table-cell office:value-type="string" calcext:value-type="string">
            <text:p>SEP01538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0</text:p>
          </table:table-cell>
          <table:table-cell office:value-type="string" calcext:value-type="string">
            <text:p>Spillning</text:p>
          </table:table-cell>
          <table:table-cell office:value-type="float" office:value="7143231" calcext:value-type="float">
            <text:p>7143231</text:p>
          </table:table-cell>
          <table:table-cell office:value-type="float" office:value="610960" calcext:value-type="float">
            <text:p>610960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956</text:p>
          </table:table-cell>
          <table:table-cell office:value-type="string" calcext:value-type="string">
            <text:p>SEP01563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Spillning</text:p>
          </table:table-cell>
          <table:table-cell office:value-type="float" office:value="7142238" calcext:value-type="float">
            <text:p>7142238</text:p>
          </table:table-cell>
          <table:table-cell office:value-type="float" office:value="609209" calcext:value-type="float">
            <text:p>609209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068</text:p>
          </table:table-cell>
          <table:table-cell office:value-type="string" calcext:value-type="string">
            <text:p>SEP01638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4</text:p>
          </table:table-cell>
          <table:table-cell office:value-type="string" calcext:value-type="string">
            <text:p>Spillning</text:p>
          </table:table-cell>
          <table:table-cell office:value-type="float" office:value="7116174" calcext:value-type="float">
            <text:p>7116174</text:p>
          </table:table-cell>
          <table:table-cell office:value-type="float" office:value="719846" calcext:value-type="float">
            <text:p>719846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185</text:p>
          </table:table-cell>
          <table:table-cell office:value-type="string" calcext:value-type="string">
            <text:p>SEP01535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0</text:p>
          </table:table-cell>
          <table:table-cell office:value-type="string" calcext:value-type="string">
            <text:p>Spillning</text:p>
          </table:table-cell>
          <table:table-cell office:value-type="float" office:value="7106916" calcext:value-type="float">
            <text:p>7106916</text:p>
          </table:table-cell>
          <table:table-cell office:value-type="float" office:value="722338" calcext:value-type="float">
            <text:p>722338</text:p>
          </table:table-cell>
          <table:table-cell office:value-type="string" calcext:value-type="string">
            <text:p>2-2460</text:p>
          </table:table-cell>
          <table:table-cell office:value-type="string" calcext:value-type="string">
            <text:p>Vännäs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277</text:p>
          </table:table-cell>
          <table:table-cell office:value-type="string" calcext:value-type="string">
            <text:p>SEP0153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6</text:p>
          </table:table-cell>
          <table:table-cell office:value-type="string" calcext:value-type="string">
            <text:p>Spillning</text:p>
          </table:table-cell>
          <table:table-cell office:value-type="float" office:value="7092363" calcext:value-type="float">
            <text:p>7092363</text:p>
          </table:table-cell>
          <table:table-cell office:value-type="float" office:value="721061" calcext:value-type="float">
            <text:p>721061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76</text:p>
          </table:table-cell>
          <table:table-cell office:value-type="string" calcext:value-type="string">
            <text:p>SEP0159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4</text:p>
          </table:table-cell>
          <table:table-cell office:value-type="string" calcext:value-type="string">
            <text:p>Spillning</text:p>
          </table:table-cell>
          <table:table-cell office:value-type="float" office:value="7117161" calcext:value-type="float">
            <text:p>7117161</text:p>
          </table:table-cell>
          <table:table-cell office:value-type="float" office:value="700956" calcext:value-type="float">
            <text:p>700956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287</text:p>
          </table:table-cell>
          <table:table-cell office:value-type="string" calcext:value-type="string">
            <text:p>SEP0158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Spillning</text:p>
          </table:table-cell>
          <table:table-cell office:value-type="float" office:value="7179952" calcext:value-type="float">
            <text:p>7179952</text:p>
          </table:table-cell>
          <table:table-cell office:value-type="float" office:value="625835" calcext:value-type="float">
            <text:p>625835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49</text:p>
          </table:table-cell>
          <table:table-cell office:value-type="string" calcext:value-type="string">
            <text:p>SEP01569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9</text:p>
          </table:table-cell>
          <table:table-cell office:value-type="string" calcext:value-type="string">
            <text:p>Spillning</text:p>
          </table:table-cell>
          <table:table-cell office:value-type="float" office:value="7187180" calcext:value-type="float">
            <text:p>7187180</text:p>
          </table:table-cell>
          <table:table-cell office:value-type="float" office:value="619509" calcext:value-type="float">
            <text:p>619509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208</text:p>
          </table:table-cell>
          <table:table-cell office:value-type="string" calcext:value-type="string">
            <text:p>SEP0160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1</text:p>
          </table:table-cell>
          <table:table-cell office:value-type="string" calcext:value-type="string">
            <text:p>Spillning</text:p>
          </table:table-cell>
          <table:table-cell office:value-type="float" office:value="7196202" calcext:value-type="float">
            <text:p>7196202</text:p>
          </table:table-cell>
          <table:table-cell office:value-type="float" office:value="631276" calcext:value-type="float">
            <text:p>631276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87</text:p>
          </table:table-cell>
          <table:table-cell office:value-type="string" calcext:value-type="string">
            <text:p>SEP0156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Spillning</text:p>
          </table:table-cell>
          <table:table-cell office:value-type="float" office:value="7189844" calcext:value-type="float">
            <text:p>7189844</text:p>
          </table:table-cell>
          <table:table-cell office:value-type="float" office:value="620806" calcext:value-type="float">
            <text:p>620806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A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74</text:p>
          </table:table-cell>
          <table:table-cell office:value-type="string" calcext:value-type="string">
            <text:p>SEP0156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4</text:p>
          </table:table-cell>
          <table:table-cell office:value-type="string" calcext:value-type="string">
            <text:p>Spillning</text:p>
          </table:table-cell>
          <table:table-cell office:value-type="float" office:value="7184841" calcext:value-type="float">
            <text:p>7184841</text:p>
          </table:table-cell>
          <table:table-cell office:value-type="float" office:value="624059" calcext:value-type="float">
            <text:p>624059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964</text:p>
          </table:table-cell>
          <table:table-cell office:value-type="string" calcext:value-type="string">
            <text:p>SEP0162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8</text:p>
          </table:table-cell>
          <table:table-cell office:value-type="string" calcext:value-type="string">
            <text:p>Spillning</text:p>
          </table:table-cell>
          <table:table-cell office:value-type="float" office:value="7150384" calcext:value-type="float">
            <text:p>7150384</text:p>
          </table:table-cell>
          <table:table-cell office:value-type="float" office:value="684648" calcext:value-type="float">
            <text:p>684648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11</text:p>
          </table:table-cell>
          <table:table-cell office:value-type="string" calcext:value-type="string">
            <text:p>SEP0152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1</text:p>
          </table:table-cell>
          <table:table-cell office:value-type="string" calcext:value-type="string">
            <text:p>Spillning</text:p>
          </table:table-cell>
          <table:table-cell office:value-type="float" office:value="7142723" calcext:value-type="float">
            <text:p>7142723</text:p>
          </table:table-cell>
          <table:table-cell office:value-type="float" office:value="620836" calcext:value-type="float">
            <text:p>620836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40</text:p>
          </table:table-cell>
          <table:table-cell office:value-type="string" calcext:value-type="string">
            <text:p>SEP01636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2</text:p>
          </table:table-cell>
          <table:table-cell office:value-type="string" calcext:value-type="string">
            <text:p>Spillning</text:p>
          </table:table-cell>
          <table:table-cell office:value-type="float" office:value="7153270" calcext:value-type="float">
            <text:p>7153270</text:p>
          </table:table-cell>
          <table:table-cell office:value-type="float" office:value="596817" calcext:value-type="float">
            <text:p>596817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011</text:p>
          </table:table-cell>
          <table:table-cell office:value-type="string" calcext:value-type="string">
            <text:p>SEP0164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Spillning</text:p>
          </table:table-cell>
          <table:table-cell office:value-type="float" office:value="7149977" calcext:value-type="float">
            <text:p>7149977</text:p>
          </table:table-cell>
          <table:table-cell office:value-type="float" office:value="788085" calcext:value-type="float">
            <text:p>788085</text:p>
          </table:table-cell>
          <table:table-cell office:value-type="string" calcext:value-type="string">
            <text:p>2-2409</text:p>
          </table:table-cell>
          <table:table-cell office:value-type="string" calcext:value-type="string">
            <text:p>Robertsfors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12</text:p>
          </table:table-cell>
          <table:table-cell office:value-type="string" calcext:value-type="string">
            <text:p>SEP0160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3</text:p>
          </table:table-cell>
          <table:table-cell office:value-type="string" calcext:value-type="string">
            <text:p>Spillning</text:p>
          </table:table-cell>
          <table:table-cell office:value-type="float" office:value="7152185" calcext:value-type="float">
            <text:p>7152185</text:p>
          </table:table-cell>
          <table:table-cell office:value-type="float" office:value="792040" calcext:value-type="float">
            <text:p>792040</text:p>
          </table:table-cell>
          <table:table-cell office:value-type="string" calcext:value-type="string">
            <text:p>2-2482</text:p>
          </table:table-cell>
          <table:table-cell office:value-type="string" calcext:value-type="string">
            <text:p>Skellefteå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15</text:p>
          </table:table-cell>
          <table:table-cell office:value-type="string" calcext:value-type="string">
            <text:p>SEP0160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3</text:p>
          </table:table-cell>
          <table:table-cell office:value-type="string" calcext:value-type="string">
            <text:p>Spillning</text:p>
          </table:table-cell>
          <table:table-cell office:value-type="float" office:value="7152141" calcext:value-type="float">
            <text:p>7152141</text:p>
          </table:table-cell>
          <table:table-cell office:value-type="float" office:value="792093" calcext:value-type="float">
            <text:p>792093</text:p>
          </table:table-cell>
          <table:table-cell office:value-type="string" calcext:value-type="string">
            <text:p>2-2482</text:p>
          </table:table-cell>
          <table:table-cell office:value-type="string" calcext:value-type="string">
            <text:p>Skellefteå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57</text:p>
          </table:table-cell>
          <table:table-cell office:value-type="string" calcext:value-type="string">
            <text:p>SEP0160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3</text:p>
          </table:table-cell>
          <table:table-cell office:value-type="string" calcext:value-type="string">
            <text:p>Spillning</text:p>
          </table:table-cell>
          <table:table-cell office:value-type="float" office:value="7152172" calcext:value-type="float">
            <text:p>7152172</text:p>
          </table:table-cell>
          <table:table-cell office:value-type="float" office:value="792058" calcext:value-type="float">
            <text:p>792058</text:p>
          </table:table-cell>
          <table:table-cell office:value-type="string" calcext:value-type="string">
            <text:p>2-2482</text:p>
          </table:table-cell>
          <table:table-cell office:value-type="string" calcext:value-type="string">
            <text:p>Skellefteå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84</text:p>
          </table:table-cell>
          <table:table-cell office:value-type="string" calcext:value-type="string">
            <text:p>SEP0164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1</text:p>
          </table:table-cell>
          <table:table-cell office:value-type="string" calcext:value-type="string">
            <text:p>Spillning</text:p>
          </table:table-cell>
          <table:table-cell office:value-type="float" office:value="7151935" calcext:value-type="float">
            <text:p>7151935</text:p>
          </table:table-cell>
          <table:table-cell office:value-type="float" office:value="787419" calcext:value-type="float">
            <text:p>787419</text:p>
          </table:table-cell>
          <table:table-cell office:value-type="string" calcext:value-type="string">
            <text:p>2-2409</text:p>
          </table:table-cell>
          <table:table-cell office:value-type="string" calcext:value-type="string">
            <text:p>Robertsfors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95</text:p>
          </table:table-cell>
          <table:table-cell office:value-type="string" calcext:value-type="string">
            <text:p>SEP01567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1</text:p>
          </table:table-cell>
          <table:table-cell office:value-type="string" calcext:value-type="string">
            <text:p>Spillning</text:p>
          </table:table-cell>
          <table:table-cell office:value-type="float" office:value="7149732" calcext:value-type="float">
            <text:p>7149732</text:p>
          </table:table-cell>
          <table:table-cell office:value-type="float" office:value="784410" calcext:value-type="float">
            <text:p>784410</text:p>
          </table:table-cell>
          <table:table-cell office:value-type="string" calcext:value-type="string">
            <text:p>2-2409</text:p>
          </table:table-cell>
          <table:table-cell office:value-type="string" calcext:value-type="string">
            <text:p>Robertsfors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32</text:p>
          </table:table-cell>
          <table:table-cell office:value-type="string" calcext:value-type="string">
            <text:p>SEP0158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157861" calcext:value-type="float">
            <text:p>7157861</text:p>
          </table:table-cell>
          <table:table-cell office:value-type="float" office:value="763780" calcext:value-type="float">
            <text:p>763780</text:p>
          </table:table-cell>
          <table:table-cell office:value-type="string" calcext:value-type="string">
            <text:p>2-2482</text:p>
          </table:table-cell>
          <table:table-cell office:value-type="string" calcext:value-type="string">
            <text:p>Skellefteå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38</text:p>
          </table:table-cell>
          <table:table-cell office:value-type="string" calcext:value-type="string">
            <text:p>SEP0158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Spillning</text:p>
          </table:table-cell>
          <table:table-cell office:value-type="float" office:value="7150830" calcext:value-type="float">
            <text:p>7150830</text:p>
          </table:table-cell>
          <table:table-cell office:value-type="float" office:value="784141" calcext:value-type="float">
            <text:p>784141</text:p>
          </table:table-cell>
          <table:table-cell office:value-type="string" calcext:value-type="string">
            <text:p>2-2409</text:p>
          </table:table-cell>
          <table:table-cell office:value-type="string" calcext:value-type="string">
            <text:p>Robertsfors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56</text:p>
          </table:table-cell>
          <table:table-cell office:value-type="string" calcext:value-type="string">
            <text:p>SEP01577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148429" calcext:value-type="float">
            <text:p>7148429</text:p>
          </table:table-cell>
          <table:table-cell office:value-type="float" office:value="785058" calcext:value-type="float">
            <text:p>785058</text:p>
          </table:table-cell>
          <table:table-cell office:value-type="string" calcext:value-type="string">
            <text:p>2-2409</text:p>
          </table:table-cell>
          <table:table-cell office:value-type="string" calcext:value-type="string">
            <text:p>Robertsfors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79</text:p>
          </table:table-cell>
          <table:table-cell office:value-type="string" calcext:value-type="string">
            <text:p>SEP016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Spillning</text:p>
          </table:table-cell>
          <table:table-cell office:value-type="float" office:value="7148032" calcext:value-type="float">
            <text:p>7148032</text:p>
          </table:table-cell>
          <table:table-cell office:value-type="float" office:value="785616" calcext:value-type="float">
            <text:p>785616</text:p>
          </table:table-cell>
          <table:table-cell office:value-type="string" calcext:value-type="string">
            <text:p>2-2409</text:p>
          </table:table-cell>
          <table:table-cell office:value-type="string" calcext:value-type="string">
            <text:p>Robertsfors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90</text:p>
          </table:table-cell>
          <table:table-cell office:value-type="string" calcext:value-type="string">
            <text:p>SEP0157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30</text:p>
          </table:table-cell>
          <table:table-cell office:value-type="string" calcext:value-type="string">
            <text:p>Spillning</text:p>
          </table:table-cell>
          <table:table-cell office:value-type="float" office:value="7147207" calcext:value-type="float">
            <text:p>7147207</text:p>
          </table:table-cell>
          <table:table-cell office:value-type="float" office:value="795724" calcext:value-type="float">
            <text:p>795724</text:p>
          </table:table-cell>
          <table:table-cell office:value-type="string" calcext:value-type="string">
            <text:p>2-2409</text:p>
          </table:table-cell>
          <table:table-cell office:value-type="string" calcext:value-type="string">
            <text:p>Robertsfors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66</text:p>
          </table:table-cell>
          <table:table-cell office:value-type="string" calcext:value-type="string">
            <text:p>SEP0158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4</text:p>
          </table:table-cell>
          <table:table-cell office:value-type="string" calcext:value-type="string">
            <text:p>Spillning</text:p>
          </table:table-cell>
          <table:table-cell office:value-type="float" office:value="7262650" calcext:value-type="float">
            <text:p>7262650</text:p>
          </table:table-cell>
          <table:table-cell office:value-type="float" office:value="591252" calcext:value-type="float">
            <text:p>591252</text:p>
          </table:table-cell>
          <table:table-cell office:value-type="string" calcext:value-type="string">
            <text:p>2-2422</text:p>
          </table:table-cell>
          <table:table-cell office:value-type="string" calcext:value-type="string">
            <text:p>Sor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99</text:p>
          </table:table-cell>
          <table:table-cell office:value-type="string" calcext:value-type="string">
            <text:p>SEP0157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Spillning</text:p>
          </table:table-cell>
          <table:table-cell office:value-type="float" office:value="7089539" calcext:value-type="float">
            <text:p>7089539</text:p>
          </table:table-cell>
          <table:table-cell office:value-type="float" office:value="713043" calcext:value-type="float">
            <text:p>713043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657</text:p>
          </table:table-cell>
          <table:table-cell office:value-type="string" calcext:value-type="string">
            <text:p>SEP0157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Spillning</text:p>
          </table:table-cell>
          <table:table-cell office:value-type="float" office:value="7084797" calcext:value-type="float">
            <text:p>7084797</text:p>
          </table:table-cell>
          <table:table-cell office:value-type="float" office:value="727136" calcext:value-type="float">
            <text:p>727136</text:p>
          </table:table-cell>
          <table:table-cell office:value-type="string" calcext:value-type="string">
            <text:p>2-2460</text:p>
          </table:table-cell>
          <table:table-cell office:value-type="string" calcext:value-type="string">
            <text:p>Vännäs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954</text:p>
          </table:table-cell>
          <table:table-cell office:value-type="string" calcext:value-type="string">
            <text:p>SEP0153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8</text:p>
          </table:table-cell>
          <table:table-cell office:value-type="string" calcext:value-type="string">
            <text:p>Spillning</text:p>
          </table:table-cell>
          <table:table-cell office:value-type="float" office:value="7090621" calcext:value-type="float">
            <text:p>7090621</text:p>
          </table:table-cell>
          <table:table-cell office:value-type="float" office:value="722717" calcext:value-type="float">
            <text:p>722717</text:p>
          </table:table-cell>
          <table:table-cell office:value-type="string" calcext:value-type="string">
            <text:p>2-2460</text:p>
          </table:table-cell>
          <table:table-cell office:value-type="string" calcext:value-type="string">
            <text:p>Vännäs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42</text:p>
          </table:table-cell>
          <table:table-cell office:value-type="string" calcext:value-type="string">
            <text:p>SEP0155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Spillning</text:p>
          </table:table-cell>
          <table:table-cell office:value-type="float" office:value="7090660" calcext:value-type="float">
            <text:p>7090660</text:p>
          </table:table-cell>
          <table:table-cell office:value-type="float" office:value="722868" calcext:value-type="float">
            <text:p>722868</text:p>
          </table:table-cell>
          <table:table-cell office:value-type="string" calcext:value-type="string">
            <text:p>2-2460</text:p>
          </table:table-cell>
          <table:table-cell office:value-type="string" calcext:value-type="string">
            <text:p>Vännäs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90</text:p>
          </table:table-cell>
          <table:table-cell office:value-type="string" calcext:value-type="string">
            <text:p>SEP0157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7</text:p>
          </table:table-cell>
          <table:table-cell office:value-type="string" calcext:value-type="string">
            <text:p>Spillning</text:p>
          </table:table-cell>
          <table:table-cell office:value-type="float" office:value="7089543" calcext:value-type="float">
            <text:p>7089543</text:p>
          </table:table-cell>
          <table:table-cell office:value-type="float" office:value="719672" calcext:value-type="float">
            <text:p>719672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245</text:p>
          </table:table-cell>
          <table:table-cell office:value-type="string" calcext:value-type="string">
            <text:p>SEP0159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5</text:p>
          </table:table-cell>
          <table:table-cell office:value-type="string" calcext:value-type="string">
            <text:p>Spillning</text:p>
          </table:table-cell>
          <table:table-cell office:value-type="float" office:value="7237240" calcext:value-type="float">
            <text:p>7237240</text:p>
          </table:table-cell>
          <table:table-cell office:value-type="float" office:value="649448" calcext:value-type="float">
            <text:p>649448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47</text:p>
          </table:table-cell>
          <table:table-cell office:value-type="string" calcext:value-type="string">
            <text:p>SEP01546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9</text:p>
          </table:table-cell>
          <table:table-cell office:value-type="string" calcext:value-type="string">
            <text:p>Spillning</text:p>
          </table:table-cell>
          <table:table-cell office:value-type="float" office:value="7134132" calcext:value-type="float">
            <text:p>7134132</text:p>
          </table:table-cell>
          <table:table-cell office:value-type="float" office:value="572559" calcext:value-type="float">
            <text:p>572559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16" calcext:value-type="float">
            <text:p>516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045</text:p>
          </table:table-cell>
          <table:table-cell office:value-type="string" calcext:value-type="string">
            <text:p>SEP01577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Spillning</text:p>
          </table:table-cell>
          <table:table-cell office:value-type="float" office:value="7149117" calcext:value-type="float">
            <text:p>7149117</text:p>
          </table:table-cell>
          <table:table-cell office:value-type="float" office:value="775118" calcext:value-type="float">
            <text:p>775118</text:p>
          </table:table-cell>
          <table:table-cell office:value-type="string" calcext:value-type="string">
            <text:p>2-2409</text:p>
          </table:table-cell>
          <table:table-cell office:value-type="string" calcext:value-type="string">
            <text:p>Robertsfors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243</text:p>
          </table:table-cell>
          <table:table-cell office:value-type="string" calcext:value-type="string">
            <text:p>SEP01566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6</text:p>
          </table:table-cell>
          <table:table-cell office:value-type="string" calcext:value-type="string">
            <text:p>Spillning</text:p>
          </table:table-cell>
          <table:table-cell office:value-type="float" office:value="7149798" calcext:value-type="float">
            <text:p>7149798</text:p>
          </table:table-cell>
          <table:table-cell office:value-type="float" office:value="775929" calcext:value-type="float">
            <text:p>775929</text:p>
          </table:table-cell>
          <table:table-cell office:value-type="string" calcext:value-type="string">
            <text:p>2-2409</text:p>
          </table:table-cell>
          <table:table-cell office:value-type="string" calcext:value-type="string">
            <text:p>Robertsfors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60</text:p>
          </table:table-cell>
          <table:table-cell office:value-type="string" calcext:value-type="string">
            <text:p>SEP0152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Spillning</text:p>
          </table:table-cell>
          <table:table-cell office:value-type="float" office:value="7269358" calcext:value-type="float">
            <text:p>7269358</text:p>
          </table:table-cell>
          <table:table-cell office:value-type="float" office:value="590836" calcext:value-type="float">
            <text:p>590836</text:p>
          </table:table-cell>
          <table:table-cell office:value-type="string" calcext:value-type="string">
            <text:p>2-2422</text:p>
          </table:table-cell>
          <table:table-cell office:value-type="string" calcext:value-type="string">
            <text:p>Sor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25</text:p>
          </table:table-cell>
          <table:table-cell office:value-type="string" calcext:value-type="string">
            <text:p>SEP01634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5</text:p>
          </table:table-cell>
          <table:table-cell office:value-type="string" calcext:value-type="string">
            <text:p>Spillning</text:p>
          </table:table-cell>
          <table:table-cell office:value-type="float" office:value="7268876" calcext:value-type="float">
            <text:p>7268876</text:p>
          </table:table-cell>
          <table:table-cell office:value-type="float" office:value="591398" calcext:value-type="float">
            <text:p>591398</text:p>
          </table:table-cell>
          <table:table-cell office:value-type="string" calcext:value-type="string">
            <text:p>2-2422</text:p>
          </table:table-cell>
          <table:table-cell office:value-type="string" calcext:value-type="string">
            <text:p>Sor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44</text:p>
          </table:table-cell>
          <table:table-cell office:value-type="string" calcext:value-type="string">
            <text:p>SEP01623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Spillning</text:p>
          </table:table-cell>
          <table:table-cell office:value-type="float" office:value="7075923" calcext:value-type="float">
            <text:p>7075923</text:p>
          </table:table-cell>
          <table:table-cell office:value-type="float" office:value="703543" calcext:value-type="float">
            <text:p>703543</text:p>
          </table:table-cell>
          <table:table-cell office:value-type="string" calcext:value-type="string">
            <text:p>2-2401</text:p>
          </table:table-cell>
          <table:table-cell office:value-type="string" calcext:value-type="string">
            <text:p>Nordmaling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340</text:p>
          </table:table-cell>
          <table:table-cell office:value-type="string" calcext:value-type="string">
            <text:p>SEP0157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4</text:p>
          </table:table-cell>
          <table:table-cell office:value-type="string" calcext:value-type="string">
            <text:p>Spillning</text:p>
          </table:table-cell>
          <table:table-cell office:value-type="float" office:value="7098164" calcext:value-type="float">
            <text:p>7098164</text:p>
          </table:table-cell>
          <table:table-cell office:value-type="float" office:value="695051" calcext:value-type="float">
            <text:p>695051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23" calcext:value-type="float">
            <text:p>523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500</text:p>
          </table:table-cell>
          <table:table-cell office:value-type="string" calcext:value-type="string">
            <text:p>SEP0157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6</text:p>
          </table:table-cell>
          <table:table-cell office:value-type="string" calcext:value-type="string">
            <text:p>Spillning</text:p>
          </table:table-cell>
          <table:table-cell office:value-type="float" office:value="7104629" calcext:value-type="float">
            <text:p>7104629</text:p>
          </table:table-cell>
          <table:table-cell office:value-type="float" office:value="669660" calcext:value-type="float">
            <text:p>669660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23" calcext:value-type="float">
            <text:p>523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960</text:p>
          </table:table-cell>
          <table:table-cell office:value-type="string" calcext:value-type="string">
            <text:p>SEP0162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7</text:p>
          </table:table-cell>
          <table:table-cell office:value-type="string" calcext:value-type="string">
            <text:p>Spillning</text:p>
          </table:table-cell>
          <table:table-cell office:value-type="float" office:value="7104812" calcext:value-type="float">
            <text:p>7104812</text:p>
          </table:table-cell>
          <table:table-cell office:value-type="float" office:value="676608" calcext:value-type="float">
            <text:p>676608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23" calcext:value-type="float">
            <text:p>523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107</text:p>
          </table:table-cell>
          <table:table-cell office:value-type="string" calcext:value-type="string">
            <text:p>SEP0157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Spillning</text:p>
          </table:table-cell>
          <table:table-cell office:value-type="float" office:value="7112741" calcext:value-type="float">
            <text:p>7112741</text:p>
          </table:table-cell>
          <table:table-cell office:value-type="float" office:value="670496" calcext:value-type="float">
            <text:p>670496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48" calcext:value-type="float">
            <text:p>248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59</text:p>
          </table:table-cell>
          <table:table-cell office:value-type="string" calcext:value-type="string">
            <text:p>SEP0157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Spillning</text:p>
          </table:table-cell>
          <table:table-cell office:value-type="float" office:value="7106915" calcext:value-type="float">
            <text:p>7106915</text:p>
          </table:table-cell>
          <table:table-cell office:value-type="float" office:value="671035" calcext:value-type="float">
            <text:p>671035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48" calcext:value-type="float">
            <text:p>248</text:p>
          </table:table-cell>
          <table:table-cell office:value-type="float" office:value="254" calcext:value-type="float">
            <text:p>2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60</text:p>
          </table:table-cell>
          <table:table-cell office:value-type="string" calcext:value-type="string">
            <text:p>SEP01527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Spillning</text:p>
          </table:table-cell>
          <table:table-cell office:value-type="float" office:value="7116860" calcext:value-type="float">
            <text:p>7116860</text:p>
          </table:table-cell>
          <table:table-cell office:value-type="float" office:value="668684" calcext:value-type="float">
            <text:p>668684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93</text:p>
          </table:table-cell>
          <table:table-cell office:value-type="string" calcext:value-type="string">
            <text:p>SEP0160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Spillning</text:p>
          </table:table-cell>
          <table:table-cell office:value-type="float" office:value="7119797" calcext:value-type="float">
            <text:p>7119797</text:p>
          </table:table-cell>
          <table:table-cell office:value-type="float" office:value="684068" calcext:value-type="float">
            <text:p>684068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46" calcext:value-type="float">
            <text:p>2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234</text:p>
          </table:table-cell>
          <table:table-cell office:value-type="string" calcext:value-type="string">
            <text:p>SEP01609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24</text:p>
          </table:table-cell>
          <table:table-cell office:value-type="string" calcext:value-type="string">
            <text:p>Spillning</text:p>
          </table:table-cell>
          <table:table-cell office:value-type="float" office:value="7115800" calcext:value-type="float">
            <text:p>7115800</text:p>
          </table:table-cell>
          <table:table-cell office:value-type="float" office:value="668494" calcext:value-type="float">
            <text:p>668494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29" calcext:value-type="float">
            <text:p>529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95</text:p>
          </table:table-cell>
          <table:table-cell office:value-type="string" calcext:value-type="string">
            <text:p>SEP0153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Spillning</text:p>
          </table:table-cell>
          <table:table-cell office:value-type="float" office:value="7128873" calcext:value-type="float">
            <text:p>7128873</text:p>
          </table:table-cell>
          <table:table-cell office:value-type="float" office:value="577428" calcext:value-type="float">
            <text:p>577428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30" calcext:value-type="float">
            <text:p>530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11</text:p>
          </table:table-cell>
          <table:table-cell office:value-type="string" calcext:value-type="string">
            <text:p>SEP0153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Spillning</text:p>
          </table:table-cell>
          <table:table-cell office:value-type="float" office:value="7134053" calcext:value-type="float">
            <text:p>7134053</text:p>
          </table:table-cell>
          <table:table-cell office:value-type="float" office:value="572390" calcext:value-type="float">
            <text:p>572390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30" calcext:value-type="float">
            <text:p>530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76</text:p>
          </table:table-cell>
          <table:table-cell office:value-type="string" calcext:value-type="string">
            <text:p>SEP01606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Spillning</text:p>
          </table:table-cell>
          <table:table-cell office:value-type="float" office:value="7126858" calcext:value-type="float">
            <text:p>7126858</text:p>
          </table:table-cell>
          <table:table-cell office:value-type="float" office:value="553858" calcext:value-type="float">
            <text:p>553858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29</text:p>
          </table:table-cell>
          <table:table-cell office:value-type="string" calcext:value-type="string">
            <text:p>SEP01538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Spillning</text:p>
          </table:table-cell>
          <table:table-cell office:value-type="float" office:value="7111815" calcext:value-type="float">
            <text:p>7111815</text:p>
          </table:table-cell>
          <table:table-cell office:value-type="float" office:value="597970" calcext:value-type="float">
            <text:p>597970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20</text:p>
          </table:table-cell>
          <table:table-cell office:value-type="string" calcext:value-type="string">
            <text:p>SEP01553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9</text:p>
          </table:table-cell>
          <table:table-cell office:value-type="string" calcext:value-type="string">
            <text:p>Spillning</text:p>
          </table:table-cell>
          <table:table-cell office:value-type="float" office:value="7105754" calcext:value-type="float">
            <text:p>7105754</text:p>
          </table:table-cell>
          <table:table-cell office:value-type="float" office:value="601610" calcext:value-type="float">
            <text:p>601610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41</text:p>
          </table:table-cell>
          <table:table-cell office:value-type="string" calcext:value-type="string">
            <text:p>SEP0154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8</text:p>
          </table:table-cell>
          <table:table-cell office:value-type="string" calcext:value-type="string">
            <text:p>Spillning</text:p>
          </table:table-cell>
          <table:table-cell office:value-type="float" office:value="7108030" calcext:value-type="float">
            <text:p>7108030</text:p>
          </table:table-cell>
          <table:table-cell office:value-type="float" office:value="708384" calcext:value-type="float">
            <text:p>708384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32" calcext:value-type="float">
            <text:p>232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540</text:p>
          </table:table-cell>
          <table:table-cell office:value-type="string" calcext:value-type="string">
            <text:p>SEP0158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1</text:p>
          </table:table-cell>
          <table:table-cell office:value-type="string" calcext:value-type="string">
            <text:p>Spillning</text:p>
          </table:table-cell>
          <table:table-cell office:value-type="float" office:value="7212769" calcext:value-type="float">
            <text:p>7212769</text:p>
          </table:table-cell>
          <table:table-cell office:value-type="float" office:value="587092" calcext:value-type="float">
            <text:p>587092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50</text:p>
          </table:table-cell>
          <table:table-cell office:value-type="string" calcext:value-type="string">
            <text:p>SEP016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0</text:p>
          </table:table-cell>
          <table:table-cell office:value-type="string" calcext:value-type="string">
            <text:p>Spillning</text:p>
          </table:table-cell>
          <table:table-cell office:value-type="float" office:value="7197314" calcext:value-type="float">
            <text:p>7197314</text:p>
          </table:table-cell>
          <table:table-cell office:value-type="float" office:value="604705" calcext:value-type="float">
            <text:p>604705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37" calcext:value-type="float">
            <text:p>537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94</text:p>
          </table:table-cell>
          <table:table-cell office:value-type="string" calcext:value-type="string">
            <text:p>SEP0153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Spillning</text:p>
          </table:table-cell>
          <table:table-cell office:value-type="float" office:value="7197364" calcext:value-type="float">
            <text:p>7197364</text:p>
          </table:table-cell>
          <table:table-cell office:value-type="float" office:value="604525" calcext:value-type="float">
            <text:p>604525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37" calcext:value-type="float">
            <text:p>537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41</text:p>
          </table:table-cell>
          <table:table-cell office:value-type="string" calcext:value-type="string">
            <text:p>SEP01557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Spillning</text:p>
          </table:table-cell>
          <table:table-cell office:value-type="float" office:value="7125667" calcext:value-type="float">
            <text:p>7125667</text:p>
          </table:table-cell>
          <table:table-cell office:value-type="float" office:value="681930" calcext:value-type="float">
            <text:p>681930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38" calcext:value-type="float">
            <text:p>538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14</text:p>
          </table:table-cell>
          <table:table-cell office:value-type="string" calcext:value-type="string">
            <text:p>SEP0158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0</text:p>
          </table:table-cell>
          <table:table-cell office:value-type="string" calcext:value-type="string">
            <text:p>Spillning</text:p>
          </table:table-cell>
          <table:table-cell office:value-type="float" office:value="7130829" calcext:value-type="float">
            <text:p>7130829</text:p>
          </table:table-cell>
          <table:table-cell office:value-type="float" office:value="670977" calcext:value-type="float">
            <text:p>670977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38" calcext:value-type="float">
            <text:p>538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37</text:p>
          </table:table-cell>
          <table:table-cell office:value-type="string" calcext:value-type="string">
            <text:p>SEP01557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Spillning</text:p>
          </table:table-cell>
          <table:table-cell office:value-type="float" office:value="7137888" calcext:value-type="float">
            <text:p>7137888</text:p>
          </table:table-cell>
          <table:table-cell office:value-type="float" office:value="676306" calcext:value-type="float">
            <text:p>676306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38" calcext:value-type="float">
            <text:p>538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53</text:p>
          </table:table-cell>
          <table:table-cell office:value-type="string" calcext:value-type="string">
            <text:p>SEP01557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3</text:p>
          </table:table-cell>
          <table:table-cell office:value-type="string" calcext:value-type="string">
            <text:p>Spillning</text:p>
          </table:table-cell>
          <table:table-cell office:value-type="float" office:value="7135111" calcext:value-type="float">
            <text:p>7135111</text:p>
          </table:table-cell>
          <table:table-cell office:value-type="float" office:value="678984" calcext:value-type="float">
            <text:p>678984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38" calcext:value-type="float">
            <text:p>538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54</text:p>
          </table:table-cell>
          <table:table-cell office:value-type="string" calcext:value-type="string">
            <text:p>SEP01638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1</text:p>
          </table:table-cell>
          <table:table-cell office:value-type="string" calcext:value-type="string">
            <text:p>Spillning</text:p>
          </table:table-cell>
          <table:table-cell office:value-type="float" office:value="7137206" calcext:value-type="float">
            <text:p>7137206</text:p>
          </table:table-cell>
          <table:table-cell office:value-type="float" office:value="676340" calcext:value-type="float">
            <text:p>676340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38" calcext:value-type="float">
            <text:p>538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30</text:p>
          </table:table-cell>
          <table:table-cell office:value-type="string" calcext:value-type="string">
            <text:p>SEP01545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6</text:p>
          </table:table-cell>
          <table:table-cell office:value-type="string" calcext:value-type="string">
            <text:p>Spillning</text:p>
          </table:table-cell>
          <table:table-cell office:value-type="float" office:value="7232690" calcext:value-type="float">
            <text:p>7232690</text:p>
          </table:table-cell>
          <table:table-cell office:value-type="float" office:value="604273" calcext:value-type="float">
            <text:p>604273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58</text:p>
          </table:table-cell>
          <table:table-cell office:value-type="string" calcext:value-type="string">
            <text:p>SEP0153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Spillning</text:p>
          </table:table-cell>
          <table:table-cell office:value-type="float" office:value="7206413" calcext:value-type="float">
            <text:p>7206413</text:p>
          </table:table-cell>
          <table:table-cell office:value-type="float" office:value="632331" calcext:value-type="float">
            <text:p>632331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89</text:p>
          </table:table-cell>
          <table:table-cell office:value-type="string" calcext:value-type="string">
            <text:p>SEP01533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5</text:p>
          </table:table-cell>
          <table:table-cell office:value-type="string" calcext:value-type="string">
            <text:p>Spillning</text:p>
          </table:table-cell>
          <table:table-cell office:value-type="float" office:value="7223631" calcext:value-type="float">
            <text:p>7223631</text:p>
          </table:table-cell>
          <table:table-cell office:value-type="float" office:value="615234" calcext:value-type="float">
            <text:p>615234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37</text:p>
          </table:table-cell>
          <table:table-cell office:value-type="string" calcext:value-type="string">
            <text:p>SEP0160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2</text:p>
          </table:table-cell>
          <table:table-cell office:value-type="string" calcext:value-type="string">
            <text:p>Spillning</text:p>
          </table:table-cell>
          <table:table-cell office:value-type="float" office:value="7207606" calcext:value-type="float">
            <text:p>7207606</text:p>
          </table:table-cell>
          <table:table-cell office:value-type="float" office:value="635029" calcext:value-type="float">
            <text:p>635029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03</text:p>
          </table:table-cell>
          <table:table-cell office:value-type="string" calcext:value-type="string">
            <text:p>SEP0156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9</text:p>
          </table:table-cell>
          <table:table-cell office:value-type="string" calcext:value-type="string">
            <text:p>Spillning</text:p>
          </table:table-cell>
          <table:table-cell office:value-type="float" office:value="7222600" calcext:value-type="float">
            <text:p>7222600</text:p>
          </table:table-cell>
          <table:table-cell office:value-type="float" office:value="618209" calcext:value-type="float">
            <text:p>618209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039</text:p>
          </table:table-cell>
          <table:table-cell office:value-type="string" calcext:value-type="string">
            <text:p>SEP0156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Spillning</text:p>
          </table:table-cell>
          <table:table-cell office:value-type="float" office:value="7157426" calcext:value-type="float">
            <text:p>7157426</text:p>
          </table:table-cell>
          <table:table-cell office:value-type="float" office:value="538398" calcext:value-type="float">
            <text:p>538398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35</text:p>
          </table:table-cell>
          <table:table-cell office:value-type="string" calcext:value-type="string">
            <text:p>SEP0159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Spillning</text:p>
          </table:table-cell>
          <table:table-cell office:value-type="float" office:value="7148947" calcext:value-type="float">
            <text:p>7148947</text:p>
          </table:table-cell>
          <table:table-cell office:value-type="float" office:value="706531" calcext:value-type="float">
            <text:p>706531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37</text:p>
          </table:table-cell>
          <table:table-cell office:value-type="string" calcext:value-type="string">
            <text:p>SEP01589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9</text:p>
          </table:table-cell>
          <table:table-cell office:value-type="string" calcext:value-type="string">
            <text:p>Spillning</text:p>
          </table:table-cell>
          <table:table-cell office:value-type="float" office:value="7138369" calcext:value-type="float">
            <text:p>7138369</text:p>
          </table:table-cell>
          <table:table-cell office:value-type="float" office:value="673705" calcext:value-type="float">
            <text:p>673705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46" calcext:value-type="float">
            <text:p>546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59</text:p>
          </table:table-cell>
          <table:table-cell office:value-type="string" calcext:value-type="string">
            <text:p>SEP01598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4</text:p>
          </table:table-cell>
          <table:table-cell office:value-type="string" calcext:value-type="string">
            <text:p>Spillning</text:p>
          </table:table-cell>
          <table:table-cell office:value-type="float" office:value="7118422" calcext:value-type="float">
            <text:p>7118422</text:p>
          </table:table-cell>
          <table:table-cell office:value-type="float" office:value="675763" calcext:value-type="float">
            <text:p>675763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46" calcext:value-type="float">
            <text:p>546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85</text:p>
          </table:table-cell>
          <table:table-cell office:value-type="string" calcext:value-type="string">
            <text:p>SEP01644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5</text:p>
          </table:table-cell>
          <table:table-cell office:value-type="string" calcext:value-type="string">
            <text:p>Spillning</text:p>
          </table:table-cell>
          <table:table-cell office:value-type="float" office:value="7240005" calcext:value-type="float">
            <text:p>7240005</text:p>
          </table:table-cell>
          <table:table-cell office:value-type="float" office:value="790423" calcext:value-type="float">
            <text:p>790423</text:p>
          </table:table-cell>
          <table:table-cell office:value-type="string" calcext:value-type="string">
            <text:p>2-2482</text:p>
          </table:table-cell>
          <table:table-cell office:value-type="string" calcext:value-type="string">
            <text:p>Skellefteå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89</text:p>
          </table:table-cell>
          <table:table-cell office:value-type="string" calcext:value-type="string">
            <text:p>SEP0164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5</text:p>
          </table:table-cell>
          <table:table-cell office:value-type="string" calcext:value-type="string">
            <text:p>Spillning</text:p>
          </table:table-cell>
          <table:table-cell office:value-type="float" office:value="7237485" calcext:value-type="float">
            <text:p>7237485</text:p>
          </table:table-cell>
          <table:table-cell office:value-type="float" office:value="789391" calcext:value-type="float">
            <text:p>789391</text:p>
          </table:table-cell>
          <table:table-cell office:value-type="string" calcext:value-type="string">
            <text:p>2-2482</text:p>
          </table:table-cell>
          <table:table-cell office:value-type="string" calcext:value-type="string">
            <text:p>Skellefteå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207</text:p>
          </table:table-cell>
          <table:table-cell office:value-type="string" calcext:value-type="string">
            <text:p>SEP01616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8</text:p>
          </table:table-cell>
          <table:table-cell office:value-type="string" calcext:value-type="string">
            <text:p>Spillning</text:p>
          </table:table-cell>
          <table:table-cell office:value-type="float" office:value="7117341" calcext:value-type="float">
            <text:p>7117341</text:p>
          </table:table-cell>
          <table:table-cell office:value-type="float" office:value="579361" calcext:value-type="float">
            <text:p>579361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55" calcext:value-type="float">
            <text:p>555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210</text:p>
          </table:table-cell>
          <table:table-cell office:value-type="string" calcext:value-type="string">
            <text:p>SEP0159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8</text:p>
          </table:table-cell>
          <table:table-cell office:value-type="string" calcext:value-type="string">
            <text:p>Spillning</text:p>
          </table:table-cell>
          <table:table-cell office:value-type="float" office:value="7116672" calcext:value-type="float">
            <text:p>7116672</text:p>
          </table:table-cell>
          <table:table-cell office:value-type="float" office:value="580320" calcext:value-type="float">
            <text:p>580320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55" calcext:value-type="float">
            <text:p>555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32</text:p>
          </table:table-cell>
          <table:table-cell office:value-type="string" calcext:value-type="string">
            <text:p>SEP01609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Spillning</text:p>
          </table:table-cell>
          <table:table-cell office:value-type="float" office:value="7127334" calcext:value-type="float">
            <text:p>7127334</text:p>
          </table:table-cell>
          <table:table-cell office:value-type="float" office:value="661684" calcext:value-type="float">
            <text:p>661684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536</text:p>
          </table:table-cell>
          <table:table-cell office:value-type="string" calcext:value-type="string">
            <text:p>SEP0157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ögel?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Spillning</text:p>
          </table:table-cell>
          <table:table-cell office:value-type="float" office:value="7132849" calcext:value-type="float">
            <text:p>7132849</text:p>
          </table:table-cell>
          <table:table-cell office:value-type="float" office:value="663448" calcext:value-type="float">
            <text:p>663448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43</text:p>
          </table:table-cell>
          <table:table-cell office:value-type="string" calcext:value-type="string">
            <text:p>SEP0153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Spillning</text:p>
          </table:table-cell>
          <table:table-cell office:value-type="float" office:value="7133377" calcext:value-type="float">
            <text:p>7133377</text:p>
          </table:table-cell>
          <table:table-cell office:value-type="float" office:value="663241" calcext:value-type="float">
            <text:p>663241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961</text:p>
          </table:table-cell>
          <table:table-cell office:value-type="string" calcext:value-type="string">
            <text:p>SEP01609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7</text:p>
          </table:table-cell>
          <table:table-cell office:value-type="string" calcext:value-type="string">
            <text:p>Spillning</text:p>
          </table:table-cell>
          <table:table-cell office:value-type="float" office:value="7131358" calcext:value-type="float">
            <text:p>7131358</text:p>
          </table:table-cell>
          <table:table-cell office:value-type="float" office:value="658636" calcext:value-type="float">
            <text:p>658636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19</text:p>
          </table:table-cell>
          <table:table-cell office:value-type="string" calcext:value-type="string">
            <text:p>SEP0164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163009" calcext:value-type="float">
            <text:p>7163009</text:p>
          </table:table-cell>
          <table:table-cell office:value-type="float" office:value="628976" calcext:value-type="float">
            <text:p>628976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65</text:p>
          </table:table-cell>
          <table:table-cell office:value-type="string" calcext:value-type="string">
            <text:p>SEP0159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Spillning</text:p>
          </table:table-cell>
          <table:table-cell office:value-type="float" office:value="7212520" calcext:value-type="float">
            <text:p>7212520</text:p>
          </table:table-cell>
          <table:table-cell office:value-type="float" office:value="694492" calcext:value-type="float">
            <text:p>694492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78</text:p>
          </table:table-cell>
          <table:table-cell office:value-type="string" calcext:value-type="string">
            <text:p>SEP0159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0</text:p>
          </table:table-cell>
          <table:table-cell office:value-type="string" calcext:value-type="string">
            <text:p>Spillning</text:p>
          </table:table-cell>
          <table:table-cell office:value-type="float" office:value="7212566" calcext:value-type="float">
            <text:p>7212566</text:p>
          </table:table-cell>
          <table:table-cell office:value-type="float" office:value="694539" calcext:value-type="float">
            <text:p>694539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88</text:p>
          </table:table-cell>
          <table:table-cell office:value-type="string" calcext:value-type="string">
            <text:p>SEP01595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0</text:p>
          </table:table-cell>
          <table:table-cell office:value-type="string" calcext:value-type="string">
            <text:p>Spillning</text:p>
          </table:table-cell>
          <table:table-cell office:value-type="float" office:value="7212596" calcext:value-type="float">
            <text:p>7212596</text:p>
          </table:table-cell>
          <table:table-cell office:value-type="float" office:value="694508" calcext:value-type="float">
            <text:p>694508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94</text:p>
          </table:table-cell>
          <table:table-cell office:value-type="string" calcext:value-type="string">
            <text:p>SEP0159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Spillning</text:p>
          </table:table-cell>
          <table:table-cell office:value-type="float" office:value="7212596" calcext:value-type="float">
            <text:p>7212596</text:p>
          </table:table-cell>
          <table:table-cell office:value-type="float" office:value="694508" calcext:value-type="float">
            <text:p>694508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507</text:p>
          </table:table-cell>
          <table:table-cell office:value-type="string" calcext:value-type="string">
            <text:p>SEP01595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0</text:p>
          </table:table-cell>
          <table:table-cell office:value-type="string" calcext:value-type="string">
            <text:p>Spillning</text:p>
          </table:table-cell>
          <table:table-cell office:value-type="float" office:value="7212596" calcext:value-type="float">
            <text:p>7212596</text:p>
          </table:table-cell>
          <table:table-cell office:value-type="float" office:value="694508" calcext:value-type="float">
            <text:p>694508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513</text:p>
          </table:table-cell>
          <table:table-cell office:value-type="string" calcext:value-type="string">
            <text:p>SEP01595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0</text:p>
          </table:table-cell>
          <table:table-cell office:value-type="string" calcext:value-type="string">
            <text:p>Spillning</text:p>
          </table:table-cell>
          <table:table-cell office:value-type="float" office:value="7212566" calcext:value-type="float">
            <text:p>7212566</text:p>
          </table:table-cell>
          <table:table-cell office:value-type="float" office:value="694539" calcext:value-type="float">
            <text:p>694539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53</text:p>
          </table:table-cell>
          <table:table-cell office:value-type="string" calcext:value-type="string">
            <text:p>SEP01629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Spillning</text:p>
          </table:table-cell>
          <table:table-cell office:value-type="float" office:value="7190551" calcext:value-type="float">
            <text:p>7190551</text:p>
          </table:table-cell>
          <table:table-cell office:value-type="float" office:value="661534" calcext:value-type="float">
            <text:p>661534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15</text:p>
          </table:table-cell>
          <table:table-cell office:value-type="string" calcext:value-type="string">
            <text:p>SEP01529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6</text:p>
          </table:table-cell>
          <table:table-cell office:value-type="string" calcext:value-type="string">
            <text:p>Spillning</text:p>
          </table:table-cell>
          <table:table-cell office:value-type="float" office:value="7212313" calcext:value-type="float">
            <text:p>7212313</text:p>
          </table:table-cell>
          <table:table-cell office:value-type="float" office:value="694399" calcext:value-type="float">
            <text:p>694399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71</text:p>
          </table:table-cell>
          <table:table-cell office:value-type="string" calcext:value-type="string">
            <text:p>SEP0161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2</text:p>
          </table:table-cell>
          <table:table-cell office:value-type="string" calcext:value-type="string">
            <text:p>Spillning</text:p>
          </table:table-cell>
          <table:table-cell office:value-type="float" office:value="7205629" calcext:value-type="float">
            <text:p>7205629</text:p>
          </table:table-cell>
          <table:table-cell office:value-type="float" office:value="677898" calcext:value-type="float">
            <text:p>677898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09</text:p>
          </table:table-cell>
          <table:table-cell office:value-type="string" calcext:value-type="string">
            <text:p>SEP0157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084878" calcext:value-type="float">
            <text:p>7084878</text:p>
          </table:table-cell>
          <table:table-cell office:value-type="float" office:value="694010" calcext:value-type="float">
            <text:p>694010</text:p>
          </table:table-cell>
          <table:table-cell office:value-type="string" calcext:value-type="string">
            <text:p>2-2401</text:p>
          </table:table-cell>
          <table:table-cell office:value-type="string" calcext:value-type="string">
            <text:p>Nordmaling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040</text:p>
          </table:table-cell>
          <table:table-cell office:value-type="string" calcext:value-type="string">
            <text:p>SEP0164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1</text:p>
          </table:table-cell>
          <table:table-cell office:value-type="string" calcext:value-type="string">
            <text:p>Spillning</text:p>
          </table:table-cell>
          <table:table-cell office:value-type="float" office:value="7166493" calcext:value-type="float">
            <text:p>7166493</text:p>
          </table:table-cell>
          <table:table-cell office:value-type="float" office:value="633638" calcext:value-type="float">
            <text:p>633638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176</text:p>
          </table:table-cell>
          <table:table-cell office:value-type="string" calcext:value-type="string">
            <text:p>SEP0164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1</text:p>
          </table:table-cell>
          <table:table-cell office:value-type="string" calcext:value-type="string">
            <text:p>Spillning</text:p>
          </table:table-cell>
          <table:table-cell office:value-type="float" office:value="7162908" calcext:value-type="float">
            <text:p>7162908</text:p>
          </table:table-cell>
          <table:table-cell office:value-type="float" office:value="635424" calcext:value-type="float">
            <text:p>635424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222</text:p>
          </table:table-cell>
          <table:table-cell office:value-type="string" calcext:value-type="string">
            <text:p>SEP01629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5</text:p>
          </table:table-cell>
          <table:table-cell office:value-type="string" calcext:value-type="string">
            <text:p>Spillning</text:p>
          </table:table-cell>
          <table:table-cell office:value-type="float" office:value="7163568" calcext:value-type="float">
            <text:p>7163568</text:p>
          </table:table-cell>
          <table:table-cell office:value-type="float" office:value="652860" calcext:value-type="float">
            <text:p>652860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590</text:p>
          </table:table-cell>
          <table:table-cell office:value-type="string" calcext:value-type="string">
            <text:p>SEP01537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0</text:p>
          </table:table-cell>
          <table:table-cell office:value-type="string" calcext:value-type="string">
            <text:p>Spillning</text:p>
          </table:table-cell>
          <table:table-cell office:value-type="float" office:value="7167302" calcext:value-type="float">
            <text:p>7167302</text:p>
          </table:table-cell>
          <table:table-cell office:value-type="float" office:value="622007" calcext:value-type="float">
            <text:p>622007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32</text:p>
          </table:table-cell>
          <table:table-cell office:value-type="string" calcext:value-type="string">
            <text:p>SEP0163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7</text:p>
          </table:table-cell>
          <table:table-cell office:value-type="string" calcext:value-type="string">
            <text:p>Spillning</text:p>
          </table:table-cell>
          <table:table-cell office:value-type="float" office:value="7165271" calcext:value-type="float">
            <text:p>7165271</text:p>
          </table:table-cell>
          <table:table-cell office:value-type="float" office:value="614602" calcext:value-type="float">
            <text:p>614602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275</text:p>
          </table:table-cell>
          <table:table-cell office:value-type="string" calcext:value-type="string">
            <text:p>SEP0155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5</text:p>
          </table:table-cell>
          <table:table-cell office:value-type="string" calcext:value-type="string">
            <text:p>Spillning</text:p>
          </table:table-cell>
          <table:table-cell office:value-type="float" office:value="7120199" calcext:value-type="float">
            <text:p>7120199</text:p>
          </table:table-cell>
          <table:table-cell office:value-type="float" office:value="612247" calcext:value-type="float">
            <text:p>612247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62" calcext:value-type="float">
            <text:p>56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05</text:p>
          </table:table-cell>
          <table:table-cell office:value-type="string" calcext:value-type="string">
            <text:p>SEP01553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9</text:p>
          </table:table-cell>
          <table:table-cell office:value-type="string" calcext:value-type="string">
            <text:p>Spillning</text:p>
          </table:table-cell>
          <table:table-cell office:value-type="float" office:value="7117711" calcext:value-type="float">
            <text:p>7117711</text:p>
          </table:table-cell>
          <table:table-cell office:value-type="float" office:value="613694" calcext:value-type="float">
            <text:p>613694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62" calcext:value-type="float">
            <text:p>56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40</text:p>
          </table:table-cell>
          <table:table-cell office:value-type="string" calcext:value-type="string">
            <text:p>SEP01589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7</text:p>
          </table:table-cell>
          <table:table-cell office:value-type="string" calcext:value-type="string">
            <text:p>Spillning</text:p>
          </table:table-cell>
          <table:table-cell office:value-type="float" office:value="7117506" calcext:value-type="float">
            <text:p>7117506</text:p>
          </table:table-cell>
          <table:table-cell office:value-type="float" office:value="613955" calcext:value-type="float">
            <text:p>613955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62" calcext:value-type="float">
            <text:p>56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12</text:p>
          </table:table-cell>
          <table:table-cell office:value-type="string" calcext:value-type="string">
            <text:p>SEP01559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1</text:p>
          </table:table-cell>
          <table:table-cell office:value-type="string" calcext:value-type="string">
            <text:p>Spillning</text:p>
          </table:table-cell>
          <table:table-cell office:value-type="float" office:value="7117619" calcext:value-type="float">
            <text:p>7117619</text:p>
          </table:table-cell>
          <table:table-cell office:value-type="float" office:value="613728" calcext:value-type="float">
            <text:p>613728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62" calcext:value-type="float">
            <text:p>56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14</text:p>
          </table:table-cell>
          <table:table-cell office:value-type="string" calcext:value-type="string">
            <text:p>SEP0161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0</text:p>
          </table:table-cell>
          <table:table-cell office:value-type="string" calcext:value-type="string">
            <text:p>Spillning</text:p>
          </table:table-cell>
          <table:table-cell office:value-type="float" office:value="7121177" calcext:value-type="float">
            <text:p>7121177</text:p>
          </table:table-cell>
          <table:table-cell office:value-type="float" office:value="610693" calcext:value-type="float">
            <text:p>610693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62" calcext:value-type="float">
            <text:p>56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59</text:p>
          </table:table-cell>
          <table:table-cell office:value-type="string" calcext:value-type="string">
            <text:p>SEP01615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Spillning</text:p>
          </table:table-cell>
          <table:table-cell office:value-type="float" office:value="7134533" calcext:value-type="float">
            <text:p>7134533</text:p>
          </table:table-cell>
          <table:table-cell office:value-type="float" office:value="714499" calcext:value-type="float">
            <text:p>714499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87</text:p>
          </table:table-cell>
          <table:table-cell office:value-type="string" calcext:value-type="string">
            <text:p>SEP01589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1</text:p>
          </table:table-cell>
          <table:table-cell office:value-type="string" calcext:value-type="string">
            <text:p>Spillning</text:p>
          </table:table-cell>
          <table:table-cell office:value-type="float" office:value="7121732" calcext:value-type="float">
            <text:p>7121732</text:p>
          </table:table-cell>
          <table:table-cell office:value-type="float" office:value="725623" calcext:value-type="float">
            <text:p>725623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64" calcext:value-type="float">
            <text:p>564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C0196</text:p>
          </table:table-cell>
          <table:table-cell office:value-type="string" calcext:value-type="string">
            <text:p>SEP01589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1</text:p>
          </table:table-cell>
          <table:table-cell office:value-type="string" calcext:value-type="string">
            <text:p>Spillning</text:p>
          </table:table-cell>
          <table:table-cell office:value-type="float" office:value="7112788" calcext:value-type="float">
            <text:p>7112788</text:p>
          </table:table-cell>
          <table:table-cell office:value-type="float" office:value="722844" calcext:value-type="float">
            <text:p>722844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64" calcext:value-type="float">
            <text:p>564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391</text:p>
          </table:table-cell>
          <table:table-cell office:value-type="string" calcext:value-type="string">
            <text:p>SEP01597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Spillning</text:p>
          </table:table-cell>
          <table:table-cell office:value-type="float" office:value="7228285" calcext:value-type="float">
            <text:p>7228285</text:p>
          </table:table-cell>
          <table:table-cell office:value-type="float" office:value="679148" calcext:value-type="float">
            <text:p>679148</text:p>
          </table:table-cell>
          <table:table-cell office:value-type="string" calcext:value-type="string">
            <text:p>2-2418</text:p>
          </table:table-cell>
          <table:table-cell office:value-type="string" calcext:value-type="string">
            <text:p>Malå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52</text:p>
          </table:table-cell>
          <table:table-cell office:value-type="string" calcext:value-type="string">
            <text:p>SEP01529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Spillning</text:p>
          </table:table-cell>
          <table:table-cell office:value-type="float" office:value="7211899" calcext:value-type="float">
            <text:p>7211899</text:p>
          </table:table-cell>
          <table:table-cell office:value-type="float" office:value="704158" calcext:value-type="float">
            <text:p>704158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68" calcext:value-type="float">
            <text:p>568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231</text:p>
          </table:table-cell>
          <table:table-cell office:value-type="string" calcext:value-type="string">
            <text:p>SEP0160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24</text:p>
          </table:table-cell>
          <table:table-cell office:value-type="string" calcext:value-type="string">
            <text:p>Spillning</text:p>
          </table:table-cell>
          <table:table-cell office:value-type="float" office:value="7099179" calcext:value-type="float">
            <text:p>7099179</text:p>
          </table:table-cell>
          <table:table-cell office:value-type="float" office:value="691043" calcext:value-type="float">
            <text:p>691043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570" calcext:value-type="float">
            <text:p>570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C0958</text:p>
          </table:table-cell>
          <table:table-cell office:value-type="string" calcext:value-type="string">
            <text:p>SEP01638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8</text:p>
          </table:table-cell>
          <table:table-cell office:value-type="string" calcext:value-type="string">
            <text:p>Spillning</text:p>
          </table:table-cell>
          <table:table-cell office:value-type="float" office:value="7174281" calcext:value-type="float">
            <text:p>7174281</text:p>
          </table:table-cell>
          <table:table-cell office:value-type="float" office:value="638353" calcext:value-type="float">
            <text:p>638353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063</text:p>
          </table:table-cell>
          <table:table-cell office:value-type="string" calcext:value-type="string">
            <text:p>SEP0155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6</text:p>
          </table:table-cell>
          <table:table-cell office:value-type="string" calcext:value-type="string">
            <text:p>Spillning</text:p>
          </table:table-cell>
          <table:table-cell office:value-type="float" office:value="7146124" calcext:value-type="float">
            <text:p>7146124</text:p>
          </table:table-cell>
          <table:table-cell office:value-type="float" office:value="537344" calcext:value-type="float">
            <text:p>537344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139B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226</text:p>
          </table:table-cell>
          <table:table-cell office:value-type="string" calcext:value-type="string">
            <text:p>SEP01568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Spillning</text:p>
          </table:table-cell>
          <table:table-cell office:value-type="float" office:value="7092414" calcext:value-type="float">
            <text:p>7092414</text:p>
          </table:table-cell>
          <table:table-cell office:value-type="float" office:value="687651" calcext:value-type="float">
            <text:p>687651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176B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85</text:p>
          </table:table-cell>
          <table:table-cell office:value-type="string" calcext:value-type="string">
            <text:p>SEP0157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Spillning</text:p>
          </table:table-cell>
          <table:table-cell office:value-type="float" office:value="7093018" calcext:value-type="float">
            <text:p>7093018</text:p>
          </table:table-cell>
          <table:table-cell office:value-type="float" office:value="686602" calcext:value-type="float">
            <text:p>686602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176B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902</text:p>
          </table:table-cell>
          <table:table-cell office:value-type="string" calcext:value-type="string">
            <text:p>SEP01537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Spillning</text:p>
          </table:table-cell>
          <table:table-cell office:value-type="float" office:value="7161306" calcext:value-type="float">
            <text:p>7161306</text:p>
          </table:table-cell>
          <table:table-cell office:value-type="float" office:value="611067" calcext:value-type="float">
            <text:p>611067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190B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23</text:p>
          </table:table-cell>
          <table:table-cell office:value-type="string" calcext:value-type="string">
            <text:p>SEP01636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9</text:p>
          </table:table-cell>
          <table:table-cell office:value-type="string" calcext:value-type="string">
            <text:p>Spillning</text:p>
          </table:table-cell>
          <table:table-cell office:value-type="float" office:value="7162531" calcext:value-type="float">
            <text:p>7162531</text:p>
          </table:table-cell>
          <table:table-cell office:value-type="float" office:value="609074" calcext:value-type="float">
            <text:p>609074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190B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320</text:p>
          </table:table-cell>
          <table:table-cell office:value-type="string" calcext:value-type="string">
            <text:p>SEP01566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5</text:p>
          </table:table-cell>
          <table:table-cell office:value-type="string" calcext:value-type="string">
            <text:p>Spillning</text:p>
          </table:table-cell>
          <table:table-cell office:value-type="float" office:value="7149420" calcext:value-type="float">
            <text:p>7149420</text:p>
          </table:table-cell>
          <table:table-cell office:value-type="float" office:value="545794" calcext:value-type="float">
            <text:p>545794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191B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608</text:p>
          </table:table-cell>
          <table:table-cell office:value-type="string" calcext:value-type="string">
            <text:p>SEP0155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3</text:p>
          </table:table-cell>
          <table:table-cell office:value-type="string" calcext:value-type="string">
            <text:p>Spillning</text:p>
          </table:table-cell>
          <table:table-cell office:value-type="float" office:value="7109140" calcext:value-type="float">
            <text:p>7109140</text:p>
          </table:table-cell>
          <table:table-cell office:value-type="float" office:value="598367" calcext:value-type="float">
            <text:p>598367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198B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056</text:p>
          </table:table-cell>
          <table:table-cell office:value-type="string" calcext:value-type="string">
            <text:p>SEP01587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4</text:p>
          </table:table-cell>
          <table:table-cell office:value-type="string" calcext:value-type="string">
            <text:p>Spillning</text:p>
          </table:table-cell>
          <table:table-cell office:value-type="float" office:value="7255749" calcext:value-type="float">
            <text:p>7255749</text:p>
          </table:table-cell>
          <table:table-cell office:value-type="float" office:value="645359" calcext:value-type="float">
            <text:p>645359</text:p>
          </table:table-cell>
          <table:table-cell office:value-type="string" calcext:value-type="string">
            <text:p>2-2422</text:p>
          </table:table-cell>
          <table:table-cell office:value-type="string" calcext:value-type="string">
            <text:p>Sor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20B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80</text:p>
          </table:table-cell>
          <table:table-cell office:value-type="string" calcext:value-type="string">
            <text:p>SEP0156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Spillning</text:p>
          </table:table-cell>
          <table:table-cell office:value-type="float" office:value="7180011" calcext:value-type="float">
            <text:p>7180011</text:p>
          </table:table-cell>
          <table:table-cell office:value-type="float" office:value="651178" calcext:value-type="float">
            <text:p>651178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222B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240</text:p>
          </table:table-cell>
          <table:table-cell office:value-type="string" calcext:value-type="string">
            <text:p>SEP01536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1</text:p>
          </table:table-cell>
          <table:table-cell office:value-type="string" calcext:value-type="string">
            <text:p>Spillning</text:p>
          </table:table-cell>
          <table:table-cell office:value-type="float" office:value="7182134" calcext:value-type="float">
            <text:p>7182134</text:p>
          </table:table-cell>
          <table:table-cell office:value-type="float" office:value="653160" calcext:value-type="float">
            <text:p>653160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222B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87</text:p>
          </table:table-cell>
          <table:table-cell office:value-type="string" calcext:value-type="string">
            <text:p>SEP0158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241646" calcext:value-type="float">
            <text:p>7241646</text:p>
          </table:table-cell>
          <table:table-cell office:value-type="float" office:value="562282" calcext:value-type="float">
            <text:p>562282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225B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96</text:p>
          </table:table-cell>
          <table:table-cell office:value-type="string" calcext:value-type="string">
            <text:p>SEP0153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Spillning</text:p>
          </table:table-cell>
          <table:table-cell office:value-type="float" office:value="7126130" calcext:value-type="float">
            <text:p>7126130</text:p>
          </table:table-cell>
          <table:table-cell office:value-type="float" office:value="566817" calcext:value-type="float">
            <text:p>566817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253B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36</text:p>
          </table:table-cell>
          <table:table-cell office:value-type="string" calcext:value-type="string">
            <text:p>SEP015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8</text:p>
          </table:table-cell>
          <table:table-cell office:value-type="string" calcext:value-type="string">
            <text:p>Spillning</text:p>
          </table:table-cell>
          <table:table-cell office:value-type="float" office:value="7129456" calcext:value-type="float">
            <text:p>7129456</text:p>
          </table:table-cell>
          <table:table-cell office:value-type="float" office:value="570655" calcext:value-type="float">
            <text:p>570655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253B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C0071</text:p>
          </table:table-cell>
          <table:table-cell office:value-type="string" calcext:value-type="string">
            <text:p>SEP01638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4</text:p>
          </table:table-cell>
          <table:table-cell office:value-type="string" calcext:value-type="string">
            <text:p>Spillning</text:p>
          </table:table-cell>
          <table:table-cell office:value-type="float" office:value="7135320" calcext:value-type="float">
            <text:p>7135320</text:p>
          </table:table-cell>
          <table:table-cell office:value-type="float" office:value="685997" calcext:value-type="float">
            <text:p>685997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255B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230</text:p>
          </table:table-cell>
          <table:table-cell office:value-type="string" calcext:value-type="string">
            <text:p>SEP0155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4</text:p>
          </table:table-cell>
          <table:table-cell office:value-type="string" calcext:value-type="string">
            <text:p>Spillning</text:p>
          </table:table-cell>
          <table:table-cell office:value-type="float" office:value="7128471" calcext:value-type="float">
            <text:p>7128471</text:p>
          </table:table-cell>
          <table:table-cell office:value-type="float" office:value="630405" calcext:value-type="float">
            <text:p>630405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255B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481</text:p>
          </table:table-cell>
          <table:table-cell office:value-type="string" calcext:value-type="string">
            <text:p>SEP01617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Spillning</text:p>
          </table:table-cell>
          <table:table-cell office:value-type="float" office:value="7144001" calcext:value-type="float">
            <text:p>7144001</text:p>
          </table:table-cell>
          <table:table-cell office:value-type="float" office:value="604326" calcext:value-type="float">
            <text:p>604326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281B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189</text:p>
          </table:table-cell>
          <table:table-cell office:value-type="string" calcext:value-type="string">
            <text:p>SEP01556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1</text:p>
          </table:table-cell>
          <table:table-cell office:value-type="string" calcext:value-type="string">
            <text:p>Spillning</text:p>
          </table:table-cell>
          <table:table-cell office:value-type="float" office:value="7219982" calcext:value-type="float">
            <text:p>7219982</text:p>
          </table:table-cell>
          <table:table-cell office:value-type="float" office:value="591893" calcext:value-type="float">
            <text:p>591893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286B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66</text:p>
          </table:table-cell>
          <table:table-cell office:value-type="string" calcext:value-type="string">
            <text:p>SEP0158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0</text:p>
          </table:table-cell>
          <table:table-cell office:value-type="string" calcext:value-type="string">
            <text:p>Spillning</text:p>
          </table:table-cell>
          <table:table-cell office:value-type="float" office:value="7191807" calcext:value-type="float">
            <text:p>7191807</text:p>
          </table:table-cell>
          <table:table-cell office:value-type="float" office:value="581657" calcext:value-type="float">
            <text:p>581657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289B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257</text:p>
          </table:table-cell>
          <table:table-cell office:value-type="string" calcext:value-type="string">
            <text:p>SEP01576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3</text:p>
          </table:table-cell>
          <table:table-cell office:value-type="string" calcext:value-type="string">
            <text:p>Spillning</text:p>
          </table:table-cell>
          <table:table-cell office:value-type="float" office:value="7185013" calcext:value-type="float">
            <text:p>7185013</text:p>
          </table:table-cell>
          <table:table-cell office:value-type="float" office:value="605947" calcext:value-type="float">
            <text:p>605947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289B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28" calcext:value-type="float">
            <text:p>228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31</text:p>
          </table:table-cell>
          <table:table-cell office:value-type="string" calcext:value-type="string">
            <text:p>SEP0164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2</text:p>
          </table:table-cell>
          <table:table-cell office:value-type="string" calcext:value-type="string">
            <text:p>Spillning</text:p>
          </table:table-cell>
          <table:table-cell office:value-type="float" office:value="7103656" calcext:value-type="float">
            <text:p>7103656</text:p>
          </table:table-cell>
          <table:table-cell office:value-type="float" office:value="582855" calcext:value-type="float">
            <text:p>582855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03B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67</text:p>
          </table:table-cell>
          <table:table-cell office:value-type="string" calcext:value-type="string">
            <text:p>SEP015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1</text:p>
          </table:table-cell>
          <table:table-cell office:value-type="string" calcext:value-type="string">
            <text:p>Spillning</text:p>
          </table:table-cell>
          <table:table-cell office:value-type="float" office:value="7154764" calcext:value-type="float">
            <text:p>7154764</text:p>
          </table:table-cell>
          <table:table-cell office:value-type="float" office:value="587114" calcext:value-type="float">
            <text:p>587114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04B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47</text:p>
          </table:table-cell>
          <table:table-cell office:value-type="string" calcext:value-type="string">
            <text:p>SEP01616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5</text:p>
          </table:table-cell>
          <table:table-cell office:value-type="string" calcext:value-type="string">
            <text:p>Spillning</text:p>
          </table:table-cell>
          <table:table-cell office:value-type="float" office:value="7156320" calcext:value-type="float">
            <text:p>7156320</text:p>
          </table:table-cell>
          <table:table-cell office:value-type="float" office:value="588716" calcext:value-type="float">
            <text:p>588716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04B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28</text:p>
          </table:table-cell>
          <table:table-cell office:value-type="string" calcext:value-type="string">
            <text:p>SEP01556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218107" calcext:value-type="float">
            <text:p>7218107</text:p>
          </table:table-cell>
          <table:table-cell office:value-type="float" office:value="590374" calcext:value-type="float">
            <text:p>590374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09B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13</text:p>
          </table:table-cell>
          <table:table-cell office:value-type="string" calcext:value-type="string">
            <text:p>SEP01626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Spillning</text:p>
          </table:table-cell>
          <table:table-cell office:value-type="float" office:value="7136778" calcext:value-type="float">
            <text:p>7136778</text:p>
          </table:table-cell>
          <table:table-cell office:value-type="float" office:value="599020" calcext:value-type="float">
            <text:p>599020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19B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43</text:p>
          </table:table-cell>
          <table:table-cell office:value-type="string" calcext:value-type="string">
            <text:p>SEP0155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1</text:p>
          </table:table-cell>
          <table:table-cell office:value-type="string" calcext:value-type="string">
            <text:p>Spillning</text:p>
          </table:table-cell>
          <table:table-cell office:value-type="float" office:value="7139150" calcext:value-type="float">
            <text:p>7139150</text:p>
          </table:table-cell>
          <table:table-cell office:value-type="float" office:value="629749" calcext:value-type="float">
            <text:p>629749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21B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52</text:p>
          </table:table-cell>
          <table:table-cell office:value-type="string" calcext:value-type="string">
            <text:p>SEP0153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Spillning</text:p>
          </table:table-cell>
          <table:table-cell office:value-type="float" office:value="7139599" calcext:value-type="float">
            <text:p>7139599</text:p>
          </table:table-cell>
          <table:table-cell office:value-type="float" office:value="557429" calcext:value-type="float">
            <text:p>557429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23B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289</text:p>
          </table:table-cell>
          <table:table-cell office:value-type="string" calcext:value-type="string">
            <text:p>SEP0153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5</text:p>
          </table:table-cell>
          <table:table-cell office:value-type="string" calcext:value-type="string">
            <text:p>Spillning</text:p>
          </table:table-cell>
          <table:table-cell office:value-type="float" office:value="7162065" calcext:value-type="float">
            <text:p>7162065</text:p>
          </table:table-cell>
          <table:table-cell office:value-type="float" office:value="668607" calcext:value-type="float">
            <text:p>668607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33B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32" calcext:value-type="float">
            <text:p>232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384</text:p>
          </table:table-cell>
          <table:table-cell office:value-type="string" calcext:value-type="string">
            <text:p>SEP01557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6</text:p>
          </table:table-cell>
          <table:table-cell office:value-type="string" calcext:value-type="string">
            <text:p>Spillning</text:p>
          </table:table-cell>
          <table:table-cell office:value-type="float" office:value="7156414" calcext:value-type="float">
            <text:p>7156414</text:p>
          </table:table-cell>
          <table:table-cell office:value-type="float" office:value="671099" calcext:value-type="float">
            <text:p>671099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33B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32" calcext:value-type="float">
            <text:p>232</text:p>
          </table:table-cell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755</text:p>
          </table:table-cell>
          <table:table-cell office:value-type="string" calcext:value-type="string">
            <text:p>SEP0156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Spillning</text:p>
          </table:table-cell>
          <table:table-cell office:value-type="float" office:value="7161234" calcext:value-type="float">
            <text:p>7161234</text:p>
          </table:table-cell>
          <table:table-cell office:value-type="float" office:value="669289" calcext:value-type="float">
            <text:p>669289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33B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32" calcext:value-type="float">
            <text:p>232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21</text:p>
          </table:table-cell>
          <table:table-cell office:value-type="string" calcext:value-type="string">
            <text:p>SEP01569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8</text:p>
          </table:table-cell>
          <table:table-cell office:value-type="string" calcext:value-type="string">
            <text:p>Spillning</text:p>
          </table:table-cell>
          <table:table-cell office:value-type="float" office:value="7145352" calcext:value-type="float">
            <text:p>7145352</text:p>
          </table:table-cell>
          <table:table-cell office:value-type="float" office:value="543732" calcext:value-type="float">
            <text:p>543732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55B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205</text:p>
          </table:table-cell>
          <table:table-cell office:value-type="string" calcext:value-type="string">
            <text:p>SEP0153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4</text:p>
          </table:table-cell>
          <table:table-cell office:value-type="string" calcext:value-type="string">
            <text:p>Spillning</text:p>
          </table:table-cell>
          <table:table-cell office:value-type="float" office:value="7145667" calcext:value-type="float">
            <text:p>7145667</text:p>
          </table:table-cell>
          <table:table-cell office:value-type="float" office:value="546246" calcext:value-type="float">
            <text:p>546246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55B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93</text:p>
          </table:table-cell>
          <table:table-cell office:value-type="string" calcext:value-type="string">
            <text:p>SEP0163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Spillning</text:p>
          </table:table-cell>
          <table:table-cell office:value-type="float" office:value="7175014" calcext:value-type="float">
            <text:p>7175014</text:p>
          </table:table-cell>
          <table:table-cell office:value-type="float" office:value="566002" calcext:value-type="float">
            <text:p>566002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64B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96</text:p>
          </table:table-cell>
          <table:table-cell office:value-type="string" calcext:value-type="string">
            <text:p>SEP01605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161090" calcext:value-type="float">
            <text:p>7161090</text:p>
          </table:table-cell>
          <table:table-cell office:value-type="float" office:value="577741" calcext:value-type="float">
            <text:p>577741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64B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28" calcext:value-type="float">
            <text:p>228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159</text:p>
          </table:table-cell>
          <table:table-cell office:value-type="string" calcext:value-type="string">
            <text:p>SEP0157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1</text:p>
          </table:table-cell>
          <table:table-cell office:value-type="string" calcext:value-type="string">
            <text:p>Spillning</text:p>
          </table:table-cell>
          <table:table-cell office:value-type="float" office:value="7086561" calcext:value-type="float">
            <text:p>7086561</text:p>
          </table:table-cell>
          <table:table-cell office:value-type="float" office:value="687102" calcext:value-type="float">
            <text:p>687102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65B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C1113</text:p>
          </table:table-cell>
          <table:table-cell office:value-type="string" calcext:value-type="string">
            <text:p>SEP0155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1</text:p>
          </table:table-cell>
          <table:table-cell office:value-type="string" calcext:value-type="string">
            <text:p>Spillning</text:p>
          </table:table-cell>
          <table:table-cell office:value-type="float" office:value="7103515" calcext:value-type="float">
            <text:p>7103515</text:p>
          </table:table-cell>
          <table:table-cell office:value-type="float" office:value="613328" calcext:value-type="float">
            <text:p>613328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65C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C0078</text:p>
          </table:table-cell>
          <table:table-cell office:value-type="string" calcext:value-type="string">
            <text:p>SEP01575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4</text:p>
          </table:table-cell>
          <table:table-cell office:value-type="string" calcext:value-type="string">
            <text:p>Spillning</text:p>
          </table:table-cell>
          <table:table-cell office:value-type="float" office:value="7122316" calcext:value-type="float">
            <text:p>7122316</text:p>
          </table:table-cell>
          <table:table-cell office:value-type="float" office:value="657103" calcext:value-type="float">
            <text:p>657103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68A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25</text:p>
          </table:table-cell>
          <table:table-cell office:value-type="string" calcext:value-type="string">
            <text:p>SEP0157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Spillning</text:p>
          </table:table-cell>
          <table:table-cell office:value-type="float" office:value="7112007" calcext:value-type="float">
            <text:p>7112007</text:p>
          </table:table-cell>
          <table:table-cell office:value-type="float" office:value="665074" calcext:value-type="float">
            <text:p>665074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68A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41</text:p>
          </table:table-cell>
          <table:table-cell office:value-type="string" calcext:value-type="string">
            <text:p>SEP01609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Spillning</text:p>
          </table:table-cell>
          <table:table-cell office:value-type="float" office:value="7123979" calcext:value-type="float">
            <text:p>7123979</text:p>
          </table:table-cell>
          <table:table-cell office:value-type="float" office:value="654630" calcext:value-type="float">
            <text:p>654630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68A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77</text:p>
          </table:table-cell>
          <table:table-cell office:value-type="string" calcext:value-type="string">
            <text:p>SEP01575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Spillning</text:p>
          </table:table-cell>
          <table:table-cell office:value-type="float" office:value="7123103" calcext:value-type="float">
            <text:p>7123103</text:p>
          </table:table-cell>
          <table:table-cell office:value-type="float" office:value="660370" calcext:value-type="float">
            <text:p>660370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68A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887</text:p>
          </table:table-cell>
          <table:table-cell office:value-type="string" calcext:value-type="string">
            <text:p>SEP01527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Spillning</text:p>
          </table:table-cell>
          <table:table-cell office:value-type="float" office:value="7123103" calcext:value-type="float">
            <text:p>7123103</text:p>
          </table:table-cell>
          <table:table-cell office:value-type="float" office:value="660370" calcext:value-type="float">
            <text:p>660370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68A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30</text:p>
          </table:table-cell>
          <table:table-cell office:value-type="string" calcext:value-type="string">
            <text:p>SEP01609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Spillning</text:p>
          </table:table-cell>
          <table:table-cell office:value-type="float" office:value="7123103" calcext:value-type="float">
            <text:p>7123103</text:p>
          </table:table-cell>
          <table:table-cell office:value-type="float" office:value="660370" calcext:value-type="float">
            <text:p>660370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68A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57</text:p>
          </table:table-cell>
          <table:table-cell office:value-type="string" calcext:value-type="string">
            <text:p>SEP01609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8</text:p>
          </table:table-cell>
          <table:table-cell office:value-type="string" calcext:value-type="string">
            <text:p>Spillning</text:p>
          </table:table-cell>
          <table:table-cell office:value-type="float" office:value="7123115" calcext:value-type="float">
            <text:p>7123115</text:p>
          </table:table-cell>
          <table:table-cell office:value-type="float" office:value="660408" calcext:value-type="float">
            <text:p>660408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68A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99</text:p>
          </table:table-cell>
          <table:table-cell office:value-type="string" calcext:value-type="string">
            <text:p>SEP01575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9</text:p>
          </table:table-cell>
          <table:table-cell office:value-type="string" calcext:value-type="string">
            <text:p>Spillning</text:p>
          </table:table-cell>
          <table:table-cell office:value-type="float" office:value="7123262" calcext:value-type="float">
            <text:p>7123262</text:p>
          </table:table-cell>
          <table:table-cell office:value-type="float" office:value="662849" calcext:value-type="float">
            <text:p>662849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68A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04</text:p>
          </table:table-cell>
          <table:table-cell office:value-type="string" calcext:value-type="string">
            <text:p>SEP01609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0</text:p>
          </table:table-cell>
          <table:table-cell office:value-type="string" calcext:value-type="string">
            <text:p>Spillning</text:p>
          </table:table-cell>
          <table:table-cell office:value-type="float" office:value="7123116" calcext:value-type="float">
            <text:p>7123116</text:p>
          </table:table-cell>
          <table:table-cell office:value-type="float" office:value="660455" calcext:value-type="float">
            <text:p>660455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68A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23</text:p>
          </table:table-cell>
          <table:table-cell office:value-type="string" calcext:value-type="string">
            <text:p>SEP01609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9</text:p>
          </table:table-cell>
          <table:table-cell office:value-type="string" calcext:value-type="string">
            <text:p>Spillning</text:p>
          </table:table-cell>
          <table:table-cell office:value-type="float" office:value="7121542" calcext:value-type="float">
            <text:p>7121542</text:p>
          </table:table-cell>
          <table:table-cell office:value-type="float" office:value="658725" calcext:value-type="float">
            <text:p>658725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68A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75</text:p>
          </table:table-cell>
          <table:table-cell office:value-type="string" calcext:value-type="string">
            <text:p>SEP01603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4</text:p>
          </table:table-cell>
          <table:table-cell office:value-type="string" calcext:value-type="string">
            <text:p>Spillning</text:p>
          </table:table-cell>
          <table:table-cell office:value-type="float" office:value="7119630" calcext:value-type="float">
            <text:p>7119630</text:p>
          </table:table-cell>
          <table:table-cell office:value-type="float" office:value="671723" calcext:value-type="float">
            <text:p>671723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68A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81</text:p>
          </table:table-cell>
          <table:table-cell office:value-type="string" calcext:value-type="string">
            <text:p>SEP0162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2</text:p>
          </table:table-cell>
          <table:table-cell office:value-type="string" calcext:value-type="string">
            <text:p>Spillning</text:p>
          </table:table-cell>
          <table:table-cell office:value-type="float" office:value="7123554" calcext:value-type="float">
            <text:p>7123554</text:p>
          </table:table-cell>
          <table:table-cell office:value-type="float" office:value="655946" calcext:value-type="float">
            <text:p>655946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68A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359</text:p>
          </table:table-cell>
          <table:table-cell office:value-type="string" calcext:value-type="string">
            <text:p>SEP0155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Spillning</text:p>
          </table:table-cell>
          <table:table-cell office:value-type="float" office:value="7132474" calcext:value-type="float">
            <text:p>7132474</text:p>
          </table:table-cell>
          <table:table-cell office:value-type="float" office:value="592118" calcext:value-type="float">
            <text:p>592118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68B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01</text:p>
          </table:table-cell>
          <table:table-cell office:value-type="string" calcext:value-type="string">
            <text:p>SEP0155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5</text:p>
          </table:table-cell>
          <table:table-cell office:value-type="string" calcext:value-type="string">
            <text:p>Spillning</text:p>
          </table:table-cell>
          <table:table-cell office:value-type="float" office:value="7137133" calcext:value-type="float">
            <text:p>7137133</text:p>
          </table:table-cell>
          <table:table-cell office:value-type="float" office:value="593039" calcext:value-type="float">
            <text:p>593039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68B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12</text:p>
          </table:table-cell>
          <table:table-cell office:value-type="string" calcext:value-type="string">
            <text:p>SEP0153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Spillning</text:p>
          </table:table-cell>
          <table:table-cell office:value-type="float" office:value="7131071" calcext:value-type="float">
            <text:p>7131071</text:p>
          </table:table-cell>
          <table:table-cell office:value-type="float" office:value="578294" calcext:value-type="float">
            <text:p>578294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87B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085</text:p>
          </table:table-cell>
          <table:table-cell office:value-type="string" calcext:value-type="string">
            <text:p>SEP01587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5</text:p>
          </table:table-cell>
          <table:table-cell office:value-type="string" calcext:value-type="string">
            <text:p>Spillning</text:p>
          </table:table-cell>
          <table:table-cell office:value-type="float" office:value="7253313" calcext:value-type="float">
            <text:p>7253313</text:p>
          </table:table-cell>
          <table:table-cell office:value-type="float" office:value="650172" calcext:value-type="float">
            <text:p>650172</text:p>
          </table:table-cell>
          <table:table-cell office:value-type="string" calcext:value-type="string">
            <text:p>2-2422</text:p>
          </table:table-cell>
          <table:table-cell office:value-type="string" calcext:value-type="string">
            <text:p>Sor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389B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19</text:p>
          </table:table-cell>
          <table:table-cell office:value-type="string" calcext:value-type="string">
            <text:p>SEP0160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Spillning</text:p>
          </table:table-cell>
          <table:table-cell office:value-type="float" office:value="7126761" calcext:value-type="float">
            <text:p>7126761</text:p>
          </table:table-cell>
          <table:table-cell office:value-type="float" office:value="552548" calcext:value-type="float">
            <text:p>552548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428B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941</text:p>
          </table:table-cell>
          <table:table-cell office:value-type="string" calcext:value-type="string">
            <text:p>SEP01529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7</text:p>
          </table:table-cell>
          <table:table-cell office:value-type="string" calcext:value-type="string">
            <text:p>Spillning</text:p>
          </table:table-cell>
          <table:table-cell office:value-type="float" office:value="7210848" calcext:value-type="float">
            <text:p>7210848</text:p>
          </table:table-cell>
          <table:table-cell office:value-type="float" office:value="716166" calcext:value-type="float">
            <text:p>716166</text:p>
          </table:table-cell>
          <table:table-cell office:value-type="string" calcext:value-type="string">
            <text:p>2-2417</text:p>
          </table:table-cell>
          <table:table-cell office:value-type="string" calcext:value-type="string">
            <text:p>Norsjö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445B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228" calcext:value-type="float">
            <text:p>228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10</text:p>
          </table:table-cell>
          <table:table-cell office:value-type="string" calcext:value-type="string">
            <text:p>SEP0155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1</text:p>
          </table:table-cell>
          <table:table-cell office:value-type="string" calcext:value-type="string">
            <text:p>Spillning</text:p>
          </table:table-cell>
          <table:table-cell office:value-type="float" office:value="7158590" calcext:value-type="float">
            <text:p>7158590</text:p>
          </table:table-cell>
          <table:table-cell office:value-type="float" office:value="658712" calcext:value-type="float">
            <text:p>658712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447B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383</text:p>
          </table:table-cell>
          <table:table-cell office:value-type="string" calcext:value-type="string">
            <text:p>SEP0160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7</text:p>
          </table:table-cell>
          <table:table-cell office:value-type="string" calcext:value-type="string">
            <text:p>Spillning</text:p>
          </table:table-cell>
          <table:table-cell office:value-type="float" office:value="7094389" calcext:value-type="float">
            <text:p>7094389</text:p>
          </table:table-cell>
          <table:table-cell office:value-type="float" office:value="696611" calcext:value-type="float">
            <text:p>696611</text:p>
          </table:table-cell>
          <table:table-cell office:value-type="string" calcext:value-type="string">
            <text:p>2-2403</text:p>
          </table:table-cell>
          <table:table-cell office:value-type="string" calcext:value-type="string">
            <text:p>Bjurholm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454B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44</text:p>
          </table:table-cell>
          <table:table-cell office:value-type="string" calcext:value-type="string">
            <text:p>SEP0160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1</text:p>
          </table:table-cell>
          <table:table-cell office:value-type="string" calcext:value-type="string">
            <text:p>Spillning</text:p>
          </table:table-cell>
          <table:table-cell office:value-type="float" office:value="7111885" calcext:value-type="float">
            <text:p>7111885</text:p>
          </table:table-cell>
          <table:table-cell office:value-type="float" office:value="682262" calcext:value-type="float">
            <text:p>682262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491B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109</text:p>
          </table:table-cell>
          <table:table-cell office:value-type="string" calcext:value-type="string">
            <text:p>SEP01575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Spillning</text:p>
          </table:table-cell>
          <table:table-cell office:value-type="float" office:value="7111059" calcext:value-type="float">
            <text:p>7111059</text:p>
          </table:table-cell>
          <table:table-cell office:value-type="float" office:value="667730" calcext:value-type="float">
            <text:p>667730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491B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489</text:p>
          </table:table-cell>
          <table:table-cell office:value-type="string" calcext:value-type="string">
            <text:p>SEP0156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0</text:p>
          </table:table-cell>
          <table:table-cell office:value-type="string" calcext:value-type="string">
            <text:p>Spillning</text:p>
          </table:table-cell>
          <table:table-cell office:value-type="float" office:value="7189638" calcext:value-type="float">
            <text:p>7189638</text:p>
          </table:table-cell>
          <table:table-cell office:value-type="float" office:value="621071" calcext:value-type="float">
            <text:p>621071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504B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70</text:p>
          </table:table-cell>
          <table:table-cell office:value-type="string" calcext:value-type="string">
            <text:p>SEP0159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5</text:p>
          </table:table-cell>
          <table:table-cell office:value-type="string" calcext:value-type="string">
            <text:p>Spillning</text:p>
          </table:table-cell>
          <table:table-cell office:value-type="float" office:value="7185982" calcext:value-type="float">
            <text:p>7185982</text:p>
          </table:table-cell>
          <table:table-cell office:value-type="float" office:value="609486" calcext:value-type="float">
            <text:p>609486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504B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63</text:p>
          </table:table-cell>
          <table:table-cell office:value-type="string" calcext:value-type="string">
            <text:p>SEP01565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2</text:p>
          </table:table-cell>
          <table:table-cell office:value-type="string" calcext:value-type="string">
            <text:p>Spillning</text:p>
          </table:table-cell>
          <table:table-cell office:value-type="float" office:value="7115544" calcext:value-type="float">
            <text:p>7115544</text:p>
          </table:table-cell>
          <table:table-cell office:value-type="float" office:value="677940" calcext:value-type="float">
            <text:p>677940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513B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90</text:p>
          </table:table-cell>
          <table:table-cell office:value-type="string" calcext:value-type="string">
            <text:p>SEP0160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6</text:p>
          </table:table-cell>
          <table:table-cell office:value-type="string" calcext:value-type="string">
            <text:p>Spillning</text:p>
          </table:table-cell>
          <table:table-cell office:value-type="float" office:value="7117846" calcext:value-type="float">
            <text:p>7117846</text:p>
          </table:table-cell>
          <table:table-cell office:value-type="float" office:value="666685" calcext:value-type="float">
            <text:p>666685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513B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388</text:p>
          </table:table-cell>
          <table:table-cell office:value-type="string" calcext:value-type="string">
            <text:p>SEP0155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6</text:p>
          </table:table-cell>
          <table:table-cell office:value-type="string" calcext:value-type="string">
            <text:p>Spillning</text:p>
          </table:table-cell>
          <table:table-cell office:value-type="float" office:value="7106099" calcext:value-type="float">
            <text:p>7106099</text:p>
          </table:table-cell>
          <table:table-cell office:value-type="float" office:value="618138" calcext:value-type="float">
            <text:p>618138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517B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839</text:p>
          </table:table-cell>
          <table:table-cell office:value-type="string" calcext:value-type="string">
            <text:p>SEP0155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Spillning</text:p>
          </table:table-cell>
          <table:table-cell office:value-type="float" office:value="7131050" calcext:value-type="float">
            <text:p>7131050</text:p>
          </table:table-cell>
          <table:table-cell office:value-type="float" office:value="664356" calcext:value-type="float">
            <text:p>664356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517C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C0865</text:p>
          </table:table-cell>
          <table:table-cell office:value-type="string" calcext:value-type="string">
            <text:p>SEP01527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Spillning</text:p>
          </table:table-cell>
          <table:table-cell office:value-type="float" office:value="7117347" calcext:value-type="float">
            <text:p>7117347</text:p>
          </table:table-cell>
          <table:table-cell office:value-type="float" office:value="669353" calcext:value-type="float">
            <text:p>669353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529B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77</text:p>
          </table:table-cell>
          <table:table-cell office:value-type="string" calcext:value-type="string">
            <text:p>SEP01633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6</text:p>
          </table:table-cell>
          <table:table-cell office:value-type="string" calcext:value-type="string">
            <text:p>Spillning</text:p>
          </table:table-cell>
          <table:table-cell office:value-type="float" office:value="7118512" calcext:value-type="float">
            <text:p>7118512</text:p>
          </table:table-cell>
          <table:table-cell office:value-type="float" office:value="668770" calcext:value-type="float">
            <text:p>668770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529B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1197</text:p>
          </table:table-cell>
          <table:table-cell office:value-type="string" calcext:value-type="string">
            <text:p>SEP0160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4</text:p>
          </table:table-cell>
          <table:table-cell office:value-type="string" calcext:value-type="string">
            <text:p>Spillning</text:p>
          </table:table-cell>
          <table:table-cell office:value-type="float" office:value="7119872" calcext:value-type="float">
            <text:p>7119872</text:p>
          </table:table-cell>
          <table:table-cell office:value-type="float" office:value="665194" calcext:value-type="float">
            <text:p>665194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529B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45</text:p>
          </table:table-cell>
          <table:table-cell office:value-type="string" calcext:value-type="string">
            <text:p>SEP0157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5</text:p>
          </table:table-cell>
          <table:table-cell office:value-type="string" calcext:value-type="string">
            <text:p>Spillning</text:p>
          </table:table-cell>
          <table:table-cell office:value-type="float" office:value="7119417" calcext:value-type="float">
            <text:p>7119417</text:p>
          </table:table-cell>
          <table:table-cell office:value-type="float" office:value="661729" calcext:value-type="float">
            <text:p>661729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538B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296</text:p>
          </table:table-cell>
          <table:table-cell office:value-type="string" calcext:value-type="string">
            <text:p>SEP0159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4</text:p>
          </table:table-cell>
          <table:table-cell office:value-type="string" calcext:value-type="string">
            <text:p>Spillning</text:p>
          </table:table-cell>
          <table:table-cell office:value-type="float" office:value="7187813" calcext:value-type="float">
            <text:p>7187813</text:p>
          </table:table-cell>
          <table:table-cell office:value-type="float" office:value="541220" calcext:value-type="float">
            <text:p>541220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542B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99</text:p>
          </table:table-cell>
          <table:table-cell office:value-type="string" calcext:value-type="string">
            <text:p>SEP01549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1</text:p>
          </table:table-cell>
          <table:table-cell office:value-type="string" calcext:value-type="string">
            <text:p>Spillning</text:p>
          </table:table-cell>
          <table:table-cell office:value-type="float" office:value="7234679" calcext:value-type="float">
            <text:p>7234679</text:p>
          </table:table-cell>
          <table:table-cell office:value-type="float" office:value="601350" calcext:value-type="float">
            <text:p>601350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562B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512</text:p>
          </table:table-cell>
          <table:table-cell office:value-type="string" calcext:value-type="string">
            <text:p>SEP0163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Spillning</text:p>
          </table:table-cell>
          <table:table-cell office:value-type="float" office:value="7133457" calcext:value-type="float">
            <text:p>7133457</text:p>
          </table:table-cell>
          <table:table-cell office:value-type="float" office:value="693432" calcext:value-type="float">
            <text:p>693432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569C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C0503</text:p>
          </table:table-cell>
          <table:table-cell office:value-type="string" calcext:value-type="string">
            <text:p>SEP0163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0</text:p>
          </table:table-cell>
          <table:table-cell office:value-type="string" calcext:value-type="string">
            <text:p>Spillning</text:p>
          </table:table-cell>
          <table:table-cell office:value-type="float" office:value="7141940" calcext:value-type="float">
            <text:p>7141940</text:p>
          </table:table-cell>
          <table:table-cell office:value-type="float" office:value="690042" calcext:value-type="float">
            <text:p>690042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570B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C0716</text:p>
          </table:table-cell>
          <table:table-cell office:value-type="string" calcext:value-type="string">
            <text:p>SEP01643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8</text:p>
          </table:table-cell>
          <table:table-cell office:value-type="string" calcext:value-type="string">
            <text:p>Spillning</text:p>
          </table:table-cell>
          <table:table-cell office:value-type="float" office:value="7101047" calcext:value-type="float">
            <text:p>7101047</text:p>
          </table:table-cell>
          <table:table-cell office:value-type="float" office:value="660191" calcext:value-type="float">
            <text:p>660191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63B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092</text:p>
          </table:table-cell>
          <table:table-cell office:value-type="string" calcext:value-type="string">
            <text:p>SEP0157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08</text:p>
          </table:table-cell>
          <table:table-cell office:value-type="string" calcext:value-type="string">
            <text:p>Spillning</text:p>
          </table:table-cell>
          <table:table-cell office:value-type="float" office:value="7147682" calcext:value-type="float">
            <text:p>7147682</text:p>
          </table:table-cell>
          <table:table-cell office:value-type="float" office:value="545948" calcext:value-type="float">
            <text:p>545948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69B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079</text:p>
          </table:table-cell>
          <table:table-cell office:value-type="string" calcext:value-type="string">
            <text:p>SEP0164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5</text:p>
          </table:table-cell>
          <table:table-cell office:value-type="string" calcext:value-type="string">
            <text:p>Spillning</text:p>
          </table:table-cell>
          <table:table-cell office:value-type="float" office:value="7172934" calcext:value-type="float">
            <text:p>7172934</text:p>
          </table:table-cell>
          <table:table-cell office:value-type="float" office:value="636089" calcext:value-type="float">
            <text:p>636089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72B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717</text:p>
          </table:table-cell>
          <table:table-cell office:value-type="string" calcext:value-type="string">
            <text:p>SEP01607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Spillning</text:p>
          </table:table-cell>
          <table:table-cell office:value-type="float" office:value="7184787" calcext:value-type="float">
            <text:p>7184787</text:p>
          </table:table-cell>
          <table:table-cell office:value-type="float" office:value="640154" calcext:value-type="float">
            <text:p>640154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72B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111</text:p>
          </table:table-cell>
          <table:table-cell office:value-type="string" calcext:value-type="string">
            <text:p>SEP0161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5</text:p>
          </table:table-cell>
          <table:table-cell office:value-type="string" calcext:value-type="string">
            <text:p>Spillning</text:p>
          </table:table-cell>
          <table:table-cell office:value-type="float" office:value="7158557" calcext:value-type="float">
            <text:p>7158557</text:p>
          </table:table-cell>
          <table:table-cell office:value-type="float" office:value="590236" calcext:value-type="float">
            <text:p>590236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90B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C1244</text:p>
          </table:table-cell>
          <table:table-cell office:value-type="string" calcext:value-type="string">
            <text:p>SEP0153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25</text:p>
          </table:table-cell>
          <table:table-cell office:value-type="string" calcext:value-type="string">
            <text:p>Spillning</text:p>
          </table:table-cell>
          <table:table-cell office:value-type="float" office:value="7133969" calcext:value-type="float">
            <text:p>7133969</text:p>
          </table:table-cell>
          <table:table-cell office:value-type="float" office:value="572276" calcext:value-type="float">
            <text:p>572276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94B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32" calcext:value-type="float">
            <text:p>232</text:p>
          </table:table-cell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1158</text:p>
          </table:table-cell>
          <table:table-cell office:value-type="string" calcext:value-type="string">
            <text:p>SEP0162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10-12</text:p>
          </table:table-cell>
          <table:table-cell office:value-type="string" calcext:value-type="string">
            <text:p>Spillning</text:p>
          </table:table-cell>
          <table:table-cell office:value-type="float" office:value="7158942" calcext:value-type="float">
            <text:p>7158942</text:p>
          </table:table-cell>
          <table:table-cell office:value-type="float" office:value="565896" calcext:value-type="float">
            <text:p>565896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98B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230" calcext:value-type="float">
            <text:p>230</text:p>
          </table:table-cell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231</text:p>
          </table:table-cell>
          <table:table-cell office:value-type="string" calcext:value-type="string">
            <text:p>SEP0157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0</text:p>
          </table:table-cell>
          <table:table-cell office:value-type="string" calcext:value-type="string">
            <text:p>Spillning</text:p>
          </table:table-cell>
          <table:table-cell office:value-type="float" office:value="7109609" calcext:value-type="float">
            <text:p>7109609</text:p>
          </table:table-cell>
          <table:table-cell office:value-type="float" office:value="663896" calcext:value-type="float">
            <text:p>663896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A311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222</text:p>
          </table:table-cell>
          <table:table-cell office:value-type="string" calcext:value-type="string">
            <text:p>SEP0154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Spillning</text:p>
          </table:table-cell>
          <table:table-cell office:value-type="float" office:value="7200349" calcext:value-type="float">
            <text:p>7200349</text:p>
          </table:table-cell>
          <table:table-cell office:value-type="float" office:value="629499" calcext:value-type="float">
            <text:p>629499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A313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C0212</text:p>
          </table:table-cell>
          <table:table-cell office:value-type="string" calcext:value-type="string">
            <text:p>SEP0164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3</text:p>
          </table:table-cell>
          <table:table-cell office:value-type="string" calcext:value-type="string">
            <text:p>Spillning</text:p>
          </table:table-cell>
          <table:table-cell office:value-type="float" office:value="7187451" calcext:value-type="float">
            <text:p>7187451</text:p>
          </table:table-cell>
          <table:table-cell office:value-type="float" office:value="548300" calcext:value-type="float">
            <text:p>548300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A315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214</text:p>
          </table:table-cell>
          <table:table-cell office:value-type="string" calcext:value-type="string">
            <text:p>SEP01547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Spillning</text:p>
          </table:table-cell>
          <table:table-cell office:value-type="float" office:value="7207913" calcext:value-type="float">
            <text:p>7207913</text:p>
          </table:table-cell>
          <table:table-cell office:value-type="float" office:value="590097" calcext:value-type="float">
            <text:p>590097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A316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251</text:p>
          </table:table-cell>
          <table:table-cell office:value-type="string" calcext:value-type="string">
            <text:p>SEP01580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1</text:p>
          </table:table-cell>
          <table:table-cell office:value-type="string" calcext:value-type="string">
            <text:p>Spillning</text:p>
          </table:table-cell>
          <table:table-cell office:value-type="float" office:value="7213020" calcext:value-type="float">
            <text:p>7213020</text:p>
          </table:table-cell>
          <table:table-cell office:value-type="float" office:value="586925" calcext:value-type="float">
            <text:p>586925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A316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258</text:p>
          </table:table-cell>
          <table:table-cell office:value-type="string" calcext:value-type="string">
            <text:p>SEP01633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1</text:p>
          </table:table-cell>
          <table:table-cell office:value-type="string" calcext:value-type="string">
            <text:p>Spillning</text:p>
          </table:table-cell>
          <table:table-cell office:value-type="float" office:value="7212893" calcext:value-type="float">
            <text:p>7212893</text:p>
          </table:table-cell>
          <table:table-cell office:value-type="float" office:value="587610" calcext:value-type="float">
            <text:p>587610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A316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C0268</text:p>
          </table:table-cell>
          <table:table-cell office:value-type="string" calcext:value-type="string">
            <text:p>SEP01576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4</text:p>
          </table:table-cell>
          <table:table-cell office:value-type="string" calcext:value-type="string">
            <text:p>Spillning</text:p>
          </table:table-cell>
          <table:table-cell office:value-type="float" office:value="7200245" calcext:value-type="float">
            <text:p>7200245</text:p>
          </table:table-cell>
          <table:table-cell office:value-type="float" office:value="581202" calcext:value-type="float">
            <text:p>581202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A319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266</text:p>
          </table:table-cell>
          <table:table-cell office:value-type="string" calcext:value-type="string">
            <text:p>SEP0163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4</text:p>
          </table:table-cell>
          <table:table-cell office:value-type="string" calcext:value-type="string">
            <text:p>Spillning</text:p>
          </table:table-cell>
          <table:table-cell office:value-type="float" office:value="7160733" calcext:value-type="float">
            <text:p>7160733</text:p>
          </table:table-cell>
          <table:table-cell office:value-type="float" office:value="670698" calcext:value-type="float">
            <text:p>670698</text:p>
          </table:table-cell>
          <table:table-cell office:value-type="string" calcext:value-type="string">
            <text:p>2-2481</text:p>
          </table:table-cell>
          <table:table-cell office:value-type="string" calcext:value-type="string">
            <text:p>Lyck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A32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284</text:p>
          </table:table-cell>
          <table:table-cell office:value-type="string" calcext:value-type="string">
            <text:p>SEP01566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4</text:p>
          </table:table-cell>
          <table:table-cell office:value-type="string" calcext:value-type="string">
            <text:p>Spillning</text:p>
          </table:table-cell>
          <table:table-cell office:value-type="float" office:value="7211438" calcext:value-type="float">
            <text:p>7211438</text:p>
          </table:table-cell>
          <table:table-cell office:value-type="float" office:value="594791" calcext:value-type="float">
            <text:p>594791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A321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252</text:p>
          </table:table-cell>
          <table:table-cell office:value-type="string" calcext:value-type="string">
            <text:p>SEP0163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Spillning</text:p>
          </table:table-cell>
          <table:table-cell office:value-type="float" office:value="7200723" calcext:value-type="float">
            <text:p>7200723</text:p>
          </table:table-cell>
          <table:table-cell office:value-type="float" office:value="629438" calcext:value-type="float">
            <text:p>629438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A323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194</text:p>
          </table:table-cell>
          <table:table-cell office:value-type="string" calcext:value-type="string">
            <text:p>SEP0156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8-31</text:p>
          </table:table-cell>
          <table:table-cell office:value-type="string" calcext:value-type="string">
            <text:p>Spillning</text:p>
          </table:table-cell>
          <table:table-cell office:value-type="float" office:value="7224570" calcext:value-type="float">
            <text:p>7224570</text:p>
          </table:table-cell>
          <table:table-cell office:value-type="float" office:value="587713" calcext:value-type="float">
            <text:p>587713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A324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C0285</text:p>
          </table:table-cell>
          <table:table-cell office:value-type="string" calcext:value-type="string">
            <text:p>SEP01637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4</text:p>
          </table:table-cell>
          <table:table-cell office:value-type="string" calcext:value-type="string">
            <text:p>Spillning</text:p>
          </table:table-cell>
          <table:table-cell office:value-type="float" office:value="7198306" calcext:value-type="float">
            <text:p>7198306</text:p>
          </table:table-cell>
          <table:table-cell office:value-type="float" office:value="531816" calcext:value-type="float">
            <text:p>531816</text:p>
          </table:table-cell>
          <table:table-cell office:value-type="string" calcext:value-type="string">
            <text:p>2-2462</text:p>
          </table:table-cell>
          <table:table-cell office:value-type="string" calcext:value-type="string">
            <text:p>Vilhelmin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A325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a</text:p>
          </table:table-cell>
        </table:table-row>
        <table:table-row table:style-name="ro1">
          <table:table-cell office:value-type="string" calcext:value-type="string">
            <text:p>AC0224</text:p>
          </table:table-cell>
          <table:table-cell office:value-type="string" calcext:value-type="string">
            <text:p>SEP0155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Spillning</text:p>
          </table:table-cell>
          <table:table-cell office:value-type="float" office:value="7154008" calcext:value-type="float">
            <text:p>7154008</text:p>
          </table:table-cell>
          <table:table-cell office:value-type="float" office:value="552551" calcext:value-type="float">
            <text:p>552551</text:p>
          </table:table-cell>
          <table:table-cell office:value-type="string" calcext:value-type="string">
            <text:p>2-2425</text:p>
          </table:table-cell>
          <table:table-cell office:value-type="string" calcext:value-type="string">
            <text:p>Dorotea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A326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244</text:p>
          </table:table-cell>
          <table:table-cell office:value-type="string" calcext:value-type="string">
            <text:p>SEP01638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4</text:p>
          </table:table-cell>
          <table:table-cell office:value-type="string" calcext:value-type="string">
            <text:p>Spillning</text:p>
          </table:table-cell>
          <table:table-cell office:value-type="float" office:value="7111900" calcext:value-type="float">
            <text:p>7111900</text:p>
          </table:table-cell>
          <table:table-cell office:value-type="float" office:value="729181" calcext:value-type="float">
            <text:p>729181</text:p>
          </table:table-cell>
          <table:table-cell office:value-type="string" calcext:value-type="string">
            <text:p>2-2404</text:p>
          </table:table-cell>
          <table:table-cell office:value-type="string" calcext:value-type="string">
            <text:p>Vindel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A34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e</text:p>
          </table:table-cell>
        </table:table-row>
        <table:table-row table:style-name="ro1">
          <table:table-cell office:value-type="string" calcext:value-type="string">
            <text:p>AC0248</text:p>
          </table:table-cell>
          <table:table-cell office:value-type="string" calcext:value-type="string">
            <text:p>SEP0153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Spillning</text:p>
          </table:table-cell>
          <table:table-cell office:value-type="float" office:value="7241379" calcext:value-type="float">
            <text:p>7241379</text:p>
          </table:table-cell>
          <table:table-cell office:value-type="float" office:value="593736" calcext:value-type="float">
            <text:p>593736</text:p>
          </table:table-cell>
          <table:table-cell office:value-type="string" calcext:value-type="string">
            <text:p>2-2421</text:p>
          </table:table-cell>
          <table:table-cell office:value-type="string" calcext:value-type="string">
            <text:p>Storuman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A35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C0225</text:p>
          </table:table-cell>
          <table:table-cell office:value-type="string" calcext:value-type="string">
            <text:p>SEP01566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3</text:p>
          </table:table-cell>
          <table:table-cell office:value-type="string" calcext:value-type="string">
            <text:p>Spillning</text:p>
          </table:table-cell>
          <table:table-cell office:value-type="float" office:value="7128184" calcext:value-type="float">
            <text:p>7128184</text:p>
          </table:table-cell>
          <table:table-cell office:value-type="float" office:value="653227" calcext:value-type="float">
            <text:p>653227</text:p>
          </table:table-cell>
          <table:table-cell office:value-type="string" calcext:value-type="string">
            <text:p>2-2463</text:p>
          </table:table-cell>
          <table:table-cell office:value-type="string" calcext:value-type="string">
            <text:p>Åsele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A37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C0253</text:p>
          </table:table-cell>
          <table:table-cell office:value-type="string" calcext:value-type="string">
            <text:p>SEP0164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2019-09-03</text:p>
          </table:table-cell>
          <table:table-cell office:value-type="string" calcext:value-type="string">
            <text:p>Spillning</text:p>
          </table:table-cell>
          <table:table-cell office:value-type="float" office:value="7063725" calcext:value-type="float">
            <text:p>7063725</text:p>
          </table:table-cell>
          <table:table-cell office:value-type="float" office:value="705346" calcext:value-type="float">
            <text:p>705346</text:p>
          </table:table-cell>
          <table:table-cell office:value-type="string" calcext:value-type="string">
            <text:p>2-2401</text:p>
          </table:table-cell>
          <table:table-cell office:value-type="string" calcext:value-type="string">
            <text:p>Nordmaling (S)</text:p>
          </table:table-cell>
          <table:table-cell office:value-type="string" calcext:value-type="string">
            <text:p>2-24</text:p>
          </table:table-cell>
          <table:table-cell office:value-type="string" calcext:value-type="string">
            <text:p>Västerbottens län (S)</text:p>
          </table:table-cell>
          <table:table-cell office:value-type="string" calcext:value-type="string">
            <text:p>A39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5376" meta:object-count="0"/>
    <meta:generator>LibreOffice/6.3.6.2$Linux_X86_64 LibreOffice_project/30$Build-2</meta:generator>
  </office:meta>
</office:document-meta>
</file>